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60907447" calcext:value-type="float">
            <text:p>0.13609074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47584255" calcext:value-type="float">
            <text:p>0.274758425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65515745" calcext:value-type="float">
            <text:p>0.41655157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574477447" calcext:value-type="float">
            <text:p>0.55744774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927949574" calcext:value-type="float">
            <text:p>0.69279495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221099362" calcext:value-type="float">
            <text:p>0.82210993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507376383" calcext:value-type="float">
            <text:p>0.95073763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0846924043" calcext:value-type="float">
            <text:p>1.08469240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2244018085" calcext:value-type="float">
            <text:p>1.224401808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3657534894" calcext:value-type="float">
            <text:p>1.365753489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5057834468" calcext:value-type="float">
            <text:p>1.505783446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6454975106" calcext:value-type="float">
            <text:p>1.645497510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7868500426" calcext:value-type="float">
            <text:p>1.786850042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929074" calcext:value-type="float">
            <text:p>1.92907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0697115319" calcext:value-type="float">
            <text:p>2.06971153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2080938298" calcext:value-type="float">
            <text:p>2.208093829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3461895745" calcext:value-type="float">
            <text:p>2.34618957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4858492553" calcext:value-type="float">
            <text:p>2.485849255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626733" calcext:value-type="float">
            <text:p>2.6267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7675830213" calcext:value-type="float">
            <text:p>2.76758302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9083065745" calcext:value-type="float">
            <text:p>2.908306574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0498880851" calcext:value-type="float">
            <text:p>3.04988808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1928225745" calcext:value-type="float">
            <text:p>3.192822574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3365917447" calcext:value-type="float">
            <text:p>3.33659174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4804732979" calcext:value-type="float">
            <text:p>3.480473297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624209" calcext:value-type="float">
            <text:p>3.6242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7679742553" calcext:value-type="float">
            <text:p>3.767974255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9123628085" calcext:value-type="float">
            <text:p>3.912362808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0583356383" calcext:value-type="float">
            <text:p>4.058335638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2060926383" calcext:value-type="float">
            <text:p>4.206092638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.3539559574" calcext:value-type="float">
            <text:p>4.35395595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4996570213" calcext:value-type="float">
            <text:p>4.49965702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.6428399362" calcext:value-type="float">
            <text:p>4.642839936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7850988085" calcext:value-type="float">
            <text:p>4.785098808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.9277890426" calcext:value-type="float">
            <text:p>4.927789042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0713473191" calcext:value-type="float">
            <text:p>5.071347319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.2160149362" calcext:value-type="float">
            <text:p>5.216014936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.3616753617" calcext:value-type="float">
            <text:p>5.361675361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5078225532" calcext:value-type="float">
            <text:p>5.507822553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.6544981915" calcext:value-type="float">
            <text:p>5.65449819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.8020327021" calcext:value-type="float">
            <text:p>5.802032702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.9496258085" calcext:value-type="float">
            <text:p>5.949625808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0958405106" calcext:value-type="float">
            <text:p>6.095840510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2405877234" calcext:value-type="float">
            <text:p>6.240587723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.3851233404" calcext:value-type="float">
            <text:p>6.385123340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.5303118298" calcext:value-type="float">
            <text:p>6.530311829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396265" calcext:value-type="float">
            <text:p>6.396265</text:p>
          </table:table-cell>
          <table:table-cell office:value-type="float" office:value="6.6760571702" calcext:value-type="float">
            <text:p>6.6760571702</text:p>
          </table:table-cell>
          <table:table-cell table:formula="of:=POWER([.C48]-6.75;2)" office:value-type="float" office:value="0.00546754207883177" calcext:value-type="float">
            <text:p>0.0054675421</text:p>
          </table:table-cell>
          <table:table-cell table:formula="of:=SQRT(SUM([.D48:.D147])/100)" office:value-type="float" office:value="0.419002725310859" calcext:value-type="float">
            <text:p>0.41900272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17381" calcext:value-type="float">
            <text:p>6.517381</text:p>
          </table:table-cell>
          <table:table-cell office:value-type="float" office:value="6.6854812766" calcext:value-type="float">
            <text:p>6.6854812766</text:p>
          </table:table-cell>
          <table:table-cell table:formula="of:=POWER([.C49]-6.75;2)" office:value-type="float" office:value="0.00416266566916571" calcext:value-type="float">
            <text:p>0.004162665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664278" calcext:value-type="float">
            <text:p>6.664278</text:p>
          </table:table-cell>
          <table:table-cell office:value-type="float" office:value="6.6908393617" calcext:value-type="float">
            <text:p>6.6908393617</text:p>
          </table:table-cell>
          <table:table-cell table:formula="of:=POWER([.C50]-6.75;2)" office:value-type="float" office:value="0.00349998112406341" calcext:value-type="float">
            <text:p>0.00349998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2212" calcext:value-type="float">
            <text:p>6.62212</text:p>
          </table:table-cell>
          <table:table-cell office:value-type="float" office:value="6.6911835745" calcext:value-type="float">
            <text:p>6.6911835745</text:p>
          </table:table-cell>
          <table:table-cell table:formula="of:=POWER([.C51]-6.75;2)" office:value-type="float" office:value="0.00345937190859704" calcext:value-type="float">
            <text:p>0.003459371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361319" calcext:value-type="float">
            <text:p>6.361319</text:p>
          </table:table-cell>
          <table:table-cell office:value-type="float" office:value="6.6922955532" calcext:value-type="float">
            <text:p>6.6922955532</text:p>
          </table:table-cell>
          <table:table-cell table:formula="of:=POWER([.C52]-6.75;2)" office:value-type="float" office:value="0.00332980318049401" calcext:value-type="float">
            <text:p>0.003329803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077804" calcext:value-type="float">
            <text:p>6.077804</text:p>
          </table:table-cell>
          <table:table-cell office:value-type="float" office:value="6.7011612553" calcext:value-type="float">
            <text:p>6.7011612553</text:p>
          </table:table-cell>
          <table:table-cell table:formula="of:=POWER([.C53]-6.75;2)" office:value-type="float" office:value="0.0023852229838718" calcext:value-type="float">
            <text:p>0.0023852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045502" calcext:value-type="float">
            <text:p>6.045502</text:p>
          </table:table-cell>
          <table:table-cell office:value-type="float" office:value="6.7184170851" calcext:value-type="float">
            <text:p>6.7184170851</text:p>
          </table:table-cell>
          <table:table-cell table:formula="of:=POWER([.C54]-6.75;2)" office:value-type="float" office:value="0.000997480513580613" calcext:value-type="float">
            <text:p>0.000997480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295874" calcext:value-type="float">
            <text:p>6.295874</text:p>
          </table:table-cell>
          <table:table-cell office:value-type="float" office:value="6.7367287234" calcext:value-type="float">
            <text:p>6.7367287234</text:p>
          </table:table-cell>
          <table:table-cell table:formula="of:=POWER([.C55]-6.75;2)" office:value-type="float" office:value="0.000176126782593715" calcext:value-type="float">
            <text:p>0.000176126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566342" calcext:value-type="float">
            <text:p>6.566342</text:p>
          </table:table-cell>
          <table:table-cell office:value-type="float" office:value="6.7482975106" calcext:value-type="float">
            <text:p>6.7482975106</text:p>
          </table:table-cell>
          <table:table-cell table:formula="of:=POWER([.C56]-6.75;2)" office:value-type="float" office:value="0.00000289847015711068" calcext:value-type="float">
            <text:p>2.89847015711068E-00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643529" calcext:value-type="float">
            <text:p>6.643529</text:p>
          </table:table-cell>
          <table:table-cell office:value-type="float" office:value="6.7526722979" calcext:value-type="float">
            <text:p>6.7526722979</text:p>
          </table:table-cell>
          <table:table-cell table:formula="of:=POWER([.C57]-6.75;2)" office:value-type="float" office:value="0.00000714117606634565" calcext:value-type="float">
            <text:p>7.14117606634565E-00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581408" calcext:value-type="float">
            <text:p>6.581408</text:p>
          </table:table-cell>
          <table:table-cell office:value-type="float" office:value="6.7549114043" calcext:value-type="float">
            <text:p>6.7549114043</text:p>
          </table:table-cell>
          <table:table-cell table:formula="of:=POWER([.C58]-6.75;2)" office:value-type="float" office:value="0.0000241218921980544" calcext:value-type="float">
            <text:p>2.41218921980544E-00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566561" calcext:value-type="float">
            <text:p>6.566561</text:p>
          </table:table-cell>
          <table:table-cell office:value-type="float" office:value="6.7580331277" calcext:value-type="float">
            <text:p>6.7580331277</text:p>
          </table:table-cell>
          <table:table-cell table:formula="of:=POWER([.C59]-6.75;2)" office:value-type="float" office:value="0.0000645311406445087" calcext:value-type="float">
            <text:p>6.45311406445087E-0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43569" calcext:value-type="float">
            <text:p>6.643569</text:p>
          </table:table-cell>
          <table:table-cell office:value-type="float" office:value="6.7599029149" calcext:value-type="float">
            <text:p>6.7599029149</text:p>
          </table:table-cell>
          <table:table-cell table:formula="of:=POWER([.C60]-6.75;2)" office:value-type="float" office:value="0.0000980677235166344" calcext:value-type="float">
            <text:p>9.80677235166344E-0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84526" calcext:value-type="float">
            <text:p>6.684526</text:p>
          </table:table-cell>
          <table:table-cell office:value-type="float" office:value="6.7581109149" calcext:value-type="float">
            <text:p>6.7581109149</text:p>
          </table:table-cell>
          <table:table-cell table:formula="of:=POWER([.C61]-6.75;2)" office:value-type="float" office:value="0.0000657869405150355" calcext:value-type="float">
            <text:p>6.57869405150355E-00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09964" calcext:value-type="float">
            <text:p>6.609964</text:p>
          </table:table-cell>
          <table:table-cell office:value-type="float" office:value="6.755154617" calcext:value-type="float">
            <text:p>6.755154617</text:p>
          </table:table-cell>
          <table:table-cell table:formula="of:=POWER([.C62]-6.75;2)" office:value-type="float" office:value="0.0000265700764166944" calcext:value-type="float">
            <text:p>2.65700764166944E-00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03968" calcext:value-type="float">
            <text:p>6.503968</text:p>
          </table:table-cell>
          <table:table-cell office:value-type="float" office:value="6.7560368085" calcext:value-type="float">
            <text:p>6.7560368085</text:p>
          </table:table-cell>
          <table:table-cell table:formula="of:=POWER([.C63]-6.75;2)" office:value-type="float" office:value="0.0000364430568656748" calcext:value-type="float">
            <text:p>3.64430568656748E-0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4905" calcext:value-type="float">
            <text:p>6.4905</text:p>
          </table:table-cell>
          <table:table-cell office:value-type="float" office:value="6.761829766" calcext:value-type="float">
            <text:p>6.761829766</text:p>
          </table:table-cell>
          <table:table-cell table:formula="of:=POWER([.C64]-6.75;2)" office:value-type="float" office:value="0.000139943363614755" calcext:value-type="float">
            <text:p>0.00013994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64005" calcext:value-type="float">
            <text:p>6.564005</text:p>
          </table:table-cell>
          <table:table-cell office:value-type="float" office:value="6.7680389787" calcext:value-type="float">
            <text:p>6.7680389787</text:p>
          </table:table-cell>
          <table:table-cell table:formula="of:=POWER([.C65]-6.75;2)" office:value-type="float" office:value="0.000325404752539051" calcext:value-type="float">
            <text:p>0.000325404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621536" calcext:value-type="float">
            <text:p>6.621536</text:p>
          </table:table-cell>
          <table:table-cell office:value-type="float" office:value="6.7696942766" calcext:value-type="float">
            <text:p>6.7696942766</text:p>
          </table:table-cell>
          <table:table-cell table:formula="of:=POWER([.C66]-6.75;2)" office:value-type="float" office:value="0.000387864530797312" calcext:value-type="float">
            <text:p>0.000387864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619951" calcext:value-type="float">
            <text:p>6.619951</text:p>
          </table:table-cell>
          <table:table-cell office:value-type="float" office:value="6.7663740638" calcext:value-type="float">
            <text:p>6.7663740638</text:p>
          </table:table-cell>
          <table:table-cell table:formula="of:=POWER([.C67]-6.75;2)" office:value-type="float" office:value="0.000268109965326465" calcext:value-type="float">
            <text:p>0.0002681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614007" calcext:value-type="float">
            <text:p>6.614007</text:p>
          </table:table-cell>
          <table:table-cell office:value-type="float" office:value="6.7611805319" calcext:value-type="float">
            <text:p>6.7611805319</text:p>
          </table:table-cell>
          <table:table-cell table:formula="of:=POWER([.C68]-6.75;2)" office:value-type="float" office:value="0.000125004293566918" calcext:value-type="float">
            <text:p>0.000125004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654331" calcext:value-type="float">
            <text:p>6.654331</text:p>
          </table:table-cell>
          <table:table-cell office:value-type="float" office:value="6.7559044468" calcext:value-type="float">
            <text:p>6.7559044468</text:p>
          </table:table-cell>
          <table:table-cell table:formula="of:=POWER([.C69]-6.75;2)" office:value-type="float" office:value="0.0000348624920140278" calcext:value-type="float">
            <text:p>3.48624920140278E-0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17921" calcext:value-type="float">
            <text:p>6.717921</text:p>
          </table:table-cell>
          <table:table-cell office:value-type="float" office:value="6.7494797234" calcext:value-type="float">
            <text:p>6.7494797234</text:p>
          </table:table-cell>
          <table:table-cell table:formula="of:=POWER([.C70]-6.75;2)" office:value-type="float" office:value="0.000000270687740507193" calcext:value-type="float">
            <text:p>2.70687740507193E-0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57151" calcext:value-type="float">
            <text:p>6.757151</text:p>
          </table:table-cell>
          <table:table-cell office:value-type="float" office:value="6.7409774894" calcext:value-type="float">
            <text:p>6.7409774894</text:p>
          </table:table-cell>
          <table:table-cell table:formula="of:=POWER([.C71]-6.75;2)" office:value-type="float" office:value="0.0000814056975271029" calcext:value-type="float">
            <text:p>8.14056975271029E-00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762433" calcext:value-type="float">
            <text:p>6.762433</text:p>
          </table:table-cell>
          <table:table-cell office:value-type="float" office:value="6.7316061277" calcext:value-type="float">
            <text:p>6.7316061277</text:p>
          </table:table-cell>
          <table:table-cell table:formula="of:=POWER([.C72]-6.75;2)" office:value-type="float" office:value="0.000338334538188703" calcext:value-type="float">
            <text:p>0.000338334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755578" calcext:value-type="float">
            <text:p>6.755578</text:p>
          </table:table-cell>
          <table:table-cell office:value-type="float" office:value="6.7235863191" calcext:value-type="float">
            <text:p>6.7235863191</text:p>
          </table:table-cell>
          <table:table-cell table:formula="of:=POWER([.C73]-6.75;2)" office:value-type="float" office:value="0.000697682538687034" calcext:value-type="float">
            <text:p>0.00069768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756967" calcext:value-type="float">
            <text:p>6.756967</text:p>
          </table:table-cell>
          <table:table-cell office:value-type="float" office:value="6.7186200213" calcext:value-type="float">
            <text:p>6.7186200213</text:p>
          </table:table-cell>
          <table:table-cell table:formula="of:=POWER([.C74]-6.75;2)" office:value-type="float" office:value="0.00098470306321248" calcext:value-type="float">
            <text:p>0.000984703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786262" calcext:value-type="float">
            <text:p>6.786262</text:p>
          </table:table-cell>
          <table:table-cell office:value-type="float" office:value="6.7168564468" calcext:value-type="float">
            <text:p>6.7168564468</text:p>
          </table:table-cell>
          <table:table-cell table:formula="of:=POWER([.C75]-6.75;2)" office:value-type="float" office:value="0.00109849511872126" calcext:value-type="float">
            <text:p>0.001098495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860723" calcext:value-type="float">
            <text:p>6.860723</text:p>
          </table:table-cell>
          <table:table-cell office:value-type="float" office:value="6.7156087447" calcext:value-type="float">
            <text:p>6.7156087447</text:p>
          </table:table-cell>
          <table:table-cell table:formula="of:=POWER([.C76]-6.75;2)" office:value-type="float" office:value="0.00118275844110978" calcext:value-type="float">
            <text:p>0.001182758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944579" calcext:value-type="float">
            <text:p>6.944579</text:p>
          </table:table-cell>
          <table:table-cell office:value-type="float" office:value="6.7099952979" calcext:value-type="float">
            <text:p>6.7099952979</text:p>
          </table:table-cell>
          <table:table-cell table:formula="of:=POWER([.C77]-6.75;2)" office:value-type="float" office:value="0.00160037619010975" calcext:value-type="float">
            <text:p>0.001600376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949576" calcext:value-type="float">
            <text:p>6.949576</text:p>
          </table:table-cell>
          <table:table-cell office:value-type="float" office:value="6.6975241915" calcext:value-type="float">
            <text:p>6.6975241915</text:p>
          </table:table-cell>
          <table:table-cell table:formula="of:=POWER([.C78]-6.75;2)" office:value-type="float" office:value="0.00275371047772864" calcext:value-type="float">
            <text:p>0.00275371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84795" calcext:value-type="float">
            <text:p>6.84795</text:p>
          </table:table-cell>
          <table:table-cell office:value-type="float" office:value="6.6819462979" calcext:value-type="float">
            <text:p>6.6819462979</text:p>
          </table:table-cell>
          <table:table-cell table:formula="of:=POWER([.C79]-6.75;2)" office:value-type="float" office:value="0.00463130636951558" calcext:value-type="float">
            <text:p>0.004631306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29597" calcext:value-type="float">
            <text:p>6.729597</text:p>
          </table:table-cell>
          <table:table-cell office:value-type="float" office:value="6.6694579149" calcext:value-type="float">
            <text:p>6.6694579149</text:p>
          </table:table-cell>
          <table:table-cell table:formula="of:=POWER([.C80]-6.75;2)" office:value-type="float" office:value="0.00648702747225569" calcext:value-type="float">
            <text:p>0.006487027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86167" calcext:value-type="float">
            <text:p>6.686167</text:p>
          </table:table-cell>
          <table:table-cell office:value-type="float" office:value="6.6618251702" calcext:value-type="float">
            <text:p>6.6618251702</text:p>
          </table:table-cell>
          <table:table-cell table:formula="of:=POWER([.C81]-6.75;2)" office:value-type="float" office:value="0.00777480061025893" calcext:value-type="float">
            <text:p>0.007774800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706441" calcext:value-type="float">
            <text:p>6.706441</text:p>
          </table:table-cell>
          <table:table-cell office:value-type="float" office:value="6.6571582128" calcext:value-type="float">
            <text:p>6.6571582128</text:p>
          </table:table-cell>
          <table:table-cell table:formula="of:=POWER([.C82]-6.75;2)" office:value-type="float" office:value="0.00861959745049013" calcext:value-type="float">
            <text:p>0.008619597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47239" calcext:value-type="float">
            <text:p>6.747239</text:p>
          </table:table-cell>
          <table:table-cell office:value-type="float" office:value="6.6545766383" calcext:value-type="float">
            <text:p>6.6545766383</text:p>
          </table:table-cell>
          <table:table-cell table:formula="of:=POWER([.C83]-6.75;2)" office:value-type="float" office:value="0.00910561795812902" calcext:value-type="float">
            <text:p>0.00910561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99378" calcext:value-type="float">
            <text:p>6.799378</text:p>
          </table:table-cell>
          <table:table-cell office:value-type="float" office:value="6.6514852766" calcext:value-type="float">
            <text:p>6.6514852766</text:p>
          </table:table-cell>
          <table:table-cell table:formula="of:=POWER([.C84]-6.75;2)" office:value-type="float" office:value="0.00970515072657853" calcext:value-type="float">
            <text:p>0.009705150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84604" calcext:value-type="float">
            <text:p>6.84604</text:p>
          </table:table-cell>
          <table:table-cell office:value-type="float" office:value="6.6386278085" calcext:value-type="float">
            <text:p>6.6386278085</text:p>
          </table:table-cell>
          <table:table-cell table:formula="of:=POWER([.C85]-6.75;2)" office:value-type="float" office:value="0.0124037650395127" calcext:value-type="float">
            <text:p>0.01240376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68918" calcext:value-type="float">
            <text:p>6.868918</text:p>
          </table:table-cell>
          <table:table-cell office:value-type="float" office:value="6.6064783404" calcext:value-type="float">
            <text:p>6.6064783404</text:p>
          </table:table-cell>
          <table:table-cell table:formula="of:=POWER([.C86]-6.75;2)" office:value-type="float" office:value="0.0205984667743383" calcext:value-type="float">
            <text:p>0.020598466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893755" calcext:value-type="float">
            <text:p>6.893755</text:p>
          </table:table-cell>
          <table:table-cell office:value-type="float" office:value="6.5613592553" calcext:value-type="float">
            <text:p>6.5613592553</text:p>
          </table:table-cell>
          <table:table-cell table:formula="of:=POWER([.C87]-6.75;2)" office:value-type="float" office:value="0.0355853305609705" calcext:value-type="float">
            <text:p>0.03558533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934122" calcext:value-type="float">
            <text:p>6.934122</text:p>
          </table:table-cell>
          <table:table-cell office:value-type="float" office:value="6.5261987234" calcext:value-type="float">
            <text:p>6.5261987234</text:p>
          </table:table-cell>
          <table:table-cell table:formula="of:=POWER([.C88]-6.75;2)" office:value-type="float" office:value="0.0500870114077896" calcext:value-type="float">
            <text:p>0.050087011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936876" calcext:value-type="float">
            <text:p>6.936876</text:p>
          </table:table-cell>
          <table:table-cell office:value-type="float" office:value="6.5112728298" calcext:value-type="float">
            <text:p>6.5112728298</text:p>
          </table:table-cell>
          <table:table-cell table:formula="of:=POWER([.C89]-6.75;2)" office:value-type="float" office:value="0.0569906617916997" calcext:value-type="float">
            <text:p>0.056990661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872091" calcext:value-type="float">
            <text:p>6.872091</text:p>
          </table:table-cell>
          <table:table-cell office:value-type="float" office:value="6.5082280851" calcext:value-type="float">
            <text:p>6.5082280851</text:p>
          </table:table-cell>
          <table:table-cell table:formula="of:=POWER([.C90]-6.75;2)" office:value-type="float" office:value="0.0584536588344129" calcext:value-type="float">
            <text:p>0.058453658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803119" calcext:value-type="float">
            <text:p>6.803119</text:p>
          </table:table-cell>
          <table:table-cell office:value-type="float" office:value="6.5036345957" calcext:value-type="float">
            <text:p>6.5036345957</text:p>
          </table:table-cell>
          <table:table-cell table:formula="of:=POWER([.C91]-6.75;2)" office:value-type="float" office:value="0.0606959124359023" calcext:value-type="float">
            <text:p>0.06069591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793174" calcext:value-type="float">
            <text:p>6.793174</text:p>
          </table:table-cell>
          <table:table-cell office:value-type="float" office:value="6.4894406383" calcext:value-type="float">
            <text:p>6.4894406383</text:p>
          </table:table-cell>
          <table:table-cell table:formula="of:=POWER([.C92]-6.75;2)" office:value-type="float" office:value="0.0678911809695116" calcext:value-type="float">
            <text:p>0.06789118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23859" calcext:value-type="float">
            <text:p>6.823859</text:p>
          </table:table-cell>
          <table:table-cell office:value-type="float" office:value="6.4701394043" calcext:value-type="float">
            <text:p>6.4701394043</text:p>
          </table:table-cell>
          <table:table-cell table:formula="of:=POWER([.C93]-6.75;2)" office:value-type="float" office:value="0.0783219530255587" calcext:value-type="float">
            <text:p>0.0783219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50031" calcext:value-type="float">
            <text:p>6.850031</text:p>
          </table:table-cell>
          <table:table-cell office:value-type="float" office:value="6.4587865957" calcext:value-type="float">
            <text:p>6.4587865957</text:p>
          </table:table-cell>
          <table:table-cell table:formula="of:=POWER([.C94]-6.75;2)" office:value-type="float" office:value="0.0848052468439951" calcext:value-type="float">
            <text:p>0.084805246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39198" calcext:value-type="float">
            <text:p>6.839198</text:p>
          </table:table-cell>
          <table:table-cell office:value-type="float" office:value="6.4603974043" calcext:value-type="float">
            <text:p>6.4603974043</text:p>
          </table:table-cell>
          <table:table-cell table:formula="of:=POWER([.C95]-6.75;2)" office:value-type="float" office:value="0.0838696634361776" calcext:value-type="float">
            <text:p>0.083869663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69211" calcext:value-type="float">
            <text:p>6.769211</text:p>
          </table:table-cell>
          <table:table-cell office:value-type="float" office:value="6.464652" calcext:value-type="float">
            <text:p>6.464652</text:p>
          </table:table-cell>
          <table:table-cell table:formula="of:=POWER([.C96]-6.75;2)" office:value-type="float" office:value="0.081423481104" calcext:value-type="float">
            <text:p>0.08142348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680456" calcext:value-type="float">
            <text:p>6.680456</text:p>
          </table:table-cell>
          <table:table-cell office:value-type="float" office:value="6.4504388936" calcext:value-type="float">
            <text:p>6.4504388936</text:p>
          </table:table-cell>
          <table:table-cell table:formula="of:=POWER([.C97]-6.75;2)" office:value-type="float" office:value="0.0897368564675919" calcext:value-type="float">
            <text:p>0.089736856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74383" calcext:value-type="float">
            <text:p>6.674383</text:p>
          </table:table-cell>
          <table:table-cell office:value-type="float" office:value="6.3884382553" calcext:value-type="float">
            <text:p>6.3884382553</text:p>
          </table:table-cell>
          <table:table-cell table:formula="of:=POWER([.C98]-6.75;2)" office:value-type="float" office:value="0.130726895230508" calcext:value-type="float">
            <text:p>0.130726895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78007" calcext:value-type="float">
            <text:p>6.778007</text:p>
          </table:table-cell>
          <table:table-cell office:value-type="float" office:value="6.3265668298" calcext:value-type="float">
            <text:p>6.3265668298</text:p>
          </table:table-cell>
          <table:table-cell table:formula="of:=POWER([.C99]-6.75;2)" office:value-type="float" office:value="0.179295649625622" calcext:value-type="float">
            <text:p>0.179295649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88828" calcext:value-type="float">
            <text:p>6.888828</text:p>
          </table:table-cell>
          <table:table-cell office:value-type="float" office:value="6.2624906383" calcext:value-type="float">
            <text:p>6.2624906383</text:p>
          </table:table-cell>
          <table:table-cell table:formula="of:=POWER([.C100]-6.75;2)" office:value-type="float" office:value="0.237665377745141" calcext:value-type="float">
            <text:p>0.237665377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906149" calcext:value-type="float">
            <text:p>6.906149</text:p>
          </table:table-cell>
          <table:table-cell office:value-type="float" office:value="6.2791420213" calcext:value-type="float">
            <text:p>6.2791420213</text:p>
          </table:table-cell>
          <table:table-cell table:formula="of:=POWER([.C101]-6.75;2)" office:value-type="float" office:value="0.221707236105449" calcext:value-type="float">
            <text:p>0.221707236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39607" calcext:value-type="float">
            <text:p>6.839607</text:p>
          </table:table-cell>
          <table:table-cell office:value-type="float" office:value="6.2709524043" calcext:value-type="float">
            <text:p>6.2709524043</text:p>
          </table:table-cell>
          <table:table-cell table:formula="of:=POWER([.C102]-6.75;2)" office:value-type="float" office:value="0.229486598945951" calcext:value-type="float">
            <text:p>0.229486598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71957" calcext:value-type="float">
            <text:p>6.771957</text:p>
          </table:table-cell>
          <table:table-cell office:value-type="float" office:value="6.2604551915" calcext:value-type="float">
            <text:p>6.2604551915</text:p>
          </table:table-cell>
          <table:table-cell table:formula="of:=POWER([.C103]-6.75;2)" office:value-type="float" office:value="0.239654119529301" calcext:value-type="float">
            <text:p>0.239654119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48767" calcext:value-type="float">
            <text:p>6.748767</text:p>
          </table:table-cell>
          <table:table-cell office:value-type="float" office:value="6.2477982553" calcext:value-type="float">
            <text:p>6.2477982553</text:p>
          </table:table-cell>
          <table:table-cell table:formula="of:=POWER([.C104]-6.75;2)" office:value-type="float" office:value="0.252206592379724" calcext:value-type="float">
            <text:p>0.25220659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28129" calcext:value-type="float">
            <text:p>6.728129</text:p>
          </table:table-cell>
          <table:table-cell office:value-type="float" office:value="6.2308724681" calcext:value-type="float">
            <text:p>6.2308724681</text:p>
          </table:table-cell>
          <table:table-cell table:formula="of:=POWER([.C105]-6.75;2)" office:value-type="float" office:value="0.269493394376585" calcext:value-type="float">
            <text:p>0.269493394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54441" calcext:value-type="float">
            <text:p>6.654441</text:p>
          </table:table-cell>
          <table:table-cell office:value-type="float" office:value="6.2077007234" calcext:value-type="float">
            <text:p>6.2077007234</text:p>
          </table:table-cell>
          <table:table-cell table:formula="of:=POWER([.C106]-6.75;2)" office:value-type="float" office:value="0.294088505400883" calcext:value-type="float">
            <text:p>0.294088505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559345" calcext:value-type="float">
            <text:p>6.559345</text:p>
          </table:table-cell>
          <table:table-cell office:value-type="float" office:value="6.1803005745" calcext:value-type="float">
            <text:p>6.1803005745</text:p>
          </table:table-cell>
          <table:table-cell table:formula="of:=POWER([.C107]-6.75;2)" office:value-type="float" office:value="0.32455743541503" calcext:value-type="float">
            <text:p>0.324557435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54558" calcext:value-type="float">
            <text:p>6.54558</text:p>
          </table:table-cell>
          <table:table-cell office:value-type="float" office:value="6.1577780213" calcext:value-type="float">
            <text:p>6.1577780213</text:p>
          </table:table-cell>
          <table:table-cell table:formula="of:=POWER([.C108]-6.75;2)" office:value-type="float" office:value="0.350726872055343" calcext:value-type="float">
            <text:p>0.350726872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51427" calcext:value-type="float">
            <text:p>6.651427</text:p>
          </table:table-cell>
          <table:table-cell office:value-type="float" office:value="6.1484302979" calcext:value-type="float">
            <text:p>6.1484302979</text:p>
          </table:table-cell>
          <table:table-cell table:formula="of:=POWER([.C109]-6.75;2)" office:value-type="float" office:value="0.361886106484683" calcext:value-type="float">
            <text:p>0.361886106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76237" calcext:value-type="float">
            <text:p>6.776237</text:p>
          </table:table-cell>
          <table:table-cell office:value-type="float" office:value="6.149831" calcext:value-type="float">
            <text:p>6.149831</text:p>
          </table:table-cell>
          <table:table-cell table:formula="of:=POWER([.C110]-6.75;2)" office:value-type="float" office:value="0.360202828561" calcext:value-type="float">
            <text:p>0.360202828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82333" calcext:value-type="float">
            <text:p>6.782333</text:p>
          </table:table-cell>
          <table:table-cell office:value-type="float" office:value="6.1525051489" calcext:value-type="float">
            <text:p>6.1525051489</text:p>
          </table:table-cell>
          <table:table-cell table:formula="of:=POWER([.C111]-6.75;2)" office:value-type="float" office:value="0.357000097091012" calcext:value-type="float">
            <text:p>0.357000097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41804" calcext:value-type="float">
            <text:p>6.641804</text:p>
          </table:table-cell>
          <table:table-cell office:value-type="float" office:value="6.1484062766" calcext:value-type="float">
            <text:p>6.1484062766</text:p>
          </table:table-cell>
          <table:table-cell table:formula="of:=POWER([.C112]-6.75;2)" office:value-type="float" office:value="0.361915008034275" calcext:value-type="float">
            <text:p>0.3619150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465486" calcext:value-type="float">
            <text:p>6.465486</text:p>
          </table:table-cell>
          <table:table-cell office:value-type="float" office:value="6.1349208085" calcext:value-type="float">
            <text:p>6.1349208085</text:p>
          </table:table-cell>
          <table:table-cell table:formula="of:=POWER([.C113]-6.75;2)" office:value-type="float" office:value="0.378322411816293" calcext:value-type="float">
            <text:p>0.378322411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375855" calcext:value-type="float">
            <text:p>6.375855</text:p>
          </table:table-cell>
          <table:table-cell office:value-type="float" office:value="6.1151541702" calcext:value-type="float">
            <text:p>6.1151541702</text:p>
          </table:table-cell>
          <table:table-cell table:formula="of:=POWER([.C114]-6.75;2)" office:value-type="float" office:value="0.40302922761445" calcext:value-type="float">
            <text:p>0.403029227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366031" calcext:value-type="float">
            <text:p>6.366031</text:p>
          </table:table-cell>
          <table:table-cell office:value-type="float" office:value="6.096066766" calcext:value-type="float">
            <text:p>6.096066766</text:p>
          </table:table-cell>
          <table:table-cell table:formula="of:=POWER([.C115]-6.75;2)" office:value-type="float" office:value="0.427628674529699" calcext:value-type="float">
            <text:p>0.427628674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352369" calcext:value-type="float">
            <text:p>6.352369</text:p>
          </table:table-cell>
          <table:table-cell office:value-type="float" office:value="6.0835954255" calcext:value-type="float">
            <text:p>6.0835954255</text:p>
          </table:table-cell>
          <table:table-cell table:formula="of:=POWER([.C116]-6.75;2)" office:value-type="float" office:value="0.444095056914525" calcext:value-type="float">
            <text:p>0.444095056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318316" calcext:value-type="float">
            <text:p>6.318316</text:p>
          </table:table-cell>
          <table:table-cell office:value-type="float" office:value="6.0797397234" calcext:value-type="float">
            <text:p>6.0797397234</text:p>
          </table:table-cell>
          <table:table-cell table:formula="of:=POWER([.C117]-6.75;2)" office:value-type="float" office:value="0.449248838387908" calcext:value-type="float">
            <text:p>0.449248838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316697" calcext:value-type="float">
            <text:p>6.316697</text:p>
          </table:table-cell>
          <table:table-cell office:value-type="float" office:value="6.0838119574" calcext:value-type="float">
            <text:p>6.0838119574</text:p>
          </table:table-cell>
          <table:table-cell table:formula="of:=POWER([.C118]-6.75;2)" office:value-type="float" office:value="0.443806508103219" calcext:value-type="float">
            <text:p>0.443806508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85502" calcext:value-type="float">
            <text:p>6.385502</text:p>
          </table:table-cell>
          <table:table-cell office:value-type="float" office:value="6.0928948936" calcext:value-type="float">
            <text:p>6.0928948936</text:p>
          </table:table-cell>
          <table:table-cell table:formula="of:=POWER([.C119]-6.75;2)" office:value-type="float" office:value="0.431787120856956" calcext:value-type="float">
            <text:p>0.431787120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522162" calcext:value-type="float">
            <text:p>6.522162</text:p>
          </table:table-cell>
          <table:table-cell office:value-type="float" office:value="6.1012083191" calcext:value-type="float">
            <text:p>6.1012083191</text:p>
          </table:table-cell>
          <table:table-cell table:formula="of:=POWER([.C120]-6.75;2)" office:value-type="float" office:value="0.420930645205047" calcext:value-type="float">
            <text:p>0.42093064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74079" calcext:value-type="float">
            <text:p>6.674079</text:p>
          </table:table-cell>
          <table:table-cell office:value-type="float" office:value="6.1025349149" calcext:value-type="float">
            <text:p>6.1025349149</text:p>
          </table:table-cell>
          <table:table-cell table:formula="of:=POWER([.C121]-6.75;2)" office:value-type="float" office:value="0.419211036423551" calcext:value-type="float">
            <text:p>0.419211036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2762" calcext:value-type="float">
            <text:p>6.72762</text:p>
          </table:table-cell>
          <table:table-cell office:value-type="float" office:value="6.0959322979" calcext:value-type="float">
            <text:p>6.0959322979</text:p>
          </table:table-cell>
          <table:table-cell table:formula="of:=POWER([.C122]-6.75;2)" office:value-type="float" office:value="0.427804558930374" calcext:value-type="float">
            <text:p>0.427804558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96891" calcext:value-type="float">
            <text:p>6.596891</text:p>
          </table:table-cell>
          <table:table-cell office:value-type="float" office:value="6.0879458723" calcext:value-type="float">
            <text:p>6.0879458723</text:p>
          </table:table-cell>
          <table:table-cell table:formula="of:=POWER([.C123]-6.75;2)" office:value-type="float" office:value="0.438315668004608" calcext:value-type="float">
            <text:p>0.43831566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358437" calcext:value-type="float">
            <text:p>6.358437</text:p>
          </table:table-cell>
          <table:table-cell office:value-type="float" office:value="6.0861944255" calcext:value-type="float">
            <text:p>6.0861944255</text:p>
          </table:table-cell>
          <table:table-cell table:formula="of:=POWER([.C124]-6.75;2)" office:value-type="float" office:value="0.440637840737274" calcext:value-type="float">
            <text:p>0.440637840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217415" calcext:value-type="float">
            <text:p>6.217415</text:p>
          </table:table-cell>
          <table:table-cell office:value-type="float" office:value="6.0915784681" calcext:value-type="float">
            <text:p>6.0915784681</text:p>
          </table:table-cell>
          <table:table-cell table:formula="of:=POWER([.C125]-6.75;2)" office:value-type="float" office:value="0.433518913669543" calcext:value-type="float">
            <text:p>0.433518913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260996" calcext:value-type="float">
            <text:p>6.260996</text:p>
          </table:table-cell>
          <table:table-cell office:value-type="float" office:value="6.0979874043" calcext:value-type="float">
            <text:p>6.0979874043</text:p>
          </table:table-cell>
          <table:table-cell table:formula="of:=POWER([.C126]-6.75;2)" office:value-type="float" office:value="0.425120424951451" calcext:value-type="float">
            <text:p>0.4251204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70858" calcext:value-type="float">
            <text:p>6.370858</text:p>
          </table:table-cell>
          <table:table-cell office:value-type="float" office:value="6.0995514043" calcext:value-type="float">
            <text:p>6.0995514043</text:p>
          </table:table-cell>
          <table:table-cell table:formula="of:=POWER([.C127]-6.75;2)" office:value-type="float" office:value="0.423083375648103" calcext:value-type="float">
            <text:p>0.423083375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6682" calcext:value-type="float">
            <text:p>6.46682</text:p>
          </table:table-cell>
          <table:table-cell office:value-type="float" office:value="6.0969066809" calcext:value-type="float">
            <text:p>6.0969066809</text:p>
          </table:table-cell>
          <table:table-cell table:formula="of:=POWER([.C128]-6.75;2)" office:value-type="float" office:value="0.426530883453054" calcext:value-type="float">
            <text:p>0.426530883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585107" calcext:value-type="float">
            <text:p>6.585107</text:p>
          </table:table-cell>
          <table:table-cell office:value-type="float" office:value="6.0940426596" calcext:value-type="float">
            <text:p>6.0940426596</text:p>
          </table:table-cell>
          <table:table-cell table:formula="of:=POWER([.C129]-6.75;2)" office:value-type="float" office:value="0.430280032424641" calcext:value-type="float">
            <text:p>0.43028003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01945" calcext:value-type="float">
            <text:p>6.601945</text:p>
          </table:table-cell>
          <table:table-cell office:value-type="float" office:value="6.0923935319" calcext:value-type="float">
            <text:p>6.0923935319</text:p>
          </table:table-cell>
          <table:table-cell table:formula="of:=POWER([.C130]-6.75;2)" office:value-type="float" office:value="0.432446266886956" calcext:value-type="float">
            <text:p>0.432446266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195077" calcext:value-type="float">
            <text:p>6.195077</text:p>
          </table:table-cell>
          <table:table-cell office:value-type="float" office:value="6.0934008511" calcext:value-type="float">
            <text:p>6.0934008511</text:p>
          </table:table-cell>
          <table:table-cell table:formula="of:=POWER([.C131]-6.75;2)" office:value-type="float" office:value="0.431122442336204" calcext:value-type="float">
            <text:p>0.431122442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335015" calcext:value-type="float">
            <text:p>5.335015</text:p>
          </table:table-cell>
          <table:table-cell office:value-type="float" office:value="6.1042628511" calcext:value-type="float">
            <text:p>6.1042628511</text:p>
          </table:table-cell>
          <table:table-cell table:formula="of:=POWER([.C132]-6.75;2)" office:value-type="float" office:value="0.416976465469501" calcext:value-type="float">
            <text:p>0.416976465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748321" calcext:value-type="float">
            <text:p>4.748321</text:p>
          </table:table-cell>
          <table:table-cell office:value-type="float" office:value="6.1333706596" calcext:value-type="float">
            <text:p>6.1333706596</text:p>
          </table:table-cell>
          <table:table-cell table:formula="of:=POWER([.C133]-6.75;2)" office:value-type="float" office:value="0.380231743442139" calcext:value-type="float">
            <text:p>0.380231743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24121" calcext:value-type="float">
            <text:p>5.24121</text:p>
          </table:table-cell>
          <table:table-cell office:value-type="float" office:value="6.1743108511" calcext:value-type="float">
            <text:p>6.1743108511</text:p>
          </table:table-cell>
          <table:table-cell table:formula="of:=POWER([.C134]-6.75;2)" office:value-type="float" office:value="0.331417996161207" calcext:value-type="float">
            <text:p>0.331417996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232605" calcext:value-type="float">
            <text:p>6.232605</text:p>
          </table:table-cell>
          <table:table-cell office:value-type="float" office:value="6.2030819362" calcext:value-type="float">
            <text:p>6.2030819362</text:p>
          </table:table-cell>
          <table:table-cell table:formula="of:=POWER([.C135]-6.75;2)" office:value-type="float" office:value="0.299119368510741" calcext:value-type="float">
            <text:p>0.299119368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93773" calcext:value-type="float">
            <text:p>6.793773</text:p>
          </table:table-cell>
          <table:table-cell office:value-type="float" office:value="6.2078697021" calcext:value-type="float">
            <text:p>6.2078697021</text:p>
          </table:table-cell>
          <table:table-cell table:formula="of:=POWER([.C136]-6.75;2)" office:value-type="float" office:value="0.293905259901143" calcext:value-type="float">
            <text:p>0.293905259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656197" calcext:value-type="float">
            <text:p>6.656197</text:p>
          </table:table-cell>
          <table:table-cell office:value-type="float" office:value="6.1984476596" calcext:value-type="float">
            <text:p>6.1984476596</text:p>
          </table:table-cell>
          <table:table-cell table:formula="of:=POWER([.C137]-6.75;2)" office:value-type="float" office:value="0.304209984200717" calcext:value-type="float">
            <text:p>0.30420998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36003" calcext:value-type="float">
            <text:p>6.136003</text:p>
          </table:table-cell>
          <table:table-cell office:value-type="float" office:value="6.1925655319" calcext:value-type="float">
            <text:p>6.1925655319</text:p>
          </table:table-cell>
          <table:table-cell table:formula="of:=POWER([.C138]-6.75;2)" office:value-type="float" office:value="0.31073318622593" calcext:value-type="float">
            <text:p>0.31073318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886016" calcext:value-type="float">
            <text:p>5.886016</text:p>
          </table:table-cell>
          <table:table-cell office:value-type="float" office:value="6.2011919574" calcext:value-type="float">
            <text:p>6.2011919574</text:p>
          </table:table-cell>
          <table:table-cell table:formula="of:=POWER([.C139]-6.75;2)" office:value-type="float" office:value="0.301190267622444" calcext:value-type="float">
            <text:p>0.301190267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290277" calcext:value-type="float">
            <text:p>6.290277</text:p>
          </table:table-cell>
          <table:table-cell office:value-type="float" office:value="6.2196941277" calcext:value-type="float">
            <text:p>6.2196941277</text:p>
          </table:table-cell>
          <table:table-cell table:formula="of:=POWER([.C140]-6.75;2)" office:value-type="float" office:value="0.281224318195863" calcext:value-type="float">
            <text:p>0.28122431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925739" calcext:value-type="float">
            <text:p>6.925739</text:p>
          </table:table-cell>
          <table:table-cell office:value-type="float" office:value="6.2336689149" calcext:value-type="float">
            <text:p>6.2336689149</text:p>
          </table:table-cell>
          <table:table-cell table:formula="of:=POWER([.C141]-6.75;2)" office:value-type="float" office:value="0.266597789440543" calcext:value-type="float">
            <text:p>0.26659778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039164" calcext:value-type="float">
            <text:p>7.039164</text:p>
          </table:table-cell>
          <table:table-cell office:value-type="float" office:value="6.2360560851" calcext:value-type="float">
            <text:p>6.2360560851</text:p>
          </table:table-cell>
          <table:table-cell table:formula="of:=POWER([.C142]-6.75;2)" office:value-type="float" office:value="0.264138347662738" calcext:value-type="float">
            <text:p>0.264138347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101195" calcext:value-type="float">
            <text:p>6.101195</text:p>
          </table:table-cell>
          <table:table-cell office:value-type="float" office:value="6.2345976809" calcext:value-type="float">
            <text:p>6.2345976809</text:p>
          </table:table-cell>
          <table:table-cell table:formula="of:=POWER([.C143]-6.75;2)" office:value-type="float" office:value="0.265639550533658" calcext:value-type="float">
            <text:p>0.26563955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766426" calcext:value-type="float">
            <text:p>3.766426</text:p>
          </table:table-cell>
          <table:table-cell office:value-type="float" office:value="6.2494688511" calcext:value-type="float">
            <text:p>6.2494688511</text:p>
          </table:table-cell>
          <table:table-cell table:formula="of:=POWER([.C144]-6.75;2)" office:value-type="float" office:value="0.250531431019154" calcext:value-type="float">
            <text:p>0.25053143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766426" calcext:value-type="float">
            <text:p>3.766426</text:p>
          </table:table-cell>
          <table:table-cell office:value-type="float" office:value="6.3114863617" calcext:value-type="float">
            <text:p>6.3114863617</text:p>
          </table:table-cell>
          <table:table-cell table:formula="of:=POWER([.C145]-6.75;2)" office:value-type="float" office:value="0.192294210975103" calcext:value-type="float">
            <text:p>0.19229421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766426" calcext:value-type="float">
            <text:p>3.766426</text:p>
          </table:table-cell>
          <table:table-cell office:value-type="float" office:value="6.3737335532" calcext:value-type="float">
            <text:p>6.3737335532</text:p>
          </table:table-cell>
          <table:table-cell table:formula="of:=POWER([.C146]-6.75;2)" office:value-type="float" office:value="0.141576438987497" calcext:value-type="float">
            <text:p>0.14157643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671443" calcext:value-type="float">
            <text:p>7.671443</text:p>
          </table:table-cell>
          <table:table-cell office:value-type="float" office:value="6.4369504681" calcext:value-type="float">
            <text:p>6.4369504681</text:p>
          </table:table-cell>
          <table:table-cell table:formula="of:=POWER([.C147]-6.75;2)" office:value-type="float" office:value="0.0980000094228091" calcext:value-type="float">
            <text:p>0.098000009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21237" calcext:value-type="float">
            <text:p>6.521237</text:p>
          </table:table-cell>
          <table:table-cell office:value-type="float" office:value="6.4162338085" calcext:value-type="float">
            <text:p>6.4162338085</text:p>
          </table:table-cell>
          <table:table-cell table:formula="of:=POWER([.C148]-6.75;2)" office:value-type="float" office:value="0.111399870588414" calcext:value-type="float">
            <text:p>0.111399870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346238" calcext:value-type="float">
            <text:p>6.346238</text:p>
          </table:table-cell>
          <table:table-cell office:value-type="float" office:value="6.417852617" calcext:value-type="float">
            <text:p>6.417852617</text:p>
          </table:table-cell>
          <table:table-cell table:formula="of:=POWER([.C149]-6.75;2)" office:value-type="float" office:value="0.110321884033748" calcext:value-type="float">
            <text:p>0.11032188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77081" calcext:value-type="float">
            <text:p>6.177081</text:p>
          </table:table-cell>
          <table:table-cell office:value-type="float" office:value="6.4229623191" calcext:value-type="float">
            <text:p>6.4229623191</text:p>
          </table:table-cell>
          <table:table-cell table:formula="of:=POWER([.C150]-6.75;2)" office:value-type="float" office:value="0.10695364472845" calcext:value-type="float">
            <text:p>0.10695364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953255" calcext:value-type="float">
            <text:p>5.953255</text:p>
          </table:table-cell>
          <table:table-cell office:value-type="float" office:value="6.4352284043" calcext:value-type="float">
            <text:p>6.4352284043</text:p>
          </table:table-cell>
          <table:table-cell table:formula="of:=POWER([.C151]-6.75;2)" office:value-type="float" office:value="0.0990811574595242" calcext:value-type="float">
            <text:p>0.099081157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639057" calcext:value-type="float">
            <text:p>5.639057</text:p>
          </table:table-cell>
          <table:table-cell office:value-type="float" office:value="6.4573320851" calcext:value-type="float">
            <text:p>6.4573320851</text:p>
          </table:table-cell>
          <table:table-cell table:formula="of:=POWER([.C152]-6.75;2)" office:value-type="float" office:value="0.0856545084119136" calcext:value-type="float">
            <text:p>0.085654508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366634" calcext:value-type="float">
            <text:p>5.366634</text:p>
          </table:table-cell>
          <table:table-cell office:value-type="float" office:value="6.4885426383" calcext:value-type="float">
            <text:p>6.4885426383</text:p>
          </table:table-cell>
          <table:table-cell table:formula="of:=POWER([.C153]-6.75;2)" office:value-type="float" office:value="0.0683599519871245" calcext:value-type="float">
            <text:p>0.0683599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500785" calcext:value-type="float">
            <text:p>5.500785</text:p>
          </table:table-cell>
          <table:table-cell office:value-type="float" office:value="6.523616617" calcext:value-type="float">
            <text:p>6.523616617</text:p>
          </table:table-cell>
          <table:table-cell table:formula="of:=POWER([.C154]-6.75;2)" office:value-type="float" office:value="0.0512494360985247" calcext:value-type="float">
            <text:p>0.05124943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106237" calcext:value-type="float">
            <text:p>6.106237</text:p>
          </table:table-cell>
          <table:table-cell office:value-type="float" office:value="6.5520146809" calcext:value-type="float">
            <text:p>6.5520146809</text:p>
          </table:table-cell>
          <table:table-cell table:formula="of:=POWER([.C155]-6.75;2)" office:value-type="float" office:value="0.0391981865791288" calcext:value-type="float">
            <text:p>0.039198186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1726" calcext:value-type="float">
            <text:p>6.71726</text:p>
          </table:table-cell>
          <table:table-cell office:value-type="float" office:value="6.5658949574" calcext:value-type="float">
            <text:p>6.5658949574</text:p>
          </table:table-cell>
          <table:table-cell table:formula="of:=POWER([.C156]-6.75;2)" office:value-type="float" office:value="0.0338946667107477" calcext:value-type="float">
            <text:p>0.033894666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901922" calcext:value-type="float">
            <text:p>6.901922</text:p>
          </table:table-cell>
          <table:table-cell office:value-type="float" office:value="6.5684327872" calcext:value-type="float">
            <text:p>6.5684327872</text:p>
          </table:table-cell>
          <table:table-cell table:formula="of:=POWER([.C157]-6.75;2)" office:value-type="float" office:value="0.0329666527639605" calcext:value-type="float">
            <text:p>0.032966652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589686" calcext:value-type="float">
            <text:p>6.589686</text:p>
          </table:table-cell>
          <table:table-cell office:value-type="float" office:value="6.5693765319" calcext:value-type="float">
            <text:p>6.5693765319</text:p>
          </table:table-cell>
          <table:table-cell table:formula="of:=POWER([.C158]-6.75;2)" office:value-type="float" office:value="0.0326248372284718" calcext:value-type="float">
            <text:p>0.032624837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007987" calcext:value-type="float">
            <text:p>6.007987</text:p>
          </table:table-cell>
          <table:table-cell office:value-type="float" office:value="6.5774398298" calcext:value-type="float">
            <text:p>6.5774398298</text:p>
          </table:table-cell>
          <table:table-cell table:formula="of:=POWER([.C159]-6.75;2)" office:value-type="float" office:value="0.0297770123394529" calcext:value-type="float">
            <text:p>0.02977701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536454" calcext:value-type="float">
            <text:p>5.536454</text:p>
          </table:table-cell>
          <table:table-cell office:value-type="float" office:value="6.5964728298" calcext:value-type="float">
            <text:p>6.5964728298</text:p>
          </table:table-cell>
          <table:table-cell table:formula="of:=POWER([.C160]-6.75;2)" office:value-type="float" office:value="0.0235705919896199" calcext:value-type="float">
            <text:p>0.02357059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478747" calcext:value-type="float">
            <text:p>5.478747</text:p>
          </table:table-cell>
          <table:table-cell office:value-type="float" office:value="6.623622234" calcext:value-type="float">
            <text:p>6.623622234</text:p>
          </table:table-cell>
          <table:table-cell table:formula="of:=POWER([.C161]-6.75;2)" office:value-type="float" office:value="0.0159713397391508" calcext:value-type="float">
            <text:p>0.015971339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779878" calcext:value-type="float">
            <text:p>5.779878</text:p>
          </table:table-cell>
          <table:table-cell office:value-type="float" office:value="6.6504594255" calcext:value-type="float">
            <text:p>6.6504594255</text:p>
          </table:table-cell>
          <table:table-cell table:formula="of:=POWER([.C162]-6.75;2)" office:value-type="float" office:value="0.00990832597179" calcext:value-type="float">
            <text:p>0.0099083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71151" calcext:value-type="float">
            <text:p>6.171151</text:p>
          </table:table-cell>
          <table:table-cell office:value-type="float" office:value="6.6700305745" calcext:value-type="float">
            <text:p>6.6700305745</text:p>
          </table:table-cell>
          <table:table-cell table:formula="of:=POWER([.C163]-6.75;2)" office:value-type="float" office:value="0.00639510901480003" calcext:value-type="float">
            <text:p>0.00639510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509711" calcext:value-type="float">
            <text:p>6.509711</text:p>
          </table:table-cell>
          <table:table-cell office:value-type="float" office:value="6.6817250851" calcext:value-type="float">
            <text:p>6.6817250851</text:p>
          </table:table-cell>
          <table:table-cell table:formula="of:=POWER([.C164]-6.75;2)" office:value-type="float" office:value="0.00466146400460223" calcext:value-type="float">
            <text:p>0.0046614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43595" calcext:value-type="float">
            <text:p>6.743595</text:p>
          </table:table-cell>
          <table:table-cell office:value-type="float" office:value="6.688348766" calcext:value-type="float">
            <text:p>6.688348766</text:p>
          </table:table-cell>
          <table:table-cell table:formula="of:=POWER([.C165]-6.75;2)" office:value-type="float" office:value="0.00380087465372278" calcext:value-type="float">
            <text:p>0.003800874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76233" calcext:value-type="float">
            <text:p>6.776233</text:p>
          </table:table-cell>
          <table:table-cell office:value-type="float" office:value="6.6924631277" calcext:value-type="float">
            <text:p>6.6924631277</text:p>
          </table:table-cell>
          <table:table-cell table:formula="of:=POWER([.C166]-6.75;2)" office:value-type="float" office:value="0.00331049167406651" calcext:value-type="float">
            <text:p>0.003310491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584512" calcext:value-type="float">
            <text:p>6.584512</text:p>
          </table:table-cell>
          <table:table-cell office:value-type="float" office:value="6.6965232766" calcext:value-type="float">
            <text:p>6.6965232766</text:p>
          </table:table-cell>
          <table:table-cell table:formula="of:=POWER([.C167]-6.75;2)" office:value-type="float" office:value="0.00285975994560013" calcext:value-type="float">
            <text:p>0.002859759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363756" calcext:value-type="float">
            <text:p>6.363756</text:p>
          </table:table-cell>
          <table:table-cell office:value-type="float" office:value="6.7033055957" calcext:value-type="float">
            <text:p>6.7033055957</text:p>
          </table:table-cell>
          <table:table-cell table:formula="of:=POWER([.C168]-6.75;2)" office:value-type="float" office:value="0.00218036739293187" calcext:value-type="float">
            <text:p>0.002180367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352258" calcext:value-type="float">
            <text:p>6.352258</text:p>
          </table:table-cell>
          <table:table-cell office:value-type="float" office:value="6.713369383" calcext:value-type="float">
            <text:p>6.713369383</text:p>
          </table:table-cell>
          <table:table-cell table:formula="of:=POWER([.C169]-6.75;2)" office:value-type="float" office:value="0.0013418021018007" calcext:value-type="float">
            <text:p>0.001341802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514573" calcext:value-type="float">
            <text:p>6.514573</text:p>
          </table:table-cell>
          <table:table-cell office:value-type="float" office:value="6.723034" calcext:value-type="float">
            <text:p>6.723034</text:p>
          </table:table-cell>
          <table:table-cell table:formula="of:=POWER([.C170]-6.75;2)" office:value-type="float" office:value="0.00072716515599999" calcext:value-type="float">
            <text:p>0.000727165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11487" calcext:value-type="float">
            <text:p>6.611487</text:p>
          </table:table-cell>
          <table:table-cell office:value-type="float" office:value="6.728164" calcext:value-type="float">
            <text:p>6.728164</text:p>
          </table:table-cell>
          <table:table-cell table:formula="of:=POWER([.C171]-6.75;2)" office:value-type="float" office:value="0.000476810896000018" calcext:value-type="float">
            <text:p>0.000476810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518635" calcext:value-type="float">
            <text:p>6.518635</text:p>
          </table:table-cell>
          <table:table-cell office:value-type="float" office:value="6.7294989787" calcext:value-type="float">
            <text:p>6.7294989787</text:p>
          </table:table-cell>
          <table:table-cell table:formula="of:=POWER([.C172]-6.75;2)" office:value-type="float" office:value="0.000420291874343066" calcext:value-type="float">
            <text:p>0.000420291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34504" calcext:value-type="float">
            <text:p>6.334504</text:p>
          </table:table-cell>
          <table:table-cell office:value-type="float" office:value="6.7321841489" calcext:value-type="float">
            <text:p>6.7321841489</text:p>
          </table:table-cell>
          <table:table-cell table:formula="of:=POWER([.C173]-6.75;2)" office:value-type="float" office:value="0.000317404550417369" calcext:value-type="float">
            <text:p>0.00031740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246556" calcext:value-type="float">
            <text:p>6.246556</text:p>
          </table:table-cell>
          <table:table-cell office:value-type="float" office:value="6.7399953404" calcext:value-type="float">
            <text:p>6.7399953404</text:p>
          </table:table-cell>
          <table:table-cell table:formula="of:=POWER([.C174]-6.75;2)" office:value-type="float" office:value="0.000100093213711869" calcext:value-type="float">
            <text:p>0.000100093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32211" calcext:value-type="float">
            <text:p>6.332211</text:p>
          </table:table-cell>
          <table:table-cell office:value-type="float" office:value="6.7508992766" calcext:value-type="float">
            <text:p>6.7508992766</text:p>
          </table:table-cell>
          <table:table-cell table:formula="of:=POWER([.C175]-6.75;2)" office:value-type="float" office:value="0.000000808698403307957" calcext:value-type="float">
            <text:p>8.08698403307957E-00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07598" calcext:value-type="float">
            <text:p>6.507598</text:p>
          </table:table-cell>
          <table:table-cell office:value-type="float" office:value="6.7594304255" calcext:value-type="float">
            <text:p>6.7594304255</text:p>
          </table:table-cell>
          <table:table-cell table:formula="of:=POWER([.C176]-6.75;2)" office:value-type="float" office:value="0.0000889329251110451" calcext:value-type="float">
            <text:p>8.89329251110451E-00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49289" calcext:value-type="float">
            <text:p>6.649289</text:p>
          </table:table-cell>
          <table:table-cell office:value-type="float" office:value="6.762509383" calcext:value-type="float">
            <text:p>6.762509383</text:p>
          </table:table-cell>
          <table:table-cell table:formula="of:=POWER([.C177]-6.75;2)" office:value-type="float" office:value="0.000156484663040696" calcext:value-type="float">
            <text:p>0.000156484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05591" calcext:value-type="float">
            <text:p>6.705591</text:p>
          </table:table-cell>
          <table:table-cell office:value-type="float" office:value="6.7615513617" calcext:value-type="float">
            <text:p>6.7615513617</text:p>
          </table:table-cell>
          <table:table-cell table:formula="of:=POWER([.C178]-6.75;2)" office:value-type="float" office:value="0.000133433957124238" calcext:value-type="float">
            <text:p>0.00013343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03082" calcext:value-type="float">
            <text:p>6.703082</text:p>
          </table:table-cell>
          <table:table-cell office:value-type="float" office:value="6.7597002128" calcext:value-type="float">
            <text:p>6.7597002128</text:p>
          </table:table-cell>
          <table:table-cell table:formula="of:=POWER([.C179]-6.75;2)" office:value-type="float" office:value="0.0000940941283652902" calcext:value-type="float">
            <text:p>9.40941283652902E-00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7251" calcext:value-type="float">
            <text:p>6.67251</text:p>
          </table:table-cell>
          <table:table-cell office:value-type="float" office:value="6.7589118511" calcext:value-type="float">
            <text:p>6.7589118511</text:p>
          </table:table-cell>
          <table:table-cell table:formula="of:=POWER([.C180]-6.75;2)" office:value-type="float" office:value="0.0000794210900285659" calcext:value-type="float">
            <text:p>7.94210900285659E-00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93451" calcext:value-type="float">
            <text:p>6.593451</text:p>
          </table:table-cell>
          <table:table-cell office:value-type="float" office:value="6.7601694255" calcext:value-type="float">
            <text:p>6.7601694255</text:p>
          </table:table-cell>
          <table:table-cell table:formula="of:=POWER([.C181]-6.75;2)" office:value-type="float" office:value="0.00010341721500005" calcext:value-type="float">
            <text:p>0.000103417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45763" calcext:value-type="float">
            <text:p>6.45763</text:p>
          </table:table-cell>
          <table:table-cell office:value-type="float" office:value="6.7646095319" calcext:value-type="float">
            <text:p>6.7646095319</text:p>
          </table:table-cell>
          <table:table-cell table:formula="of:=POWER([.C182]-6.75;2)" office:value-type="float" office:value="0.000213438422337109" calcext:value-type="float">
            <text:p>0.000213438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50937" calcext:value-type="float">
            <text:p>6.350937</text:p>
          </table:table-cell>
          <table:table-cell office:value-type="float" office:value="6.7724789149" calcext:value-type="float">
            <text:p>6.7724789149</text:p>
          </table:table-cell>
          <table:table-cell table:formula="of:=POWER([.C183]-6.75;2)" office:value-type="float" office:value="0.000505301615081431" calcext:value-type="float">
            <text:p>0.000505301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79737" calcext:value-type="float">
            <text:p>6.379737</text:p>
          </table:table-cell>
          <table:table-cell office:value-type="float" office:value="6.7812259574" calcext:value-type="float">
            <text:p>6.7812259574</text:p>
          </table:table-cell>
          <table:table-cell table:formula="of:=POWER([.C184]-6.75;2)" office:value-type="float" office:value="0.000975060415546629" calcext:value-type="float">
            <text:p>0.000975060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41445" calcext:value-type="float">
            <text:p>6.541445</text:p>
          </table:table-cell>
          <table:table-cell office:value-type="float" office:value="6.7860888936" calcext:value-type="float">
            <text:p>6.7860888936</text:p>
          </table:table-cell>
          <table:table-cell table:formula="of:=POWER([.C185]-6.75;2)" office:value-type="float" office:value="0.0013024082412721" calcext:value-type="float">
            <text:p>0.001302408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55618" calcext:value-type="float">
            <text:p>6.755618</text:p>
          </table:table-cell>
          <table:table-cell office:value-type="float" office:value="6.7831749149" calcext:value-type="float">
            <text:p>6.7831749149</text:p>
          </table:table-cell>
          <table:table-cell table:formula="of:=POWER([.C186]-6.75;2)" office:value-type="float" office:value="0.00110057497862224" calcext:value-type="float">
            <text:p>0.00110057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47092" calcext:value-type="float">
            <text:p>6.947092</text:p>
          </table:table-cell>
          <table:table-cell office:value-type="float" office:value="6.7718028085" calcext:value-type="float">
            <text:p>6.7718028085</text:p>
          </table:table-cell>
          <table:table-cell table:formula="of:=POWER([.C187]-6.75;2)" office:value-type="float" office:value="0.000475362458487689" calcext:value-type="float">
            <text:p>0.000475362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037936" calcext:value-type="float">
            <text:p>7.037936</text:p>
          </table:table-cell>
          <table:table-cell office:value-type="float" office:value="6.7550960851" calcext:value-type="float">
            <text:p>6.7550960851</text:p>
          </table:table-cell>
          <table:table-cell table:formula="of:=POWER([.C188]-6.75;2)" office:value-type="float" office:value="0.0000259700833464412" calcext:value-type="float">
            <text:p>2.59700833464412E-00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970619" calcext:value-type="float">
            <text:p>6.970619</text:p>
          </table:table-cell>
          <table:table-cell office:value-type="float" office:value="6.7390983404" calcext:value-type="float">
            <text:p>6.7390983404</text:p>
          </table:table-cell>
          <table:table-cell table:formula="of:=POWER([.C189]-6.75;2)" office:value-type="float" office:value="0.000118846182034272" calcext:value-type="float">
            <text:p>0.0001188462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0014" calcext:value-type="float">
            <text:p>6.80014</text:p>
          </table:table-cell>
          <table:table-cell office:value-type="float" office:value="6.7296510213" calcext:value-type="float">
            <text:p>6.7296510213</text:p>
          </table:table-cell>
          <table:table-cell table:formula="of:=POWER([.C190]-6.75;2)" office:value-type="float" office:value="0.000414080934133034" calcext:value-type="float">
            <text:p>0.00041408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81249" calcext:value-type="float">
            <text:p>6.681249</text:p>
          </table:table-cell>
          <table:table-cell office:value-type="float" office:value="6.7284922766" calcext:value-type="float">
            <text:p>6.7284922766</text:p>
          </table:table-cell>
          <table:table-cell table:formula="of:=POWER([.C191]-6.75;2)" office:value-type="float" office:value="0.00046258216585091" calcext:value-type="float">
            <text:p>0.000462582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92044" calcext:value-type="float">
            <text:p>6.692044</text:p>
          </table:table-cell>
          <table:table-cell office:value-type="float" office:value="6.7319905745" calcext:value-type="float">
            <text:p>6.7319905745</text:p>
          </table:table-cell>
          <table:table-cell table:formula="of:=POWER([.C192]-6.75;2)" office:value-type="float" office:value="0.000324339406840045" calcext:value-type="float">
            <text:p>0.00032433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37621" calcext:value-type="float">
            <text:p>6.737621</text:p>
          </table:table-cell>
          <table:table-cell office:value-type="float" office:value="6.7343885106" calcext:value-type="float">
            <text:p>6.7343885106</text:p>
          </table:table-cell>
          <table:table-cell table:formula="of:=POWER([.C193]-6.75;2)" office:value-type="float" office:value="0.000243718601286323" calcext:value-type="float">
            <text:p>0.000243718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9776" calcext:value-type="float">
            <text:p>6.69776</text:p>
          </table:table-cell>
          <table:table-cell office:value-type="float" office:value="6.7322620213" calcext:value-type="float">
            <text:p>6.7322620213</text:p>
          </table:table-cell>
          <table:table-cell table:formula="of:=POWER([.C194]-6.75;2)" office:value-type="float" office:value="0.000314635888361639" calcext:value-type="float">
            <text:p>0.000314635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97321" calcext:value-type="float">
            <text:p>6.597321</text:p>
          </table:table-cell>
          <table:table-cell office:value-type="float" office:value="6.7248618936" calcext:value-type="float">
            <text:p>6.7248618936</text:p>
          </table:table-cell>
          <table:table-cell table:formula="of:=POWER([.C195]-6.75;2)" office:value-type="float" office:value="0.000631924393377722" calcext:value-type="float">
            <text:p>0.000631924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586394" calcext:value-type="float">
            <text:p>6.586394</text:p>
          </table:table-cell>
          <table:table-cell office:value-type="float" office:value="6.7116095319" calcext:value-type="float">
            <text:p>6.7116095319</text:p>
          </table:table-cell>
          <table:table-cell table:formula="of:=POWER([.C196]-6.75;2)" office:value-type="float" office:value="0.00147382804093714" calcext:value-type="float">
            <text:p>0.00147382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53587" calcext:value-type="float">
            <text:p>6.753587</text:p>
          </table:table-cell>
          <table:table-cell office:value-type="float" office:value="6.6918806809" calcext:value-type="float">
            <text:p>6.6918806809</text:p>
          </table:table-cell>
          <table:table-cell table:formula="of:=POWER([.C197]-6.75;2)" office:value-type="float" office:value="0.00337785525264765" calcext:value-type="float">
            <text:p>0.003377855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992128" calcext:value-type="float">
            <text:p>6.992128</text:p>
          </table:table-cell>
          <table:table-cell office:value-type="float" office:value="6.6671496596" calcext:value-type="float">
            <text:p>6.6671496596</text:p>
          </table:table-cell>
          <table:table-cell table:formula="of:=POWER([.C198]-6.75;2)" office:value-type="float" office:value="0.00686417890439592" calcext:value-type="float">
            <text:p>0.00686417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105953" calcext:value-type="float">
            <text:p>7.105953</text:p>
          </table:table-cell>
          <table:table-cell office:value-type="float" office:value="6.6410697872" calcext:value-type="float">
            <text:p>6.6410697872</text:p>
          </table:table-cell>
          <table:table-cell table:formula="of:=POWER([.C199]-6.75;2)" office:value-type="float" office:value="0.0118657912606532" calcext:value-type="float">
            <text:p>0.011865791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015111" calcext:value-type="float">
            <text:p>7.015111</text:p>
          </table:table-cell>
          <table:table-cell office:value-type="float" office:value="6.6185842128" calcext:value-type="float">
            <text:p>6.6185842128</text:p>
          </table:table-cell>
          <table:table-cell table:formula="of:=POWER([.C200]-6.75;2)" office:value-type="float" office:value="0.0172701091253957" calcext:value-type="float">
            <text:p>0.01727010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35494" calcext:value-type="float">
            <text:p>6.835494</text:p>
          </table:table-cell>
          <table:table-cell office:value-type="float" office:value="6.6060959787" calcext:value-type="float">
            <text:p>6.6060959787</text:p>
          </table:table-cell>
          <table:table-cell table:formula="of:=POWER([.C201]-6.75;2)" office:value-type="float" office:value="0.0207083673463109" calcext:value-type="float">
            <text:p>0.020708367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5861" calcext:value-type="float">
            <text:p>6.75861</text:p>
          </table:table-cell>
          <table:table-cell office:value-type="float" office:value="6.6073139787" calcext:value-type="float">
            <text:p>6.6073139787</text:p>
          </table:table-cell>
          <table:table-cell table:formula="of:=POWER([.C202]-6.75;2)" office:value-type="float" office:value="0.0203593006744241" calcext:value-type="float">
            <text:p>0.020359300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836538" calcext:value-type="float">
            <text:p>6.836538</text:p>
          </table:table-cell>
          <table:table-cell office:value-type="float" office:value="6.6162870638" calcext:value-type="float">
            <text:p>6.6162870638</text:p>
          </table:table-cell>
          <table:table-cell table:formula="of:=POWER([.C203]-6.75;2)" office:value-type="float" office:value="0.0178791493072253" calcext:value-type="float">
            <text:p>0.017879149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946278" calcext:value-type="float">
            <text:p>6.946278</text:p>
          </table:table-cell>
          <table:table-cell office:value-type="float" office:value="6.6195928511" calcext:value-type="float">
            <text:p>6.6195928511</text:p>
          </table:table-cell>
          <table:table-cell table:formula="of:=POWER([.C204]-6.75;2)" office:value-type="float" office:value="0.0170060244842267" calcext:value-type="float">
            <text:p>0.017006024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968661" calcext:value-type="float">
            <text:p>6.968661</text:p>
          </table:table-cell>
          <table:table-cell office:value-type="float" office:value="6.6080146383" calcext:value-type="float">
            <text:p>6.6080146383</text:p>
          </table:table-cell>
          <table:table-cell table:formula="of:=POWER([.C205]-6.75;2)" office:value-type="float" office:value="0.0201598429370798" calcext:value-type="float">
            <text:p>0.020159842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902538" calcext:value-type="float">
            <text:p>6.902538</text:p>
          </table:table-cell>
          <table:table-cell office:value-type="float" office:value="6.5852056809" calcext:value-type="float">
            <text:p>6.5852056809</text:p>
          </table:table-cell>
          <table:table-cell table:formula="of:=POWER([.C206]-6.75;2)" office:value-type="float" office:value="0.0271571676076327" calcext:value-type="float">
            <text:p>0.027157167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12476" calcext:value-type="float">
            <text:p>6.812476</text:p>
          </table:table-cell>
          <table:table-cell office:value-type="float" office:value="6.5629384681" calcext:value-type="float">
            <text:p>6.5629384681</text:p>
          </table:table-cell>
          <table:table-cell table:formula="of:=POWER([.C207]-6.75;2)" office:value-type="float" office:value="0.0349920167167745" calcext:value-type="float">
            <text:p>0.034992016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40095" calcext:value-type="float">
            <text:p>6.740095</text:p>
          </table:table-cell>
          <table:table-cell office:value-type="float" office:value="6.5477888298" calcext:value-type="float">
            <text:p>6.5477888298</text:p>
          </table:table-cell>
          <table:table-cell table:formula="of:=POWER([.C208]-6.75;2)" office:value-type="float" office:value="0.0408893573536534" calcext:value-type="float">
            <text:p>0.040889357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99722" calcext:value-type="float">
            <text:p>6.699722</text:p>
          </table:table-cell>
          <table:table-cell office:value-type="float" office:value="6.5372769574" calcext:value-type="float">
            <text:p>6.5372769574</text:p>
          </table:table-cell>
          <table:table-cell table:formula="of:=POWER([.C209]-6.75;2)" office:value-type="float" office:value="0.0452510928530016" calcext:value-type="float">
            <text:p>0.045251092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20793" calcext:value-type="float">
            <text:p>6.720793</text:p>
          </table:table-cell>
          <table:table-cell office:value-type="float" office:value="6.5244635745" calcext:value-type="float">
            <text:p>6.5244635745</text:p>
          </table:table-cell>
          <table:table-cell table:formula="of:=POWER([.C210]-6.75;2)" office:value-type="float" office:value="0.0508666792273169" calcext:value-type="float">
            <text:p>0.050866679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21024" calcext:value-type="float">
            <text:p>6.821024</text:p>
          </table:table-cell>
          <table:table-cell office:value-type="float" office:value="6.5020358723" calcext:value-type="float">
            <text:p>6.5020358723</text:p>
          </table:table-cell>
          <table:table-cell table:formula="of:=POWER([.C211]-6.75;2)" office:value-type="float" office:value="0.0614862086260217" calcext:value-type="float">
            <text:p>0.061486208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93697" calcext:value-type="float">
            <text:p>6.93697</text:p>
          </table:table-cell>
          <table:table-cell office:value-type="float" office:value="6.4659132553" calcext:value-type="float">
            <text:p>6.4659132553</text:p>
          </table:table-cell>
          <table:table-cell table:formula="of:=POWER([.C212]-6.75;2)" office:value-type="float" office:value="0.0807052785142428" calcext:value-type="float">
            <text:p>0.080705278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96706" calcext:value-type="float">
            <text:p>6.96706</text:p>
          </table:table-cell>
          <table:table-cell office:value-type="float" office:value="6.4193635106" calcext:value-type="float">
            <text:p>6.4193635106</text:p>
          </table:table-cell>
          <table:table-cell table:formula="of:=POWER([.C213]-6.75;2)" office:value-type="float" office:value="0.109320488122756" calcext:value-type="float">
            <text:p>0.109320488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903281" calcext:value-type="float">
            <text:p>6.903281</text:p>
          </table:table-cell>
          <table:table-cell office:value-type="float" office:value="6.3766169574" calcext:value-type="float">
            <text:p>6.3766169574</text:p>
          </table:table-cell>
          <table:table-cell table:formula="of:=POWER([.C214]-6.75;2)" office:value-type="float" office:value="0.139414896501234" calcext:value-type="float">
            <text:p>0.13941489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836754" calcext:value-type="float">
            <text:p>6.836754</text:p>
          </table:table-cell>
          <table:table-cell office:value-type="float" office:value="6.3610121915" calcext:value-type="float">
            <text:p>6.3610121915</text:p>
          </table:table-cell>
          <table:table-cell table:formula="of:=POWER([.C215]-6.75;2)" office:value-type="float" office:value="0.151311515161632" calcext:value-type="float">
            <text:p>0.151311515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06495" calcext:value-type="float">
            <text:p>6.806495</text:p>
          </table:table-cell>
          <table:table-cell office:value-type="float" office:value="6.3950865957" calcext:value-type="float">
            <text:p>6.3950865957</text:p>
          </table:table-cell>
          <table:table-cell table:formula="of:=POWER([.C216]-6.75;2)" office:value-type="float" office:value="0.125963524551816" calcext:value-type="float">
            <text:p>0.125963524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55683" calcext:value-type="float">
            <text:p>6.755683</text:p>
          </table:table-cell>
          <table:table-cell office:value-type="float" office:value="6.5160915106" calcext:value-type="float">
            <text:p>6.5160915106</text:p>
          </table:table-cell>
          <table:table-cell table:formula="of:=POWER([.C217]-6.75;2)" office:value-type="float" office:value="0.05471318141339" calcext:value-type="float">
            <text:p>0.054713181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74231" calcext:value-type="float">
            <text:p>6.674231</text:p>
          </table:table-cell>
          <table:table-cell office:value-type="float" office:value="6.6381775319" calcext:value-type="float">
            <text:p>6.6381775319</text:p>
          </table:table-cell>
          <table:table-cell table:formula="of:=POWER([.C218]-6.75;2)" office:value-type="float" office:value="0.0125042643719755" calcext:value-type="float">
            <text:p>0.012504264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44838" calcext:value-type="float">
            <text:p>6.644838</text:p>
          </table:table-cell>
          <table:table-cell office:value-type="float" office:value="6.5974750851" calcext:value-type="float">
            <text:p>6.5974750851</text:p>
          </table:table-cell>
          <table:table-cell table:formula="of:=POWER([.C219]-6.75;2)" office:value-type="float" office:value="0.0232638496652522" calcext:value-type="float">
            <text:p>0.023263849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0163" calcext:value-type="float">
            <text:p>6.70163</text:p>
          </table:table-cell>
          <table:table-cell office:value-type="float" office:value="6.6157097234" calcext:value-type="float">
            <text:p>6.6157097234</text:p>
          </table:table-cell>
          <table:table-cell table:formula="of:=POWER([.C220]-6.75;2)" office:value-type="float" office:value="0.0180338783893045" calcext:value-type="float">
            <text:p>0.01803387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59041" calcext:value-type="float">
            <text:p>6.759041</text:p>
          </table:table-cell>
          <table:table-cell office:value-type="float" office:value="6.6392955745" calcext:value-type="float">
            <text:p>6.6392955745</text:p>
          </table:table-cell>
          <table:table-cell table:formula="of:=POWER([.C221]-6.75;2)" office:value-type="float" office:value="0.012255469825285" calcext:value-type="float">
            <text:p>0.012255469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33175" calcext:value-type="float">
            <text:p>6.733175</text:p>
          </table:table-cell>
          <table:table-cell office:value-type="float" office:value="6.6516131489" calcext:value-type="float">
            <text:p>6.6516131489</text:p>
          </table:table-cell>
          <table:table-cell table:formula="of:=POWER([.C222]-6.75;2)" office:value-type="float" office:value="0.00967997246937355" calcext:value-type="float">
            <text:p>0.009679972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52309" calcext:value-type="float">
            <text:p>6.652309</text:p>
          </table:table-cell>
          <table:table-cell office:value-type="float" office:value="6.649533617" calcext:value-type="float">
            <text:p>6.649533617</text:p>
          </table:table-cell>
          <table:table-cell table:formula="of:=POWER([.C223]-6.75;2)" office:value-type="float" office:value="0.0100934941131026" calcext:value-type="float">
            <text:p>0.010093494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04262" calcext:value-type="float">
            <text:p>6.604262</text:p>
          </table:table-cell>
          <table:table-cell office:value-type="float" office:value="6.6360629149" calcext:value-type="float">
            <text:p>6.6360629149</text:p>
          </table:table-cell>
          <table:table-cell table:formula="of:=POWER([.C224]-6.75;2)" office:value-type="float" office:value="0.0129816593610846" calcext:value-type="float">
            <text:p>0.012981659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18587" calcext:value-type="float">
            <text:p>6.618587</text:p>
          </table:table-cell>
          <table:table-cell office:value-type="float" office:value="6.6150943191" calcext:value-type="float">
            <text:p>6.6150943191</text:p>
          </table:table-cell>
          <table:table-cell table:formula="of:=POWER([.C225]-6.75;2)" office:value-type="float" office:value="0.0181995427390927" calcext:value-type="float">
            <text:p>0.01819954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66029" calcext:value-type="float">
            <text:p>6.666029</text:p>
          </table:table-cell>
          <table:table-cell office:value-type="float" office:value="6.594841" calcext:value-type="float">
            <text:p>6.594841</text:p>
          </table:table-cell>
          <table:table-cell table:formula="of:=POWER([.C226]-6.75;2)" office:value-type="float" office:value="0.0240743152810001" calcext:value-type="float">
            <text:p>0.024074315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31616" calcext:value-type="float">
            <text:p>6.731616</text:p>
          </table:table-cell>
          <table:table-cell office:value-type="float" office:value="6.5874965532" calcext:value-type="float">
            <text:p>6.5874965532</text:p>
          </table:table-cell>
          <table:table-cell table:formula="of:=POWER([.C227]-6.75;2)" office:value-type="float" office:value="0.0264073702218803" calcext:value-type="float">
            <text:p>0.026407370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02136" calcext:value-type="float">
            <text:p>6.802136</text:p>
          </table:table-cell>
          <table:table-cell office:value-type="float" office:value="6.5952451064" calcext:value-type="float">
            <text:p>6.5952451064</text:p>
          </table:table-cell>
          <table:table-cell table:formula="of:=POWER([.C228]-6.75;2)" office:value-type="float" office:value="0.0239490770931473" calcext:value-type="float">
            <text:p>0.023949077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27491" calcext:value-type="float">
            <text:p>6.827491</text:p>
          </table:table-cell>
          <table:table-cell office:value-type="float" office:value="6.6050935957" calcext:value-type="float">
            <text:p>6.6050935957</text:p>
          </table:table-cell>
          <table:table-cell table:formula="of:=POWER([.C229]-6.75;2)" office:value-type="float" office:value="0.0209978660071552" calcext:value-type="float">
            <text:p>0.02099786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62048" calcext:value-type="float">
            <text:p>6.762048</text:p>
          </table:table-cell>
          <table:table-cell office:value-type="float" office:value="6.5990285532" calcext:value-type="float">
            <text:p>6.5990285532</text:p>
          </table:table-cell>
          <table:table-cell table:formula="of:=POWER([.C230]-6.75;2)" office:value-type="float" office:value="0.0227923777488852" calcext:value-type="float">
            <text:p>0.022792377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08295" calcext:value-type="float">
            <text:p>6.608295</text:p>
          </table:table-cell>
          <table:table-cell office:value-type="float" office:value="6.5684568723" calcext:value-type="float">
            <text:p>6.5684568723</text:p>
          </table:table-cell>
          <table:table-cell table:formula="of:=POWER([.C231]-6.75;2)" office:value-type="float" office:value="0.0329579072150986" calcext:value-type="float">
            <text:p>0.032957907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404488" calcext:value-type="float">
            <text:p>6.404488</text:p>
          </table:table-cell>
          <table:table-cell office:value-type="float" office:value="6.5255155532" calcext:value-type="float">
            <text:p>6.5255155532</text:p>
          </table:table-cell>
          <table:table-cell table:formula="of:=POWER([.C232]-6.75;2)" office:value-type="float" office:value="0.050393266855102" calcext:value-type="float">
            <text:p>0.05039326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21129" calcext:value-type="float">
            <text:p>6.221129</text:p>
          </table:table-cell>
          <table:table-cell office:value-type="float" office:value="6.4944000638" calcext:value-type="float">
            <text:p>6.4944000638</text:p>
          </table:table-cell>
          <table:table-cell table:formula="of:=POWER([.C233]-6.75;2)" office:value-type="float" office:value="0.0653313273854442" calcext:value-type="float">
            <text:p>0.065331327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161876" calcext:value-type="float">
            <text:p>6.161876</text:p>
          </table:table-cell>
          <table:table-cell office:value-type="float" office:value="6.4847507447" calcext:value-type="float">
            <text:p>6.4847507447</text:p>
          </table:table-cell>
          <table:table-cell table:formula="of:=POWER([.C234]-6.75;2)" office:value-type="float" office:value="0.0703571674372044" calcext:value-type="float">
            <text:p>0.070357167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286042" calcext:value-type="float">
            <text:p>6.286042</text:p>
          </table:table-cell>
          <table:table-cell office:value-type="float" office:value="6.4908453404" calcext:value-type="float">
            <text:p>6.4908453404</text:p>
          </table:table-cell>
          <table:table-cell table:formula="of:=POWER([.C235]-6.75;2)" office:value-type="float" office:value="0.0671611375923919" calcext:value-type="float">
            <text:p>0.06716113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26595" calcext:value-type="float">
            <text:p>6.526595</text:p>
          </table:table-cell>
          <table:table-cell office:value-type="float" office:value="6.5025127447" calcext:value-type="float">
            <text:p>6.5025127447</text:p>
          </table:table-cell>
          <table:table-cell table:formula="of:=POWER([.C236]-6.75;2)" office:value-type="float" office:value="0.0612499415359275" calcext:value-type="float">
            <text:p>0.061249941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45679" calcext:value-type="float">
            <text:p>6.745679</text:p>
          </table:table-cell>
          <table:table-cell office:value-type="float" office:value="6.5111674255" calcext:value-type="float">
            <text:p>6.5111674255</text:p>
          </table:table-cell>
          <table:table-cell table:formula="of:=POWER([.C237]-6.75;2)" office:value-type="float" office:value="0.057040998642298" calcext:value-type="float">
            <text:p>0.057040998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45669" calcext:value-type="float">
            <text:p>6.845669</text:p>
          </table:table-cell>
          <table:table-cell office:value-type="float" office:value="6.5120019574" calcext:value-type="float">
            <text:p>6.5120019574</text:p>
          </table:table-cell>
          <table:table-cell table:formula="of:=POWER([.C238]-6.75;2)" office:value-type="float" office:value="0.0566430682814315" calcext:value-type="float">
            <text:p>0.056643068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04747" calcext:value-type="float">
            <text:p>6.804747</text:p>
          </table:table-cell>
          <table:table-cell office:value-type="float" office:value="6.5045266383" calcext:value-type="float">
            <text:p>6.5045266383</text:p>
          </table:table-cell>
          <table:table-cell table:formula="of:=POWER([.C239]-6.75;2)" office:value-type="float" office:value="0.0602571713042991" calcext:value-type="float">
            <text:p>0.060257171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37676" calcext:value-type="float">
            <text:p>6.637676</text:p>
          </table:table-cell>
          <table:table-cell office:value-type="float" office:value="6.4923024894" calcext:value-type="float">
            <text:p>6.4923024894</text:p>
          </table:table-cell>
          <table:table-cell table:formula="of:=POWER([.C240]-6.75;2)" office:value-type="float" office:value="0.0664080069694371" calcext:value-type="float">
            <text:p>0.06640800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349954" calcext:value-type="float">
            <text:p>6.349954</text:p>
          </table:table-cell>
          <table:table-cell office:value-type="float" office:value="6.4814538511" calcext:value-type="float">
            <text:p>6.4814538511</text:p>
          </table:table-cell>
          <table:table-cell table:formula="of:=POWER([.C241]-6.75;2)" office:value-type="float" office:value="0.0721170340890208" calcext:value-type="float">
            <text:p>0.07211703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97446" calcext:value-type="float">
            <text:p>5.97446</text:p>
          </table:table-cell>
          <table:table-cell office:value-type="float" office:value="6.4778708936" calcext:value-type="float">
            <text:p>6.4778708936</text:p>
          </table:table-cell>
          <table:table-cell table:formula="of:=POWER([.C242]-6.75;2)" office:value-type="float" office:value="0.0740542505500623" calcext:value-type="float">
            <text:p>0.07405425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659138" calcext:value-type="float">
            <text:p>5.659138</text:p>
          </table:table-cell>
          <table:table-cell office:value-type="float" office:value="6.4842678298" calcext:value-type="float">
            <text:p>6.4842678298</text:p>
          </table:table-cell>
          <table:table-cell table:formula="of:=POWER([.C243]-6.75;2)" office:value-type="float" office:value="0.0706135862792016" calcext:value-type="float">
            <text:p>0.070613586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591229" calcext:value-type="float">
            <text:p>5.591229</text:p>
          </table:table-cell>
          <table:table-cell office:value-type="float" office:value="6.4982094468" calcext:value-type="float">
            <text:p>6.4982094468</text:p>
          </table:table-cell>
          <table:table-cell table:formula="of:=POWER([.C244]-6.75;2)" office:value-type="float" office:value="0.0633984826807621" calcext:value-type="float">
            <text:p>0.063398482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66374" calcext:value-type="float">
            <text:p>5.766374</text:p>
          </table:table-cell>
          <table:table-cell office:value-type="float" office:value="6.5132095319" calcext:value-type="float">
            <text:p>6.5132095319</text:p>
          </table:table-cell>
          <table:table-cell table:formula="of:=POWER([.C245]-6.75;2)" office:value-type="float" office:value="0.056069725783017" calcext:value-type="float">
            <text:p>0.056069725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049131" calcext:value-type="float">
            <text:p>6.049131</text:p>
          </table:table-cell>
          <table:table-cell office:value-type="float" office:value="6.5244517021" calcext:value-type="float">
            <text:p>6.5244517021</text:p>
          </table:table-cell>
          <table:table-cell table:formula="of:=POWER([.C246]-6.75;2)" office:value-type="float" office:value="0.050872034685587" calcext:value-type="float">
            <text:p>0.05087203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428164" calcext:value-type="float">
            <text:p>6.428164</text:p>
          </table:table-cell>
          <table:table-cell office:value-type="float" office:value="6.5321537872" calcext:value-type="float">
            <text:p>6.5321537872</text:p>
          </table:table-cell>
          <table:table-cell table:formula="of:=POWER([.C247]-6.75;2)" office:value-type="float" office:value="0.0474569724313027" calcext:value-type="float">
            <text:p>0.047456972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9274" calcext:value-type="float">
            <text:p>6.89274</text:p>
          </table:table-cell>
          <table:table-cell office:value-type="float" office:value="6.5372649787" calcext:value-type="float">
            <text:p>6.5372649787</text:p>
          </table:table-cell>
          <table:table-cell table:formula="of:=POWER([.C248]-6.75;2)" office:value-type="float" office:value="0.0452561892875116" calcext:value-type="float">
            <text:p>0.045256189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180345" calcext:value-type="float">
            <text:p>7.180345</text:p>
          </table:table-cell>
          <table:table-cell office:value-type="float" office:value="6.5381884468" calcext:value-type="float">
            <text:p>6.5381884468</text:p>
          </table:table-cell>
          <table:table-cell table:formula="of:=POWER([.C249]-6.75;2)" office:value-type="float" office:value="0.0448641340689966" calcext:value-type="float">
            <text:p>0.044864134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99191" calcext:value-type="float">
            <text:p>6.99191</text:p>
          </table:table-cell>
          <table:table-cell office:value-type="float" office:value="6.5349404043" calcext:value-type="float">
            <text:p>6.5349404043</text:p>
          </table:table-cell>
          <table:table-cell table:formula="of:=POWER([.C250]-6.75;2)" office:value-type="float" office:value="0.0462506297026473" calcext:value-type="float">
            <text:p>0.04625062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02102" calcext:value-type="float">
            <text:p>6.402102</text:p>
          </table:table-cell>
          <table:table-cell office:value-type="float" office:value="6.5324271277" calcext:value-type="float">
            <text:p>6.5324271277</text:p>
          </table:table-cell>
          <table:table-cell table:formula="of:=POWER([.C251]-6.75;2)" office:value-type="float" office:value="0.0473379547608721" calcext:value-type="float">
            <text:p>0.047337954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89664" calcext:value-type="float">
            <text:p>5.89664</text:p>
          </table:table-cell>
          <table:table-cell office:value-type="float" office:value="6.5363614043" calcext:value-type="float">
            <text:p>6.5363614043</text:p>
          </table:table-cell>
          <table:table-cell table:formula="of:=POWER([.C252]-6.75;2)" office:value-type="float" office:value="0.0456414495726681" calcext:value-type="float">
            <text:p>0.045641449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855979" calcext:value-type="float">
            <text:p>5.855979</text:p>
          </table:table-cell>
          <table:table-cell office:value-type="float" office:value="6.546480617" calcext:value-type="float">
            <text:p>6.546480617</text:p>
          </table:table-cell>
          <table:table-cell table:formula="of:=POWER([.C253]-6.75;2)" office:value-type="float" office:value="0.0414201392567006" calcext:value-type="float">
            <text:p>0.041420139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100443" calcext:value-type="float">
            <text:p>6.100443</text:p>
          </table:table-cell>
          <table:table-cell office:value-type="float" office:value="6.5570049787" calcext:value-type="float">
            <text:p>6.5570049787</text:p>
          </table:table-cell>
          <table:table-cell table:formula="of:=POWER([.C254]-6.75;2)" office:value-type="float" office:value="0.0372470782465874" calcext:value-type="float">
            <text:p>0.037247078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246037" calcext:value-type="float">
            <text:p>6.246037</text:p>
          </table:table-cell>
          <table:table-cell office:value-type="float" office:value="6.5646555745" calcext:value-type="float">
            <text:p>6.5646555745</text:p>
          </table:table-cell>
          <table:table-cell table:formula="of:=POWER([.C255]-6.75;2)" office:value-type="float" office:value="0.0343525560639252" calcext:value-type="float">
            <text:p>0.034352556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097493" calcext:value-type="float">
            <text:p>6.097493</text:p>
          </table:table-cell>
          <table:table-cell office:value-type="float" office:value="6.5714483617" calcext:value-type="float">
            <text:p>6.5714483617</text:p>
          </table:table-cell>
          <table:table-cell table:formula="of:=POWER([.C256]-6.75;2)" office:value-type="float" office:value="0.0318806875396141" calcext:value-type="float">
            <text:p>0.031880687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666691" calcext:value-type="float">
            <text:p>5.666691</text:p>
          </table:table-cell>
          <table:table-cell office:value-type="float" office:value="6.5826391489" calcext:value-type="float">
            <text:p>6.5826391489</text:p>
          </table:table-cell>
          <table:table-cell table:formula="of:=POWER([.C257]-6.75;2)" office:value-type="float" office:value="0.0280096544809163" calcext:value-type="float">
            <text:p>0.028009654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123261" calcext:value-type="float">
            <text:p>5.123261</text:p>
          </table:table-cell>
          <table:table-cell office:value-type="float" office:value="6.6042218085" calcext:value-type="float">
            <text:p>6.6042218085</text:p>
          </table:table-cell>
          <table:table-cell table:formula="of:=POWER([.C258]-6.75;2)" office:value-type="float" office:value="0.0212512811170106" calcext:value-type="float">
            <text:p>0.021251281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.749132" calcext:value-type="float">
            <text:p>4.749132</text:p>
          </table:table-cell>
          <table:table-cell office:value-type="float" office:value="6.6390478936" calcext:value-type="float">
            <text:p>6.6390478936</text:p>
          </table:table-cell>
          <table:table-cell table:formula="of:=POWER([.C259]-6.75;2)" office:value-type="float" office:value="0.0123103699145969" calcext:value-type="float">
            <text:p>0.012310369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957972" calcext:value-type="float">
            <text:p>4.957972</text:p>
          </table:table-cell>
          <table:table-cell office:value-type="float" office:value="6.683233234" calcext:value-type="float">
            <text:p>6.683233234</text:p>
          </table:table-cell>
          <table:table-cell table:formula="of:=POWER([.C260]-6.75;2)" office:value-type="float" office:value="0.00445780104209872" calcext:value-type="float">
            <text:p>0.00445780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169857" calcext:value-type="float">
            <text:p>6.169857</text:p>
          </table:table-cell>
          <table:table-cell office:value-type="float" office:value="6.7231562766" calcext:value-type="float">
            <text:p>6.7231562766</text:p>
          </table:table-cell>
          <table:table-cell table:formula="of:=POWER([.C261]-6.75;2)" office:value-type="float" office:value="0.0007205854859757" calcext:value-type="float">
            <text:p>0.000720585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438251" calcext:value-type="float">
            <text:p>8.438251</text:p>
          </table:table-cell>
          <table:table-cell office:value-type="float" office:value="6.7355862128" calcext:value-type="float">
            <text:p>6.7355862128</text:p>
          </table:table-cell>
          <table:table-cell table:formula="of:=POWER([.C262]-6.75;2)" office:value-type="float" office:value="0.000207757261446873" calcext:value-type="float">
            <text:p>0.000207757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.493726" calcext:value-type="float">
            <text:p>12.493726</text:p>
          </table:table-cell>
          <table:table-cell office:value-type="float" office:value="6.6961377021" calcext:value-type="float">
            <text:p>6.6961377021</text:p>
          </table:table-cell>
          <table:table-cell table:formula="of:=POWER([.C263]-6.75;2)" office:value-type="float" office:value="0.00290114713506838" calcext:value-type="float">
            <text:p>0.002901147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.493726" calcext:value-type="float">
            <text:p>12.493726</text:p>
          </table:table-cell>
          <table:table-cell office:value-type="float" office:value="6.5663294468" calcext:value-type="float">
            <text:p>6.5663294468</text:p>
          </table:table-cell>
          <table:table-cell table:formula="of:=POWER([.C264]-6.75;2)" office:value-type="float" office:value="0.033734872112794" calcext:value-type="float">
            <text:p>0.033734872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761216" calcext:value-type="float">
            <text:p>4.761216</text:p>
          </table:table-cell>
          <table:table-cell office:value-type="float" office:value="6.435157383" calcext:value-type="float">
            <text:p>6.435157383</text:p>
          </table:table-cell>
          <table:table-cell table:formula="of:=POWER([.C265]-6.75;2)" office:value-type="float" office:value="0.0991258734794087" calcext:value-type="float">
            <text:p>0.099125873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501866" calcext:value-type="float">
            <text:p>7.501866</text:p>
          </table:table-cell>
          <table:table-cell office:value-type="float" office:value="6.4729720426" calcext:value-type="float">
            <text:p>6.4729720426</text:p>
          </table:table-cell>
          <table:table-cell table:formula="of:=POWER([.C266]-6.75;2)" office:value-type="float" office:value="0.076744489181216" calcext:value-type="float">
            <text:p>0.076744489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810165" calcext:value-type="float">
            <text:p>7.810165</text:p>
          </table:table-cell>
          <table:table-cell office:value-type="float" office:value="6.4617625957" calcext:value-type="float">
            <text:p>6.4617625957</text:p>
          </table:table-cell>
          <table:table-cell table:formula="of:=POWER([.C267]-6.75;2)" office:value-type="float" office:value="0.0830808012376018" calcext:value-type="float">
            <text:p>0.083080801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337967" calcext:value-type="float">
            <text:p>7.337967</text:p>
          </table:table-cell>
          <table:table-cell office:value-type="float" office:value="6.4522258298" calcext:value-type="float">
            <text:p>6.4522258298</text:p>
          </table:table-cell>
          <table:table-cell table:formula="of:=POWER([.C268]-6.75;2)" office:value-type="float" office:value="0.0886694564382987" calcext:value-type="float">
            <text:p>0.088669456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35437" calcext:value-type="float">
            <text:p>6.635437</text:p>
          </table:table-cell>
          <table:table-cell office:value-type="float" office:value="6.454651766" calcext:value-type="float">
            <text:p>6.454651766</text:p>
          </table:table-cell>
          <table:table-cell table:formula="of:=POWER([.C269]-6.75;2)" office:value-type="float" office:value="0.087230579326919" calcext:value-type="float">
            <text:p>0.08723057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019186" calcext:value-type="float">
            <text:p>6.019186</text:p>
          </table:table-cell>
          <table:table-cell office:value-type="float" office:value="6.4678076809" calcext:value-type="float">
            <text:p>6.4678076809</text:p>
          </table:table-cell>
          <table:table-cell table:formula="of:=POWER([.C270]-6.75;2)" office:value-type="float" office:value="0.0796325049590362" calcext:value-type="float">
            <text:p>0.07963250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618738" calcext:value-type="float">
            <text:p>5.618738</text:p>
          </table:table-cell>
          <table:table-cell office:value-type="float" office:value="6.4885301915" calcext:value-type="float">
            <text:p>6.4885301915</text:p>
          </table:table-cell>
          <table:table-cell table:formula="of:=POWER([.C271]-6.75;2)" office:value-type="float" office:value="0.0683664607570268" calcext:value-type="float">
            <text:p>0.068366460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666681" calcext:value-type="float">
            <text:p>5.666681</text:p>
          </table:table-cell>
          <table:table-cell office:value-type="float" office:value="6.5150745106" calcext:value-type="float">
            <text:p>6.5150745106</text:p>
          </table:table-cell>
          <table:table-cell table:formula="of:=POWER([.C272]-6.75;2)" office:value-type="float" office:value="0.0551899855698296" calcext:value-type="float">
            <text:p>0.055189985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32084" calcext:value-type="float">
            <text:p>6.32084</text:p>
          </table:table-cell>
          <table:table-cell office:value-type="float" office:value="6.5404442979" calcext:value-type="float">
            <text:p>6.5404442979</text:p>
          </table:table-cell>
          <table:table-cell table:formula="of:=POWER([.C273]-6.75;2)" office:value-type="float" office:value="0.0439135922826241" calcext:value-type="float">
            <text:p>0.043913592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095798" calcext:value-type="float">
            <text:p>7.095798</text:p>
          </table:table-cell>
          <table:table-cell office:value-type="float" office:value="6.5518095532" calcext:value-type="float">
            <text:p>6.5518095532</text:p>
          </table:table-cell>
          <table:table-cell table:formula="of:=POWER([.C274]-6.75;2)" office:value-type="float" office:value="0.0392794532027836" calcext:value-type="float">
            <text:p>0.039279453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265015" calcext:value-type="float">
            <text:p>7.265015</text:p>
          </table:table-cell>
          <table:table-cell office:value-type="float" office:value="6.5460820213" calcext:value-type="float">
            <text:p>6.5460820213</text:p>
          </table:table-cell>
          <table:table-cell table:formula="of:=POWER([.C275]-6.75;2)" office:value-type="float" office:value="0.0415825420370936" calcext:value-type="float">
            <text:p>0.04158254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42434" calcext:value-type="float">
            <text:p>6.542434</text:p>
          </table:table-cell>
          <table:table-cell office:value-type="float" office:value="6.5368374894" calcext:value-type="float">
            <text:p>6.5368374894</text:p>
          </table:table-cell>
          <table:table-cell table:formula="of:=POWER([.C276]-6.75;2)" office:value-type="float" office:value="0.0454382559252952" calcext:value-type="float">
            <text:p>0.045438255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325179" calcext:value-type="float">
            <text:p>5.325179</text:p>
          </table:table-cell>
          <table:table-cell office:value-type="float" office:value="6.5440861277" calcext:value-type="float">
            <text:p>6.5440861277</text:p>
          </table:table-cell>
          <table:table-cell table:formula="of:=POWER([.C277]-6.75;2)" office:value-type="float" office:value="0.0424005228055807" calcext:value-type="float">
            <text:p>0.042400522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590053" calcext:value-type="float">
            <text:p>4.590053</text:p>
          </table:table-cell>
          <table:table-cell office:value-type="float" office:value="6.5782877872" calcext:value-type="float">
            <text:p>6.5782877872</text:p>
          </table:table-cell>
          <table:table-cell table:formula="of:=POWER([.C278]-6.75;2)" office:value-type="float" office:value="0.0294850840246725" calcext:value-type="float">
            <text:p>0.02948508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94206" calcext:value-type="float">
            <text:p>4.94206</text:p>
          </table:table-cell>
          <table:table-cell office:value-type="float" office:value="6.6280053404" calcext:value-type="float">
            <text:p>6.6280053404</text:p>
          </table:table-cell>
          <table:table-cell table:formula="of:=POWER([.C279]-6.75;2)" office:value-type="float" office:value="0.01488269697092" calcext:value-type="float">
            <text:p>0.01488269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767611" calcext:value-type="float">
            <text:p>5.767611</text:p>
          </table:table-cell>
          <table:table-cell office:value-type="float" office:value="6.6687113191" calcext:value-type="float">
            <text:p>6.6687113191</text:p>
          </table:table-cell>
          <table:table-cell table:formula="of:=POWER([.C280]-6.75;2)" office:value-type="float" office:value="0.00660784964246206" calcext:value-type="float">
            <text:p>0.006607849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448322" calcext:value-type="float">
            <text:p>6.448322</text:p>
          </table:table-cell>
          <table:table-cell office:value-type="float" office:value="6.6899615957" calcext:value-type="float">
            <text:p>6.6899615957</text:p>
          </table:table-cell>
          <table:table-cell table:formula="of:=POWER([.C281]-6.75;2)" office:value-type="float" office:value="0.00360460999089028" calcext:value-type="float">
            <text:p>0.0036046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3441" calcext:value-type="float">
            <text:p>6.83441</text:p>
          </table:table-cell>
          <table:table-cell office:value-type="float" office:value="6.6963749149" calcext:value-type="float">
            <text:p>6.6963749149</text:p>
          </table:table-cell>
          <table:table-cell table:formula="of:=POWER([.C282]-6.75;2)" office:value-type="float" office:value="0.00287564975198226" calcext:value-type="float">
            <text:p>0.002875649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933365" calcext:value-type="float">
            <text:p>6.933365</text:p>
          </table:table-cell>
          <table:table-cell office:value-type="float" office:value="6.6963802979" calcext:value-type="float">
            <text:p>6.6963802979</text:p>
          </table:table-cell>
          <table:table-cell table:formula="of:=POWER([.C283]-6.75;2)" office:value-type="float" office:value="0.00287507245329272" calcext:value-type="float">
            <text:p>0.002875072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84902" calcext:value-type="float">
            <text:p>6.784902</text:p>
          </table:table-cell>
          <table:table-cell office:value-type="float" office:value="6.6961313617" calcext:value-type="float">
            <text:p>6.6961313617</text:p>
          </table:table-cell>
          <table:table-cell table:formula="of:=POWER([.C284]-6.75;2)" office:value-type="float" office:value="0.00290183019229623" calcext:value-type="float">
            <text:p>0.002901830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494329" calcext:value-type="float">
            <text:p>6.494329</text:p>
          </table:table-cell>
          <table:table-cell office:value-type="float" office:value="6.6984699362" calcext:value-type="float">
            <text:p>6.6984699362</text:p>
          </table:table-cell>
          <table:table-cell table:formula="of:=POWER([.C285]-6.75;2)" office:value-type="float" office:value="0.00265534747523203" calcext:value-type="float">
            <text:p>0.002655347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230212" calcext:value-type="float">
            <text:p>6.230212</text:p>
          </table:table-cell>
          <table:table-cell office:value-type="float" office:value="6.7043878511" calcext:value-type="float">
            <text:p>6.7043878511</text:p>
          </table:table-cell>
          <table:table-cell table:formula="of:=POWER([.C286]-6.75;2)" office:value-type="float" office:value="0.00208046812727578" calcext:value-type="float">
            <text:p>0.002080468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12779" calcext:value-type="float">
            <text:p>6.12779</text:p>
          </table:table-cell>
          <table:table-cell office:value-type="float" office:value="6.7139739787" calcext:value-type="float">
            <text:p>6.7139739787</text:p>
          </table:table-cell>
          <table:table-cell table:formula="of:=POWER([.C287]-6.75;2)" office:value-type="float" office:value="0.00129787421070803" calcext:value-type="float">
            <text:p>0.001297874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181555" calcext:value-type="float">
            <text:p>6.181555</text:p>
          </table:table-cell>
          <table:table-cell office:value-type="float" office:value="6.7256683191" calcext:value-type="float">
            <text:p>6.7256683191</text:p>
          </table:table-cell>
          <table:table-cell table:formula="of:=POWER([.C288]-6.75;2)" office:value-type="float" office:value="0.000592030695419405" calcext:value-type="float">
            <text:p>0.000592030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275116" calcext:value-type="float">
            <text:p>6.275116</text:p>
          </table:table-cell>
          <table:table-cell office:value-type="float" office:value="6.7364691702" calcext:value-type="float">
            <text:p>6.7364691702</text:p>
          </table:table-cell>
          <table:table-cell table:formula="of:=POWER([.C289]-6.75;2)" office:value-type="float" office:value="0.000183083355076558" calcext:value-type="float">
            <text:p>0.000183083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314394" calcext:value-type="float">
            <text:p>6.314394</text:p>
          </table:table-cell>
          <table:table-cell office:value-type="float" office:value="6.7447991277" calcext:value-type="float">
            <text:p>6.7447991277</text:p>
          </table:table-cell>
          <table:table-cell table:formula="of:=POWER([.C290]-6.75;2)" office:value-type="float" office:value="0.0000270490726809037" calcext:value-type="float">
            <text:p>2.70490726809037E-00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296233" calcext:value-type="float">
            <text:p>6.296233</text:p>
          </table:table-cell>
          <table:table-cell office:value-type="float" office:value="6.752681383" calcext:value-type="float">
            <text:p>6.752681383</text:p>
          </table:table-cell>
          <table:table-cell table:formula="of:=POWER([.C291]-6.75;2)" office:value-type="float" office:value="0.00000718981479269188" calcext:value-type="float">
            <text:p>7.18981479269188E-00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294756" calcext:value-type="float">
            <text:p>6.294756</text:p>
          </table:table-cell>
          <table:table-cell office:value-type="float" office:value="6.7635615319" calcext:value-type="float">
            <text:p>6.7635615319</text:p>
          </table:table-cell>
          <table:table-cell table:formula="of:=POWER([.C292]-6.75;2)" office:value-type="float" office:value="0.000183915147474711" calcext:value-type="float">
            <text:p>0.000183915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411129" calcext:value-type="float">
            <text:p>6.411129</text:p>
          </table:table-cell>
          <table:table-cell office:value-type="float" office:value="6.7773470851" calcext:value-type="float">
            <text:p>6.7773470851</text:p>
          </table:table-cell>
          <table:table-cell table:formula="of:=POWER([.C293]-6.75;2)" office:value-type="float" office:value="0.000747863063466627" calcext:value-type="float">
            <text:p>0.000747863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6839" calcext:value-type="float">
            <text:p>6.66839</text:p>
          </table:table-cell>
          <table:table-cell office:value-type="float" office:value="6.7887508085" calcext:value-type="float">
            <text:p>6.7887508085</text:p>
          </table:table-cell>
          <table:table-cell table:formula="of:=POWER([.C294]-6.75;2)" office:value-type="float" office:value="0.00150162515940365" calcext:value-type="float">
            <text:p>0.001501625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936143" calcext:value-type="float">
            <text:p>6.936143</text:p>
          </table:table-cell>
          <table:table-cell office:value-type="float" office:value="6.7916430638" calcext:value-type="float">
            <text:p>6.7916430638</text:p>
          </table:table-cell>
          <table:table-cell table:formula="of:=POWER([.C295]-6.75;2)" office:value-type="float" office:value="0.00173414476265091" calcext:value-type="float">
            <text:p>0.001734144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027687" calcext:value-type="float">
            <text:p>7.027687</text:p>
          </table:table-cell>
          <table:table-cell office:value-type="float" office:value="6.7850215106" calcext:value-type="float">
            <text:p>6.7850215106</text:p>
          </table:table-cell>
          <table:table-cell table:formula="of:=POWER([.C296]-6.75;2)" office:value-type="float" office:value="0.00122650620470591" calcext:value-type="float">
            <text:p>0.001226506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73786" calcext:value-type="float">
            <text:p>6.873786</text:p>
          </table:table-cell>
          <table:table-cell office:value-type="float" office:value="6.7741085957" calcext:value-type="float">
            <text:p>6.7741085957</text:p>
          </table:table-cell>
          <table:table-cell table:formula="of:=POWER([.C297]-6.75;2)" office:value-type="float" office:value="0.000581224386626038" calcext:value-type="float">
            <text:p>0.000581224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87013" calcext:value-type="float">
            <text:p>6.587013</text:p>
          </table:table-cell>
          <table:table-cell office:value-type="float" office:value="6.7660968936" calcext:value-type="float">
            <text:p>6.7660968936</text:p>
          </table:table-cell>
          <table:table-cell table:formula="of:=POWER([.C298]-6.75;2)" office:value-type="float" office:value="0.000259109983569732" calcext:value-type="float">
            <text:p>0.0002591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372243" calcext:value-type="float">
            <text:p>6.372243</text:p>
          </table:table-cell>
          <table:table-cell office:value-type="float" office:value="6.7651814043" calcext:value-type="float">
            <text:p>6.7651814043</text:p>
          </table:table-cell>
          <table:table-cell table:formula="of:=POWER([.C299]-6.75;2)" office:value-type="float" office:value="0.000230475036520053" calcext:value-type="float">
            <text:p>0.00023047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350624" calcext:value-type="float">
            <text:p>6.350624</text:p>
          </table:table-cell>
          <table:table-cell office:value-type="float" office:value="6.7702508723" calcext:value-type="float">
            <text:p>6.7702508723</text:p>
          </table:table-cell>
          <table:table-cell table:formula="of:=POWER([.C300]-6.75;2)" office:value-type="float" office:value="0.000410097828910912" calcext:value-type="float">
            <text:p>0.00041009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460021" calcext:value-type="float">
            <text:p>6.460021</text:p>
          </table:table-cell>
          <table:table-cell office:value-type="float" office:value="6.7764954894" calcext:value-type="float">
            <text:p>6.7764954894</text:p>
          </table:table-cell>
          <table:table-cell table:formula="of:=POWER([.C301]-6.75;2)" office:value-type="float" office:value="0.000702010958545525" calcext:value-type="float">
            <text:p>0.00070201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65298" calcext:value-type="float">
            <text:p>6.565298</text:p>
          </table:table-cell>
          <table:table-cell office:value-type="float" office:value="6.7796940638" calcext:value-type="float">
            <text:p>6.7796940638</text:p>
          </table:table-cell>
          <table:table-cell table:formula="of:=POWER([.C302]-6.75;2)" office:value-type="float" office:value="0.000881737424958474" calcext:value-type="float">
            <text:p>0.000881737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2346" calcext:value-type="float">
            <text:p>6.62346</text:p>
          </table:table-cell>
          <table:table-cell office:value-type="float" office:value="6.7787672979" calcext:value-type="float">
            <text:p>6.7787672979</text:p>
          </table:table-cell>
          <table:table-cell table:formula="of:=POWER([.C303]-6.75;2)" office:value-type="float" office:value="0.000827557428467344" calcext:value-type="float">
            <text:p>0.000827557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81076" calcext:value-type="float">
            <text:p>6.681076</text:p>
          </table:table-cell>
          <table:table-cell office:value-type="float" office:value="6.7746121702" calcext:value-type="float">
            <text:p>6.7746121702</text:p>
          </table:table-cell>
          <table:table-cell table:formula="of:=POWER([.C304]-6.75;2)" office:value-type="float" office:value="0.000605758921953777" calcext:value-type="float">
            <text:p>0.000605758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60087" calcext:value-type="float">
            <text:p>6.760087</text:p>
          </table:table-cell>
          <table:table-cell office:value-type="float" office:value="6.7680409787" calcext:value-type="float">
            <text:p>6.7680409787</text:p>
          </table:table-cell>
          <table:table-cell table:formula="of:=POWER([.C305]-6.75;2)" office:value-type="float" office:value="0.000325476912453861" calcext:value-type="float">
            <text:p>0.000325476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25843" calcext:value-type="float">
            <text:p>6.825843</text:p>
          </table:table-cell>
          <table:table-cell office:value-type="float" office:value="6.759425" calcext:value-type="float">
            <text:p>6.759425</text:p>
          </table:table-cell>
          <table:table-cell table:formula="of:=POWER([.C306]-6.75;2)" office:value-type="float" office:value="0.0000888306250000045" calcext:value-type="float">
            <text:p>8.88306250000045E-0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34355" calcext:value-type="float">
            <text:p>6.834355</text:p>
          </table:table-cell>
          <table:table-cell office:value-type="float" office:value="6.7495183404" calcext:value-type="float">
            <text:p>6.7495183404</text:p>
          </table:table-cell>
          <table:table-cell table:formula="of:=POWER([.C307]-6.75;2)" office:value-type="float" office:value="0.000000231995970272284" calcext:value-type="float">
            <text:p>0.00000023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54064" calcext:value-type="float">
            <text:p>6.754064</text:p>
          </table:table-cell>
          <table:table-cell office:value-type="float" office:value="6.7401168085" calcext:value-type="float">
            <text:p>6.7401168085</text:p>
          </table:table-cell>
          <table:table-cell table:formula="of:=POWER([.C308]-6.75;2)" office:value-type="float" office:value="0.0000976774742256755" calcext:value-type="float">
            <text:p>9.76774742256755E-00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584171" calcext:value-type="float">
            <text:p>6.584171</text:p>
          </table:table-cell>
          <table:table-cell office:value-type="float" office:value="6.733969766" calcext:value-type="float">
            <text:p>6.733969766</text:p>
          </table:table-cell>
          <table:table-cell table:formula="of:=POWER([.C309]-6.75;2)" office:value-type="float" office:value="0.000256968402094743" calcext:value-type="float">
            <text:p>0.000256968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392738" calcext:value-type="float">
            <text:p>6.392738</text:p>
          </table:table-cell>
          <table:table-cell office:value-type="float" office:value="6.7335454681" calcext:value-type="float">
            <text:p>6.7335454681</text:p>
          </table:table-cell>
          <table:table-cell table:formula="of:=POWER([.C310]-6.75;2)" office:value-type="float" office:value="0.000270751620048118" calcext:value-type="float">
            <text:p>0.000270751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328639" calcext:value-type="float">
            <text:p>6.328639</text:p>
          </table:table-cell>
          <table:table-cell office:value-type="float" office:value="6.7385383404" calcext:value-type="float">
            <text:p>6.7385383404</text:p>
          </table:table-cell>
          <table:table-cell table:formula="of:=POWER([.C311]-6.75;2)" office:value-type="float" office:value="0.000131369640786275" calcext:value-type="float">
            <text:p>0.000131369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538505" calcext:value-type="float">
            <text:p>6.538505</text:p>
          </table:table-cell>
          <table:table-cell office:value-type="float" office:value="6.7435415745" calcext:value-type="float">
            <text:p>6.7435415745</text:p>
          </table:table-cell>
          <table:table-cell table:formula="of:=POWER([.C312]-6.75;2)" office:value-type="float" office:value="0.0000417112599390499" calcext:value-type="float">
            <text:p>4.17112599390499E-00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975022" calcext:value-type="float">
            <text:p>6.975022</text:p>
          </table:table-cell>
          <table:table-cell office:value-type="float" office:value="6.739854766" calcext:value-type="float">
            <text:p>6.739854766</text:p>
          </table:table-cell>
          <table:table-cell table:formula="of:=POWER([.C313]-6.75;2)" office:value-type="float" office:value="0.000102925772914763" calcext:value-type="float">
            <text:p>0.000102925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361937" calcext:value-type="float">
            <text:p>7.361937</text:p>
          </table:table-cell>
          <table:table-cell office:value-type="float" office:value="6.7232968298" calcext:value-type="float">
            <text:p>6.7232968298</text:p>
          </table:table-cell>
          <table:table-cell table:formula="of:=POWER([.C314]-6.75;2)" office:value-type="float" office:value="0.000713059298730181" calcext:value-type="float">
            <text:p>0.000713059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451986" calcext:value-type="float">
            <text:p>7.451986</text:p>
          </table:table-cell>
          <table:table-cell office:value-type="float" office:value="6.6998581489" calcext:value-type="float">
            <text:p>6.6998581489</text:p>
          </table:table-cell>
          <table:table-cell table:formula="of:=POWER([.C315]-6.75;2)" office:value-type="float" office:value="0.0025142052317346" calcext:value-type="float">
            <text:p>0.002514205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253765" calcext:value-type="float">
            <text:p>7.253765</text:p>
          </table:table-cell>
          <table:table-cell office:value-type="float" office:value="6.6804468085" calcext:value-type="float">
            <text:p>6.6804468085</text:p>
          </table:table-cell>
          <table:table-cell table:formula="of:=POWER([.C316]-6.75;2)" office:value-type="float" office:value="0.00483764644783565" calcext:value-type="float">
            <text:p>0.004837646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993144" calcext:value-type="float">
            <text:p>6.993144</text:p>
          </table:table-cell>
          <table:table-cell office:value-type="float" office:value="6.6704741277" calcext:value-type="float">
            <text:p>6.6704741277</text:p>
          </table:table-cell>
          <table:table-cell table:formula="of:=POWER([.C317]-6.75;2)" office:value-type="float" office:value="0.00632436436507585" calcext:value-type="float">
            <text:p>0.006324364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866321" calcext:value-type="float">
            <text:p>6.866321</text:p>
          </table:table-cell>
          <table:table-cell office:value-type="float" office:value="6.6640592553" calcext:value-type="float">
            <text:p>6.6640592553</text:p>
          </table:table-cell>
          <table:table-cell table:formula="of:=POWER([.C318]-6.75;2)" office:value-type="float" office:value="0.00738581159959062" calcext:value-type="float">
            <text:p>0.00738581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59061" calcext:value-type="float">
            <text:p>6.859061</text:p>
          </table:table-cell>
          <table:table-cell office:value-type="float" office:value="6.6475817447" calcext:value-type="float">
            <text:p>6.6475817447</text:p>
          </table:table-cell>
          <table:table-cell table:formula="of:=POWER([.C319]-6.75;2)" office:value-type="float" office:value="0.010489499018696" calcext:value-type="float">
            <text:p>0.01048949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55007" calcext:value-type="float">
            <text:p>6.855007</text:p>
          </table:table-cell>
          <table:table-cell office:value-type="float" office:value="6.612329617" calcext:value-type="float">
            <text:p>6.612329617</text:p>
          </table:table-cell>
          <table:table-cell table:formula="of:=POWER([.C320]-6.75;2)" office:value-type="float" office:value="0.0189531343553666" calcext:value-type="float">
            <text:p>0.018953134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26604" calcext:value-type="float">
            <text:p>6.826604</text:p>
          </table:table-cell>
          <table:table-cell office:value-type="float" office:value="6.5673058085" calcext:value-type="float">
            <text:p>6.5673058085</text:p>
          </table:table-cell>
          <table:table-cell table:formula="of:=POWER([.C321]-6.75;2)" office:value-type="float" office:value="0.0333771676078385" calcext:value-type="float">
            <text:p>0.033377167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830522" calcext:value-type="float">
            <text:p>6.830522</text:p>
          </table:table-cell>
          <table:table-cell office:value-type="float" office:value="6.5325767447" calcext:value-type="float">
            <text:p>6.5325767447</text:p>
          </table:table-cell>
          <table:table-cell table:formula="of:=POWER([.C322]-6.75;2)" office:value-type="float" office:value="0.047272871945249" calcext:value-type="float">
            <text:p>0.047272871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88312" calcext:value-type="float">
            <text:p>6.88312</text:p>
          </table:table-cell>
          <table:table-cell office:value-type="float" office:value="6.5168927234" calcext:value-type="float">
            <text:p>6.5168927234</text:p>
          </table:table-cell>
          <table:table-cell table:formula="of:=POWER([.C323]-6.75;2)" office:value-type="float" office:value="0.054339002403869" calcext:value-type="float">
            <text:p>0.054339002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932657" calcext:value-type="float">
            <text:p>6.932657</text:p>
          </table:table-cell>
          <table:table-cell office:value-type="float" office:value="6.5169372128" calcext:value-type="float">
            <text:p>6.5169372128</text:p>
          </table:table-cell>
          <table:table-cell table:formula="of:=POWER([.C324]-6.75;2)" office:value-type="float" office:value="0.0543182627774324" calcext:value-type="float">
            <text:p>0.054318262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926778" calcext:value-type="float">
            <text:p>6.926778</text:p>
          </table:table-cell>
          <table:table-cell office:value-type="float" office:value="6.5256138298" calcext:value-type="float">
            <text:p>6.5256138298</text:p>
          </table:table-cell>
          <table:table-cell table:formula="of:=POWER([.C325]-6.75;2)" office:value-type="float" office:value="0.0503491533770233" calcext:value-type="float">
            <text:p>0.050349153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55241" calcext:value-type="float">
            <text:p>6.855241</text:p>
          </table:table-cell>
          <table:table-cell office:value-type="float" office:value="6.5339318723" calcext:value-type="float">
            <text:p>6.5339318723</text:p>
          </table:table-cell>
          <table:table-cell table:formula="of:=POWER([.C326]-6.75;2)" office:value-type="float" office:value="0.0466854358077834" calcext:value-type="float">
            <text:p>0.046685435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66374" calcext:value-type="float">
            <text:p>6.766374</text:p>
          </table:table-cell>
          <table:table-cell office:value-type="float" office:value="6.5324868936" calcext:value-type="float">
            <text:p>6.5324868936</text:p>
          </table:table-cell>
          <table:table-cell table:formula="of:=POWER([.C327]-6.75;2)" office:value-type="float" office:value="0.0473119514557778" calcext:value-type="float">
            <text:p>0.047311951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49748" calcext:value-type="float">
            <text:p>6.749748</text:p>
          </table:table-cell>
          <table:table-cell office:value-type="float" office:value="6.5157611277" calcext:value-type="float">
            <text:p>6.5157611277</text:p>
          </table:table-cell>
          <table:table-cell table:formula="of:=POWER([.C328]-6.75;2)" office:value-type="float" office:value="0.0548678492963756" calcext:value-type="float">
            <text:p>0.054867849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34663" calcext:value-type="float">
            <text:p>6.834663</text:p>
          </table:table-cell>
          <table:table-cell office:value-type="float" office:value="6.4840825532" calcext:value-type="float">
            <text:p>6.4840825532</text:p>
          </table:table-cell>
          <table:table-cell table:formula="of:=POWER([.C329]-6.75;2)" office:value-type="float" office:value="0.0707120885126306" calcext:value-type="float">
            <text:p>0.070712088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921665" calcext:value-type="float">
            <text:p>6.921665</text:p>
          </table:table-cell>
          <table:table-cell office:value-type="float" office:value="6.4384462979" calcext:value-type="float">
            <text:p>6.4384462979</text:p>
          </table:table-cell>
          <table:table-cell table:formula="of:=POWER([.C330]-6.75;2)" office:value-type="float" office:value="0.0970657092922158" calcext:value-type="float">
            <text:p>0.097065709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94815" calcext:value-type="float">
            <text:p>6.894815</text:p>
          </table:table-cell>
          <table:table-cell office:value-type="float" office:value="6.3747143617" calcext:value-type="float">
            <text:p>6.3747143617</text:p>
          </table:table-cell>
          <table:table-cell table:formula="of:=POWER([.C331]-6.75;2)" office:value-type="float" office:value="0.140839310314239" calcext:value-type="float">
            <text:p>0.140839310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72471" calcext:value-type="float">
            <text:p>6.772471</text:p>
          </table:table-cell>
          <table:table-cell office:value-type="float" office:value="6.2940785532" calcext:value-type="float">
            <text:p>6.2940785532</text:p>
          </table:table-cell>
          <table:table-cell table:formula="of:=POWER([.C332]-6.75;2)" office:value-type="float" office:value="0.207864365652205" calcext:value-type="float">
            <text:p>0.207864365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8076" calcext:value-type="float">
            <text:p>6.68076</text:p>
          </table:table-cell>
          <table:table-cell office:value-type="float" office:value="6.2408229574" calcext:value-type="float">
            <text:p>6.2408229574</text:p>
          </table:table-cell>
          <table:table-cell table:formula="of:=POWER([.C333]-6.75;2)" office:value-type="float" office:value="0.259261260710882" calcext:value-type="float">
            <text:p>0.259261260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77424" calcext:value-type="float">
            <text:p>6.677424</text:p>
          </table:table-cell>
          <table:table-cell office:value-type="float" office:value="6.2762166383" calcext:value-type="float">
            <text:p>6.2762166383</text:p>
          </table:table-cell>
          <table:table-cell table:formula="of:=POWER([.C334]-6.75;2)" office:value-type="float" office:value="0.224470673823753" calcext:value-type="float">
            <text:p>0.224470673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89195" calcext:value-type="float">
            <text:p>6.689195</text:p>
          </table:table-cell>
          <table:table-cell office:value-type="float" office:value="6.6666830213" calcext:value-type="float">
            <text:p>6.6666830213</text:p>
          </table:table-cell>
          <table:table-cell table:formula="of:=POWER([.C335]-6.75;2)" office:value-type="float" office:value="0.00694171893969627" calcext:value-type="float">
            <text:p>0.006941718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66624" calcext:value-type="float">
            <text:p>6.666624</text:p>
          </table:table-cell>
          <table:table-cell office:value-type="float" office:value="7.0568989574" calcext:value-type="float">
            <text:p>7.0568989574</text:p>
          </table:table-cell>
          <table:table-cell table:formula="of:=POWER([.C336]-6.75;2)" office:value-type="float" office:value="0.0941869700532068" calcext:value-type="float">
            <text:p>0.094186970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8486" calcext:value-type="float">
            <text:p>6.68486</text:p>
          </table:table-cell>
          <table:table-cell office:value-type="float" office:value="7.0337426809" calcext:value-type="float">
            <text:p>7.0337426809</text:p>
          </table:table-cell>
          <table:table-cell table:formula="of:=POWER([.C337]-6.75;2)" office:value-type="float" office:value="0.080509908964319" calcext:value-type="float">
            <text:p>0.08050990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076" calcext:value-type="float">
            <text:p>6.8076</text:p>
          </table:table-cell>
          <table:table-cell office:value-type="float" office:value="7.0427658085" calcext:value-type="float">
            <text:p>7.0427658085</text:p>
          </table:table-cell>
          <table:table-cell table:formula="of:=POWER([.C338]-6.75;2)" office:value-type="float" office:value="0.0857118186266589" calcext:value-type="float">
            <text:p>0.085711818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942677" calcext:value-type="float">
            <text:p>6.942677</text:p>
          </table:table-cell>
          <table:table-cell office:value-type="float" office:value="7.0482934043" calcext:value-type="float">
            <text:p>7.0482934043</text:p>
          </table:table-cell>
          <table:table-cell table:formula="of:=POWER([.C339]-6.75;2)" office:value-type="float" office:value="0.0889789550488832" calcext:value-type="float">
            <text:p>0.08897895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947104" calcext:value-type="float">
            <text:p>6.947104</text:p>
          </table:table-cell>
          <table:table-cell office:value-type="float" office:value="7.0381811702" calcext:value-type="float">
            <text:p>7.0381811702</text:p>
          </table:table-cell>
          <table:table-cell table:formula="of:=POWER([.C340]-6.75;2)" office:value-type="float" office:value="0.0830483868578412" calcext:value-type="float">
            <text:p>0.083048386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04326" calcext:value-type="float">
            <text:p>6.804326</text:p>
          </table:table-cell>
          <table:table-cell office:value-type="float" office:value="7.0120664468" calcext:value-type="float">
            <text:p>7.0120664468</text:p>
          </table:table-cell>
          <table:table-cell table:formula="of:=POWER([.C341]-6.75;2)" office:value-type="float" office:value="0.068678822538377" calcext:value-type="float">
            <text:p>0.068678822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2493" calcext:value-type="float">
            <text:p>6.62493</text:p>
          </table:table-cell>
          <table:table-cell office:value-type="float" office:value="6.9803184468" calcext:value-type="float">
            <text:p>6.9803184468</text:p>
          </table:table-cell>
          <table:table-cell table:formula="of:=POWER([.C342]-6.75;2)" office:value-type="float" office:value="0.0530465869363645" calcext:value-type="float">
            <text:p>0.053046586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51478" calcext:value-type="float">
            <text:p>6.51478</text:p>
          </table:table-cell>
          <table:table-cell office:value-type="float" office:value="6.9595159574" calcext:value-type="float">
            <text:p>6.9595159574</text:p>
          </table:table-cell>
          <table:table-cell table:formula="of:=POWER([.C343]-6.75;2)" office:value-type="float" office:value="0.0438969364052386" calcext:value-type="float">
            <text:p>0.043896936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497236" calcext:value-type="float">
            <text:p>6.497236</text:p>
          </table:table-cell>
          <table:table-cell office:value-type="float" office:value="6.957206617" calcext:value-type="float">
            <text:p>6.957206617</text:p>
          </table:table-cell>
          <table:table-cell table:formula="of:=POWER([.C344]-6.75;2)" office:value-type="float" office:value="0.0429345821285846" calcext:value-type="float">
            <text:p>0.042934582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43985" calcext:value-type="float">
            <text:p>6.543985</text:p>
          </table:table-cell>
          <table:table-cell office:value-type="float" office:value="6.9656083191" calcext:value-type="float">
            <text:p>6.9656083191</text:p>
          </table:table-cell>
          <table:table-cell table:formula="of:=POWER([.C345]-6.75;2)" office:value-type="float" office:value="0.0464869472651275" calcext:value-type="float">
            <text:p>0.046486947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10508" calcext:value-type="float">
            <text:p>6.610508</text:p>
          </table:table-cell>
          <table:table-cell office:value-type="float" office:value="6.9696372766" calcext:value-type="float">
            <text:p>6.9696372766</text:p>
          </table:table-cell>
          <table:table-cell table:formula="of:=POWER([.C346]-6.75;2)" office:value-type="float" office:value="0.0482405332722651" calcext:value-type="float">
            <text:p>0.048240533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44121" calcext:value-type="float">
            <text:p>6.644121</text:p>
          </table:table-cell>
          <table:table-cell office:value-type="float" office:value="6.9585744255" calcext:value-type="float">
            <text:p>6.9585744255</text:p>
          </table:table-cell>
          <table:table-cell table:formula="of:=POWER([.C347]-6.75;2)" office:value-type="float" office:value="0.0435032909726551" calcext:value-type="float">
            <text:p>0.04350329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10354" calcext:value-type="float">
            <text:p>6.610354</text:p>
          </table:table-cell>
          <table:table-cell office:value-type="float" office:value="6.9347602766" calcext:value-type="float">
            <text:p>6.9347602766</text:p>
          </table:table-cell>
          <table:table-cell table:formula="of:=POWER([.C348]-6.75;2)" office:value-type="float" office:value="0.0341363598093087" calcext:value-type="float">
            <text:p>0.034136359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2174" calcext:value-type="float">
            <text:p>6.52174</text:p>
          </table:table-cell>
          <table:table-cell office:value-type="float" office:value="6.9112705106" calcext:value-type="float">
            <text:p>6.9112705106</text:p>
          </table:table-cell>
          <table:table-cell table:formula="of:=POWER([.C349]-6.75;2)" office:value-type="float" office:value="0.0260081775891846" calcext:value-type="float">
            <text:p>0.026008177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428169" calcext:value-type="float">
            <text:p>6.428169</text:p>
          </table:table-cell>
          <table:table-cell office:value-type="float" office:value="6.8988457872" calcext:value-type="float">
            <text:p>6.8988457872</text:p>
          </table:table-cell>
          <table:table-cell table:formula="of:=POWER([.C350]-6.75;2)" office:value-type="float" office:value="0.0221550683671877" calcext:value-type="float">
            <text:p>0.022155068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37223" calcext:value-type="float">
            <text:p>6.37223</text:p>
          </table:table-cell>
          <table:table-cell office:value-type="float" office:value="6.8991334043" calcext:value-type="float">
            <text:p>6.8991334043</text:p>
          </table:table-cell>
          <table:table-cell table:formula="of:=POWER([.C351]-6.75;2)" office:value-type="float" office:value="0.0222407722781072" calcext:value-type="float">
            <text:p>0.022240772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355136" calcext:value-type="float">
            <text:p>6.355136</text:p>
          </table:table-cell>
          <table:table-cell office:value-type="float" office:value="6.9072809574" calcext:value-type="float">
            <text:p>6.9072809574</text:p>
          </table:table-cell>
          <table:table-cell table:formula="of:=POWER([.C352]-6.75;2)" office:value-type="float" office:value="0.0247372995606607" calcext:value-type="float">
            <text:p>0.024737299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36023" calcext:value-type="float">
            <text:p>6.36023</text:p>
          </table:table-cell>
          <table:table-cell office:value-type="float" office:value="6.9164422553" calcext:value-type="float">
            <text:p>6.9164422553</text:p>
          </table:table-cell>
          <table:table-cell table:formula="of:=POWER([.C353]-6.75;2)" office:value-type="float" office:value="0.0277030243493503" calcext:value-type="float">
            <text:p>0.027703024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392483" calcext:value-type="float">
            <text:p>6.392483</text:p>
          </table:table-cell>
          <table:table-cell office:value-type="float" office:value="6.9220002979" calcext:value-type="float">
            <text:p>6.9220002979</text:p>
          </table:table-cell>
          <table:table-cell table:formula="of:=POWER([.C354]-6.75;2)" office:value-type="float" office:value="0.0295841024776889" calcext:value-type="float">
            <text:p>0.029584102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465153" calcext:value-type="float">
            <text:p>6.465153</text:p>
          </table:table-cell>
          <table:table-cell office:value-type="float" office:value="6.9233794255" calcext:value-type="float">
            <text:p>6.9233794255</text:p>
          </table:table-cell>
          <table:table-cell table:formula="of:=POWER([.C355]-6.75;2)" office:value-type="float" office:value="0.0300604251867102" calcext:value-type="float">
            <text:p>0.030060425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564229" calcext:value-type="float">
            <text:p>6.564229</text:p>
          </table:table-cell>
          <table:table-cell office:value-type="float" office:value="6.9218731702" calcext:value-type="float">
            <text:p>6.9218731702</text:p>
          </table:table-cell>
          <table:table-cell table:formula="of:=POWER([.C356]-6.75;2)" office:value-type="float" office:value="0.029540386634598" calcext:value-type="float">
            <text:p>0.029540386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27403" calcext:value-type="float">
            <text:p>6.627403</text:p>
          </table:table-cell>
          <table:table-cell office:value-type="float" office:value="6.9177064468" calcext:value-type="float">
            <text:p>6.9177064468</text:p>
          </table:table-cell>
          <table:table-cell table:formula="of:=POWER([.C357]-6.75;2)" office:value-type="float" office:value="0.0281254522982814" calcext:value-type="float">
            <text:p>0.02812545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563791" calcext:value-type="float">
            <text:p>6.563791</text:p>
          </table:table-cell>
          <table:table-cell office:value-type="float" office:value="6.9107954468" calcext:value-type="float">
            <text:p>6.9107954468</text:p>
          </table:table-cell>
          <table:table-cell table:formula="of:=POWER([.C358]-6.75;2)" office:value-type="float" office:value="0.0258551757116116" calcext:value-type="float">
            <text:p>0.025855175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365225" calcext:value-type="float">
            <text:p>6.365225</text:p>
          </table:table-cell>
          <table:table-cell office:value-type="float" office:value="6.903579383" calcext:value-type="float">
            <text:p>6.903579383</text:p>
          </table:table-cell>
          <table:table-cell table:formula="of:=POWER([.C359]-6.75;2)" office:value-type="float" office:value="0.0235866268826608" calcext:value-type="float">
            <text:p>0.023586626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196799" calcext:value-type="float">
            <text:p>6.196799</text:p>
          </table:table-cell>
          <table:table-cell office:value-type="float" office:value="6.9006034255" calcext:value-type="float">
            <text:p>6.9006034255</text:p>
          </table:table-cell>
          <table:table-cell table:formula="of:=POWER([.C360]-6.75;2)" office:value-type="float" office:value="0.022681391772334" calcext:value-type="float">
            <text:p>0.022681391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260319" calcext:value-type="float">
            <text:p>6.260319</text:p>
          </table:table-cell>
          <table:table-cell office:value-type="float" office:value="6.9036872766" calcext:value-type="float">
            <text:p>6.9036872766</text:p>
          </table:table-cell>
          <table:table-cell table:formula="of:=POWER([.C361]-6.75;2)" office:value-type="float" office:value="0.023619778988725" calcext:value-type="float">
            <text:p>0.02361977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39653" calcext:value-type="float">
            <text:p>6.539653</text:p>
          </table:table-cell>
          <table:table-cell office:value-type="float" office:value="6.9087067447" calcext:value-type="float">
            <text:p>6.9087067447</text:p>
          </table:table-cell>
          <table:table-cell table:formula="of:=POWER([.C362]-6.75;2)" office:value-type="float" office:value="0.0251878308132709" calcext:value-type="float">
            <text:p>0.025187830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85049" calcext:value-type="float">
            <text:p>6.785049</text:p>
          </table:table-cell>
          <table:table-cell office:value-type="float" office:value="6.9095497234" calcext:value-type="float">
            <text:p>6.9095497234</text:p>
          </table:table-cell>
          <table:table-cell table:formula="of:=POWER([.C363]-6.75;2)" office:value-type="float" office:value="0.0254561142370164" calcext:value-type="float">
            <text:p>0.025456114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91645" calcext:value-type="float">
            <text:p>6.691645</text:p>
          </table:table-cell>
          <table:table-cell office:value-type="float" office:value="6.9049016809" calcext:value-type="float">
            <text:p>6.9049016809</text:p>
          </table:table-cell>
          <table:table-cell table:formula="of:=POWER([.C364]-6.75;2)" office:value-type="float" office:value="0.0239945307456455" calcext:value-type="float">
            <text:p>0.023994530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091878" calcext:value-type="float">
            <text:p>6.091878</text:p>
          </table:table-cell>
          <table:table-cell office:value-type="float" office:value="6.9012264681" calcext:value-type="float">
            <text:p>6.9012264681</text:p>
          </table:table-cell>
          <table:table-cell table:formula="of:=POWER([.C365]-6.75;2)" office:value-type="float" office:value="0.0228694446540003" calcext:value-type="float">
            <text:p>0.022869444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202211" calcext:value-type="float">
            <text:p>5.202211</text:p>
          </table:table-cell>
          <table:table-cell office:value-type="float" office:value="6.9099060638" calcext:value-type="float">
            <text:p>6.9099060638</text:p>
          </table:table-cell>
          <table:table-cell table:formula="of:=POWER([.C366]-6.75;2)" office:value-type="float" office:value="0.0255699492400098" calcext:value-type="float">
            <text:p>0.025569949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738888" calcext:value-type="float">
            <text:p>4.738888</text:p>
          </table:table-cell>
          <table:table-cell office:value-type="float" office:value="6.9380699574" calcext:value-type="float">
            <text:p>6.9380699574</text:p>
          </table:table-cell>
          <table:table-cell table:formula="of:=POWER([.C367]-6.75;2)" office:value-type="float" office:value="0.0353703088764377" calcext:value-type="float">
            <text:p>0.035370308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194338" calcext:value-type="float">
            <text:p>5.194338</text:p>
          </table:table-cell>
          <table:table-cell office:value-type="float" office:value="6.9770377872" calcext:value-type="float">
            <text:p>6.9770377872</text:p>
          </table:table-cell>
          <table:table-cell table:formula="of:=POWER([.C368]-6.75;2)" office:value-type="float" office:value="0.0515461568166727" calcext:value-type="float">
            <text:p>0.051546156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093373" calcext:value-type="float">
            <text:p>6.093373</text:p>
          </table:table-cell>
          <table:table-cell office:value-type="float" office:value="7.0071314255" calcext:value-type="float">
            <text:p>7.0071314255</text:p>
          </table:table-cell>
          <table:table-cell table:formula="of:=POWER([.C369]-6.75;2)" office:value-type="float" office:value="0.066116569979662" calcext:value-type="float">
            <text:p>0.0661165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85211" calcext:value-type="float">
            <text:p>6.885211</text:p>
          </table:table-cell>
          <table:table-cell office:value-type="float" office:value="7.0192309362" calcext:value-type="float">
            <text:p>7.0192309362</text:p>
          </table:table-cell>
          <table:table-cell table:formula="of:=POWER([.C370]-6.75;2)" office:value-type="float" office:value="0.0724852970071283" calcext:value-type="float">
            <text:p>0.07248529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340458" calcext:value-type="float">
            <text:p>7.340458</text:p>
          </table:table-cell>
          <table:table-cell office:value-type="float" office:value="7.0162967021" calcext:value-type="float">
            <text:p>7.0162967021</text:p>
          </table:table-cell>
          <table:table-cell table:formula="of:=POWER([.C371]-6.75;2)" office:value-type="float" office:value="0.0709139335493361" calcext:value-type="float">
            <text:p>0.070913933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317726" calcext:value-type="float">
            <text:p>7.317726</text:p>
          </table:table-cell>
          <table:table-cell office:value-type="float" office:value="7.0048558298" calcext:value-type="float">
            <text:p>7.0048558298</text:p>
          </table:table-cell>
          <table:table-cell table:formula="of:=POWER([.C372]-6.75;2)" office:value-type="float" office:value="0.0649514939830467" calcext:value-type="float">
            <text:p>0.06495149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87327" calcext:value-type="float">
            <text:p>6.787327</text:p>
          </table:table-cell>
          <table:table-cell office:value-type="float" office:value="6.992662234" calcext:value-type="float">
            <text:p>6.992662234</text:p>
          </table:table-cell>
          <table:table-cell table:formula="of:=POWER([.C373]-6.75;2)" office:value-type="float" office:value="0.0588849598098707" calcext:value-type="float">
            <text:p>0.0588849598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980263" calcext:value-type="float">
            <text:p>5.980263</text:p>
          </table:table-cell>
          <table:table-cell office:value-type="float" office:value="6.9885270638" calcext:value-type="float">
            <text:p>6.9885270638</text:p>
          </table:table-cell>
          <table:table-cell table:formula="of:=POWER([.C374]-6.75;2)" office:value-type="float" office:value="0.0568951601650494" calcext:value-type="float">
            <text:p>0.056895160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260855" calcext:value-type="float">
            <text:p>5.260855</text:p>
          </table:table-cell>
          <table:table-cell office:value-type="float" office:value="6.9993080638" calcext:value-type="float">
            <text:p>6.9993080638</text:p>
          </table:table-cell>
          <table:table-cell table:formula="of:=POWER([.C375]-6.75;2)" office:value-type="float" office:value="0.0621545106757049" calcext:value-type="float">
            <text:p>0.062154510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689759" calcext:value-type="float">
            <text:p>4.689759</text:p>
          </table:table-cell>
          <table:table-cell office:value-type="float" office:value="7.0266102979" calcext:value-type="float">
            <text:p>7.0266102979</text:p>
          </table:table-cell>
          <table:table-cell table:formula="of:=POWER([.C376]-6.75;2)" office:value-type="float" office:value="0.0765132569043265" calcext:value-type="float">
            <text:p>0.076513256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926264" calcext:value-type="float">
            <text:p>3.926264</text:p>
          </table:table-cell>
          <table:table-cell office:value-type="float" office:value="7.0698316809" calcext:value-type="float">
            <text:p>7.0698316809</text:p>
          </table:table-cell>
          <table:table-cell table:formula="of:=POWER([.C377]-6.75;2)" office:value-type="float" office:value="0.10229230410732" calcext:value-type="float">
            <text:p>0.102292304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104932" calcext:value-type="float">
            <text:p>3.104932</text:p>
          </table:table-cell>
          <table:table-cell office:value-type="float" office:value="7.1325179787" calcext:value-type="float">
            <text:p>7.1325179787</text:p>
          </table:table-cell>
          <table:table-cell table:formula="of:=POWER([.C378]-6.75;2)" office:value-type="float" office:value="0.146320004028734" calcext:value-type="float">
            <text:p>0.14632000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269458" calcext:value-type="float">
            <text:p>4.269458</text:p>
          </table:table-cell>
          <table:table-cell office:value-type="float" office:value="7.2134015745" calcext:value-type="float">
            <text:p>7.2134015745</text:p>
          </table:table-cell>
          <table:table-cell table:formula="of:=POWER([.C379]-6.75;2)" office:value-type="float" office:value="0.214741019249079" calcext:value-type="float">
            <text:p>0.214741019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344263" calcext:value-type="float">
            <text:p>8.344263</text:p>
          </table:table-cell>
          <table:table-cell office:value-type="float" office:value="7.2681418723" calcext:value-type="float">
            <text:p>7.2681418723</text:p>
          </table:table-cell>
          <table:table-cell table:formula="of:=POWER([.C380]-6.75;2)" office:value-type="float" office:value="0.26847099983055" calcext:value-type="float">
            <text:p>0.268470999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029344" calcext:value-type="float">
            <text:p>25.029344</text:p>
          </table:table-cell>
          <table:table-cell office:value-type="float" office:value="7.2344804255" calcext:value-type="float">
            <text:p>7.2344804255</text:p>
          </table:table-cell>
          <table:table-cell table:formula="of:=POWER([.C381]-6.75;2)" office:value-type="float" office:value="0.234721282692661" calcext:value-type="float">
            <text:p>0.234721282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029344" calcext:value-type="float">
            <text:p>25.029344</text:p>
          </table:table-cell>
          <table:table-cell office:value-type="float" office:value="6.845255766" calcext:value-type="float">
            <text:p>6.845255766</text:p>
          </table:table-cell>
          <table:table-cell table:formula="of:=POWER([.C382]-6.75;2)" office:value-type="float" office:value="0.00907366095624679" calcext:value-type="float">
            <text:p>0.00907366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578279" calcext:value-type="float">
            <text:p>5.578279</text:p>
          </table:table-cell>
          <table:table-cell office:value-type="float" office:value="6.4566343404" calcext:value-type="float">
            <text:p>6.4566343404</text:p>
          </table:table-cell>
          <table:table-cell table:formula="of:=POWER([.C383]-6.75;2)" office:value-type="float" office:value="0.0860634102325431" calcext:value-type="float">
            <text:p>0.086063410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108947" calcext:value-type="float">
            <text:p>7.108947</text:p>
          </table:table-cell>
          <table:table-cell office:value-type="float" office:value="6.4824207872" calcext:value-type="float">
            <text:p>6.4824207872</text:p>
          </table:table-cell>
          <table:table-cell table:formula="of:=POWER([.C384]-6.75;2)" office:value-type="float" office:value="0.0715986351226678" calcext:value-type="float">
            <text:p>0.071598635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067397" calcext:value-type="float">
            <text:p>7.067397</text:p>
          </table:table-cell>
          <table:table-cell office:value-type="float" office:value="6.4753224468" calcext:value-type="float">
            <text:p>6.4753224468</text:p>
          </table:table-cell>
          <table:table-cell table:formula="of:=POWER([.C385]-6.75;2)" office:value-type="float" office:value="0.0754477582319389" calcext:value-type="float">
            <text:p>0.075447758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467402" calcext:value-type="float">
            <text:p>6.467402</text:p>
          </table:table-cell>
          <table:table-cell office:value-type="float" office:value="6.4684481489" calcext:value-type="float">
            <text:p>6.4684481489</text:p>
          </table:table-cell>
          <table:table-cell table:formula="of:=POWER([.C386]-6.75;2)" office:value-type="float" office:value="0.0792714448578364" calcext:value-type="float">
            <text:p>0.079271444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719712" calcext:value-type="float">
            <text:p>5.719712</text:p>
          </table:table-cell>
          <table:table-cell office:value-type="float" office:value="6.4743094468" calcext:value-type="float">
            <text:p>6.4743094468</text:p>
          </table:table-cell>
          <table:table-cell table:formula="of:=POWER([.C387]-6.75;2)" office:value-type="float" office:value="0.0760052811237218" calcext:value-type="float">
            <text:p>0.076005281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1217" calcext:value-type="float">
            <text:p>5.31217</text:p>
          </table:table-cell>
          <table:table-cell office:value-type="float" office:value="6.4968686596" calcext:value-type="float">
            <text:p>6.4968686596</text:p>
          </table:table-cell>
          <table:table-cell table:formula="of:=POWER([.C388]-6.75;2)" office:value-type="float" office:value="0.0640754754927004" calcext:value-type="float">
            <text:p>0.064075475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647213" calcext:value-type="float">
            <text:p>5.647213</text:p>
          </table:table-cell>
          <table:table-cell office:value-type="float" office:value="6.5292311064" calcext:value-type="float">
            <text:p>6.5292311064</text:p>
          </table:table-cell>
          <table:table-cell table:formula="of:=POWER([.C389]-6.75;2)" office:value-type="float" office:value="0.0487389043813681" calcext:value-type="float">
            <text:p>0.048738904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406241" calcext:value-type="float">
            <text:p>6.406241</text:p>
          </table:table-cell>
          <table:table-cell office:value-type="float" office:value="6.555566617" calcext:value-type="float">
            <text:p>6.555566617</text:p>
          </table:table-cell>
          <table:table-cell table:formula="of:=POWER([.C390]-6.75;2)" office:value-type="float" office:value="0.0378043404248246" calcext:value-type="float">
            <text:p>0.037804340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92116" calcext:value-type="float">
            <text:p>6.892116</text:p>
          </table:table-cell>
          <table:table-cell office:value-type="float" office:value="6.5666838511" calcext:value-type="float">
            <text:p>6.5666838511</text:p>
          </table:table-cell>
          <table:table-cell table:formula="of:=POWER([.C391]-6.75;2)" office:value-type="float" office:value="0.0336048104475271" calcext:value-type="float">
            <text:p>0.033604810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33346" calcext:value-type="float">
            <text:p>6.733346</text:p>
          </table:table-cell>
          <table:table-cell office:value-type="float" office:value="6.5678975532" calcext:value-type="float">
            <text:p>6.5678975532</text:p>
          </table:table-cell>
          <table:table-cell table:formula="of:=POWER([.C392]-6.75;2)" office:value-type="float" office:value="0.0331613011305469" calcext:value-type="float">
            <text:p>0.033161301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090554" calcext:value-type="float">
            <text:p>6.090554</text:p>
          </table:table-cell>
          <table:table-cell office:value-type="float" office:value="6.5721035532" calcext:value-type="float">
            <text:p>6.5721035532</text:p>
          </table:table-cell>
          <table:table-cell table:formula="of:=POWER([.C393]-6.75;2)" office:value-type="float" office:value="0.0316471457840653" calcext:value-type="float">
            <text:p>0.031647145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524856" calcext:value-type="float">
            <text:p>5.524856</text:p>
          </table:table-cell>
          <table:table-cell office:value-type="float" office:value="6.5892557447" calcext:value-type="float">
            <text:p>6.5892557447</text:p>
          </table:table-cell>
          <table:table-cell table:formula="of:=POWER([.C394]-6.75;2)" office:value-type="float" office:value="0.0258387156119516" calcext:value-type="float">
            <text:p>0.025838715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506335" calcext:value-type="float">
            <text:p>5.506335</text:p>
          </table:table-cell>
          <table:table-cell office:value-type="float" office:value="6.6183014255" calcext:value-type="float">
            <text:p>6.6183014255</text:p>
          </table:table-cell>
          <table:table-cell table:formula="of:=POWER([.C395]-6.75;2)" office:value-type="float" office:value="0.017344514525332" calcext:value-type="float">
            <text:p>0.017344514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937778" calcext:value-type="float">
            <text:p>5.937778</text:p>
          </table:table-cell>
          <table:table-cell office:value-type="float" office:value="6.6481484255" calcext:value-type="float">
            <text:p>6.6481484255</text:p>
          </table:table-cell>
          <table:table-cell table:formula="of:=POWER([.C396]-6.75;2)" office:value-type="float" office:value="0.0103737432281289" calcext:value-type="float">
            <text:p>0.010373743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441687" calcext:value-type="float">
            <text:p>6.441687</text:p>
          </table:table-cell>
          <table:table-cell office:value-type="float" office:value="6.6687719787" calcext:value-type="float">
            <text:p>6.6687719787</text:p>
          </table:table-cell>
          <table:table-cell table:formula="of:=POWER([.C397]-6.75;2)" office:value-type="float" office:value="0.0065979914443133" calcext:value-type="float">
            <text:p>0.006597991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55165" calcext:value-type="float">
            <text:p>6.755165</text:p>
          </table:table-cell>
          <table:table-cell office:value-type="float" office:value="6.6776958936" calcext:value-type="float">
            <text:p>6.6776958936</text:p>
          </table:table-cell>
          <table:table-cell table:formula="of:=POWER([.C398]-6.75;2)" office:value-type="float" office:value="0.0052278838023025" calcext:value-type="float">
            <text:p>0.005227883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85717" calcext:value-type="float">
            <text:p>6.785717</text:p>
          </table:table-cell>
          <table:table-cell office:value-type="float" office:value="6.6786280638" calcext:value-type="float">
            <text:p>6.6786280638</text:p>
          </table:table-cell>
          <table:table-cell table:formula="of:=POWER([.C399]-6.75;2)" office:value-type="float" office:value="0.00509395327693691" calcext:value-type="float">
            <text:p>0.005093953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21458" calcext:value-type="float">
            <text:p>6.621458</text:p>
          </table:table-cell>
          <table:table-cell office:value-type="float" office:value="6.678218766" calcext:value-type="float">
            <text:p>6.678218766</text:p>
          </table:table-cell>
          <table:table-cell table:formula="of:=POWER([.C400]-6.75;2)" office:value-type="float" office:value="0.00515254555456268" calcext:value-type="float">
            <text:p>0.005152545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57302" calcext:value-type="float">
            <text:p>6.457302</text:p>
          </table:table-cell>
          <table:table-cell office:value-type="float" office:value="6.6817321915" calcext:value-type="float">
            <text:p>6.6817321915</text:p>
          </table:table-cell>
          <table:table-cell table:formula="of:=POWER([.C401]-6.75;2)" office:value-type="float" office:value="0.00466049367739266" calcext:value-type="float">
            <text:p>0.004660493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394359" calcext:value-type="float">
            <text:p>6.394359</text:p>
          </table:table-cell>
          <table:table-cell office:value-type="float" office:value="6.6896812766" calcext:value-type="float">
            <text:p>6.6896812766</text:p>
          </table:table-cell>
          <table:table-cell table:formula="of:=POWER([.C402]-6.75;2)" office:value-type="float" office:value="0.00363834839260571" calcext:value-type="float">
            <text:p>0.003638348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368393" calcext:value-type="float">
            <text:p>6.368393</text:p>
          </table:table-cell>
          <table:table-cell office:value-type="float" office:value="6.6990448723" calcext:value-type="float">
            <text:p>6.6990448723</text:p>
          </table:table-cell>
          <table:table-cell table:formula="of:=POWER([.C403]-6.75;2)" office:value-type="float" office:value="0.00259642503892331" calcext:value-type="float">
            <text:p>0.00259642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302586" calcext:value-type="float">
            <text:p>6.302586</text:p>
          </table:table-cell>
          <table:table-cell office:value-type="float" office:value="6.7073735957" calcext:value-type="float">
            <text:p>6.7073735957</text:p>
          </table:table-cell>
          <table:table-cell table:formula="of:=POWER([.C404]-6.75;2)" office:value-type="float" office:value="0.00181701034354706" calcext:value-type="float">
            <text:p>0.001817010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224636" calcext:value-type="float">
            <text:p>6.224636</text:p>
          </table:table-cell>
          <table:table-cell office:value-type="float" office:value="6.7148432553" calcext:value-type="float">
            <text:p>6.7148432553</text:p>
          </table:table-cell>
          <table:table-cell table:formula="of:=POWER([.C405]-6.75;2)" office:value-type="float" office:value="0.00123599669790098" calcext:value-type="float">
            <text:p>0.001235996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225355" calcext:value-type="float">
            <text:p>6.225355</text:p>
          </table:table-cell>
          <table:table-cell office:value-type="float" office:value="6.7235292128" calcext:value-type="float">
            <text:p>6.7235292128</text:p>
          </table:table-cell>
          <table:table-cell table:formula="of:=POWER([.C406]-6.75;2)" office:value-type="float" office:value="0.000700702574987687" calcext:value-type="float">
            <text:p>0.000700702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34174" calcext:value-type="float">
            <text:p>6.34174</text:p>
          </table:table-cell>
          <table:table-cell office:value-type="float" office:value="6.7349191702" calcext:value-type="float">
            <text:p>6.7349191702</text:p>
          </table:table-cell>
          <table:table-cell table:formula="of:=POWER([.C407]-6.75;2)" office:value-type="float" office:value="0.000227431427456582" calcext:value-type="float">
            <text:p>0.000227431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496234" calcext:value-type="float">
            <text:p>6.496234</text:p>
          </table:table-cell>
          <table:table-cell office:value-type="float" office:value="6.7472969362" calcext:value-type="float">
            <text:p>6.7472969362</text:p>
          </table:table-cell>
          <table:table-cell table:formula="of:=POWER([.C408]-6.75;2)" office:value-type="float" office:value="0.00000730655390687203" calcext:value-type="float">
            <text:p>7.30655390687203E-00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79273" calcext:value-type="float">
            <text:p>6.579273</text:p>
          </table:table-cell>
          <table:table-cell office:value-type="float" office:value="6.7566222553" calcext:value-type="float">
            <text:p>6.7566222553</text:p>
          </table:table-cell>
          <table:table-cell table:formula="of:=POWER([.C409]-6.75;2)" office:value-type="float" office:value="0.0000438542652583772" calcext:value-type="float">
            <text:p>4.38542652583772E-00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66591" calcext:value-type="float">
            <text:p>6.566591</text:p>
          </table:table-cell>
          <table:table-cell office:value-type="float" office:value="6.7606225319" calcext:value-type="float">
            <text:p>6.7606225319</text:p>
          </table:table-cell>
          <table:table-cell table:formula="of:=POWER([.C410]-6.75;2)" office:value-type="float" office:value="0.000112838183966521" calcext:value-type="float">
            <text:p>0.000112838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1891" calcext:value-type="float">
            <text:p>6.51891</text:p>
          </table:table-cell>
          <table:table-cell office:value-type="float" office:value="6.7613835957" calcext:value-type="float">
            <text:p>6.7613835957</text:p>
          </table:table-cell>
          <table:table-cell table:formula="of:=POWER([.C411]-6.75;2)" office:value-type="float" office:value="0.000129586251061057" calcext:value-type="float">
            <text:p>0.000129586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499819" calcext:value-type="float">
            <text:p>6.499819</text:p>
          </table:table-cell>
          <table:table-cell office:value-type="float" office:value="6.763167766" calcext:value-type="float">
            <text:p>6.763167766</text:p>
          </table:table-cell>
          <table:table-cell table:formula="of:=POWER([.C412]-6.75;2)" office:value-type="float" office:value="0.000173390061430768" calcext:value-type="float">
            <text:p>0.000173390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25914" calcext:value-type="float">
            <text:p>6.525914</text:p>
          </table:table-cell>
          <table:table-cell office:value-type="float" office:value="6.7677978085" calcext:value-type="float">
            <text:p>6.7677978085</text:p>
          </table:table-cell>
          <table:table-cell table:formula="of:=POWER([.C413]-6.75;2)" office:value-type="float" office:value="0.000316761987402677" calcext:value-type="float">
            <text:p>0.00031676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570376" calcext:value-type="float">
            <text:p>6.570376</text:p>
          </table:table-cell>
          <table:table-cell office:value-type="float" office:value="6.7734872128" calcext:value-type="float">
            <text:p>6.7734872128</text:p>
          </table:table-cell>
          <table:table-cell table:formula="of:=POWER([.C414]-6.75;2)" office:value-type="float" office:value="0.000551649165112489" calcext:value-type="float">
            <text:p>0.000551649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08739" calcext:value-type="float">
            <text:p>6.608739</text:p>
          </table:table-cell>
          <table:table-cell office:value-type="float" office:value="6.7775703191" calcext:value-type="float">
            <text:p>6.7775703191</text:p>
          </table:table-cell>
          <table:table-cell table:formula="of:=POWER([.C415]-6.75;2)" office:value-type="float" office:value="0.000760122495275853" calcext:value-type="float">
            <text:p>0.000760122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6205" calcext:value-type="float">
            <text:p>6.66205</text:p>
          </table:table-cell>
          <table:table-cell office:value-type="float" office:value="6.7790028936" calcext:value-type="float">
            <text:p>6.7790028936</text:p>
          </table:table-cell>
          <table:table-cell table:formula="of:=POWER([.C416]-6.75;2)" office:value-type="float" office:value="0.000841167837172945" calcext:value-type="float">
            <text:p>0.000841167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47302" calcext:value-type="float">
            <text:p>6.747302</text:p>
          </table:table-cell>
          <table:table-cell office:value-type="float" office:value="6.7785824043" calcext:value-type="float">
            <text:p>6.7785824043</text:p>
          </table:table-cell>
          <table:table-cell table:formula="of:=POWER([.C417]-6.75;2)" office:value-type="float" office:value="0.000816953835568648" calcext:value-type="float">
            <text:p>0.000816953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802737" calcext:value-type="float">
            <text:p>6.802737</text:p>
          </table:table-cell>
          <table:table-cell office:value-type="float" office:value="6.7775621489" calcext:value-type="float">
            <text:p>6.7775621489</text:p>
          </table:table-cell>
          <table:table-cell table:formula="of:=POWER([.C418]-6.75;2)" office:value-type="float" office:value="0.000759672051985794" calcext:value-type="float">
            <text:p>0.000759672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44627" calcext:value-type="float">
            <text:p>6.744627</text:p>
          </table:table-cell>
          <table:table-cell office:value-type="float" office:value="6.7761601489" calcext:value-type="float">
            <text:p>6.7761601489</text:p>
          </table:table-cell>
          <table:table-cell table:formula="of:=POWER([.C419]-6.75;2)" office:value-type="float" office:value="0.000684353390470163" calcext:value-type="float">
            <text:p>0.000684353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92974" calcext:value-type="float">
            <text:p>6.592974</text:p>
          </table:table-cell>
          <table:table-cell office:value-type="float" office:value="6.7734642553" calcext:value-type="float">
            <text:p>6.7734642553</text:p>
          </table:table-cell>
          <table:table-cell table:formula="of:=POWER([.C420]-6.75;2)" office:value-type="float" office:value="0.000550571276783597" calcext:value-type="float">
            <text:p>0.000550571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8697" calcext:value-type="float">
            <text:p>6.48697</text:p>
          </table:table-cell>
          <table:table-cell office:value-type="float" office:value="6.7687493404" calcext:value-type="float">
            <text:p>6.7687493404</text:p>
          </table:table-cell>
          <table:table-cell table:formula="of:=POWER([.C421]-6.75;2)" office:value-type="float" office:value="0.000351537765435084" calcext:value-type="float">
            <text:p>0.000351537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4406" calcext:value-type="float">
            <text:p>6.54406</text:p>
          </table:table-cell>
          <table:table-cell office:value-type="float" office:value="6.7626840638" calcext:value-type="float">
            <text:p>6.7626840638</text:p>
          </table:table-cell>
          <table:table-cell table:formula="of:=POWER([.C422]-6.75;2)" office:value-type="float" office:value="0.000160885474482473" calcext:value-type="float">
            <text:p>0.000160885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21164" calcext:value-type="float">
            <text:p>6.721164</text:p>
          </table:table-cell>
          <table:table-cell office:value-type="float" office:value="6.7568648723" calcext:value-type="float">
            <text:p>6.7568648723</text:p>
          </table:table-cell>
          <table:table-cell table:formula="of:=POWER([.C423]-6.75;2)" office:value-type="float" office:value="0.0000471264716953011" calcext:value-type="float">
            <text:p>4.71264716953011E-00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7252" calcext:value-type="float">
            <text:p>6.87252</text:p>
          </table:table-cell>
          <table:table-cell office:value-type="float" office:value="6.7519273404" calcext:value-type="float">
            <text:p>6.7519273404</text:p>
          </table:table-cell>
          <table:table-cell table:formula="of:=POWER([.C424]-6.75;2)" office:value-type="float" office:value="0.00000371464101747207" calcext:value-type="float">
            <text:p>3.71464101747207E-006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906461" calcext:value-type="float">
            <text:p>6.906461</text:p>
          </table:table-cell>
          <table:table-cell office:value-type="float" office:value="6.7465971702" calcext:value-type="float">
            <text:p>6.7465971702</text:p>
          </table:table-cell>
          <table:table-cell table:formula="of:=POWER([.C425]-6.75;2)" office:value-type="float" office:value="0.0000115792506477662" calcext:value-type="float">
            <text:p>1.15792506477662E-00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42252" calcext:value-type="float">
            <text:p>6.842252</text:p>
          </table:table-cell>
          <table:table-cell office:value-type="float" office:value="6.7388504255" calcext:value-type="float">
            <text:p>6.7388504255</text:p>
          </table:table-cell>
          <table:table-cell table:formula="of:=POWER([.C426]-6.75;2)" office:value-type="float" office:value="0.000124313011531052" calcext:value-type="float">
            <text:p>0.00012431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62175" calcext:value-type="float">
            <text:p>6.762175</text:p>
          </table:table-cell>
          <table:table-cell office:value-type="float" office:value="6.7281632766" calcext:value-type="float">
            <text:p>6.7281632766</text:p>
          </table:table-cell>
          <table:table-cell table:formula="of:=POWER([.C427]-6.75;2)" office:value-type="float" office:value="0.000476842488848102" calcext:value-type="float">
            <text:p>0.000476842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35785" calcext:value-type="float">
            <text:p>6.735785</text:p>
          </table:table-cell>
          <table:table-cell office:value-type="float" office:value="6.7163028085" calcext:value-type="float">
            <text:p>6.7163028085</text:p>
          </table:table-cell>
          <table:table-cell table:formula="of:=POWER([.C428]-6.75;2)" office:value-type="float" office:value="0.00113550071498767" calcext:value-type="float">
            <text:p>0.001135500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64137" calcext:value-type="float">
            <text:p>6.764137</text:p>
          </table:table-cell>
          <table:table-cell office:value-type="float" office:value="6.7050017872" calcext:value-type="float">
            <text:p>6.7050017872</text:p>
          </table:table-cell>
          <table:table-cell table:formula="of:=POWER([.C429]-6.75;2)" office:value-type="float" office:value="0.00202483915519404" calcext:value-type="float">
            <text:p>0.002024839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90242" calcext:value-type="float">
            <text:p>6.790242</text:p>
          </table:table-cell>
          <table:table-cell office:value-type="float" office:value="6.693985234" calcext:value-type="float">
            <text:p>6.693985234</text:p>
          </table:table-cell>
          <table:table-cell table:formula="of:=POWER([.C430]-6.75;2)" office:value-type="float" office:value="0.00313765401003472" calcext:value-type="float">
            <text:p>0.00313765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75325" calcext:value-type="float">
            <text:p>6.775325</text:p>
          </table:table-cell>
          <table:table-cell office:value-type="float" office:value="6.6827946383" calcext:value-type="float">
            <text:p>6.6827946383</text:p>
          </table:table-cell>
          <table:table-cell table:formula="of:=POWER([.C431]-6.75;2)" office:value-type="float" office:value="0.00451656064122784" calcext:value-type="float">
            <text:p>0.004516560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44305" calcext:value-type="float">
            <text:p>6.744305</text:p>
          </table:table-cell>
          <table:table-cell office:value-type="float" office:value="6.6729598511" calcext:value-type="float">
            <text:p>6.6729598511</text:p>
          </table:table-cell>
          <table:table-cell table:formula="of:=POWER([.C432]-6.75;2)" office:value-type="float" office:value="0.00593518454253419" calcext:value-type="float">
            <text:p>0.005935184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42883" calcext:value-type="float">
            <text:p>6.742883</text:p>
          </table:table-cell>
          <table:table-cell office:value-type="float" office:value="6.6664455532" calcext:value-type="float">
            <text:p>6.6664455532</text:p>
          </table:table-cell>
          <table:table-cell table:formula="of:=POWER([.C433]-6.75;2)" office:value-type="float" office:value="0.00698134558005403" calcext:value-type="float">
            <text:p>0.006981345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79995" calcext:value-type="float">
            <text:p>6.779995</text:p>
          </table:table-cell>
          <table:table-cell office:value-type="float" office:value="6.6622478723" calcext:value-type="float">
            <text:p>6.6622478723</text:p>
          </table:table-cell>
          <table:table-cell table:formula="of:=POWER([.C434]-6.75;2)" office:value-type="float" office:value="0.0077004359158771" calcext:value-type="float">
            <text:p>0.007700435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33205" calcext:value-type="float">
            <text:p>6.833205</text:p>
          </table:table-cell>
          <table:table-cell office:value-type="float" office:value="6.6559526809" calcext:value-type="float">
            <text:p>6.6559526809</text:p>
          </table:table-cell>
          <table:table-cell table:formula="of:=POWER([.C435]-6.75;2)" office:value-type="float" office:value="0.00884489822989714" calcext:value-type="float">
            <text:p>0.008844898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84982" calcext:value-type="float">
            <text:p>6.884982</text:p>
          </table:table-cell>
          <table:table-cell office:value-type="float" office:value="6.6439640638" calcext:value-type="float">
            <text:p>6.6439640638</text:p>
          </table:table-cell>
          <table:table-cell table:formula="of:=POWER([.C436]-6.75;2)" office:value-type="float" office:value="0.0112436197658104" calcext:value-type="float">
            <text:p>0.011243619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928751" calcext:value-type="float">
            <text:p>6.928751</text:p>
          </table:table-cell>
          <table:table-cell office:value-type="float" office:value="6.628987766" calcext:value-type="float">
            <text:p>6.628987766</text:p>
          </table:table-cell>
          <table:table-cell table:formula="of:=POWER([.C437]-6.75;2)" office:value-type="float" office:value="0.0146439607776708" calcext:value-type="float">
            <text:p>0.014643960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94916" calcext:value-type="float">
            <text:p>6.94916</text:p>
          </table:table-cell>
          <table:table-cell office:value-type="float" office:value="6.6184362128" calcext:value-type="float">
            <text:p>6.6184362128</text:p>
          </table:table-cell>
          <table:table-cell table:formula="of:=POWER([.C438]-6.75;2)" office:value-type="float" office:value="0.0173090301024069" calcext:value-type="float">
            <text:p>0.017309030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931028" calcext:value-type="float">
            <text:p>6.931028</text:p>
          </table:table-cell>
          <table:table-cell office:value-type="float" office:value="6.6152944894" calcext:value-type="float">
            <text:p>6.6152944894</text:p>
          </table:table-cell>
          <table:table-cell table:formula="of:=POWER([.C439]-6.75;2)" office:value-type="float" office:value="0.0181455745860067" calcext:value-type="float">
            <text:p>0.018145574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96707" calcext:value-type="float">
            <text:p>6.896707</text:p>
          </table:table-cell>
          <table:table-cell office:value-type="float" office:value="6.615019234" calcext:value-type="float">
            <text:p>6.615019234</text:p>
          </table:table-cell>
          <table:table-cell table:formula="of:=POWER([.C440]-6.75;2)" office:value-type="float" office:value="0.0182198071899468" calcext:value-type="float">
            <text:p>0.018219807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90003" calcext:value-type="float">
            <text:p>6.890003</text:p>
          </table:table-cell>
          <table:table-cell office:value-type="float" office:value="6.6100368723" calcext:value-type="float">
            <text:p>6.6100368723</text:p>
          </table:table-cell>
          <table:table-cell table:formula="of:=POWER([.C441]-6.75;2)" office:value-type="float" office:value="0.0195896771155664" calcext:value-type="float">
            <text:p>0.019589677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909144" calcext:value-type="float">
            <text:p>6.909144</text:p>
          </table:table-cell>
          <table:table-cell office:value-type="float" office:value="6.5939105532" calcext:value-type="float">
            <text:p>6.5939105532</text:p>
          </table:table-cell>
          <table:table-cell table:formula="of:=POWER([.C442]-6.75;2)" office:value-type="float" office:value="0.0243639154023301" calcext:value-type="float">
            <text:p>0.024363915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907085" calcext:value-type="float">
            <text:p>6.907085</text:p>
          </table:table-cell>
          <table:table-cell office:value-type="float" office:value="6.5646544043" calcext:value-type="float">
            <text:p>6.5646544043</text:p>
          </table:table-cell>
          <table:table-cell table:formula="of:=POWER([.C443]-6.75;2)" office:value-type="float" office:value="0.034352989845388" calcext:value-type="float">
            <text:p>0.034352989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61111" calcext:value-type="float">
            <text:p>6.861111</text:p>
          </table:table-cell>
          <table:table-cell office:value-type="float" office:value="6.5291723404" calcext:value-type="float">
            <text:p>6.5291723404</text:p>
          </table:table-cell>
          <table:table-cell table:formula="of:=POWER([.C444]-6.75;2)" office:value-type="float" office:value="0.0487648552444136" calcext:value-type="float">
            <text:p>0.048764855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98977" calcext:value-type="float">
            <text:p>6.798977</text:p>
          </table:table-cell>
          <table:table-cell office:value-type="float" office:value="6.5006632128" calcext:value-type="float">
            <text:p>6.5006632128</text:p>
          </table:table-cell>
          <table:table-cell table:formula="of:=POWER([.C445]-6.75;2)" office:value-type="float" office:value="0.062168833451218" calcext:value-type="float">
            <text:p>0.062168833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6648" calcext:value-type="float">
            <text:p>6.76648</text:p>
          </table:table-cell>
          <table:table-cell office:value-type="float" office:value="6.4852449362" calcext:value-type="float">
            <text:p>6.4852449362</text:p>
          </table:table-cell>
          <table:table-cell table:formula="of:=POWER([.C446]-6.75;2)" office:value-type="float" office:value="0.0700952438077421" calcext:value-type="float">
            <text:p>0.070095243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86589" calcext:value-type="float">
            <text:p>6.786589</text:p>
          </table:table-cell>
          <table:table-cell office:value-type="float" office:value="6.4783196809" calcext:value-type="float">
            <text:p>6.4783196809</text:p>
          </table:table-cell>
          <table:table-cell table:formula="of:=POWER([.C447]-6.75;2)" office:value-type="float" office:value="0.0738101957862776" calcext:value-type="float">
            <text:p>0.073810195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30909" calcext:value-type="float">
            <text:p>6.830909</text:p>
          </table:table-cell>
          <table:table-cell office:value-type="float" office:value="6.4743400426" calcext:value-type="float">
            <text:p>6.4743400426</text:p>
          </table:table-cell>
          <table:table-cell table:formula="of:=POWER([.C448]-6.75;2)" office:value-type="float" office:value="0.07598841211377" calcext:value-type="float">
            <text:p>0.075988412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34448" calcext:value-type="float">
            <text:p>6.834448</text:p>
          </table:table-cell>
          <table:table-cell office:value-type="float" office:value="6.4711887447" calcext:value-type="float">
            <text:p>6.4711887447</text:p>
          </table:table-cell>
          <table:table-cell table:formula="of:=POWER([.C449]-6.75;2)" office:value-type="float" office:value="0.0777357160819618" calcext:value-type="float">
            <text:p>0.077735716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59843" calcext:value-type="float">
            <text:p>6.759843</text:p>
          </table:table-cell>
          <table:table-cell office:value-type="float" office:value="6.4563741277" calcext:value-type="float">
            <text:p>6.4563741277</text:p>
          </table:table-cell>
          <table:table-cell table:formula="of:=POWER([.C450]-6.75;2)" office:value-type="float" office:value="0.0862161528839358" calcext:value-type="float">
            <text:p>0.086216152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5366" calcext:value-type="float">
            <text:p>6.65366</text:p>
          </table:table-cell>
          <table:table-cell office:value-type="float" office:value="6.3629348723" calcext:value-type="float">
            <text:p>6.3629348723</text:p>
          </table:table-cell>
          <table:table-cell table:formula="of:=POWER([.C451]-6.75;2)" office:value-type="float" office:value="0.149819413081417" calcext:value-type="float">
            <text:p>0.149819413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32876" calcext:value-type="float">
            <text:p>6.632876</text:p>
          </table:table-cell>
          <table:table-cell office:value-type="float" office:value="6.2717548298" calcext:value-type="float">
            <text:p>6.2717548298</text:p>
          </table:table-cell>
          <table:table-cell table:formula="of:=POWER([.C452]-6.75;2)" office:value-type="float" office:value="0.228718442819627" calcext:value-type="float">
            <text:p>0.228718442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60683" calcext:value-type="float">
            <text:p>6.760683</text:p>
          </table:table-cell>
          <table:table-cell office:value-type="float" office:value="6.3669754468" calcext:value-type="float">
            <text:p>6.3669754468</text:p>
          </table:table-cell>
          <table:table-cell table:formula="of:=POWER([.C453]-6.75;2)" office:value-type="float" office:value="0.14670780835406" calcext:value-type="float">
            <text:p>0.146707808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923495" calcext:value-type="float">
            <text:p>6.923495</text:p>
          </table:table-cell>
          <table:table-cell office:value-type="float" office:value="6.3132895957" calcext:value-type="float">
            <text:p>6.3132895957</text:p>
          </table:table-cell>
          <table:table-cell table:formula="of:=POWER([.C454]-6.75;2)" office:value-type="float" office:value="0.19071597722387" calcext:value-type="float">
            <text:p>0.190715977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934524" calcext:value-type="float">
            <text:p>6.934524</text:p>
          </table:table-cell>
          <table:table-cell office:value-type="float" office:value="6.2516164468" calcext:value-type="float">
            <text:p>6.2516164468</text:p>
          </table:table-cell>
          <table:table-cell table:formula="of:=POWER([.C455]-6.75;2)" office:value-type="float" office:value="0.248386166100257" calcext:value-type="float">
            <text:p>0.248386166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67286" calcext:value-type="float">
            <text:p>6.767286</text:p>
          </table:table-cell>
          <table:table-cell office:value-type="float" office:value="6.2142691064" calcext:value-type="float">
            <text:p>6.2142691064</text:p>
          </table:table-cell>
          <table:table-cell table:formula="of:=POWER([.C456]-6.75;2)" office:value-type="float" office:value="0.287007590357455" calcext:value-type="float">
            <text:p>0.287007590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02361" calcext:value-type="float">
            <text:p>6.602361</text:p>
          </table:table-cell>
          <table:table-cell office:value-type="float" office:value="6.1939428723" calcext:value-type="float">
            <text:p>6.1939428723</text:p>
          </table:table-cell>
          <table:table-cell table:formula="of:=POWER([.C457]-6.75;2)" office:value-type="float" office:value="0.309199529265974" calcext:value-type="float">
            <text:p>0.309199529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02766" calcext:value-type="float">
            <text:p>6.602766</text:p>
          </table:table-cell>
          <table:table-cell office:value-type="float" office:value="6.1865063617" calcext:value-type="float">
            <text:p>6.1865063617</text:p>
          </table:table-cell>
          <table:table-cell table:formula="of:=POWER([.C458]-6.75;2)" office:value-type="float" office:value="0.317525080404571" calcext:value-type="float">
            <text:p>0.317525080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17431" calcext:value-type="float">
            <text:p>6.717431</text:p>
          </table:table-cell>
          <table:table-cell office:value-type="float" office:value="6.1898214043" calcext:value-type="float">
            <text:p>6.1898214043</text:p>
          </table:table-cell>
          <table:table-cell table:formula="of:=POWER([.C459]-6.75;2)" office:value-type="float" office:value="0.313800059080424" calcext:value-type="float">
            <text:p>0.313800059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93316" calcext:value-type="float">
            <text:p>6.793316</text:p>
          </table:table-cell>
          <table:table-cell office:value-type="float" office:value="6.1971552766" calcext:value-type="float">
            <text:p>6.1971552766</text:p>
          </table:table-cell>
          <table:table-cell table:formula="of:=POWER([.C460]-6.75;2)" office:value-type="float" office:value="0.305637288191222" calcext:value-type="float">
            <text:p>0.305637288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62282" calcext:value-type="float">
            <text:p>6.762282</text:p>
          </table:table-cell>
          <table:table-cell office:value-type="float" office:value="6.1988668511" calcext:value-type="float">
            <text:p>6.1988668511</text:p>
          </table:table-cell>
          <table:table-cell table:formula="of:=POWER([.C461]-6.75;2)" office:value-type="float" office:value="0.30374774781643" calcext:value-type="float">
            <text:p>0.303747747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7607" calcext:value-type="float">
            <text:p>6.67607</text:p>
          </table:table-cell>
          <table:table-cell office:value-type="float" office:value="6.1879937021" calcext:value-type="float">
            <text:p>6.1879937021</text:p>
          </table:table-cell>
          <table:table-cell table:formula="of:=POWER([.C462]-6.75;2)" office:value-type="float" office:value="0.315851078879264" calcext:value-type="float">
            <text:p>0.31585107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42287" calcext:value-type="float">
            <text:p>6.642287</text:p>
          </table:table-cell>
          <table:table-cell office:value-type="float" office:value="6.1668073191" calcext:value-type="float">
            <text:p>6.1668073191</text:p>
          </table:table-cell>
          <table:table-cell table:formula="of:=POWER([.C463]-6.75;2)" office:value-type="float" office:value="0.340113703055329" calcext:value-type="float">
            <text:p>0.340113703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9935" calcext:value-type="float">
            <text:p>6.69935</text:p>
          </table:table-cell>
          <table:table-cell office:value-type="float" office:value="6.1484947021" calcext:value-type="float">
            <text:p>6.1484947021</text:p>
          </table:table-cell>
          <table:table-cell table:formula="of:=POWER([.C464]-6.75;2)" office:value-type="float" office:value="0.361808623401768" calcext:value-type="float">
            <text:p>0.361808623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36843" calcext:value-type="float">
            <text:p>6.736843</text:p>
          </table:table-cell>
          <table:table-cell office:value-type="float" office:value="6.1422836383" calcext:value-type="float">
            <text:p>6.1422836383</text:p>
          </table:table-cell>
          <table:table-cell table:formula="of:=POWER([.C465]-6.75;2)" office:value-type="float" office:value="0.369319176277885" calcext:value-type="float">
            <text:p>0.369319176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61792" calcext:value-type="float">
            <text:p>6.61792</text:p>
          </table:table-cell>
          <table:table-cell office:value-type="float" office:value="6.1424889787" calcext:value-type="float">
            <text:p>6.1424889787</text:p>
          </table:table-cell>
          <table:table-cell table:formula="of:=POWER([.C466]-6.75;2)" office:value-type="float" office:value="0.369069641000969" calcext:value-type="float">
            <text:p>0.36906964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371373" calcext:value-type="float">
            <text:p>6.371373</text:p>
          </table:table-cell>
          <table:table-cell office:value-type="float" office:value="6.1379790426" calcext:value-type="float">
            <text:p>6.1379790426</text:p>
          </table:table-cell>
          <table:table-cell table:formula="of:=POWER([.C467]-6.75;2)" office:value-type="float" office:value="0.374569652296813" calcext:value-type="float">
            <text:p>0.374569652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201902" calcext:value-type="float">
            <text:p>6.201902</text:p>
          </table:table-cell>
          <table:table-cell office:value-type="float" office:value="6.1259454255" calcext:value-type="float">
            <text:p>6.1259454255</text:p>
          </table:table-cell>
          <table:table-cell table:formula="of:=POWER([.C468]-6.75;2)" office:value-type="float" office:value="0.389444111954376" calcext:value-type="float">
            <text:p>0.38944411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270558" calcext:value-type="float">
            <text:p>6.270558</text:p>
          </table:table-cell>
          <table:table-cell office:value-type="float" office:value="6.1149205532" calcext:value-type="float">
            <text:p>6.1149205532</text:p>
          </table:table-cell>
          <table:table-cell table:formula="of:=POWER([.C469]-6.75;2)" office:value-type="float" office:value="0.403325903747794" calcext:value-type="float">
            <text:p>0.403325903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4891" calcext:value-type="float">
            <text:p>6.4891</text:p>
          </table:table-cell>
          <table:table-cell office:value-type="float" office:value="6.1105448723" calcext:value-type="float">
            <text:p>6.1105448723</text:p>
          </table:table-cell>
          <table:table-cell table:formula="of:=POWER([.C470]-6.75;2)" office:value-type="float" office:value="0.408902860341823" calcext:value-type="float">
            <text:p>0.408902860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22002" calcext:value-type="float">
            <text:p>6.622002</text:p>
          </table:table-cell>
          <table:table-cell office:value-type="float" office:value="6.1087876809" calcext:value-type="float">
            <text:p>6.1087876809</text:p>
          </table:table-cell>
          <table:table-cell table:formula="of:=POWER([.C471]-6.75;2)" office:value-type="float" office:value="0.4111532381656" calcext:value-type="float">
            <text:p>0.411153238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42364" calcext:value-type="float">
            <text:p>6.542364</text:p>
          </table:table-cell>
          <table:table-cell office:value-type="float" office:value="6.1054009574" calcext:value-type="float">
            <text:p>6.1054009574</text:p>
          </table:table-cell>
          <table:table-cell table:formula="of:=POWER([.C472]-6.75;2)" office:value-type="float" office:value="0.415507925720837" calcext:value-type="float">
            <text:p>0.415507925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339956" calcext:value-type="float">
            <text:p>6.339956</text:p>
          </table:table-cell>
          <table:table-cell office:value-type="float" office:value="6.1011352128" calcext:value-type="float">
            <text:p>6.1011352128</text:p>
          </table:table-cell>
          <table:table-cell table:formula="of:=POWER([.C473]-6.75;2)" office:value-type="float" office:value="0.421025512068101" calcext:value-type="float">
            <text:p>0.421025512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204733" calcext:value-type="float">
            <text:p>6.204733</text:p>
          </table:table-cell>
          <table:table-cell office:value-type="float" office:value="6.0984399574" calcext:value-type="float">
            <text:p>6.0984399574</text:p>
          </table:table-cell>
          <table:table-cell table:formula="of:=POWER([.C474]-6.75;2)" office:value-type="float" office:value="0.424530489112914" calcext:value-type="float">
            <text:p>0.424530489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204637" calcext:value-type="float">
            <text:p>6.204637</text:p>
          </table:table-cell>
          <table:table-cell office:value-type="float" office:value="6.0973507021" calcext:value-type="float">
            <text:p>6.0973507021</text:p>
          </table:table-cell>
          <table:table-cell table:formula="of:=POWER([.C475]-6.75;2)" office:value-type="float" office:value="0.425951106049363" calcext:value-type="float">
            <text:p>0.42595110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246359" calcext:value-type="float">
            <text:p>6.246359</text:p>
          </table:table-cell>
          <table:table-cell office:value-type="float" office:value="6.0968714255" calcext:value-type="float">
            <text:p>6.0968714255</text:p>
          </table:table-cell>
          <table:table-cell table:formula="of:=POWER([.C476]-6.75;2)" office:value-type="float" office:value="0.426576934828402" calcext:value-type="float">
            <text:p>0.426576934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264284" calcext:value-type="float">
            <text:p>6.264284</text:p>
          </table:table-cell>
          <table:table-cell office:value-type="float" office:value="6.0980592128" calcext:value-type="float">
            <text:p>6.0980592128</text:p>
          </table:table-cell>
          <table:table-cell table:formula="of:=POWER([.C477]-6.75;2)" office:value-type="float" office:value="0.425026790014956" calcext:value-type="float">
            <text:p>0.4250267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31309" calcext:value-type="float">
            <text:p>6.31309</text:p>
          </table:table-cell>
          <table:table-cell office:value-type="float" office:value="6.1021328085" calcext:value-type="float">
            <text:p>6.1021328085</text:p>
          </table:table-cell>
          <table:table-cell table:formula="of:=POWER([.C478]-6.75;2)" office:value-type="float" office:value="0.419731897822097" calcext:value-type="float">
            <text:p>0.419731897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438133" calcext:value-type="float">
            <text:p>6.438133</text:p>
          </table:table-cell>
          <table:table-cell office:value-type="float" office:value="6.1070654894" calcext:value-type="float">
            <text:p>6.1070654894</text:p>
          </table:table-cell>
          <table:table-cell table:formula="of:=POWER([.C479]-6.75;2)" office:value-type="float" office:value="0.413364784920461" calcext:value-type="float">
            <text:p>0.413364784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545592" calcext:value-type="float">
            <text:p>6.545592</text:p>
          </table:table-cell>
          <table:table-cell office:value-type="float" office:value="6.1091657872" calcext:value-type="float">
            <text:p>6.1091657872</text:p>
          </table:table-cell>
          <table:table-cell table:formula="of:=POWER([.C480]-6.75;2)" office:value-type="float" office:value="0.410668488294995" calcext:value-type="float">
            <text:p>0.410668488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484121" calcext:value-type="float">
            <text:p>6.484121</text:p>
          </table:table-cell>
          <table:table-cell office:value-type="float" office:value="6.1079350851" calcext:value-type="float">
            <text:p>6.1079350851</text:p>
          </table:table-cell>
          <table:table-cell table:formula="of:=POWER([.C481]-6.75;2)" office:value-type="float" office:value="0.412247354945544" calcext:value-type="float">
            <text:p>0.412247354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26974" calcext:value-type="float">
            <text:p>6.26974</text:p>
          </table:table-cell>
          <table:table-cell office:value-type="float" office:value="6.1077531489" calcext:value-type="float">
            <text:p>6.1077531489</text:p>
          </table:table-cell>
          <table:table-cell table:formula="of:=POWER([.C482]-6.75;2)" office:value-type="float" office:value="0.412481017747866" calcext:value-type="float">
            <text:p>0.412481017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181096" calcext:value-type="float">
            <text:p>6.181096</text:p>
          </table:table-cell>
          <table:table-cell office:value-type="float" office:value="6.1134766383" calcext:value-type="float">
            <text:p>6.1134766383</text:p>
          </table:table-cell>
          <table:table-cell table:formula="of:=POWER([.C483]-6.75;2)" office:value-type="float" office:value="0.405161989989869" calcext:value-type="float">
            <text:p>0.4051619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432828" calcext:value-type="float">
            <text:p>6.432828</text:p>
          </table:table-cell>
          <table:table-cell office:value-type="float" office:value="6.1233850426" calcext:value-type="float">
            <text:p>6.1233850426</text:p>
          </table:table-cell>
          <table:table-cell table:formula="of:=POWER([.C484]-6.75;2)" office:value-type="float" office:value="0.392646304837404" calcext:value-type="float">
            <text:p>0.392646304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01499" calcext:value-type="float">
            <text:p>6.801499</text:p>
          </table:table-cell>
          <table:table-cell office:value-type="float" office:value="6.129526234" calcext:value-type="float">
            <text:p>6.129526234</text:p>
          </table:table-cell>
          <table:table-cell table:formula="of:=POWER([.C485]-6.75;2)" office:value-type="float" office:value="0.384987694294223" calcext:value-type="float">
            <text:p>0.384987694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918091" calcext:value-type="float">
            <text:p>6.918091</text:p>
          </table:table-cell>
          <table:table-cell office:value-type="float" office:value="6.1276921702" calcext:value-type="float">
            <text:p>6.1276921702</text:p>
          </table:table-cell>
          <table:table-cell table:formula="of:=POWER([.C486]-6.75;2)" office:value-type="float" office:value="0.387267035030386" calcext:value-type="float">
            <text:p>0.38726703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62536" calcext:value-type="float">
            <text:p>6.662536</text:p>
          </table:table-cell>
          <table:table-cell office:value-type="float" office:value="6.1221345532" calcext:value-type="float">
            <text:p>6.1221345532</text:p>
          </table:table-cell>
          <table:table-cell table:formula="of:=POWER([.C487]-6.75;2)" office:value-type="float" office:value="0.394215019285363" calcext:value-type="float">
            <text:p>0.394215019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132066" calcext:value-type="float">
            <text:p>6.132066</text:p>
          </table:table-cell>
          <table:table-cell office:value-type="float" office:value="6.121021234" calcext:value-type="float">
            <text:p>6.121021234</text:p>
          </table:table-cell>
          <table:table-cell table:formula="of:=POWER([.C488]-6.75;2)" office:value-type="float" office:value="0.395614288078883" calcext:value-type="float">
            <text:p>0.395614288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534105" calcext:value-type="float">
            <text:p>5.534105</text:p>
          </table:table-cell>
          <table:table-cell office:value-type="float" office:value="6.131367234" calcext:value-type="float">
            <text:p>6.131367234</text:p>
          </table:table-cell>
          <table:table-cell table:formula="of:=POWER([.C489]-6.75;2)" office:value-type="float" office:value="0.382706499168811" calcext:value-type="float">
            <text:p>0.382706499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239428" calcext:value-type="float">
            <text:p>5.239428</text:p>
          </table:table-cell>
          <table:table-cell office:value-type="float" office:value="6.1558460213" calcext:value-type="float">
            <text:p>6.1558460213</text:p>
          </table:table-cell>
          <table:table-cell table:formula="of:=POWER([.C490]-6.75;2)" office:value-type="float" office:value="0.35301895040504" calcext:value-type="float">
            <text:p>0.353018950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521182" calcext:value-type="float">
            <text:p>5.521182</text:p>
          </table:table-cell>
          <table:table-cell office:value-type="float" office:value="6.1883996383" calcext:value-type="float">
            <text:p>6.1883996383</text:p>
          </table:table-cell>
          <table:table-cell table:formula="of:=POWER([.C491]-6.75;2)" office:value-type="float" office:value="0.315394966261571" calcext:value-type="float">
            <text:p>0.315394966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074318" calcext:value-type="float">
            <text:p>6.074318</text:p>
          </table:table-cell>
          <table:table-cell office:value-type="float" office:value="6.2158928511" calcext:value-type="float">
            <text:p>6.2158928511</text:p>
          </table:table-cell>
          <table:table-cell table:formula="of:=POWER([.C492]-6.75;2)" office:value-type="float" office:value="0.285270446506087" calcext:value-type="float">
            <text:p>0.285270446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40993" calcext:value-type="float">
            <text:p>6.440993</text:p>
          </table:table-cell>
          <table:table-cell office:value-type="float" office:value="6.2311391702" calcext:value-type="float">
            <text:p>6.2311391702</text:p>
          </table:table-cell>
          <table:table-cell table:formula="of:=POWER([.C493]-6.75;2)" office:value-type="float" office:value="0.269216560700745" calcext:value-type="float">
            <text:p>0.2692165607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99546" calcext:value-type="float">
            <text:p>6.599546</text:p>
          </table:table-cell>
          <table:table-cell office:value-type="float" office:value="6.2372157234" calcext:value-type="float">
            <text:p>6.2372157234</text:p>
          </table:table-cell>
          <table:table-cell table:formula="of:=POWER([.C494]-6.75;2)" office:value-type="float" office:value="0.262947714328185" calcext:value-type="float">
            <text:p>0.262947714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82798" calcext:value-type="float">
            <text:p>6.682798</text:p>
          </table:table-cell>
          <table:table-cell office:value-type="float" office:value="6.2384657872" calcext:value-type="float">
            <text:p>6.2384657872</text:p>
          </table:table-cell>
          <table:table-cell table:formula="of:=POWER([.C495]-6.75;2)" office:value-type="float" office:value="0.261667250864916" calcext:value-type="float">
            <text:p>0.261667250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138161" calcext:value-type="float">
            <text:p>6.138161</text:p>
          </table:table-cell>
          <table:table-cell office:value-type="float" office:value="6.2370293617" calcext:value-type="float">
            <text:p>6.2370293617</text:p>
          </table:table-cell>
          <table:table-cell table:formula="of:=POWER([.C496]-6.75;2)" office:value-type="float" office:value="0.263138875757909" calcext:value-type="float">
            <text:p>0.263138875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68198" calcext:value-type="float">
            <text:p>2.368198</text:p>
          </table:table-cell>
          <table:table-cell office:value-type="float" office:value="6.2472076383" calcext:value-type="float">
            <text:p>6.2472076383</text:p>
          </table:table-cell>
          <table:table-cell table:formula="of:=POWER([.C497]-6.75;2)" office:value-type="float" office:value="0.252800158983864" calcext:value-type="float">
            <text:p>0.25280015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68198" calcext:value-type="float">
            <text:p>2.368198</text:p>
          </table:table-cell>
          <table:table-cell office:value-type="float" office:value="6.3382909362" calcext:value-type="float">
            <text:p>6.3382909362</text:p>
          </table:table-cell>
          <table:table-cell table:formula="of:=POWER([.C498]-6.75;2)" office:value-type="float" office:value="0.169504353215073" calcext:value-type="float">
            <text:p>0.1695043532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.108245" calcext:value-type="float">
            <text:p>11.108245</text:p>
          </table:table-cell>
          <table:table-cell office:value-type="float" office:value="6.4299412766" calcext:value-type="float">
            <text:p>6.4299412766</text:p>
          </table:table-cell>
          <table:table-cell table:formula="of:=POWER([.C499]-6.75;2)" office:value-type="float" office:value="0.102437586424438" calcext:value-type="float">
            <text:p>0.102437586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237448" calcext:value-type="float">
            <text:p>4.237448</text:p>
          </table:table-cell>
          <table:table-cell office:value-type="float" office:value="6.3360263191" calcext:value-type="float">
            <text:p>6.3360263191</text:p>
          </table:table-cell>
          <table:table-cell table:formula="of:=POWER([.C500]-6.75;2)" office:value-type="float" office:value="0.171374208477895" calcext:value-type="float">
            <text:p>0.171374208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024857" calcext:value-type="float">
            <text:p>4.024857</text:p>
          </table:table-cell>
          <table:table-cell office:value-type="float" office:value="6.3891684468" calcext:value-type="float">
            <text:p>6.3891684468</text:p>
          </table:table-cell>
          <table:table-cell table:formula="of:=POWER([.C501]-6.75;2)" office:value-type="float" office:value="0.130199409784724" calcext:value-type="float">
            <text:p>0.130199409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179199" calcext:value-type="float">
            <text:p>5.179199</text:p>
          </table:table-cell>
          <table:table-cell office:value-type="float" office:value="6.4479433404" calcext:value-type="float">
            <text:p>6.4479433404</text:p>
          </table:table-cell>
          <table:table-cell table:formula="of:=POWER([.C502]-6.75;2)" office:value-type="float" office:value="0.0912382256087102" calcext:value-type="float">
            <text:p>0.091238225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811953" calcext:value-type="float">
            <text:p>5.811953</text:p>
          </table:table-cell>
          <table:table-cell office:value-type="float" office:value="6.4825604043" calcext:value-type="float">
            <text:p>6.4825604043</text:p>
          </table:table-cell>
          <table:table-cell table:formula="of:=POWER([.C503]-6.75;2)" office:value-type="float" office:value="0.0715239373481794" calcext:value-type="float">
            <text:p>0.0715239373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252845" calcext:value-type="float">
            <text:p>6.252845</text:p>
          </table:table-cell>
          <table:table-cell office:value-type="float" office:value="6.5035307447" calcext:value-type="float">
            <text:p>6.5035307447</text:p>
          </table:table-cell>
          <table:table-cell table:formula="of:=POWER([.C504]-6.75;2)" office:value-type="float" office:value="0.0607470938081366" calcext:value-type="float">
            <text:p>0.060747093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58573" calcext:value-type="float">
            <text:p>6.758573</text:p>
          </table:table-cell>
          <table:table-cell office:value-type="float" office:value="6.5154120213" calcext:value-type="float">
            <text:p>6.5154120213</text:p>
          </table:table-cell>
          <table:table-cell table:formula="of:=POWER([.C505]-6.75;2)" office:value-type="float" office:value="0.0550315197505519" calcext:value-type="float">
            <text:p>0.055031519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062123" calcext:value-type="float">
            <text:p>7.062123</text:p>
          </table:table-cell>
          <table:table-cell office:value-type="float" office:value="6.5177041064" calcext:value-type="float">
            <text:p>6.5177041064</text:p>
          </table:table-cell>
          <table:table-cell table:formula="of:=POWER([.C506]-6.75;2)" office:value-type="float" office:value="0.0539613821834225" calcext:value-type="float">
            <text:p>0.053961382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7376" calcext:value-type="float">
            <text:p>6.87376</text:p>
          </table:table-cell>
          <table:table-cell office:value-type="float" office:value="6.5150940638" calcext:value-type="float">
            <text:p>6.5150940638</text:p>
          </table:table-cell>
          <table:table-cell table:formula="of:=POWER([.C507]-6.75;2)" office:value-type="float" office:value="0.0551807988619983" calcext:value-type="float">
            <text:p>0.055180798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251244" calcext:value-type="float">
            <text:p>6.251244</text:p>
          </table:table-cell>
          <table:table-cell office:value-type="float" office:value="6.5175314255" calcext:value-type="float">
            <text:p>6.5175314255</text:p>
          </table:table-cell>
          <table:table-cell table:formula="of:=POWER([.C508]-6.75;2)" office:value-type="float" office:value="0.0540416381300622" calcext:value-type="float">
            <text:p>0.054041638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68031" calcext:value-type="float">
            <text:p>5.68031</text:p>
          </table:table-cell>
          <table:table-cell office:value-type="float" office:value="6.5327005319" calcext:value-type="float">
            <text:p>6.5327005319</text:p>
          </table:table-cell>
          <table:table-cell table:formula="of:=POWER([.C509]-6.75;2)" office:value-type="float" office:value="0.047219058836543" calcext:value-type="float">
            <text:p>0.047219058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781594" calcext:value-type="float">
            <text:p>5.781594</text:p>
          </table:table-cell>
          <table:table-cell office:value-type="float" office:value="6.5580990638" calcext:value-type="float">
            <text:p>6.5580990638</text:p>
          </table:table-cell>
          <table:table-cell table:formula="of:=POWER([.C510]-6.75;2)" office:value-type="float" office:value="0.0368259693144364" calcext:value-type="float">
            <text:p>0.036825969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40743" calcext:value-type="float">
            <text:p>6.40743</text:p>
          </table:table-cell>
          <table:table-cell office:value-type="float" office:value="6.5801020851" calcext:value-type="float">
            <text:p>6.5801020851</text:p>
          </table:table-cell>
          <table:table-cell table:formula="of:=POWER([.C511]-6.75;2)" office:value-type="float" office:value="0.0288653014873676" calcext:value-type="float">
            <text:p>0.028865301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46494" calcext:value-type="float">
            <text:p>6.746494</text:p>
          </table:table-cell>
          <table:table-cell office:value-type="float" office:value="6.5896789149" calcext:value-type="float">
            <text:p>6.5896789149</text:p>
          </table:table-cell>
          <table:table-cell table:formula="of:=POWER([.C512]-6.75;2)" office:value-type="float" office:value="0.0257028503276413" calcext:value-type="float">
            <text:p>0.025702850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405953" calcext:value-type="float">
            <text:p>6.405953</text:p>
          </table:table-cell>
          <table:table-cell office:value-type="float" office:value="6.5933466383" calcext:value-type="float">
            <text:p>6.5933466383</text:p>
          </table:table-cell>
          <table:table-cell table:formula="of:=POWER([.C513]-6.75;2)" office:value-type="float" office:value="0.0245402757319111" calcext:value-type="float">
            <text:p>0.024540275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805793" calcext:value-type="float">
            <text:p>5.805793</text:p>
          </table:table-cell>
          <table:table-cell office:value-type="float" office:value="6.6033718511" calcext:value-type="float">
            <text:p>6.6033718511</text:p>
          </table:table-cell>
          <table:table-cell table:formula="of:=POWER([.C514]-6.75;2)" office:value-type="float" office:value="0.0214998140498405" calcext:value-type="float">
            <text:p>0.0214998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683733" calcext:value-type="float">
            <text:p>5.683733</text:p>
          </table:table-cell>
          <table:table-cell office:value-type="float" office:value="6.6233832766" calcext:value-type="float">
            <text:p>6.6233832766</text:p>
          </table:table-cell>
          <table:table-cell table:formula="of:=POWER([.C515]-6.75;2)" office:value-type="float" office:value="0.016031794644552" calcext:value-type="float">
            <text:p>0.016031794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064901" calcext:value-type="float">
            <text:p>6.064901</text:p>
          </table:table-cell>
          <table:table-cell office:value-type="float" office:value="6.6443198511" calcext:value-type="float">
            <text:p>6.6443198511</text:p>
          </table:table-cell>
          <table:table-cell table:formula="of:=POWER([.C516]-6.75;2)" office:value-type="float" office:value="0.0111682938715262" calcext:value-type="float">
            <text:p>0.011168293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406512" calcext:value-type="float">
            <text:p>6.406512</text:p>
          </table:table-cell>
          <table:table-cell office:value-type="float" office:value="6.6582670638" calcext:value-type="float">
            <text:p>6.6582670638</text:p>
          </table:table-cell>
          <table:table-cell table:formula="of:=POWER([.C517]-6.75;2)" office:value-type="float" office:value="0.00841493158387321" calcext:value-type="float">
            <text:p>0.008414931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62826" calcext:value-type="float">
            <text:p>6.462826</text:p>
          </table:table-cell>
          <table:table-cell office:value-type="float" office:value="6.6671731277" calcext:value-type="float">
            <text:p>6.6671731277</text:p>
          </table:table-cell>
          <table:table-cell table:formula="of:=POWER([.C518]-6.75;2)" office:value-type="float" office:value="0.00686029077500052" calcext:value-type="float">
            <text:p>0.006860290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341874" calcext:value-type="float">
            <text:p>6.341874</text:p>
          </table:table-cell>
          <table:table-cell office:value-type="float" office:value="6.6760568298" calcext:value-type="float">
            <text:p>6.6760568298</text:p>
          </table:table-cell>
          <table:table-cell table:formula="of:=POWER([.C519]-6.75;2)" office:value-type="float" office:value="0.00546759241922613" calcext:value-type="float">
            <text:p>0.005467592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213279" calcext:value-type="float">
            <text:p>6.213279</text:p>
          </table:table-cell>
          <table:table-cell office:value-type="float" office:value="6.6875191489" calcext:value-type="float">
            <text:p>6.6875191489</text:p>
          </table:table-cell>
          <table:table-cell table:formula="of:=POWER([.C520]-6.75;2)" office:value-type="float" office:value="0.00390385675418039" calcext:value-type="float">
            <text:p>0.003903856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153538" calcext:value-type="float">
            <text:p>6.153538</text:p>
          </table:table-cell>
          <table:table-cell office:value-type="float" office:value="6.7014426383" calcext:value-type="float">
            <text:p>6.7014426383</text:p>
          </table:table-cell>
          <table:table-cell table:formula="of:=POWER([.C521]-6.75;2)" office:value-type="float" office:value="0.00235781737526466" calcext:value-type="float">
            <text:p>0.002357817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182111" calcext:value-type="float">
            <text:p>6.182111</text:p>
          </table:table-cell>
          <table:table-cell office:value-type="float" office:value="6.7165350426" calcext:value-type="float">
            <text:p>6.7165350426</text:p>
          </table:table-cell>
          <table:table-cell table:formula="of:=POWER([.C522]-6.75;2)" office:value-type="float" office:value="0.00111990337378379" calcext:value-type="float">
            <text:p>0.001119903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302185" calcext:value-type="float">
            <text:p>6.302185</text:p>
          </table:table-cell>
          <table:table-cell office:value-type="float" office:value="6.7312327234" calcext:value-type="float">
            <text:p>6.7312327234</text:p>
          </table:table-cell>
          <table:table-cell table:formula="of:=POWER([.C523]-6.75;2)" office:value-type="float" office:value="0.000352210670980916" calcext:value-type="float">
            <text:p>0.000352210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455743" calcext:value-type="float">
            <text:p>6.455743</text:p>
          </table:table-cell>
          <table:table-cell office:value-type="float" office:value="6.7438245319" calcext:value-type="float">
            <text:p>6.7438245319</text:p>
          </table:table-cell>
          <table:table-cell table:formula="of:=POWER([.C524]-6.75;2)" office:value-type="float" office:value="0.000038136406254122" calcext:value-type="float">
            <text:p>3.8136406254122E-00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44926" calcext:value-type="float">
            <text:p>6.544926</text:p>
          </table:table-cell>
          <table:table-cell office:value-type="float" office:value="6.753214766" calcext:value-type="float">
            <text:p>6.753214766</text:p>
          </table:table-cell>
          <table:table-cell table:formula="of:=POWER([.C525]-6.75;2)" office:value-type="float" office:value="0.0000103347204347569" calcext:value-type="float">
            <text:p>1.03347204347569E-00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36847" calcext:value-type="float">
            <text:p>6.536847</text:p>
          </table:table-cell>
          <table:table-cell office:value-type="float" office:value="6.7597566383" calcext:value-type="float">
            <text:p>6.7597566383</text:p>
          </table:table-cell>
          <table:table-cell table:formula="of:=POWER([.C526]-6.75;2)" office:value-type="float" office:value="0.0000951919909170238" calcext:value-type="float">
            <text:p>0.00009519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487749" calcext:value-type="float">
            <text:p>6.487749</text:p>
          </table:table-cell>
          <table:table-cell office:value-type="float" office:value="6.7646938936" calcext:value-type="float">
            <text:p>6.7646938936</text:p>
          </table:table-cell>
          <table:table-cell table:formula="of:=POWER([.C527]-6.75;2)" office:value-type="float" office:value="0.000215910509128136" calcext:value-type="float">
            <text:p>0.000215910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47557" calcext:value-type="float">
            <text:p>6.47557</text:p>
          </table:table-cell>
          <table:table-cell office:value-type="float" office:value="6.7688594043" calcext:value-type="float">
            <text:p>6.7688594043</text:p>
          </table:table-cell>
          <table:table-cell table:formula="of:=POWER([.C528]-6.75;2)" office:value-type="float" office:value="0.000355677130550846" calcext:value-type="float">
            <text:p>0.000355677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38744" calcext:value-type="float">
            <text:p>6.538744</text:p>
          </table:table-cell>
          <table:table-cell office:value-type="float" office:value="6.7718414681" calcext:value-type="float">
            <text:p>6.7718414681</text:p>
          </table:table-cell>
          <table:table-cell table:formula="of:=POWER([.C529]-6.75;2)" office:value-type="float" office:value="0.000477049728763312" calcext:value-type="float">
            <text:p>0.000477049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46791" calcext:value-type="float">
            <text:p>6.646791</text:p>
          </table:table-cell>
          <table:table-cell office:value-type="float" office:value="6.772327234" calcext:value-type="float">
            <text:p>6.772327234</text:p>
          </table:table-cell>
          <table:table-cell table:formula="of:=POWER([.C530]-6.75;2)" office:value-type="float" office:value="0.000498505378090777" calcext:value-type="float">
            <text:p>0.000498505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21464" calcext:value-type="float">
            <text:p>6.721464</text:p>
          </table:table-cell>
          <table:table-cell office:value-type="float" office:value="6.7697649149" calcext:value-type="float">
            <text:p>6.7697649149</text:p>
          </table:table-cell>
          <table:table-cell table:formula="of:=POWER([.C531]-6.75;2)" office:value-type="float" office:value="0.000390651861004228" calcext:value-type="float">
            <text:p>0.000390651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15298" calcext:value-type="float">
            <text:p>6.715298</text:p>
          </table:table-cell>
          <table:table-cell office:value-type="float" office:value="6.7653945532" calcext:value-type="float">
            <text:p>6.7653945532</text:p>
          </table:table-cell>
          <table:table-cell table:formula="of:=POWER([.C532]-6.75;2)" office:value-type="float" office:value="0.000236992268227635" calcext:value-type="float">
            <text:p>0.000236992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56883" calcext:value-type="float">
            <text:p>6.656883</text:p>
          </table:table-cell>
          <table:table-cell office:value-type="float" office:value="6.7609588936" calcext:value-type="float">
            <text:p>6.7609588936</text:p>
          </table:table-cell>
          <table:table-cell table:formula="of:=POWER([.C533]-6.75;2)" office:value-type="float" office:value="0.000120097348936117" calcext:value-type="float">
            <text:p>0.000120097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1021" calcext:value-type="float">
            <text:p>6.61021</text:p>
          </table:table-cell>
          <table:table-cell office:value-type="float" office:value="6.757091" calcext:value-type="float">
            <text:p>6.757091</text:p>
          </table:table-cell>
          <table:table-cell table:formula="of:=POWER([.C534]-6.75;2)" office:value-type="float" office:value="0.0000502822809999994" calcext:value-type="float">
            <text:p>5.02822809999994E-00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18328" calcext:value-type="float">
            <text:p>6.618328</text:p>
          </table:table-cell>
          <table:table-cell office:value-type="float" office:value="6.7535410426" calcext:value-type="float">
            <text:p>6.7535410426</text:p>
          </table:table-cell>
          <table:table-cell table:formula="of:=POWER([.C535]-6.75;2)" office:value-type="float" office:value="0.0000125389826950162" calcext:value-type="float">
            <text:p>0.00001253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84608" calcext:value-type="float">
            <text:p>6.684608</text:p>
          </table:table-cell>
          <table:table-cell office:value-type="float" office:value="6.7501447234" calcext:value-type="float">
            <text:p>6.7501447234</text:p>
          </table:table-cell>
          <table:table-cell table:formula="of:=POWER([.C536]-6.75;2)" office:value-type="float" office:value="0.0000000209448625075734" calcext:value-type="float">
            <text:p>2.09448625075734E-00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69448" calcext:value-type="float">
            <text:p>6.769448</text:p>
          </table:table-cell>
          <table:table-cell office:value-type="float" office:value="6.7468947021" calcext:value-type="float">
            <text:p>6.7468947021</text:p>
          </table:table-cell>
          <table:table-cell table:formula="of:=POWER([.C537]-6.75;2)" office:value-type="float" office:value="0.00000964287504774664" calcext:value-type="float">
            <text:p>9.64287504774664E-00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13363" calcext:value-type="float">
            <text:p>6.813363</text:p>
          </table:table-cell>
          <table:table-cell office:value-type="float" office:value="6.7436643191" calcext:value-type="float">
            <text:p>6.7436643191</text:p>
          </table:table-cell>
          <table:table-cell table:formula="of:=POWER([.C538]-6.75;2)" office:value-type="float" office:value="0.0000401408524666181" calcext:value-type="float">
            <text:p>4.01408524666181E-00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90895" calcext:value-type="float">
            <text:p>6.790895</text:p>
          </table:table-cell>
          <table:table-cell office:value-type="float" office:value="6.7403305106" calcext:value-type="float">
            <text:p>6.7403305106</text:p>
          </table:table-cell>
          <table:table-cell table:formula="of:=POWER([.C539]-6.75;2)" office:value-type="float" office:value="0.0000934990252567168" calcext:value-type="float">
            <text:p>0.00009349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26591" calcext:value-type="float">
            <text:p>6.726591</text:p>
          </table:table-cell>
          <table:table-cell office:value-type="float" office:value="6.7368243617" calcext:value-type="float">
            <text:p>6.7368243617</text:p>
          </table:table-cell>
          <table:table-cell table:formula="of:=POWER([.C540]-6.75;2)" office:value-type="float" office:value="0.000173597444612424" calcext:value-type="float">
            <text:p>0.000173597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58299" calcext:value-type="float">
            <text:p>6.658299</text:p>
          </table:table-cell>
          <table:table-cell office:value-type="float" office:value="6.7332891915" calcext:value-type="float">
            <text:p>6.7332891915</text:p>
          </table:table-cell>
          <table:table-cell table:formula="of:=POWER([.C541]-6.75;2)" office:value-type="float" office:value="0.000279251120723674" calcext:value-type="float">
            <text:p>0.000279251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15286" calcext:value-type="float">
            <text:p>6.615286</text:p>
          </table:table-cell>
          <table:table-cell office:value-type="float" office:value="6.7303747021" calcext:value-type="float">
            <text:p>6.7303747021</text:p>
          </table:table-cell>
          <table:table-cell table:formula="of:=POWER([.C542]-6.75;2)" office:value-type="float" office:value="0.000385152317663753" calcext:value-type="float">
            <text:p>0.000385152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1654" calcext:value-type="float">
            <text:p>6.61654</text:p>
          </table:table-cell>
          <table:table-cell office:value-type="float" office:value="6.7282418298" calcext:value-type="float">
            <text:p>6.7282418298</text:p>
          </table:table-cell>
          <table:table-cell table:formula="of:=POWER([.C543]-6.75;2)" office:value-type="float" office:value="0.00047341797045217" calcext:value-type="float">
            <text:p>0.000473418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49113" calcext:value-type="float">
            <text:p>6.649113</text:p>
          </table:table-cell>
          <table:table-cell office:value-type="float" office:value="6.7253597872" calcext:value-type="float">
            <text:p>6.7253597872</text:p>
          </table:table-cell>
          <table:table-cell table:formula="of:=POWER([.C544]-6.75;2)" office:value-type="float" office:value="0.000607140086829265" calcext:value-type="float">
            <text:p>0.000607140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75764" calcext:value-type="float">
            <text:p>6.675764</text:p>
          </table:table-cell>
          <table:table-cell office:value-type="float" office:value="6.7201563617" calcext:value-type="float">
            <text:p>6.7201563617</text:p>
          </table:table-cell>
          <table:table-cell table:formula="of:=POWER([.C545]-6.75;2)" office:value-type="float" office:value="0.000890642746981229" calcext:value-type="float">
            <text:p>0.000890642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94242" calcext:value-type="float">
            <text:p>6.694242</text:p>
          </table:table-cell>
          <table:table-cell office:value-type="float" office:value="6.7133579149" calcext:value-type="float">
            <text:p>6.7133579149</text:p>
          </table:table-cell>
          <table:table-cell table:formula="of:=POWER([.C546]-6.75;2)" office:value-type="float" office:value="0.00134264240047567" calcext:value-type="float">
            <text:p>0.001342642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35128" calcext:value-type="float">
            <text:p>6.735128</text:p>
          </table:table-cell>
          <table:table-cell office:value-type="float" office:value="6.7067106596" calcext:value-type="float">
            <text:p>6.7067106596</text:p>
          </table:table-cell>
          <table:table-cell table:formula="of:=POWER([.C547]-6.75;2)" office:value-type="float" office:value="0.0018739669922671" calcext:value-type="float">
            <text:p>0.00187396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87277" calcext:value-type="float">
            <text:p>6.787277</text:p>
          </table:table-cell>
          <table:table-cell office:value-type="float" office:value="6.7006211064" calcext:value-type="float">
            <text:p>6.7006211064</text:p>
          </table:table-cell>
          <table:table-cell table:formula="of:=POWER([.C548]-6.75;2)" office:value-type="float" office:value="0.00243827513316013" calcext:value-type="float">
            <text:p>0.002438275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06201" calcext:value-type="float">
            <text:p>6.806201</text:p>
          </table:table-cell>
          <table:table-cell office:value-type="float" office:value="6.6950452553" calcext:value-type="float">
            <text:p>6.6950452553</text:p>
          </table:table-cell>
          <table:table-cell table:formula="of:=POWER([.C549]-6.75;2)" office:value-type="float" office:value="0.00302002396504216" calcext:value-type="float">
            <text:p>0.00302002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97559" calcext:value-type="float">
            <text:p>6.797559</text:p>
          </table:table-cell>
          <table:table-cell office:value-type="float" office:value="6.6907758511" calcext:value-type="float">
            <text:p>6.6907758511</text:p>
          </table:table-cell>
          <table:table-cell table:formula="of:=POWER([.C550]-6.75;2)" office:value-type="float" office:value="0.0035074998129294" calcext:value-type="float">
            <text:p>0.003507499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11265" calcext:value-type="float">
            <text:p>6.811265</text:p>
          </table:table-cell>
          <table:table-cell office:value-type="float" office:value="6.687768617" calcext:value-type="float">
            <text:p>6.687768617</text:p>
          </table:table-cell>
          <table:table-cell table:formula="of:=POWER([.C551]-6.75;2)" office:value-type="float" office:value="0.00387274503009273" calcext:value-type="float">
            <text:p>0.00387274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66301" calcext:value-type="float">
            <text:p>6.866301</text:p>
          </table:table-cell>
          <table:table-cell office:value-type="float" office:value="6.6834043617" calcext:value-type="float">
            <text:p>6.6834043617</text:p>
          </table:table-cell>
          <table:table-cell table:formula="of:=POWER([.C552]-6.75;2)" office:value-type="float" office:value="0.00443497904058442" calcext:value-type="float">
            <text:p>0.00443497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939451" calcext:value-type="float">
            <text:p>6.939451</text:p>
          </table:table-cell>
          <table:table-cell office:value-type="float" office:value="6.6730020638" calcext:value-type="float">
            <text:p>6.6730020638</text:p>
          </table:table-cell>
          <table:table-cell table:formula="of:=POWER([.C553]-6.75;2)" office:value-type="float" office:value="0.00592868217905923" calcext:value-type="float">
            <text:p>0.005928682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988316" calcext:value-type="float">
            <text:p>6.988316</text:p>
          </table:table-cell>
          <table:table-cell office:value-type="float" office:value="6.651047" calcext:value-type="float">
            <text:p>6.651047</text:p>
          </table:table-cell>
          <table:table-cell table:formula="of:=POWER([.C554]-6.75;2)" office:value-type="float" office:value="0.00979169620899997" calcext:value-type="float">
            <text:p>0.009791696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964192" calcext:value-type="float">
            <text:p>6.964192</text:p>
          </table:table-cell>
          <table:table-cell office:value-type="float" office:value="6.6150225319" calcext:value-type="float">
            <text:p>6.6150225319</text:p>
          </table:table-cell>
          <table:table-cell table:formula="of:=POWER([.C555]-6.75;2)" office:value-type="float" office:value="0.0182189168946865" calcext:value-type="float">
            <text:p>0.0182189169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74041" calcext:value-type="float">
            <text:p>6.874041</text:p>
          </table:table-cell>
          <table:table-cell office:value-type="float" office:value="6.5738267872" calcext:value-type="float">
            <text:p>6.5738267872</text:p>
          </table:table-cell>
          <table:table-cell table:formula="of:=POWER([.C556]-6.75;2)" office:value-type="float" office:value="0.0310370009082742" calcext:value-type="float">
            <text:p>0.0310370009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15736" calcext:value-type="float">
            <text:p>6.815736</text:p>
          </table:table-cell>
          <table:table-cell office:value-type="float" office:value="6.5460779362" calcext:value-type="float">
            <text:p>6.5460779362</text:p>
          </table:table-cell>
          <table:table-cell table:formula="of:=POWER([.C557]-6.75;2)" office:value-type="float" office:value="0.0415842081044514" calcext:value-type="float">
            <text:p>0.041584208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57541" calcext:value-type="float">
            <text:p>6.857541</text:p>
          </table:table-cell>
          <table:table-cell office:value-type="float" office:value="6.5397725106" calcext:value-type="float">
            <text:p>6.5397725106</text:p>
          </table:table-cell>
          <table:table-cell table:formula="of:=POWER([.C558]-6.75;2)" office:value-type="float" office:value="0.0441955972994272" calcext:value-type="float">
            <text:p>0.0441955973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918877" calcext:value-type="float">
            <text:p>6.918877</text:p>
          </table:table-cell>
          <table:table-cell office:value-type="float" office:value="6.5465204468" calcext:value-type="float">
            <text:p>6.5465204468</text:p>
          </table:table-cell>
          <table:table-cell table:formula="of:=POWER([.C559]-6.75;2)" office:value-type="float" office:value="0.0414039285704717" calcext:value-type="float">
            <text:p>0.041403928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77138" calcext:value-type="float">
            <text:p>6.877138</text:p>
          </table:table-cell>
          <table:table-cell office:value-type="float" office:value="6.553359234" calcext:value-type="float">
            <text:p>6.553359234</text:p>
          </table:table-cell>
          <table:table-cell table:formula="of:=POWER([.C560]-6.75;2)" office:value-type="float" office:value="0.0386675908530667" calcext:value-type="float">
            <text:p>0.038667590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4633" calcext:value-type="float">
            <text:p>6.74633</text:p>
          </table:table-cell>
          <table:table-cell office:value-type="float" office:value="6.5517238511" calcext:value-type="float">
            <text:p>6.5517238511</text:p>
          </table:table-cell>
          <table:table-cell table:formula="of:=POWER([.C561]-6.75;2)" office:value-type="float" office:value="0.0393134312226149" calcext:value-type="float">
            <text:p>0.039313431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667752" calcext:value-type="float">
            <text:p>6.667752</text:p>
          </table:table-cell>
          <table:table-cell office:value-type="float" office:value="6.5382588723" calcext:value-type="float">
            <text:p>6.5382588723</text:p>
          </table:table-cell>
          <table:table-cell table:formula="of:=POWER([.C562]-6.75;2)" office:value-type="float" office:value="0.0448343051596677" calcext:value-type="float">
            <text:p>0.044834305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2042" calcext:value-type="float">
            <text:p>6.72042</text:p>
          </table:table-cell>
          <table:table-cell office:value-type="float" office:value="6.5123868511" calcext:value-type="float">
            <text:p>6.5123868511</text:p>
          </table:table-cell>
          <table:table-cell table:formula="of:=POWER([.C563]-6.75;2)" office:value-type="float" office:value="0.0564600085301733" calcext:value-type="float">
            <text:p>0.056460008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25097" calcext:value-type="float">
            <text:p>6.825097</text:p>
          </table:table-cell>
          <table:table-cell office:value-type="float" office:value="6.4739282979" calcext:value-type="float">
            <text:p>6.4739282979</text:p>
          </table:table-cell>
          <table:table-cell table:formula="of:=POWER([.C564]-6.75;2)" office:value-type="float" office:value="0.0762155847003913" calcext:value-type="float">
            <text:p>0.076215584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8036" calcext:value-type="float">
            <text:p>6.88036</text:p>
          </table:table-cell>
          <table:table-cell office:value-type="float" office:value="6.4222438936" calcext:value-type="float">
            <text:p>6.4222438936</text:p>
          </table:table-cell>
          <table:table-cell table:formula="of:=POWER([.C565]-6.75;2)" office:value-type="float" office:value="0.107424065282488" calcext:value-type="float">
            <text:p>0.107424065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80603" calcext:value-type="float">
            <text:p>6.880603</text:p>
          </table:table-cell>
          <table:table-cell office:value-type="float" office:value="6.3627009787" calcext:value-type="float">
            <text:p>6.3627009787</text:p>
          </table:table-cell>
          <table:table-cell table:formula="of:=POWER([.C566]-6.75;2)" office:value-type="float" office:value="0.150000531899938" calcext:value-type="float">
            <text:p>0.150000531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67683" calcext:value-type="float">
            <text:p>6.867683</text:p>
          </table:table-cell>
          <table:table-cell office:value-type="float" office:value="6.3167506383" calcext:value-type="float">
            <text:p>6.3167506383</text:p>
          </table:table-cell>
          <table:table-cell table:formula="of:=POWER([.C567]-6.75;2)" office:value-type="float" office:value="0.187705009413457" calcext:value-type="float">
            <text:p>0.1877050094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62881" calcext:value-type="float">
            <text:p>6.862881</text:p>
          </table:table-cell>
          <table:table-cell office:value-type="float" office:value="6.3067064894" calcext:value-type="float">
            <text:p>6.3067064894</text:p>
          </table:table-cell>
          <table:table-cell table:formula="of:=POWER([.C568]-6.75;2)" office:value-type="float" office:value="0.196509136540073" calcext:value-type="float">
            <text:p>0.1965091365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72902" calcext:value-type="float">
            <text:p>6.872902</text:p>
          </table:table-cell>
          <table:table-cell office:value-type="float" office:value="6.3361151064" calcext:value-type="float">
            <text:p>6.3361151064</text:p>
          </table:table-cell>
          <table:table-cell table:formula="of:=POWER([.C569]-6.75;2)" office:value-type="float" office:value="0.171300705150283" calcext:value-type="float">
            <text:p>0.171300705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94" calcext:value-type="float">
            <text:p>6.894</text:p>
          </table:table-cell>
          <table:table-cell office:value-type="float" office:value="6.4131658085" calcext:value-type="float">
            <text:p>6.4131658085</text:p>
          </table:table-cell>
          <table:table-cell table:formula="of:=POWER([.C570]-6.75;2)" office:value-type="float" office:value="0.113457272563459" calcext:value-type="float">
            <text:p>0.113457272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97084" calcext:value-type="float">
            <text:p>6.897084</text:p>
          </table:table-cell>
          <table:table-cell office:value-type="float" office:value="6.4462773404" calcext:value-type="float">
            <text:p>6.4462773404</text:p>
          </table:table-cell>
          <table:table-cell table:formula="of:=POWER([.C571]-6.75;2)" office:value-type="float" office:value="0.0922474539544975" calcext:value-type="float">
            <text:p>0.09224745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52394" calcext:value-type="float">
            <text:p>6.852394</text:p>
          </table:table-cell>
          <table:table-cell office:value-type="float" office:value="6.4610574255" calcext:value-type="float">
            <text:p>6.4610574255</text:p>
          </table:table-cell>
          <table:table-cell table:formula="of:=POWER([.C572]-6.75;2)" office:value-type="float" office:value="0.0834878113586881" calcext:value-type="float">
            <text:p>0.083487811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68898" calcext:value-type="float">
            <text:p>6.768898</text:p>
          </table:table-cell>
          <table:table-cell office:value-type="float" office:value="6.4475271489" calcext:value-type="float">
            <text:p>6.4475271489</text:p>
          </table:table-cell>
          <table:table-cell table:formula="of:=POWER([.C573]-6.75;2)" office:value-type="float" office:value="0.0914898256525628" calcext:value-type="float">
            <text:p>0.091489825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83528" calcext:value-type="float">
            <text:p>6.683528</text:p>
          </table:table-cell>
          <table:table-cell office:value-type="float" office:value="6.4183598723" calcext:value-type="float">
            <text:p>6.4183598723</text:p>
          </table:table-cell>
          <table:table-cell table:formula="of:=POWER([.C574]-6.75;2)" office:value-type="float" office:value="0.109985174300872" calcext:value-type="float">
            <text:p>0.109985174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615727" calcext:value-type="float">
            <text:p>6.615727</text:p>
          </table:table-cell>
          <table:table-cell office:value-type="float" office:value="6.3937459362" calcext:value-type="float">
            <text:p>6.3937459362</text:p>
          </table:table-cell>
          <table:table-cell table:formula="of:=POWER([.C575]-6.75;2)" office:value-type="float" office:value="0.126916957974014" calcext:value-type="float">
            <text:p>0.12691695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561575" calcext:value-type="float">
            <text:p>6.561575</text:p>
          </table:table-cell>
          <table:table-cell office:value-type="float" office:value="6.3788573191" calcext:value-type="float">
            <text:p>6.3788573191</text:p>
          </table:table-cell>
          <table:table-cell table:formula="of:=POWER([.C576]-6.75;2)" office:value-type="float" office:value="0.137746889585639" calcext:value-type="float">
            <text:p>0.137746889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526362" calcext:value-type="float">
            <text:p>6.526362</text:p>
          </table:table-cell>
          <table:table-cell office:value-type="float" office:value="6.3668158723" calcext:value-type="float">
            <text:p>6.3668158723</text:p>
          </table:table-cell>
          <table:table-cell table:formula="of:=POWER([.C577]-6.75;2)" office:value-type="float" office:value="0.14683007572121" calcext:value-type="float">
            <text:p>0.146830075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516057" calcext:value-type="float">
            <text:p>6.516057</text:p>
          </table:table-cell>
          <table:table-cell office:value-type="float" office:value="6.3529341702" calcext:value-type="float">
            <text:p>6.3529341702</text:p>
          </table:table-cell>
          <table:table-cell table:formula="of:=POWER([.C578]-6.75;2)" office:value-type="float" office:value="0.157661273194762" calcext:value-type="float">
            <text:p>0.157661273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06822" calcext:value-type="float">
            <text:p>6.506822</text:p>
          </table:table-cell>
          <table:table-cell office:value-type="float" office:value="6.3406655745" calcext:value-type="float">
            <text:p>6.3406655745</text:p>
          </table:table-cell>
          <table:table-cell table:formula="of:=POWER([.C579]-6.75;2)" office:value-type="float" office:value="0.167554671899415" calcext:value-type="float">
            <text:p>0.1675546719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475092" calcext:value-type="float">
            <text:p>6.475092</text:p>
          </table:table-cell>
          <table:table-cell office:value-type="float" office:value="6.3349299787" calcext:value-type="float">
            <text:p>6.3349299787</text:p>
          </table:table-cell>
          <table:table-cell table:formula="of:=POWER([.C580]-6.75;2)" office:value-type="float" office:value="0.172283122581982" calcext:value-type="float">
            <text:p>0.1722831226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443362" calcext:value-type="float">
            <text:p>6.443362</text:p>
          </table:table-cell>
          <table:table-cell office:value-type="float" office:value="6.334145234" calcext:value-type="float">
            <text:p>6.334145234</text:p>
          </table:table-cell>
          <table:table-cell table:formula="of:=POWER([.C581]-6.75;2)" office:value-type="float" office:value="0.172935186404915" calcext:value-type="float">
            <text:p>0.172935186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458701" calcext:value-type="float">
            <text:p>6.458701</text:p>
          </table:table-cell>
          <table:table-cell office:value-type="float" office:value="6.3320921702" calcext:value-type="float">
            <text:p>6.3320921702</text:p>
          </table:table-cell>
          <table:table-cell table:formula="of:=POWER([.C582]-6.75;2)" office:value-type="float" office:value="0.174646954208146" calcext:value-type="float">
            <text:p>0.174646954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31857" calcext:value-type="float">
            <text:p>6.531857</text:p>
          </table:table-cell>
          <table:table-cell office:value-type="float" office:value="6.3247305532" calcext:value-type="float">
            <text:p>6.3247305532</text:p>
          </table:table-cell>
          <table:table-cell table:formula="of:=POWER([.C583]-6.75;2)" office:value-type="float" office:value="0.180854102381578" calcext:value-type="float">
            <text:p>0.180854102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1762" calcext:value-type="float">
            <text:p>6.61762</text:p>
          </table:table-cell>
          <table:table-cell office:value-type="float" office:value="6.3135161702" calcext:value-type="float">
            <text:p>6.3135161702</text:p>
          </table:table-cell>
          <table:table-cell table:formula="of:=POWER([.C584]-6.75;2)" office:value-type="float" office:value="0.190518133676876" calcext:value-type="float">
            <text:p>0.190518133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56674" calcext:value-type="float">
            <text:p>6.656674</text:p>
          </table:table-cell>
          <table:table-cell office:value-type="float" office:value="6.3024300426" calcext:value-type="float">
            <text:p>6.3024300426</text:p>
          </table:table-cell>
          <table:table-cell table:formula="of:=POWER([.C585]-6.75;2)" office:value-type="float" office:value="0.200318866767038" calcext:value-type="float">
            <text:p>0.2003188668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26106" calcext:value-type="float">
            <text:p>6.626106</text:p>
          </table:table-cell>
          <table:table-cell office:value-type="float" office:value="6.2942913404" calcext:value-type="float">
            <text:p>6.2942913404</text:p>
          </table:table-cell>
          <table:table-cell table:formula="of:=POWER([.C586]-6.75;2)" office:value-type="float" office:value="0.207670382434429" calcext:value-type="float">
            <text:p>0.207670382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560438" calcext:value-type="float">
            <text:p>6.560438</text:p>
          </table:table-cell>
          <table:table-cell office:value-type="float" office:value="6.2901640213" calcext:value-type="float">
            <text:p>6.2901640213</text:p>
          </table:table-cell>
          <table:table-cell table:formula="of:=POWER([.C587]-6.75;2)" office:value-type="float" office:value="0.211449127306987" calcext:value-type="float">
            <text:p>0.211449127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21318" calcext:value-type="float">
            <text:p>6.521318</text:p>
          </table:table-cell>
          <table:table-cell office:value-type="float" office:value="6.2890197447" calcext:value-type="float">
            <text:p>6.2890197447</text:p>
          </table:table-cell>
          <table:table-cell table:formula="of:=POWER([.C588]-6.75;2)" office:value-type="float" office:value="0.212502795776453" calcext:value-type="float">
            <text:p>0.212502795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15041" calcext:value-type="float">
            <text:p>6.515041</text:p>
          </table:table-cell>
          <table:table-cell office:value-type="float" office:value="6.2876247021" calcext:value-type="float">
            <text:p>6.2876247021</text:p>
          </table:table-cell>
          <table:table-cell table:formula="of:=POWER([.C589]-6.75;2)" office:value-type="float" office:value="0.213790916108113" calcext:value-type="float">
            <text:p>0.213790916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481084" calcext:value-type="float">
            <text:p>6.481084</text:p>
          </table:table-cell>
          <table:table-cell office:value-type="float" office:value="6.2833297021" calcext:value-type="float">
            <text:p>6.2833297021</text:p>
          </table:table-cell>
          <table:table-cell table:formula="of:=POWER([.C590]-6.75;2)" office:value-type="float" office:value="0.217781166942075" calcext:value-type="float">
            <text:p>0.217781166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404552" calcext:value-type="float">
            <text:p>6.404552</text:p>
          </table:table-cell>
          <table:table-cell office:value-type="float" office:value="6.2771415106" calcext:value-type="float">
            <text:p>6.2771415106</text:p>
          </table:table-cell>
          <table:table-cell table:formula="of:=POWER([.C591]-6.75;2)" office:value-type="float" office:value="0.22359515099765" calcext:value-type="float">
            <text:p>0.22359515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356237" calcext:value-type="float">
            <text:p>6.356237</text:p>
          </table:table-cell>
          <table:table-cell office:value-type="float" office:value="6.2725850638" calcext:value-type="float">
            <text:p>6.2725850638</text:p>
          </table:table-cell>
          <table:table-cell table:formula="of:=POWER([.C592]-6.75;2)" office:value-type="float" office:value="0.22792502130685" calcext:value-type="float">
            <text:p>0.227925021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381821" calcext:value-type="float">
            <text:p>6.381821</text:p>
          </table:table-cell>
          <table:table-cell office:value-type="float" office:value="6.2721854894" calcext:value-type="float">
            <text:p>6.2721854894</text:p>
          </table:table-cell>
          <table:table-cell table:formula="of:=POWER([.C593]-6.75;2)" office:value-type="float" office:value="0.228306706539917" calcext:value-type="float">
            <text:p>0.228306706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448919" calcext:value-type="float">
            <text:p>6.448919</text:p>
          </table:table-cell>
          <table:table-cell office:value-type="float" office:value="6.2755881064" calcext:value-type="float">
            <text:p>6.2755881064</text:p>
          </table:table-cell>
          <table:table-cell table:formula="of:=POWER([.C594]-6.75;2)" office:value-type="float" office:value="0.225066644789138" calcext:value-type="float">
            <text:p>0.225066644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525212" calcext:value-type="float">
            <text:p>6.525212</text:p>
          </table:table-cell>
          <table:table-cell office:value-type="float" office:value="6.2796946596" calcext:value-type="float">
            <text:p>6.2796946596</text:p>
          </table:table-cell>
          <table:table-cell table:formula="of:=POWER([.C595]-6.75;2)" office:value-type="float" office:value="0.22118711320876" calcext:value-type="float">
            <text:p>0.221187113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05539" calcext:value-type="float">
            <text:p>6.605539</text:p>
          </table:table-cell>
          <table:table-cell office:value-type="float" office:value="6.2802251277" calcext:value-type="float">
            <text:p>6.2802251277</text:p>
          </table:table-cell>
          <table:table-cell table:formula="of:=POWER([.C596]-6.75;2)" office:value-type="float" office:value="0.220688430644482" calcext:value-type="float">
            <text:p>0.220688430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56219" calcext:value-type="float">
            <text:p>6.656219</text:p>
          </table:table-cell>
          <table:table-cell office:value-type="float" office:value="6.2750997447" calcext:value-type="float">
            <text:p>6.2750997447</text:p>
          </table:table-cell>
          <table:table-cell table:formula="of:=POWER([.C597]-6.75;2)" office:value-type="float" office:value="0.225530252484005" calcext:value-type="float">
            <text:p>0.225530252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06145" calcext:value-type="float">
            <text:p>6.606145</text:p>
          </table:table-cell>
          <table:table-cell office:value-type="float" office:value="6.2673915532" calcext:value-type="float">
            <text:p>6.2673915532</text:p>
          </table:table-cell>
          <table:table-cell table:formula="of:=POWER([.C598]-6.75;2)" office:value-type="float" office:value="0.232910912922708" calcext:value-type="float">
            <text:p>0.232910912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77393" calcext:value-type="float">
            <text:p>6.377393</text:p>
          </table:table-cell>
          <table:table-cell office:value-type="float" office:value="6.2636112128" calcext:value-type="float">
            <text:p>6.2636112128</text:p>
          </table:table-cell>
          <table:table-cell table:formula="of:=POWER([.C599]-6.75;2)" office:value-type="float" office:value="0.236574052313887" calcext:value-type="float">
            <text:p>0.236574052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907563" calcext:value-type="float">
            <text:p>5.907563</text:p>
          </table:table-cell>
          <table:table-cell office:value-type="float" office:value="6.2692715319" calcext:value-type="float">
            <text:p>6.2692715319</text:p>
          </table:table-cell>
          <table:table-cell table:formula="of:=POWER([.C600]-6.75;2)" office:value-type="float" office:value="0.231099860041772" calcext:value-type="float">
            <text:p>0.2310998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295166" calcext:value-type="float">
            <text:p>5.295166</text:p>
          </table:table-cell>
          <table:table-cell office:value-type="float" office:value="6.2872438936" calcext:value-type="float">
            <text:p>6.2872438936</text:p>
          </table:table-cell>
          <table:table-cell table:formula="of:=POWER([.C601]-6.75;2)" office:value-type="float" office:value="0.214143214010488" calcext:value-type="float">
            <text:p>0.21414321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027992" calcext:value-type="float">
            <text:p>5.027992</text:p>
          </table:table-cell>
          <table:table-cell office:value-type="float" office:value="6.316761766" calcext:value-type="float">
            <text:p>6.316761766</text:p>
          </table:table-cell>
          <table:table-cell table:formula="of:=POWER([.C602]-6.75;2)" office:value-type="float" office:value="0.187695367399439" calcext:value-type="float">
            <text:p>0.187695367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569845" calcext:value-type="float">
            <text:p>5.569845</text:p>
          </table:table-cell>
          <table:table-cell office:value-type="float" office:value="6.3487695532" calcext:value-type="float">
            <text:p>6.3487695532</text:p>
          </table:table-cell>
          <table:table-cell table:formula="of:=POWER([.C603]-6.75;2)" office:value-type="float" office:value="0.160985871439327" calcext:value-type="float">
            <text:p>0.160985871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19381" calcext:value-type="float">
            <text:p>6.519381</text:p>
          </table:table-cell>
          <table:table-cell office:value-type="float" office:value="6.3681215106" calcext:value-type="float">
            <text:p>6.3681215106</text:p>
          </table:table-cell>
          <table:table-cell table:formula="of:=POWER([.C604]-6.75;2)" office:value-type="float" office:value="0.145831180666426" calcext:value-type="float">
            <text:p>0.145831180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174694" calcext:value-type="float">
            <text:p>7.174694</text:p>
          </table:table-cell>
          <table:table-cell office:value-type="float" office:value="6.369445383" calcext:value-type="float">
            <text:p>6.369445383</text:p>
          </table:table-cell>
          <table:table-cell table:formula="of:=POWER([.C605]-6.75;2)" office:value-type="float" office:value="0.144821816520016" calcext:value-type="float">
            <text:p>0.144821816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2403" calcext:value-type="float">
            <text:p>7.2403</text:p>
          </table:table-cell>
          <table:table-cell office:value-type="float" office:value="6.3597344043" calcext:value-type="float">
            <text:p>6.3597344043</text:p>
          </table:table-cell>
          <table:table-cell table:formula="of:=POWER([.C606]-6.75;2)" office:value-type="float" office:value="0.152307235187076" calcext:value-type="float">
            <text:p>0.152307235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800275" calcext:value-type="float">
            <text:p>6.800275</text:p>
          </table:table-cell>
          <table:table-cell office:value-type="float" office:value="6.3496086809" calcext:value-type="float">
            <text:p>6.3496086809</text:p>
          </table:table-cell>
          <table:table-cell table:formula="of:=POWER([.C607]-6.75;2)" office:value-type="float" office:value="0.160313208410638" calcext:value-type="float">
            <text:p>0.1603132084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113476" calcext:value-type="float">
            <text:p>6.113476</text:p>
          </table:table-cell>
          <table:table-cell office:value-type="float" office:value="6.3479057021" calcext:value-type="float">
            <text:p>6.3479057021</text:p>
          </table:table-cell>
          <table:table-cell table:formula="of:=POWER([.C608]-6.75;2)" office:value-type="float" office:value="0.161679824403694" calcext:value-type="float">
            <text:p>0.161679824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.451767" calcext:value-type="float">
            <text:p>5.451767</text:p>
          </table:table-cell>
          <table:table-cell office:value-type="float" office:value="6.3593762553" calcext:value-type="float">
            <text:p>6.3593762553</text:p>
          </table:table-cell>
          <table:table-cell table:formula="of:=POWER([.C609]-6.75;2)" office:value-type="float" office:value="0.152586909923451" calcext:value-type="float">
            <text:p>0.152586909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912868" calcext:value-type="float">
            <text:p>4.912868</text:p>
          </table:table-cell>
          <table:table-cell office:value-type="float" office:value="6.3836982128" calcext:value-type="float">
            <text:p>6.3836982128</text:p>
          </table:table-cell>
          <table:table-cell table:formula="of:=POWER([.C610]-6.75;2)" office:value-type="float" office:value="0.134176999305914" calcext:value-type="float">
            <text:p>0.1341769993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39593" calcext:value-type="float">
            <text:p>4.39593</text:p>
          </table:table-cell>
          <table:table-cell office:value-type="float" office:value="6.418653" calcext:value-type="float">
            <text:p>6.418653</text:p>
          </table:table-cell>
          <table:table-cell table:formula="of:=POWER([.C611]-6.75;2)" office:value-type="float" office:value="0.109790834409" calcext:value-type="float">
            <text:p>0.109790834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081843" calcext:value-type="float">
            <text:p>4.081843</text:p>
          </table:table-cell>
          <table:table-cell office:value-type="float" office:value="6.465013383" calcext:value-type="float">
            <text:p>6.465013383</text:p>
          </table:table-cell>
          <table:table-cell table:formula="of:=POWER([.C612]-6.75;2)" office:value-type="float" office:value="0.0812173718691049" calcext:value-type="float">
            <text:p>0.081217371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720937" calcext:value-type="float">
            <text:p>4.720937</text:p>
          </table:table-cell>
          <table:table-cell office:value-type="float" office:value="6.5206336809" calcext:value-type="float">
            <text:p>6.5206336809</text:p>
          </table:table-cell>
          <table:table-cell table:formula="of:=POWER([.C613]-6.75;2)" office:value-type="float" office:value="0.0526089083374832" calcext:value-type="float">
            <text:p>0.052608908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395608" calcext:value-type="float">
            <text:p>6.395608</text:p>
          </table:table-cell>
          <table:table-cell office:value-type="float" office:value="6.5665918298" calcext:value-type="float">
            <text:p>6.5665918298</text:p>
          </table:table-cell>
          <table:table-cell table:formula="of:=POWER([.C614]-6.75;2)" office:value-type="float" office:value="0.0336385568961121" calcext:value-type="float">
            <text:p>0.033638556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245086" calcext:value-type="float">
            <text:p>8.245086</text:p>
          </table:table-cell>
          <table:table-cell office:value-type="float" office:value="6.579593383" calcext:value-type="float">
            <text:p>6.579593383</text:p>
          </table:table-cell>
          <table:table-cell table:formula="of:=POWER([.C615]-6.75;2)" office:value-type="float" office:value="0.0290384151173848" calcext:value-type="float">
            <text:p>0.029038415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.494285" calcext:value-type="float">
            <text:p>10.494285</text:p>
          </table:table-cell>
          <table:table-cell office:value-type="float" office:value="6.5525805745" calcext:value-type="float">
            <text:p>6.5525805745</text:p>
          </table:table-cell>
          <table:table-cell table:formula="of:=POWER([.C616]-6.75;2)" office:value-type="float" office:value="0.0389744295647499" calcext:value-type="float">
            <text:p>0.038974429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450242" calcext:value-type="float">
            <text:p>8.450242</text:p>
          </table:table-cell>
          <table:table-cell office:value-type="float" office:value="6.4742594894" calcext:value-type="float">
            <text:p>6.4742594894</text:p>
          </table:table-cell>
          <table:table-cell table:formula="of:=POWER([.C617]-6.75;2)" office:value-type="float" office:value="0.0760328291859489" calcext:value-type="float">
            <text:p>0.076032829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591748" calcext:value-type="float">
            <text:p>7.591748</text:p>
          </table:table-cell>
          <table:table-cell office:value-type="float" office:value="6.4360839787" calcext:value-type="float">
            <text:p>6.4360839787</text:p>
          </table:table-cell>
          <table:table-cell table:formula="of:=POWER([.C618]-6.75;2)" office:value-type="float" office:value="0.0985432684288219" calcext:value-type="float">
            <text:p>0.098543268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216471" calcext:value-type="float">
            <text:p>6.216471</text:p>
          </table:table-cell>
          <table:table-cell office:value-type="float" office:value="6.4157032979" calcext:value-type="float">
            <text:p>6.4157032979</text:p>
          </table:table-cell>
          <table:table-cell table:formula="of:=POWER([.C619]-6.75;2)" office:value-type="float" office:value="0.111754285034936" calcext:value-type="float">
            <text:p>0.11175428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.398036" calcext:value-type="float">
            <text:p>5.398036</text:p>
          </table:table-cell>
          <table:table-cell office:value-type="float" office:value="6.4270046809" calcext:value-type="float">
            <text:p>6.4270046809</text:p>
          </table:table-cell>
          <table:table-cell table:formula="of:=POWER([.C620]-6.75;2)" office:value-type="float" office:value="0.104325976160511" calcext:value-type="float">
            <text:p>0.104325976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.526673" calcext:value-type="float">
            <text:p>5.526673</text:p>
          </table:table-cell>
          <table:table-cell office:value-type="float" office:value="6.458403" calcext:value-type="float">
            <text:p>6.458403</text:p>
          </table:table-cell>
          <table:table-cell table:formula="of:=POWER([.C621]-6.75;2)" office:value-type="float" office:value="0.0850288104090002" calcext:value-type="float">
            <text:p>0.085028810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.915962" calcext:value-type="float">
            <text:p>5.915962</text:p>
          </table:table-cell>
          <table:table-cell office:value-type="float" office:value="6.487594234" calcext:value-type="float">
            <text:p>6.487594234</text:p>
          </table:table-cell>
          <table:table-cell table:formula="of:=POWER([.C622]-6.75;2)" office:value-type="float" office:value="0.0688567860300466" calcext:value-type="float">
            <text:p>0.06885678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.995627" calcext:value-type="float">
            <text:p>5.995627</text:p>
          </table:table-cell>
          <table:table-cell office:value-type="float" office:value="6.5071138723" calcext:value-type="float">
            <text:p>6.5071138723</text:p>
          </table:table-cell>
          <table:table-cell table:formula="of:=POWER([.C623]-6.75;2)" office:value-type="float" office:value="0.0589936710291009" calcext:value-type="float">
            <text:p>0.05899367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.873922" calcext:value-type="float">
            <text:p>5.873922</text:p>
          </table:table-cell>
          <table:table-cell office:value-type="float" office:value="6.5239686383" calcext:value-type="float">
            <text:p>6.5239686383</text:p>
          </table:table-cell>
          <table:table-cell table:formula="of:=POWER([.C624]-6.75;2)" office:value-type="float" office:value="0.051090176471956" calcext:value-type="float">
            <text:p>0.051090176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939433" calcext:value-type="float">
            <text:p>5.939433</text:p>
          </table:table-cell>
          <table:table-cell office:value-type="float" office:value="6.5442662979" calcext:value-type="float">
            <text:p>6.5442662979</text:p>
          </table:table-cell>
          <table:table-cell table:formula="of:=POWER([.C625]-6.75;2)" office:value-type="float" office:value="0.0423263561797715" calcext:value-type="float">
            <text:p>0.042326356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237249" calcext:value-type="float">
            <text:p>6.237249</text:p>
          </table:table-cell>
          <table:table-cell office:value-type="float" office:value="6.5647018511" calcext:value-type="float">
            <text:p>6.5647018511</text:p>
          </table:table-cell>
          <table:table-cell table:formula="of:=POWER([.C626]-6.75;2)" office:value-type="float" office:value="0.0343354039857667" calcext:value-type="float">
            <text:p>0.03433540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38209" calcext:value-type="float">
            <text:p>6.438209</text:p>
          </table:table-cell>
          <table:table-cell office:value-type="float" office:value="6.5792048085" calcext:value-type="float">
            <text:p>6.5792048085</text:p>
          </table:table-cell>
          <table:table-cell table:formula="of:=POWER([.C627]-6.75;2)" office:value-type="float" office:value="0.0291709974395216" calcext:value-type="float">
            <text:p>0.029170997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346868" calcext:value-type="float">
            <text:p>6.346868</text:p>
          </table:table-cell>
          <table:table-cell office:value-type="float" office:value="6.5883770213" calcext:value-type="float">
            <text:p>6.5883770213</text:p>
          </table:table-cell>
          <table:table-cell table:formula="of:=POWER([.C628]-6.75;2)" office:value-type="float" office:value="0.0261219872438605" calcext:value-type="float">
            <text:p>0.026121987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112705" calcext:value-type="float">
            <text:p>6.112705</text:p>
          </table:table-cell>
          <table:table-cell office:value-type="float" office:value="6.5981311702" calcext:value-type="float">
            <text:p>6.5981311702</text:p>
          </table:table-cell>
          <table:table-cell table:formula="of:=POWER([.C629]-6.75;2)" office:value-type="float" office:value="0.0230641414648213" calcext:value-type="float">
            <text:p>0.023064141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004781" calcext:value-type="float">
            <text:p>6.004781</text:p>
          </table:table-cell>
          <table:table-cell office:value-type="float" office:value="6.6126291277" calcext:value-type="float">
            <text:p>6.6126291277</text:p>
          </table:table-cell>
          <table:table-cell table:formula="of:=POWER([.C630]-6.75;2)" office:value-type="float" office:value="0.0188707565564629" calcext:value-type="float">
            <text:p>0.018870756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096572" calcext:value-type="float">
            <text:p>6.096572</text:p>
          </table:table-cell>
          <table:table-cell office:value-type="float" office:value="6.630602766" calcext:value-type="float">
            <text:p>6.630602766</text:p>
          </table:table-cell>
          <table:table-cell table:formula="of:=POWER([.C631]-6.75;2)" office:value-type="float" office:value="0.0142556994868508" calcext:value-type="float">
            <text:p>0.014255699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274155" calcext:value-type="float">
            <text:p>6.274155</text:p>
          </table:table-cell>
          <table:table-cell office:value-type="float" office:value="6.64786" calcext:value-type="float">
            <text:p>6.64786</text:p>
          </table:table-cell>
          <table:table-cell table:formula="of:=POWER([.C632]-6.75;2)" office:value-type="float" office:value="0.0104325796000001" calcext:value-type="float">
            <text:p>0.010432579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432122" calcext:value-type="float">
            <text:p>6.432122</text:p>
          </table:table-cell>
          <table:table-cell office:value-type="float" office:value="6.6611144681" calcext:value-type="float">
            <text:p>6.6611144681</text:p>
          </table:table-cell>
          <table:table-cell table:formula="of:=POWER([.C633]-6.75;2)" office:value-type="float" office:value="0.00790063778114591" calcext:value-type="float">
            <text:p>0.007900637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06657" calcext:value-type="float">
            <text:p>6.506657</text:p>
          </table:table-cell>
          <table:table-cell office:value-type="float" office:value="6.6695975745" calcext:value-type="float">
            <text:p>6.6695975745</text:p>
          </table:table-cell>
          <table:table-cell table:formula="of:=POWER([.C634]-6.75;2)" office:value-type="float" office:value="0.00646455002628305" calcext:value-type="float">
            <text:p>0.00646455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455751" calcext:value-type="float">
            <text:p>6.455751</text:p>
          </table:table-cell>
          <table:table-cell office:value-type="float" office:value="6.6756518936" calcext:value-type="float">
            <text:p>6.6756518936</text:p>
          </table:table-cell>
          <table:table-cell table:formula="of:=POWER([.C635]-6.75;2)" office:value-type="float" office:value="0.00552764092526579" calcext:value-type="float">
            <text:p>0.0055276409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313176" calcext:value-type="float">
            <text:p>6.313176</text:p>
          </table:table-cell>
          <table:table-cell office:value-type="float" office:value="6.683497617" calcext:value-type="float">
            <text:p>6.683497617</text:p>
          </table:table-cell>
          <table:table-cell table:formula="of:=POWER([.C636]-6.75;2)" office:value-type="float" office:value="0.00442256694467863" calcext:value-type="float">
            <text:p>0.004422566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90239" calcext:value-type="float">
            <text:p>6.190239</text:p>
          </table:table-cell>
          <table:table-cell office:value-type="float" office:value="6.6957935745" calcext:value-type="float">
            <text:p>6.6957935745</text:p>
          </table:table-cell>
          <table:table-cell table:formula="of:=POWER([.C637]-6.75;2)" office:value-type="float" office:value="0.00293833656548709" calcext:value-type="float">
            <text:p>0.0029383366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190399" calcext:value-type="float">
            <text:p>6.190399</text:p>
          </table:table-cell>
          <table:table-cell office:value-type="float" office:value="6.711400383" calcext:value-type="float">
            <text:p>6.711400383</text:p>
          </table:table-cell>
          <table:table-cell table:formula="of:=POWER([.C638]-6.75;2)" office:value-type="float" office:value="0.00148993043254669" calcext:value-type="float">
            <text:p>0.001489930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337457" calcext:value-type="float">
            <text:p>6.337457</text:p>
          </table:table-cell>
          <table:table-cell office:value-type="float" office:value="6.7263775319" calcext:value-type="float">
            <text:p>6.7263775319</text:p>
          </table:table-cell>
          <table:table-cell table:formula="of:=POWER([.C639]-6.75;2)" office:value-type="float" office:value="0.000558020999135524" calcext:value-type="float">
            <text:p>0.00055802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41744" calcext:value-type="float">
            <text:p>6.541744</text:p>
          </table:table-cell>
          <table:table-cell office:value-type="float" office:value="6.7367049574" calcext:value-type="float">
            <text:p>6.7367049574</text:p>
          </table:table-cell>
          <table:table-cell table:formula="of:=POWER([.C640]-6.75;2)" office:value-type="float" office:value="0.000176758157735821" calcext:value-type="float">
            <text:p>0.000176758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41927" calcext:value-type="float">
            <text:p>6.641927</text:p>
          </table:table-cell>
          <table:table-cell office:value-type="float" office:value="6.7410850851" calcext:value-type="float">
            <text:p>6.7410850851</text:p>
          </table:table-cell>
          <table:table-cell table:formula="of:=POWER([.C641]-6.75;2)" office:value-type="float" office:value="0.0000794757076742433" calcext:value-type="float">
            <text:p>7.94757076742433E-00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50144" calcext:value-type="float">
            <text:p>6.550144</text:p>
          </table:table-cell>
          <table:table-cell office:value-type="float" office:value="6.7423265532" calcext:value-type="float">
            <text:p>6.7423265532</text:p>
          </table:table-cell>
          <table:table-cell table:formula="of:=POWER([.C642]-6.75;2)" office:value-type="float" office:value="0.0000588817857924325" calcext:value-type="float">
            <text:p>5.88817857924325E-005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364646" calcext:value-type="float">
            <text:p>6.364646</text:p>
          </table:table-cell>
          <table:table-cell office:value-type="float" office:value="6.745694617" calcext:value-type="float">
            <text:p>6.745694617</text:p>
          </table:table-cell>
          <table:table-cell table:formula="of:=POWER([.C643]-6.75;2)" office:value-type="float" office:value="0.0000185363227766904" calcext:value-type="float">
            <text:p>1.85363227766904E-005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293934" calcext:value-type="float">
            <text:p>6.293934</text:p>
          </table:table-cell>
          <table:table-cell office:value-type="float" office:value="6.7545845745" calcext:value-type="float">
            <text:p>6.7545845745</text:p>
          </table:table-cell>
          <table:table-cell table:formula="of:=POWER([.C644]-6.75;2)" office:value-type="float" office:value="0.0000210183233460497" calcext:value-type="float">
            <text:p>2.10183233460497E-005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428469" calcext:value-type="float">
            <text:p>6.428469</text:p>
          </table:table-cell>
          <table:table-cell office:value-type="float" office:value="6.7668681489" calcext:value-type="float">
            <text:p>6.7668681489</text:p>
          </table:table-cell>
          <table:table-cell table:formula="of:=POWER([.C645]-6.75;2)" office:value-type="float" office:value="0.000284534447312586" calcext:value-type="float">
            <text:p>0.0002845344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43428" calcext:value-type="float">
            <text:p>6.643428</text:p>
          </table:table-cell>
          <table:table-cell office:value-type="float" office:value="6.7764946383" calcext:value-type="float">
            <text:p>6.7764946383</text:p>
          </table:table-cell>
          <table:table-cell table:formula="of:=POWER([.C646]-6.75;2)" office:value-type="float" office:value="0.000701965858647826" calcext:value-type="float">
            <text:p>0.0007019659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52264" calcext:value-type="float">
            <text:p>6.752264</text:p>
          </table:table-cell>
          <table:table-cell office:value-type="float" office:value="6.7792750426" calcext:value-type="float">
            <text:p>6.7792750426</text:p>
          </table:table-cell>
          <table:table-cell table:formula="of:=POWER([.C647]-6.75;2)" office:value-type="float" office:value="0.000857028119231823" calcext:value-type="float">
            <text:p>0.000857028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82506" calcext:value-type="float">
            <text:p>6.682506</text:p>
          </table:table-cell>
          <table:table-cell office:value-type="float" office:value="6.7764715745" calcext:value-type="float">
            <text:p>6.7764715745</text:p>
          </table:table-cell>
          <table:table-cell table:formula="of:=POWER([.C648]-6.75;2)" office:value-type="float" office:value="0.00070074425650907" calcext:value-type="float">
            <text:p>0.0007007443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32358" calcext:value-type="float">
            <text:p>6.532358</text:p>
          </table:table-cell>
          <table:table-cell office:value-type="float" office:value="6.773247383" calcext:value-type="float">
            <text:p>6.773247383</text:p>
          </table:table-cell>
          <table:table-cell table:formula="of:=POWER([.C649]-6.75;2)" office:value-type="float" office:value="0.000540440816348697" calcext:value-type="float">
            <text:p>0.000540440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479387" calcext:value-type="float">
            <text:p>6.479387</text:p>
          </table:table-cell>
          <table:table-cell office:value-type="float" office:value="6.7736668511" calcext:value-type="float">
            <text:p>6.7736668511</text:p>
          </table:table-cell>
          <table:table-cell table:formula="of:=POWER([.C650]-6.75;2)" office:value-type="float" office:value="0.000560119840989561" calcext:value-type="float">
            <text:p>0.000560119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81603" calcext:value-type="float">
            <text:p>6.581603</text:p>
          </table:table-cell>
          <table:table-cell office:value-type="float" office:value="6.7769476809" calcext:value-type="float">
            <text:p>6.7769476809</text:p>
          </table:table-cell>
          <table:table-cell table:formula="of:=POWER([.C651]-6.75;2)" office:value-type="float" office:value="0.000726177505888236" calcext:value-type="float">
            <text:p>0.000726177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18278" calcext:value-type="float">
            <text:p>6.718278</text:p>
          </table:table-cell>
          <table:table-cell office:value-type="float" office:value="6.7792864468" calcext:value-type="float">
            <text:p>6.7792864468</text:p>
          </table:table-cell>
          <table:table-cell table:formula="of:=POWER([.C652]-6.75;2)" office:value-type="float" office:value="0.000857695966169258" calcext:value-type="float">
            <text:p>0.00085769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64391" calcext:value-type="float">
            <text:p>6.764391</text:p>
          </table:table-cell>
          <table:table-cell office:value-type="float" office:value="6.7784005106" calcext:value-type="float">
            <text:p>6.7784005106</text:p>
          </table:table-cell>
          <table:table-cell table:formula="of:=POWER([.C653]-6.75;2)" office:value-type="float" office:value="0.000806589002340715" calcext:value-type="float">
            <text:p>0.00080658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20235" calcext:value-type="float">
            <text:p>6.720235</text:p>
          </table:table-cell>
          <table:table-cell office:value-type="float" office:value="6.7743030426" calcext:value-type="float">
            <text:p>6.7743030426</text:p>
          </table:table-cell>
          <table:table-cell table:formula="of:=POWER([.C654]-6.75;2)" office:value-type="float" office:value="0.000590637879617401" calcext:value-type="float">
            <text:p>0.0005906379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52592" calcext:value-type="float">
            <text:p>6.652592</text:p>
          </table:table-cell>
          <table:table-cell office:value-type="float" office:value="6.7668288723" calcext:value-type="float">
            <text:p>6.7668288723</text:p>
          </table:table-cell>
          <table:table-cell table:formula="of:=POWER([.C655]-6.75;2)" office:value-type="float" office:value="0.000283210942889695" calcext:value-type="float">
            <text:p>0.000283210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94899" calcext:value-type="float">
            <text:p>6.594899</text:p>
          </table:table-cell>
          <table:table-cell office:value-type="float" office:value="6.7553348723" calcext:value-type="float">
            <text:p>6.7553348723</text:p>
          </table:table-cell>
          <table:table-cell table:formula="of:=POWER([.C656]-6.75;2)" office:value-type="float" office:value="0.0000284608624573045" calcext:value-type="float">
            <text:p>2.84608624573045E-005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55743" calcext:value-type="float">
            <text:p>6.555743</text:p>
          </table:table-cell>
          <table:table-cell office:value-type="float" office:value="6.7417594894" calcext:value-type="float">
            <text:p>6.7417594894</text:p>
          </table:table-cell>
          <table:table-cell table:formula="of:=POWER([.C657]-6.75;2)" office:value-type="float" office:value="0.0000679060149487174" calcext:value-type="float">
            <text:p>0.00006790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74868" calcext:value-type="float">
            <text:p>6.574868</text:p>
          </table:table-cell>
          <table:table-cell office:value-type="float" office:value="6.7317661277" calcext:value-type="float">
            <text:p>6.7317661277</text:p>
          </table:table-cell>
          <table:table-cell table:formula="of:=POWER([.C658]-6.75;2)" office:value-type="float" office:value="0.000332474099052697" calcext:value-type="float">
            <text:p>0.000332474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95997" calcext:value-type="float">
            <text:p>6.695997</text:p>
          </table:table-cell>
          <table:table-cell office:value-type="float" office:value="6.7300748085" calcext:value-type="float">
            <text:p>6.7300748085</text:p>
          </table:table-cell>
          <table:table-cell table:formula="of:=POWER([.C659]-6.75;2)" office:value-type="float" office:value="0.000397013256311657" calcext:value-type="float">
            <text:p>0.000397013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8097" calcext:value-type="float">
            <text:p>6.88097</text:p>
          </table:table-cell>
          <table:table-cell office:value-type="float" office:value="6.735343766" calcext:value-type="float">
            <text:p>6.735343766</text:p>
          </table:table-cell>
          <table:table-cell table:formula="of:=POWER([.C660]-6.75;2)" office:value-type="float" office:value="0.000214805195062764" calcext:value-type="float">
            <text:p>0.000214805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006681" calcext:value-type="float">
            <text:p>7.006681</text:p>
          </table:table-cell>
          <table:table-cell office:value-type="float" office:value="6.7413052128" calcext:value-type="float">
            <text:p>6.7413052128</text:p>
          </table:table-cell>
          <table:table-cell table:formula="of:=POWER([.C661]-6.75;2)" office:value-type="float" office:value="0.000075599324453277" calcext:value-type="float">
            <text:p>7.5599324453277E-00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975484" calcext:value-type="float">
            <text:p>6.975484</text:p>
          </table:table-cell>
          <table:table-cell office:value-type="float" office:value="6.7418425957" calcext:value-type="float">
            <text:p>6.7418425957</text:p>
          </table:table-cell>
          <table:table-cell table:formula="of:=POWER([.C662]-6.75;2)" office:value-type="float" office:value="0.000066543244913664" calcext:value-type="float">
            <text:p>6.6543244913664E-00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13194" calcext:value-type="float">
            <text:p>6.813194</text:p>
          </table:table-cell>
          <table:table-cell office:value-type="float" office:value="6.734647383" calcext:value-type="float">
            <text:p>6.734647383</text:p>
          </table:table-cell>
          <table:table-cell table:formula="of:=POWER([.C663]-6.75;2)" office:value-type="float" office:value="0.000235702848748676" calcext:value-type="float">
            <text:p>0.000235702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55993" calcext:value-type="float">
            <text:p>6.655993</text:p>
          </table:table-cell>
          <table:table-cell office:value-type="float" office:value="6.7219864894" calcext:value-type="float">
            <text:p>6.7219864894</text:p>
          </table:table-cell>
          <table:table-cell table:formula="of:=POWER([.C664]-6.75;2)" office:value-type="float" office:value="0.000784756776136319" calcext:value-type="float">
            <text:p>0.0007847568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33856" calcext:value-type="float">
            <text:p>6.633856</text:p>
          </table:table-cell>
          <table:table-cell office:value-type="float" office:value="6.708938234" calcext:value-type="float">
            <text:p>6.708938234</text:p>
          </table:table-cell>
          <table:table-cell table:formula="of:=POWER([.C665]-6.75;2)" office:value-type="float" office:value="0.00168606862703878" calcext:value-type="float">
            <text:p>0.001686068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47636" calcext:value-type="float">
            <text:p>6.747636</text:p>
          </table:table-cell>
          <table:table-cell office:value-type="float" office:value="6.6989171277" calcext:value-type="float">
            <text:p>6.6989171277</text:p>
          </table:table-cell>
          <table:table-cell table:formula="of:=POWER([.C666]-6.75;2)" office:value-type="float" office:value="0.00260945984241814" calcext:value-type="float">
            <text:p>0.002609459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73757" calcext:value-type="float">
            <text:p>6.873757</text:p>
          </table:table-cell>
          <table:table-cell office:value-type="float" office:value="6.6904374894" calcext:value-type="float">
            <text:p>6.6904374894</text:p>
          </table:table-cell>
          <table:table-cell table:formula="of:=POWER([.C667]-6.75;2)" office:value-type="float" office:value="0.00354769266897513" calcext:value-type="float">
            <text:p>0.003547692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898661" calcext:value-type="float">
            <text:p>6.898661</text:p>
          </table:table-cell>
          <table:table-cell office:value-type="float" office:value="6.6796105957" calcext:value-type="float">
            <text:p>6.6796105957</text:p>
          </table:table-cell>
          <table:table-cell table:formula="of:=POWER([.C668]-6.75;2)" office:value-type="float" office:value="0.00495466823770888" calcext:value-type="float">
            <text:p>0.004954668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33385" calcext:value-type="float">
            <text:p>6.833385</text:p>
          </table:table-cell>
          <table:table-cell office:value-type="float" office:value="6.6649278723" calcext:value-type="float">
            <text:p>6.6649278723</text:p>
          </table:table-cell>
          <table:table-cell table:formula="of:=POWER([.C669]-6.75;2)" office:value-type="float" office:value="0.00723726691140514" calcext:value-type="float">
            <text:p>0.007237266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87801" calcext:value-type="float">
            <text:p>6.787801</text:p>
          </table:table-cell>
          <table:table-cell office:value-type="float" office:value="6.648901766" calcext:value-type="float">
            <text:p>6.648901766</text:p>
          </table:table-cell>
          <table:table-cell table:formula="of:=POWER([.C670]-6.75;2)" office:value-type="float" office:value="0.0102208529179188" calcext:value-type="float">
            <text:p>0.0102208529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27912" calcext:value-type="float">
            <text:p>6.827912</text:p>
          </table:table-cell>
          <table:table-cell office:value-type="float" office:value="6.6348374681" calcext:value-type="float">
            <text:p>6.6348374681</text:p>
          </table:table-cell>
          <table:table-cell table:formula="of:=POWER([.C671]-6.75;2)" office:value-type="float" office:value="0.0132624087536186" calcext:value-type="float">
            <text:p>0.013262408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99904" calcext:value-type="float">
            <text:p>6.899904</text:p>
          </table:table-cell>
          <table:table-cell office:value-type="float" office:value="6.6230009574" calcext:value-type="float">
            <text:p>6.6230009574</text:p>
          </table:table-cell>
          <table:table-cell table:formula="of:=POWER([.C672]-6.75;2)" office:value-type="float" office:value="0.0161287568213165" calcext:value-type="float">
            <text:p>0.0161287568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918888" calcext:value-type="float">
            <text:p>6.918888</text:p>
          </table:table-cell>
          <table:table-cell office:value-type="float" office:value="6.611560766" calcext:value-type="float">
            <text:p>6.611560766</text:p>
          </table:table-cell>
          <table:table-cell table:formula="of:=POWER([.C673]-6.75;2)" office:value-type="float" office:value="0.0191654215105067" calcext:value-type="float">
            <text:p>0.0191654215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69303" calcext:value-type="float">
            <text:p>6.869303</text:p>
          </table:table-cell>
          <table:table-cell office:value-type="float" office:value="6.5999142128" calcext:value-type="float">
            <text:p>6.5999142128</text:p>
          </table:table-cell>
          <table:table-cell table:formula="of:=POWER([.C674]-6.75;2)" office:value-type="float" office:value="0.0225257435194437" calcext:value-type="float">
            <text:p>0.022525743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05313" calcext:value-type="float">
            <text:p>6.805313</text:p>
          </table:table-cell>
          <table:table-cell office:value-type="float" office:value="6.5900125745" calcext:value-type="float">
            <text:p>6.5900125745</text:p>
          </table:table-cell>
          <table:table-cell table:formula="of:=POWER([.C675]-6.75;2)" office:value-type="float" office:value="0.025595976318118" calcext:value-type="float">
            <text:p>0.0255959763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94109" calcext:value-type="float">
            <text:p>6.794109</text:p>
          </table:table-cell>
          <table:table-cell office:value-type="float" office:value="6.5846976383" calcext:value-type="float">
            <text:p>6.5846976383</text:p>
          </table:table-cell>
          <table:table-cell table:formula="of:=POWER([.C676]-6.75;2)" office:value-type="float" office:value="0.0273248707835977" calcext:value-type="float">
            <text:p>0.027324870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49542" calcext:value-type="float">
            <text:p>6.849542</text:p>
          </table:table-cell>
          <table:table-cell office:value-type="float" office:value="6.5841967872" calcext:value-type="float">
            <text:p>6.5841967872</text:p>
          </table:table-cell>
          <table:table-cell table:formula="of:=POWER([.C677]-6.75;2)" office:value-type="float" office:value="0.0274907053748022" calcext:value-type="float">
            <text:p>0.027490705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907662" calcext:value-type="float">
            <text:p>6.907662</text:p>
          </table:table-cell>
          <table:table-cell office:value-type="float" office:value="6.5840620638" calcext:value-type="float">
            <text:p>6.5840620638</text:p>
          </table:table-cell>
          <table:table-cell table:formula="of:=POWER([.C678]-6.75;2)" office:value-type="float" office:value="0.0275353986703152" calcext:value-type="float">
            <text:p>0.027535398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97115" calcext:value-type="float">
            <text:p>6.897115</text:p>
          </table:table-cell>
          <table:table-cell office:value-type="float" office:value="6.5764456383" calcext:value-type="float">
            <text:p>6.5764456383</text:p>
          </table:table-cell>
          <table:table-cell table:formula="of:=POWER([.C679]-6.75;2)" office:value-type="float" office:value="0.0301211164650944" calcext:value-type="float">
            <text:p>0.0301211165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30828" calcext:value-type="float">
            <text:p>6.830828</text:p>
          </table:table-cell>
          <table:table-cell office:value-type="float" office:value="6.5531538723" calcext:value-type="float">
            <text:p>6.5531538723</text:p>
          </table:table-cell>
          <table:table-cell table:formula="of:=POWER([.C680]-6.75;2)" office:value-type="float" office:value="0.0387483979904846" calcext:value-type="float">
            <text:p>0.03874839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9121" calcext:value-type="float">
            <text:p>6.79121</text:p>
          </table:table-cell>
          <table:table-cell office:value-type="float" office:value="6.5103081915" calcext:value-type="float">
            <text:p>6.5103081915</text:p>
          </table:table-cell>
          <table:table-cell table:formula="of:=POWER([.C681]-6.75;2)" office:value-type="float" office:value="0.0574521630620006" calcext:value-type="float">
            <text:p>0.057452163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245" calcext:value-type="float">
            <text:p>6.8245</text:p>
          </table:table-cell>
          <table:table-cell office:value-type="float" office:value="6.4565642766" calcext:value-type="float">
            <text:p>6.4565642766</text:p>
          </table:table-cell>
          <table:table-cell table:formula="of:=POWER([.C682]-6.75;2)" office:value-type="float" office:value="0.0861045237672813" calcext:value-type="float">
            <text:p>0.086104523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91086" calcext:value-type="float">
            <text:p>6.891086</text:p>
          </table:table-cell>
          <table:table-cell office:value-type="float" office:value="6.4137227021" calcext:value-type="float">
            <text:p>6.4137227021</text:p>
          </table:table-cell>
          <table:table-cell table:formula="of:=POWER([.C683]-6.75;2)" office:value-type="float" office:value="0.113082421082925" calcext:value-type="float">
            <text:p>0.113082421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923759" calcext:value-type="float">
            <text:p>6.923759</text:p>
          </table:table-cell>
          <table:table-cell office:value-type="float" office:value="6.3980898085" calcext:value-type="float">
            <text:p>6.3980898085</text:p>
          </table:table-cell>
          <table:table-cell table:formula="of:=POWER([.C684]-6.75;2)" office:value-type="float" office:value="0.123840782881567" calcext:value-type="float">
            <text:p>0.123840782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94325" calcext:value-type="float">
            <text:p>6.894325</text:p>
          </table:table-cell>
          <table:table-cell office:value-type="float" office:value="6.4161938085" calcext:value-type="float">
            <text:p>6.4161938085</text:p>
          </table:table-cell>
          <table:table-cell table:formula="of:=POWER([.C685]-6.75;2)" office:value-type="float" office:value="0.111426573483735" calcext:value-type="float">
            <text:p>0.111426573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22846" calcext:value-type="float">
            <text:p>6.822846</text:p>
          </table:table-cell>
          <table:table-cell office:value-type="float" office:value="6.4710161277" calcext:value-type="float">
            <text:p>6.4710161277</text:p>
          </table:table-cell>
          <table:table-cell table:formula="of:=POWER([.C686]-6.75;2)" office:value-type="float" office:value="0.0778320010035025" calcext:value-type="float">
            <text:p>0.07783200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4761" calcext:value-type="float">
            <text:p>6.74761</text:p>
          </table:table-cell>
          <table:table-cell office:value-type="float" office:value="6.5656564255" calcext:value-type="float">
            <text:p>6.5656564255</text:p>
          </table:table-cell>
          <table:table-cell table:formula="of:=POWER([.C687]-6.75;2)" office:value-type="float" office:value="0.0339825534594369" calcext:value-type="float">
            <text:p>0.033982553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00276" calcext:value-type="float">
            <text:p>6.700276</text:p>
          </table:table-cell>
          <table:table-cell office:value-type="float" office:value="6.6339455319" calcext:value-type="float">
            <text:p>6.6339455319</text:p>
          </table:table-cell>
          <table:table-cell table:formula="of:=POWER([.C688]-6.75;2)" office:value-type="float" office:value="0.0134686395659739" calcext:value-type="float">
            <text:p>0.013468639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08443" calcext:value-type="float">
            <text:p>6.708443</text:p>
          </table:table-cell>
          <table:table-cell office:value-type="float" office:value="6.7164492766" calcext:value-type="float">
            <text:p>6.7164492766</text:p>
          </table:table-cell>
          <table:table-cell table:formula="of:=POWER([.C689]-6.75;2)" office:value-type="float" office:value="0.00112565104066333" calcext:value-type="float">
            <text:p>0.00112565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82474" calcext:value-type="float">
            <text:p>6.782474</text:p>
          </table:table-cell>
          <table:table-cell office:value-type="float" office:value="6.7749426383" calcext:value-type="float">
            <text:p>6.7749426383</text:p>
          </table:table-cell>
          <table:table-cell table:formula="of:=POWER([.C690]-6.75;2)" office:value-type="float" office:value="0.000622135205364615" calcext:value-type="float">
            <text:p>0.000622135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71262" calcext:value-type="float">
            <text:p>6.871262</text:p>
          </table:table-cell>
          <table:table-cell office:value-type="float" office:value="6.7936137447" calcext:value-type="float">
            <text:p>6.7936137447</text:p>
          </table:table-cell>
          <table:table-cell table:formula="of:=POWER([.C691]-6.75;2)" office:value-type="float" office:value="0.00190215872675678" calcext:value-type="float">
            <text:p>0.0019021587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80914" calcext:value-type="float">
            <text:p>6.880914</text:p>
          </table:table-cell>
          <table:table-cell office:value-type="float" office:value="6.7716652979" calcext:value-type="float">
            <text:p>6.7716652979</text:p>
          </table:table-cell>
          <table:table-cell table:formula="of:=POWER([.C692]-6.75;2)" office:value-type="float" office:value="0.000469385133095756" calcext:value-type="float">
            <text:p>0.0004693851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74107" calcext:value-type="float">
            <text:p>6.774107</text:p>
          </table:table-cell>
          <table:table-cell office:value-type="float" office:value="6.7262377234" calcext:value-type="float">
            <text:p>6.7262377234</text:p>
          </table:table-cell>
          <table:table-cell table:formula="of:=POWER([.C693]-6.75;2)" office:value-type="float" office:value="0.000564645789214922" calcext:value-type="float">
            <text:p>0.0005646458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20501" calcext:value-type="float">
            <text:p>6.620501</text:p>
          </table:table-cell>
          <table:table-cell office:value-type="float" office:value="6.6848177447" calcext:value-type="float">
            <text:p>6.6848177447</text:p>
          </table:table-cell>
          <table:table-cell table:formula="of:=POWER([.C694]-6.75;2)" office:value-type="float" office:value="0.00424872640599436" calcext:value-type="float">
            <text:p>0.004248726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30969" calcext:value-type="float">
            <text:p>6.530969</text:p>
          </table:table-cell>
          <table:table-cell office:value-type="float" office:value="6.6615638298" calcext:value-type="float">
            <text:p>6.6615638298</text:p>
          </table:table-cell>
          <table:table-cell table:formula="of:=POWER([.C695]-6.75;2)" office:value-type="float" office:value="0.0078209561996433" calcext:value-type="float">
            <text:p>0.007820956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52073" calcext:value-type="float">
            <text:p>6.552073</text:p>
          </table:table-cell>
          <table:table-cell office:value-type="float" office:value="6.6514628723" calcext:value-type="float">
            <text:p>6.6514628723</text:p>
          </table:table-cell>
          <table:table-cell table:formula="of:=POWER([.C696]-6.75;2)" office:value-type="float" office:value="0.00970956553536615" calcext:value-type="float">
            <text:p>0.009709565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33586" calcext:value-type="float">
            <text:p>6.633586</text:p>
          </table:table-cell>
          <table:table-cell office:value-type="float" office:value="6.6415251277" calcext:value-type="float">
            <text:p>6.6415251277</text:p>
          </table:table-cell>
          <table:table-cell table:formula="of:=POWER([.C697]-6.75;2)" office:value-type="float" office:value="0.0117667979205014" calcext:value-type="float">
            <text:p>0.011766797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91525" calcext:value-type="float">
            <text:p>6.691525</text:p>
          </table:table-cell>
          <table:table-cell office:value-type="float" office:value="6.6223880638" calcext:value-type="float">
            <text:p>6.6223880638</text:p>
          </table:table-cell>
          <table:table-cell table:formula="of:=POWER([.C698]-6.75;2)" office:value-type="float" office:value="0.0162848062607129" calcext:value-type="float">
            <text:p>0.0162848063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76639" calcext:value-type="float">
            <text:p>6.676639</text:p>
          </table:table-cell>
          <table:table-cell office:value-type="float" office:value="6.5979307021" calcext:value-type="float">
            <text:p>6.5979307021</text:p>
          </table:table-cell>
          <table:table-cell table:formula="of:=POWER([.C699]-6.75;2)" office:value-type="float" office:value="0.0231250713637989" calcext:value-type="float">
            <text:p>0.0231250714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7181" calcext:value-type="float">
            <text:p>6.57181</text:p>
          </table:table-cell>
          <table:table-cell office:value-type="float" office:value="6.5844804043" calcext:value-type="float">
            <text:p>6.5844804043</text:p>
          </table:table-cell>
          <table:table-cell table:formula="of:=POWER([.C700]-6.75;2)" office:value-type="float" office:value="0.0273967365606915" calcext:value-type="float">
            <text:p>0.027396736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368949" calcext:value-type="float">
            <text:p>6.368949</text:p>
          </table:table-cell>
          <table:table-cell office:value-type="float" office:value="6.5920826809" calcext:value-type="float">
            <text:p>6.5920826809</text:p>
          </table:table-cell>
          <table:table-cell table:formula="of:=POWER([.C701]-6.75;2)" office:value-type="float" office:value="0.0249378796717312" calcext:value-type="float">
            <text:p>0.0249378797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112374" calcext:value-type="float">
            <text:p>6.112374</text:p>
          </table:table-cell>
          <table:table-cell office:value-type="float" office:value="6.6141882766" calcext:value-type="float">
            <text:p>6.6141882766</text:p>
          </table:table-cell>
          <table:table-cell table:formula="of:=POWER([.C702]-6.75;2)" office:value-type="float" office:value="0.0184448242128781" calcext:value-type="float">
            <text:p>0.0184448242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956856" calcext:value-type="float">
            <text:p>5.956856</text:p>
          </table:table-cell>
          <table:table-cell office:value-type="float" office:value="6.6356720213" calcext:value-type="float">
            <text:p>6.6356720213</text:p>
          </table:table-cell>
          <table:table-cell table:formula="of:=POWER([.C703]-6.75;2)" office:value-type="float" office:value="0.0130708867136278" calcext:value-type="float">
            <text:p>0.0130708867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086055" calcext:value-type="float">
            <text:p>6.086055</text:p>
          </table:table-cell>
          <table:table-cell office:value-type="float" office:value="6.6447302553" calcext:value-type="float">
            <text:p>6.6447302553</text:p>
          </table:table-cell>
          <table:table-cell table:formula="of:=POWER([.C704]-6.75;2)" office:value-type="float" office:value="0.0110817191492032" calcext:value-type="float">
            <text:p>0.01108171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495376" calcext:value-type="float">
            <text:p>6.495376</text:p>
          </table:table-cell>
          <table:table-cell office:value-type="float" office:value="6.6400094468" calcext:value-type="float">
            <text:p>6.6400094468</text:p>
          </table:table-cell>
          <table:table-cell table:formula="of:=POWER([.C705]-6.75;2)" office:value-type="float" office:value="0.0120979217932421" calcext:value-type="float">
            <text:p>0.012097921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943638" calcext:value-type="float">
            <text:p>6.943638</text:p>
          </table:table-cell>
          <table:table-cell office:value-type="float" office:value="6.6272731702" calcext:value-type="float">
            <text:p>6.6272731702</text:p>
          </table:table-cell>
          <table:table-cell table:formula="of:=POWER([.C706]-6.75;2)" office:value-type="float" office:value="0.015061874752758" calcext:value-type="float">
            <text:p>0.0150618748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161158" calcext:value-type="float">
            <text:p>7.161158</text:p>
          </table:table-cell>
          <table:table-cell office:value-type="float" office:value="6.6109581702" calcext:value-type="float">
            <text:p>6.6109581702</text:p>
          </table:table-cell>
          <table:table-cell table:formula="of:=POWER([.C707]-6.75;2)" office:value-type="float" office:value="0.0193326304341322" calcext:value-type="float">
            <text:p>0.0193326304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031938" calcext:value-type="float">
            <text:p>7.031938</text:p>
          </table:table-cell>
          <table:table-cell office:value-type="float" office:value="6.5937446809" calcext:value-type="float">
            <text:p>6.5937446809</text:p>
          </table:table-cell>
          <table:table-cell table:formula="of:=POWER([.C708]-6.75;2)" office:value-type="float" office:value="0.0244157247470427" calcext:value-type="float">
            <text:p>0.0244157247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637309" calcext:value-type="float">
            <text:p>6.637309</text:p>
          </table:table-cell>
          <table:table-cell office:value-type="float" office:value="6.5792372979" calcext:value-type="float">
            <text:p>6.5792372979</text:p>
          </table:table-cell>
          <table:table-cell table:formula="of:=POWER([.C709]-6.75;2)" office:value-type="float" office:value="0.0291599004284934" calcext:value-type="float">
            <text:p>0.029159900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218132" calcext:value-type="float">
            <text:p>6.218132</text:p>
          </table:table-cell>
          <table:table-cell office:value-type="float" office:value="6.5709752553" calcext:value-type="float">
            <text:p>6.5709752553</text:p>
          </table:table-cell>
          <table:table-cell table:formula="of:=POWER([.C710]-6.75;2)" office:value-type="float" office:value="0.0320498592149" calcext:value-type="float">
            <text:p>0.0320498592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042725" calcext:value-type="float">
            <text:p>6.042725</text:p>
          </table:table-cell>
          <table:table-cell office:value-type="float" office:value="6.5694279787" calcext:value-type="float">
            <text:p>6.5694279787</text:p>
          </table:table-cell>
          <table:table-cell table:formula="of:=POWER([.C711]-6.75;2)" office:value-type="float" office:value="0.0326062548763675" calcext:value-type="float">
            <text:p>0.032606254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162864" calcext:value-type="float">
            <text:p>6.162864</text:p>
          </table:table-cell>
          <table:table-cell office:value-type="float" office:value="6.571373383" calcext:value-type="float">
            <text:p>6.571373383</text:p>
          </table:table-cell>
          <table:table-cell table:formula="of:=POWER([.C712]-6.75;2)" office:value-type="float" office:value="0.0319074683008647" calcext:value-type="float">
            <text:p>0.031907468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349093" calcext:value-type="float">
            <text:p>6.349093</text:p>
          </table:table-cell>
          <table:table-cell office:value-type="float" office:value="6.5732776596" calcext:value-type="float">
            <text:p>6.5732776596</text:p>
          </table:table-cell>
          <table:table-cell table:formula="of:=POWER([.C713]-6.75;2)" office:value-type="float" office:value="0.0312307855964533" calcext:value-type="float">
            <text:p>0.031230785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364893" calcext:value-type="float">
            <text:p>6.364893</text:p>
          </table:table-cell>
          <table:table-cell office:value-type="float" office:value="6.5746621915" calcext:value-type="float">
            <text:p>6.5746621915</text:p>
          </table:table-cell>
          <table:table-cell table:formula="of:=POWER([.C714]-6.75;2)" office:value-type="float" office:value="0.0307433470895827" calcext:value-type="float">
            <text:p>0.030743347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208573" calcext:value-type="float">
            <text:p>6.208573</text:p>
          </table:table-cell>
          <table:table-cell office:value-type="float" office:value="6.5778989574" calcext:value-type="float">
            <text:p>6.5778989574</text:p>
          </table:table-cell>
          <table:table-cell table:formula="of:=POWER([.C715]-6.75;2)" office:value-type="float" office:value="0.0296187688640069" calcext:value-type="float">
            <text:p>0.029618768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080158" calcext:value-type="float">
            <text:p>6.080158</text:p>
          </table:table-cell>
          <table:table-cell office:value-type="float" office:value="6.585743766" calcext:value-type="float">
            <text:p>6.585743766</text:p>
          </table:table-cell>
          <table:table-cell table:formula="of:=POWER([.C716]-6.75;2)" office:value-type="float" office:value="0.0269801104078627" calcext:value-type="float">
            <text:p>0.0269801104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126779" calcext:value-type="float">
            <text:p>6.126779</text:p>
          </table:table-cell>
          <table:table-cell office:value-type="float" office:value="6.5982615106" calcext:value-type="float">
            <text:p>6.5982615106</text:p>
          </table:table-cell>
          <table:table-cell table:formula="of:=POWER([.C717]-6.75;2)" office:value-type="float" office:value="0.0230245691653938" calcext:value-type="float">
            <text:p>0.023024569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271596" calcext:value-type="float">
            <text:p>6.271596</text:p>
          </table:table-cell>
          <table:table-cell office:value-type="float" office:value="6.6120826383" calcext:value-type="float">
            <text:p>6.6120826383</text:p>
          </table:table-cell>
          <table:table-cell table:formula="of:=POWER([.C718]-6.75;2)" office:value-type="float" office:value="0.0190211986582885" calcext:value-type="float">
            <text:p>0.0190211987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362215" calcext:value-type="float">
            <text:p>6.362215</text:p>
          </table:table-cell>
          <table:table-cell office:value-type="float" office:value="6.6234386383" calcext:value-type="float">
            <text:p>6.6234386383</text:p>
          </table:table-cell>
          <table:table-cell table:formula="of:=POWER([.C719]-6.75;2)" office:value-type="float" office:value="0.0160177782753583" calcext:value-type="float">
            <text:p>0.016017778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3715" calcext:value-type="float">
            <text:p>6.3715</text:p>
          </table:table-cell>
          <table:table-cell office:value-type="float" office:value="6.6305792766" calcext:value-type="float">
            <text:p>6.6305792766</text:p>
          </table:table-cell>
          <table:table-cell table:formula="of:=POWER([.C720]-6.75;2)" office:value-type="float" office:value="0.0142613091773794" calcext:value-type="float">
            <text:p>0.014261309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403926" calcext:value-type="float">
            <text:p>6.403926</text:p>
          </table:table-cell>
          <table:table-cell office:value-type="float" office:value="6.6334632766" calcext:value-type="float">
            <text:p>6.6334632766</text:p>
          </table:table-cell>
          <table:table-cell table:formula="of:=POWER([.C721]-6.75;2)" office:value-type="float" office:value="0.0135808079008082" calcext:value-type="float">
            <text:p>0.0135808079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55511" calcext:value-type="float">
            <text:p>6.555511</text:p>
          </table:table-cell>
          <table:table-cell office:value-type="float" office:value="6.6328829574" calcext:value-type="float">
            <text:p>6.6328829574</text:p>
          </table:table-cell>
          <table:table-cell table:formula="of:=POWER([.C722]-6.75;2)" office:value-type="float" office:value="0.0137164016673703" calcext:value-type="float">
            <text:p>0.0137164017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70569" calcext:value-type="float">
            <text:p>6.770569</text:p>
          </table:table-cell>
          <table:table-cell office:value-type="float" office:value="6.629910234" calcext:value-type="float">
            <text:p>6.629910234</text:p>
          </table:table-cell>
          <table:table-cell table:formula="of:=POWER([.C723]-6.75;2)" office:value-type="float" office:value="0.0144215518979346" calcext:value-type="float">
            <text:p>0.0144215519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84321" calcext:value-type="float">
            <text:p>6.84321</text:p>
          </table:table-cell>
          <table:table-cell office:value-type="float" office:value="6.625714234" calcext:value-type="float">
            <text:p>6.625714234</text:p>
          </table:table-cell>
          <table:table-cell table:formula="of:=POWER([.C724]-6.75;2)" office:value-type="float" office:value="0.0154469516302067" calcext:value-type="float">
            <text:p>0.015446951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4969" calcext:value-type="float">
            <text:p>6.54969</text:p>
          </table:table-cell>
          <table:table-cell office:value-type="float" office:value="6.622778617" calcext:value-type="float">
            <text:p>6.622778617</text:p>
          </table:table-cell>
          <table:table-cell table:formula="of:=POWER([.C725]-6.75;2)" office:value-type="float" office:value="0.0161852802924327" calcext:value-type="float">
            <text:p>0.016185280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802402" calcext:value-type="float">
            <text:p>5.802402</text:p>
          </table:table-cell>
          <table:table-cell office:value-type="float" office:value="6.6267554255" calcext:value-type="float">
            <text:p>6.6267554255</text:p>
          </table:table-cell>
          <table:table-cell table:formula="of:=POWER([.C726]-6.75;2)" office:value-type="float" office:value="0.0151892251436861" calcext:value-type="float">
            <text:p>0.015189225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817081" calcext:value-type="float">
            <text:p>4.817081</text:p>
          </table:table-cell>
          <table:table-cell office:value-type="float" office:value="6.6459784043" calcext:value-type="float">
            <text:p>6.6459784043</text:p>
          </table:table-cell>
          <table:table-cell table:formula="of:=POWER([.C727]-6.75;2)" office:value-type="float" office:value="0.0108204923719742" calcext:value-type="float">
            <text:p>0.010820492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265246" calcext:value-type="float">
            <text:p>4.265246</text:p>
          </table:table-cell>
          <table:table-cell office:value-type="float" office:value="6.6860018085" calcext:value-type="float">
            <text:p>6.6860018085</text:p>
          </table:table-cell>
          <table:table-cell table:formula="of:=POWER([.C728]-6.75;2)" office:value-type="float" office:value="0.00409576851527063" calcext:value-type="float">
            <text:p>0.004095768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810946" calcext:value-type="float">
            <text:p>4.810946</text:p>
          </table:table-cell>
          <table:table-cell office:value-type="float" office:value="6.7389061489" calcext:value-type="float">
            <text:p>6.7389061489</text:p>
          </table:table-cell>
          <table:table-cell table:formula="of:=POWER([.C729]-6.75;2)" office:value-type="float" office:value="0.000123073532228972" calcext:value-type="float">
            <text:p>0.000123073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15634" calcext:value-type="float">
            <text:p>6.15634</text:p>
          </table:table-cell>
          <table:table-cell office:value-type="float" office:value="6.7814919362" calcext:value-type="float">
            <text:p>6.7814919362</text:p>
          </table:table-cell>
          <table:table-cell table:formula="of:=POWER([.C730]-6.75;2)" office:value-type="float" office:value="0.000991742045624878" calcext:value-type="float">
            <text:p>0.00099174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774647" calcext:value-type="float">
            <text:p>7.774647</text:p>
          </table:table-cell>
          <table:table-cell office:value-type="float" office:value="6.7952764894" calcext:value-type="float">
            <text:p>6.7952764894</text:p>
          </table:table-cell>
          <table:table-cell table:formula="of:=POWER([.C731]-6.75;2)" office:value-type="float" office:value="0.00204996049238831" calcext:value-type="float">
            <text:p>0.00204996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470974" calcext:value-type="float">
            <text:p>9.470974</text:p>
          </table:table-cell>
          <table:table-cell office:value-type="float" office:value="6.7731215532" calcext:value-type="float">
            <text:p>6.7731215532</text:p>
          </table:table-cell>
          <table:table-cell table:formula="of:=POWER([.C732]-6.75;2)" office:value-type="float" office:value="0.000534606222380439" calcext:value-type="float">
            <text:p>0.000534606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.27094" calcext:value-type="float">
            <text:p>11.27094</text:p>
          </table:table-cell>
          <table:table-cell office:value-type="float" office:value="6.7136910851" calcext:value-type="float">
            <text:p>6.7136910851</text:p>
          </table:table-cell>
          <table:table-cell table:formula="of:=POWER([.C733]-6.75;2)" office:value-type="float" office:value="0.00131833730121546" calcext:value-type="float">
            <text:p>0.001318337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.957198" calcext:value-type="float">
            <text:p>9.957198</text:p>
          </table:table-cell>
          <table:table-cell office:value-type="float" office:value="6.6161808511" calcext:value-type="float">
            <text:p>6.6161808511</text:p>
          </table:table-cell>
          <table:table-cell table:formula="of:=POWER([.C734]-6.75;2)" office:value-type="float" office:value="0.0179075646123203" calcext:value-type="float">
            <text:p>0.017907564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577952" calcext:value-type="float">
            <text:p>10.577952</text:p>
          </table:table-cell>
          <table:table-cell office:value-type="float" office:value="6.5479211277" calcext:value-type="float">
            <text:p>6.5479211277</text:p>
          </table:table-cell>
          <table:table-cell table:formula="of:=POWER([.C735]-6.75;2)" office:value-type="float" office:value="0.0408358706300395" calcext:value-type="float">
            <text:p>0.040835870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457631" calcext:value-type="float">
            <text:p>9.457631</text:p>
          </table:table-cell>
          <table:table-cell office:value-type="float" office:value="6.4679161915" calcext:value-type="float">
            <text:p>6.4679161915</text:p>
          </table:table-cell>
          <table:table-cell table:formula="of:=POWER([.C736]-6.75;2)" office:value-type="float" office:value="0.0795712750178649" calcext:value-type="float">
            <text:p>0.079571275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660016" calcext:value-type="float">
            <text:p>7.660016</text:p>
          </table:table-cell>
          <table:table-cell office:value-type="float" office:value="6.4124912128" calcext:value-type="float">
            <text:p>6.4124912128</text:p>
          </table:table-cell>
          <table:table-cell table:formula="of:=POWER([.C737]-6.75;2)" office:value-type="float" office:value="0.113912181437215" calcext:value-type="float">
            <text:p>0.113912181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839685" calcext:value-type="float">
            <text:p>5.839685</text:p>
          </table:table-cell>
          <table:table-cell office:value-type="float" office:value="6.3948050638" calcext:value-type="float">
            <text:p>6.3948050638</text:p>
          </table:table-cell>
          <table:table-cell table:formula="of:=POWER([.C738]-6.75;2)" office:value-type="float" office:value="0.126163442702122" calcext:value-type="float">
            <text:p>0.1261634427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745818" calcext:value-type="float">
            <text:p>4.745818</text:p>
          </table:table-cell>
          <table:table-cell office:value-type="float" office:value="6.4144549149" calcext:value-type="float">
            <text:p>6.4144549149</text:p>
          </table:table-cell>
          <table:table-cell table:formula="of:=POWER([.C739]-6.75;2)" office:value-type="float" office:value="0.112590504134766" calcext:value-type="float">
            <text:p>0.112590504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827368" calcext:value-type="float">
            <text:p>4.827368</text:p>
          </table:table-cell>
          <table:table-cell office:value-type="float" office:value="6.4565712128" calcext:value-type="float">
            <text:p>6.4565712128</text:p>
          </table:table-cell>
          <table:table-cell table:formula="of:=POWER([.C740]-6.75;2)" office:value-type="float" office:value="0.0861004531576628" calcext:value-type="float">
            <text:p>0.086100453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527567" calcext:value-type="float">
            <text:p>5.527567</text:p>
          </table:table-cell>
          <table:table-cell office:value-type="float" office:value="6.4981188298" calcext:value-type="float">
            <text:p>6.4981188298</text:p>
          </table:table-cell>
          <table:table-cell table:formula="of:=POWER([.C741]-6.75;2)" office:value-type="float" office:value="0.0634441239013213" calcext:value-type="float">
            <text:p>0.0634441239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056224" calcext:value-type="float">
            <text:p>6.056224</text:p>
          </table:table-cell>
          <table:table-cell office:value-type="float" office:value="6.5273185106" calcext:value-type="float">
            <text:p>6.5273185106</text:p>
          </table:table-cell>
          <table:table-cell table:formula="of:=POWER([.C742]-6.75;2)" office:value-type="float" office:value="0.0495870457214024" calcext:value-type="float">
            <text:p>0.0495870457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084999" calcext:value-type="float">
            <text:p>6.084999</text:p>
          </table:table-cell>
          <table:table-cell office:value-type="float" office:value="6.5468031489" calcext:value-type="float">
            <text:p>6.5468031489</text:p>
          </table:table-cell>
          <table:table-cell table:formula="of:=POWER([.C743]-6.75;2)" office:value-type="float" office:value="0.0412889602969554" calcext:value-type="float">
            <text:p>0.041288960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734144" calcext:value-type="float">
            <text:p>5.734144</text:p>
          </table:table-cell>
          <table:table-cell office:value-type="float" office:value="6.5646117021" calcext:value-type="float">
            <text:p>6.5646117021</text:p>
          </table:table-cell>
          <table:table-cell table:formula="of:=POWER([.C744]-6.75;2)" office:value-type="float" office:value="0.0343688209982593" calcext:value-type="float">
            <text:p>0.034368821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542029" calcext:value-type="float">
            <text:p>5.542029</text:p>
          </table:table-cell>
          <table:table-cell office:value-type="float" office:value="6.587422" calcext:value-type="float">
            <text:p>6.587422</text:p>
          </table:table-cell>
          <table:table-cell table:formula="of:=POWER([.C745]-6.75;2)" office:value-type="float" office:value="0.026431606084" calcext:value-type="float">
            <text:p>0.0264316061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044475" calcext:value-type="float">
            <text:p>6.044475</text:p>
          </table:table-cell>
          <table:table-cell office:value-type="float" office:value="6.6131823191" calcext:value-type="float">
            <text:p>6.6131823191</text:p>
          </table:table-cell>
          <table:table-cell table:formula="of:=POWER([.C746]-6.75;2)" office:value-type="float" office:value="0.0187190778068543" calcext:value-type="float">
            <text:p>0.018719077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929117" calcext:value-type="float">
            <text:p>6.929117</text:p>
          </table:table-cell>
          <table:table-cell office:value-type="float" office:value="6.6294717021" calcext:value-type="float">
            <text:p>6.6294717021</text:p>
          </table:table-cell>
          <table:table-cell table:formula="of:=POWER([.C747]-6.75;2)" office:value-type="float" office:value="0.0145270705946711" calcext:value-type="float">
            <text:p>0.014527070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407912" calcext:value-type="float">
            <text:p>7.407912</text:p>
          </table:table-cell>
          <table:table-cell office:value-type="float" office:value="6.6290089787" calcext:value-type="float">
            <text:p>6.6290089787</text:p>
          </table:table-cell>
          <table:table-cell table:formula="of:=POWER([.C748]-6.75;2)" office:value-type="float" office:value="0.0146388272352171" calcext:value-type="float">
            <text:p>0.014638827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12211" calcext:value-type="float">
            <text:p>7.12211</text:p>
          </table:table-cell>
          <table:table-cell office:value-type="float" office:value="6.6194424894" calcext:value-type="float">
            <text:p>6.6194424894</text:p>
          </table:table-cell>
          <table:table-cell table:formula="of:=POWER([.C749]-6.75;2)" office:value-type="float" office:value="0.0170452635740691" calcext:value-type="float">
            <text:p>0.017045263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382593" calcext:value-type="float">
            <text:p>6.382593</text:p>
          </table:table-cell>
          <table:table-cell office:value-type="float" office:value="6.6153938936" calcext:value-type="float">
            <text:p>6.6153938936</text:p>
          </table:table-cell>
          <table:table-cell table:formula="of:=POWER([.C750]-6.75;2)" office:value-type="float" office:value="0.018118803880168" calcext:value-type="float">
            <text:p>0.018118803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864177" calcext:value-type="float">
            <text:p>5.864177</text:p>
          </table:table-cell>
          <table:table-cell office:value-type="float" office:value="6.6252671915" calcext:value-type="float">
            <text:p>6.6252671915</text:p>
          </table:table-cell>
          <table:table-cell table:formula="of:=POWER([.C751]-6.75;2)" office:value-type="float" office:value="0.0155582735162977" calcext:value-type="float">
            <text:p>0.015558273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896771" calcext:value-type="float">
            <text:p>5.896771</text:p>
          </table:table-cell>
          <table:table-cell office:value-type="float" office:value="6.6440856809" calcext:value-type="float">
            <text:p>6.6440856809</text:p>
          </table:table-cell>
          <table:table-cell table:formula="of:=POWER([.C752]-6.75;2)" office:value-type="float" office:value="0.0112178429904166" calcext:value-type="float">
            <text:p>0.01121784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176833" calcext:value-type="float">
            <text:p>6.176833</text:p>
          </table:table-cell>
          <table:table-cell office:value-type="float" office:value="6.6609868298" calcext:value-type="float">
            <text:p>6.6609868298</text:p>
          </table:table-cell>
          <table:table-cell table:formula="of:=POWER([.C753]-6.75;2)" office:value-type="float" office:value="0.00792334446905423" calcext:value-type="float">
            <text:p>0.0079233445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352124" calcext:value-type="float">
            <text:p>6.352124</text:p>
          </table:table-cell>
          <table:table-cell office:value-type="float" office:value="6.6725656809" calcext:value-type="float">
            <text:p>6.6725656809</text:p>
          </table:table-cell>
          <table:table-cell table:formula="of:=POWER([.C754]-6.75;2)" office:value-type="float" office:value="0.00599607377448062" calcext:value-type="float">
            <text:p>0.005996073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50091" calcext:value-type="float">
            <text:p>6.350091</text:p>
          </table:table-cell>
          <table:table-cell office:value-type="float" office:value="6.6830323404" calcext:value-type="float">
            <text:p>6.6830323404</text:p>
          </table:table-cell>
          <table:table-cell table:formula="of:=POWER([.C755]-6.75;2)" office:value-type="float" office:value="0.00448466743230141" calcext:value-type="float">
            <text:p>0.004484667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248993" calcext:value-type="float">
            <text:p>6.248993</text:p>
          </table:table-cell>
          <table:table-cell office:value-type="float" office:value="6.696432766" calcext:value-type="float">
            <text:p>6.696432766</text:p>
          </table:table-cell>
          <table:table-cell table:formula="of:=POWER([.C756]-6.75;2)" office:value-type="float" office:value="0.00286944855841075" calcext:value-type="float">
            <text:p>0.002869448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14541" calcext:value-type="float">
            <text:p>6.14541</text:p>
          </table:table-cell>
          <table:table-cell office:value-type="float" office:value="6.712667766" calcext:value-type="float">
            <text:p>6.712667766</text:p>
          </table:table-cell>
          <table:table-cell table:formula="of:=POWER([.C757]-6.75;2)" office:value-type="float" office:value="0.00139369569543075" calcext:value-type="float">
            <text:p>0.001393695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134159" calcext:value-type="float">
            <text:p>6.134159</text:p>
          </table:table-cell>
          <table:table-cell office:value-type="float" office:value="6.7288581064" calcext:value-type="float">
            <text:p>6.7288581064</text:p>
          </table:table-cell>
          <table:table-cell table:formula="of:=POWER([.C758]-6.75;2)" office:value-type="float" office:value="0.000446979664993733" calcext:value-type="float">
            <text:p>0.000446979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252365" calcext:value-type="float">
            <text:p>6.252365</text:p>
          </table:table-cell>
          <table:table-cell office:value-type="float" office:value="6.7419051702" calcext:value-type="float">
            <text:p>6.7419051702</text:p>
          </table:table-cell>
          <table:table-cell table:formula="of:=POWER([.C759]-6.75;2)" office:value-type="float" office:value="0.0000655262694909695" calcext:value-type="float">
            <text:p>6.55262694909695E-00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414166" calcext:value-type="float">
            <text:p>6.414166</text:p>
          </table:table-cell>
          <table:table-cell office:value-type="float" office:value="6.750367617" calcext:value-type="float">
            <text:p>6.750367617</text:p>
          </table:table-cell>
          <table:table-cell table:formula="of:=POWER([.C760]-6.75;2)" office:value-type="float" office:value="0.000000135142258689154" calcext:value-type="float">
            <text:p>1.35142258689154E-00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517021" calcext:value-type="float">
            <text:p>6.517021</text:p>
          </table:table-cell>
          <table:table-cell office:value-type="float" office:value="6.7552964681" calcext:value-type="float">
            <text:p>6.7552964681</text:p>
          </table:table-cell>
          <table:table-cell table:formula="of:=POWER([.C761]-6.75;2)" office:value-type="float" office:value="0.0000280525743343183" calcext:value-type="float">
            <text:p>2.80525743343183E-00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577279" calcext:value-type="float">
            <text:p>6.577279</text:p>
          </table:table-cell>
          <table:table-cell office:value-type="float" office:value="6.7585698511" calcext:value-type="float">
            <text:p>6.7585698511</text:p>
          </table:table-cell>
          <table:table-cell table:formula="of:=POWER([.C762]-6.75;2)" office:value-type="float" office:value="0.0000734423478761688" calcext:value-type="float">
            <text:p>7.34423478761688E-00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68492" calcext:value-type="float">
            <text:p>6.668492</text:p>
          </table:table-cell>
          <table:table-cell office:value-type="float" office:value="6.7605475957" calcext:value-type="float">
            <text:p>6.7605475957</text:p>
          </table:table-cell>
          <table:table-cell table:formula="of:=POWER([.C763]-6.75;2)" office:value-type="float" office:value="0.000111251775050665" calcext:value-type="float">
            <text:p>0.0001112518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76372" calcext:value-type="float">
            <text:p>6.776372</text:p>
          </table:table-cell>
          <table:table-cell office:value-type="float" office:value="6.7605465957" calcext:value-type="float">
            <text:p>6.7605465957</text:p>
          </table:table-cell>
          <table:table-cell table:formula="of:=POWER([.C764]-6.75;2)" office:value-type="float" office:value="0.000111230680859262" calcext:value-type="float">
            <text:p>0.0001112307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05328" calcext:value-type="float">
            <text:p>6.805328</text:p>
          </table:table-cell>
          <table:table-cell office:value-type="float" office:value="6.7589806809" calcext:value-type="float">
            <text:p>6.7589806809</text:p>
          </table:table-cell>
          <table:table-cell table:formula="of:=POWER([.C765]-6.75;2)" office:value-type="float" office:value="0.0000806526294276195" calcext:value-type="float">
            <text:p>8.06526294276195E-00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97825" calcext:value-type="float">
            <text:p>6.697825</text:p>
          </table:table-cell>
          <table:table-cell office:value-type="float" office:value="6.7574065532" calcext:value-type="float">
            <text:p>6.7574065532</text:p>
          </table:table-cell>
          <table:table-cell table:formula="of:=POWER([.C766]-6.75;2)" office:value-type="float" office:value="0.0000548570303044311" calcext:value-type="float">
            <text:p>0.00005485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07048" calcext:value-type="float">
            <text:p>6.507048</text:p>
          </table:table-cell>
          <table:table-cell office:value-type="float" office:value="6.7570375745" calcext:value-type="float">
            <text:p>6.7570375745</text:p>
          </table:table-cell>
          <table:table-cell table:formula="of:=POWER([.C767]-6.75;2)" office:value-type="float" office:value="0.0000495274548430499" calcext:value-type="float">
            <text:p>4.95274548430499E-00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376651" calcext:value-type="float">
            <text:p>6.376651</text:p>
          </table:table-cell>
          <table:table-cell office:value-type="float" office:value="6.7581074043" calcext:value-type="float">
            <text:p>6.7581074043</text:p>
          </table:table-cell>
          <table:table-cell table:formula="of:=POWER([.C768]-6.75;2)" office:value-type="float" office:value="0.0000657300044836658" calcext:value-type="float">
            <text:p>0.00006573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15793" calcext:value-type="float">
            <text:p>6.415793</text:p>
          </table:table-cell>
          <table:table-cell office:value-type="float" office:value="6.7596999787" calcext:value-type="float">
            <text:p>6.7596999787</text:p>
          </table:table-cell>
          <table:table-cell table:formula="of:=POWER([.C769]-6.75;2)" office:value-type="float" office:value="0.0000940895867804634" calcext:value-type="float">
            <text:p>9.40895867804634E-00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73357" calcext:value-type="float">
            <text:p>6.573357</text:p>
          </table:table-cell>
          <table:table-cell office:value-type="float" office:value="6.7601128085" calcext:value-type="float">
            <text:p>6.7601128085</text:p>
          </table:table-cell>
          <table:table-cell table:formula="of:=POWER([.C770]-6.75;2)" office:value-type="float" office:value="0.000102268895757667" calcext:value-type="float">
            <text:p>0.0001022689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05236" calcext:value-type="float">
            <text:p>6.705236</text:p>
          </table:table-cell>
          <table:table-cell office:value-type="float" office:value="6.758866383" calcext:value-type="float">
            <text:p>6.758866383</text:p>
          </table:table-cell>
          <table:table-cell table:formula="of:=POWER([.C771]-6.75;2)" office:value-type="float" office:value="0.0000786127475026886" calcext:value-type="float">
            <text:p>7.86127475026886E-00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366" calcext:value-type="float">
            <text:p>6.7366</text:p>
          </table:table-cell>
          <table:table-cell office:value-type="float" office:value="6.7578331064" calcext:value-type="float">
            <text:p>6.7578331064</text:p>
          </table:table-cell>
          <table:table-cell table:formula="of:=POWER([.C772]-6.75;2)" office:value-type="float" office:value="0.0000613575558737159" calcext:value-type="float">
            <text:p>6.13575558737159E-00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05882" calcext:value-type="float">
            <text:p>6.705882</text:p>
          </table:table-cell>
          <table:table-cell office:value-type="float" office:value="6.7589181915" calcext:value-type="float">
            <text:p>6.7589181915</text:p>
          </table:table-cell>
          <table:table-cell table:formula="of:=POWER([.C773]-6.75;2)" office:value-type="float" office:value="0.0000795341396306773" calcext:value-type="float">
            <text:p>7.95341396306773E-00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98181" calcext:value-type="float">
            <text:p>6.698181</text:p>
          </table:table-cell>
          <table:table-cell office:value-type="float" office:value="6.7610752128" calcext:value-type="float">
            <text:p>6.7610752128</text:p>
          </table:table-cell>
          <table:table-cell table:formula="of:=POWER([.C774]-6.75;2)" office:value-type="float" office:value="0.000122660338565279" calcext:value-type="float">
            <text:p>0.000122660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5175" calcext:value-type="float">
            <text:p>6.75175</text:p>
          </table:table-cell>
          <table:table-cell office:value-type="float" office:value="6.7605208723" calcext:value-type="float">
            <text:p>6.7605208723</text:p>
          </table:table-cell>
          <table:table-cell table:formula="of:=POWER([.C775]-6.75;2)" office:value-type="float" office:value="0.000110688753952905" calcext:value-type="float">
            <text:p>0.0001106888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12478" calcext:value-type="float">
            <text:p>6.812478</text:p>
          </table:table-cell>
          <table:table-cell office:value-type="float" office:value="6.7541062766" calcext:value-type="float">
            <text:p>6.7541062766</text:p>
          </table:table-cell>
          <table:table-cell table:formula="of:=POWER([.C776]-6.75;2)" office:value-type="float" office:value="0.0000168615075157072" calcext:value-type="float">
            <text:p>1.68615075157072E-00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04214" calcext:value-type="float">
            <text:p>6.804214</text:p>
          </table:table-cell>
          <table:table-cell office:value-type="float" office:value="6.7424623617" calcext:value-type="float">
            <text:p>6.7424623617</text:p>
          </table:table-cell>
          <table:table-cell table:formula="of:=POWER([.C777]-6.75;2)" office:value-type="float" office:value="0.0000568159911416216" calcext:value-type="float">
            <text:p>0.00005681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33365" calcext:value-type="float">
            <text:p>6.733365</text:p>
          </table:table-cell>
          <table:table-cell office:value-type="float" office:value="6.7296398723" calcext:value-type="float">
            <text:p>6.7296398723</text:p>
          </table:table-cell>
          <table:table-cell table:formula="of:=POWER([.C778]-6.75;2)" office:value-type="float" office:value="0.00041453479996031" calcext:value-type="float">
            <text:p>0.000414534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77742" calcext:value-type="float">
            <text:p>6.677742</text:p>
          </table:table-cell>
          <table:table-cell office:value-type="float" office:value="6.7196979362" calcext:value-type="float">
            <text:p>6.7196979362</text:p>
          </table:table-cell>
          <table:table-cell table:formula="of:=POWER([.C779]-6.75;2)" office:value-type="float" office:value="0.000918215070539257" calcext:value-type="float">
            <text:p>0.0009182151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87959" calcext:value-type="float">
            <text:p>6.687959</text:p>
          </table:table-cell>
          <table:table-cell office:value-type="float" office:value="6.7137403191" calcext:value-type="float">
            <text:p>6.7137403191</text:p>
          </table:table-cell>
          <table:table-cell table:formula="of:=POWER([.C780]-6.75;2)" office:value-type="float" office:value="0.00131476445896981" calcext:value-type="float">
            <text:p>0.001314764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48991" calcext:value-type="float">
            <text:p>6.748991</text:p>
          </table:table-cell>
          <table:table-cell office:value-type="float" office:value="6.7098956383" calcext:value-type="float">
            <text:p>6.7098956383</text:p>
          </table:table-cell>
          <table:table-cell table:formula="of:=POWER([.C781]-6.75;2)" office:value-type="float" office:value="0.00160835982736443" calcext:value-type="float">
            <text:p>0.001608359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1772" calcext:value-type="float">
            <text:p>6.81772</text:p>
          </table:table-cell>
          <table:table-cell office:value-type="float" office:value="6.7052481277" calcext:value-type="float">
            <text:p>6.7052481277</text:p>
          </table:table-cell>
          <table:table-cell table:formula="of:=POWER([.C782]-6.75;2)" office:value-type="float" office:value="0.00200273007435551" calcext:value-type="float">
            <text:p>0.0020027301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52657" calcext:value-type="float">
            <text:p>6.852657</text:p>
          </table:table-cell>
          <table:table-cell office:value-type="float" office:value="6.6975834043" calcext:value-type="float">
            <text:p>6.6975834043</text:p>
          </table:table-cell>
          <table:table-cell table:formula="of:=POWER([.C783]-6.75;2)" office:value-type="float" office:value="0.00274749950477731" calcext:value-type="float">
            <text:p>0.002747499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28767" calcext:value-type="float">
            <text:p>6.828767</text:p>
          </table:table-cell>
          <table:table-cell office:value-type="float" office:value="6.6866150638" calcext:value-type="float">
            <text:p>6.6866150638</text:p>
          </table:table-cell>
          <table:table-cell table:formula="of:=POWER([.C784]-6.75;2)" office:value-type="float" office:value="0.00401765013707811" calcext:value-type="float">
            <text:p>0.004017650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63228" calcext:value-type="float">
            <text:p>6.763228</text:p>
          </table:table-cell>
          <table:table-cell office:value-type="float" office:value="6.6744104468" calcext:value-type="float">
            <text:p>6.6744104468</text:p>
          </table:table-cell>
          <table:table-cell table:formula="of:=POWER([.C785]-6.75;2)" office:value-type="float" office:value="0.00571378055297569" calcext:value-type="float">
            <text:p>0.005713780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25284" calcext:value-type="float">
            <text:p>6.725284</text:p>
          </table:table-cell>
          <table:table-cell office:value-type="float" office:value="6.6636770638" calcext:value-type="float">
            <text:p>6.6636770638</text:p>
          </table:table-cell>
          <table:table-cell table:formula="of:=POWER([.C786]-6.75;2)" office:value-type="float" office:value="0.0074516493141893" calcext:value-type="float">
            <text:p>0.0074516493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80106" calcext:value-type="float">
            <text:p>6.780106</text:p>
          </table:table-cell>
          <table:table-cell office:value-type="float" office:value="6.6545336383" calcext:value-type="float">
            <text:p>6.6545336383</text:p>
          </table:table-cell>
          <table:table-cell table:formula="of:=POWER([.C787]-6.75;2)" office:value-type="float" office:value="0.00911382621623518" calcext:value-type="float">
            <text:p>0.009113826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99952" calcext:value-type="float">
            <text:p>6.899952</text:p>
          </table:table-cell>
          <table:table-cell office:value-type="float" office:value="6.6439859149" calcext:value-type="float">
            <text:p>6.6439859149</text:p>
          </table:table-cell>
          <table:table-cell table:formula="of:=POWER([.C788]-6.75;2)" office:value-type="float" office:value="0.01123898623959" calcext:value-type="float">
            <text:p>0.011238986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972002" calcext:value-type="float">
            <text:p>6.972002</text:p>
          </table:table-cell>
          <table:table-cell office:value-type="float" office:value="6.6305228085" calcext:value-type="float">
            <text:p>6.6305228085</text:p>
          </table:table-cell>
          <table:table-cell table:formula="of:=POWER([.C789]-6.75;2)" office:value-type="float" office:value="0.0142747992887276" calcext:value-type="float">
            <text:p>0.014274799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922001" calcext:value-type="float">
            <text:p>6.922001</text:p>
          </table:table-cell>
          <table:table-cell office:value-type="float" office:value="6.6179624468" calcext:value-type="float">
            <text:p>6.6179624468</text:p>
          </table:table-cell>
          <table:table-cell table:formula="of:=POWER([.C790]-6.75;2)" office:value-type="float" office:value="0.0174339154550428" calcext:value-type="float">
            <text:p>0.017433915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06228" calcext:value-type="float">
            <text:p>6.806228</text:p>
          </table:table-cell>
          <table:table-cell office:value-type="float" office:value="6.6108997872" calcext:value-type="float">
            <text:p>6.6108997872</text:p>
          </table:table-cell>
          <table:table-cell table:formula="of:=POWER([.C791]-6.75;2)" office:value-type="float" office:value="0.0193488692010052" calcext:value-type="float">
            <text:p>0.019348869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52764" calcext:value-type="float">
            <text:p>6.752764</text:p>
          </table:table-cell>
          <table:table-cell office:value-type="float" office:value="6.6075867234" calcext:value-type="float">
            <text:p>6.6075867234</text:p>
          </table:table-cell>
          <table:table-cell table:formula="of:=POWER([.C792]-6.75;2)" office:value-type="float" office:value="0.0202815413519481" calcext:value-type="float">
            <text:p>0.0202815414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10076" calcext:value-type="float">
            <text:p>6.810076</text:p>
          </table:table-cell>
          <table:table-cell office:value-type="float" office:value="6.6013085957" calcext:value-type="float">
            <text:p>6.6013085957</text:p>
          </table:table-cell>
          <table:table-cell table:formula="of:=POWER([.C793]-6.75;2)" office:value-type="float" office:value="0.0221091337127061" calcext:value-type="float">
            <text:p>0.022109133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907369" calcext:value-type="float">
            <text:p>6.907369</text:p>
          </table:table-cell>
          <table:table-cell office:value-type="float" office:value="6.5874011277" calcext:value-type="float">
            <text:p>6.5874011277</text:p>
          </table:table-cell>
          <table:table-cell table:formula="of:=POWER([.C794]-6.75;2)" office:value-type="float" office:value="0.0264383932732318" calcext:value-type="float">
            <text:p>0.026438393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958287" calcext:value-type="float">
            <text:p>6.958287</text:p>
          </table:table-cell>
          <table:table-cell office:value-type="float" office:value="6.5653488298" calcext:value-type="float">
            <text:p>6.5653488298</text:p>
          </table:table-cell>
          <table:table-cell table:formula="of:=POWER([.C795]-6.75;2)" office:value-type="float" office:value="0.0340960546562295" calcext:value-type="float">
            <text:p>0.034096054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931826" calcext:value-type="float">
            <text:p>6.931826</text:p>
          </table:table-cell>
          <table:table-cell office:value-type="float" office:value="6.5362122979" calcext:value-type="float">
            <text:p>6.5362122979</text:p>
          </table:table-cell>
          <table:table-cell table:formula="of:=POWER([.C796]-6.75;2)" office:value-type="float" office:value="0.0457051815691985" calcext:value-type="float">
            <text:p>0.045705181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46638" calcext:value-type="float">
            <text:p>6.846638</text:p>
          </table:table-cell>
          <table:table-cell office:value-type="float" office:value="6.5041142553" calcext:value-type="float">
            <text:p>6.5041142553</text:p>
          </table:table-cell>
          <table:table-cell table:formula="of:=POWER([.C797]-6.75;2)" office:value-type="float" office:value="0.0604597994466735" calcext:value-type="float">
            <text:p>0.060459799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48646" calcext:value-type="float">
            <text:p>6.748646</text:p>
          </table:table-cell>
          <table:table-cell office:value-type="float" office:value="6.4784220638" calcext:value-type="float">
            <text:p>6.4784220638</text:p>
          </table:table-cell>
          <table:table-cell table:formula="of:=POWER([.C798]-6.75;2)" office:value-type="float" office:value="0.0737545754306512" calcext:value-type="float">
            <text:p>0.073754575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91125" calcext:value-type="float">
            <text:p>6.691125</text:p>
          </table:table-cell>
          <table:table-cell office:value-type="float" office:value="6.4673487447" calcext:value-type="float">
            <text:p>6.4673487447</text:p>
          </table:table-cell>
          <table:table-cell table:formula="of:=POWER([.C799]-6.75;2)" office:value-type="float" office:value="0.0798917321226659" calcext:value-type="float">
            <text:p>0.079891732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21039" calcext:value-type="float">
            <text:p>6.721039</text:p>
          </table:table-cell>
          <table:table-cell office:value-type="float" office:value="6.4710521489" calcext:value-type="float">
            <text:p>6.4710521489</text:p>
          </table:table-cell>
          <table:table-cell table:formula="of:=POWER([.C800]-6.75;2)" office:value-type="float" office:value="0.0778119036333077" calcext:value-type="float">
            <text:p>0.077811903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44057" calcext:value-type="float">
            <text:p>6.844057</text:p>
          </table:table-cell>
          <table:table-cell office:value-type="float" office:value="6.4832804681" calcext:value-type="float">
            <text:p>6.4832804681</text:p>
          </table:table-cell>
          <table:table-cell table:formula="of:=POWER([.C801]-6.75;2)" office:value-type="float" office:value="0.071139308696955" calcext:value-type="float">
            <text:p>0.0711393087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979911" calcext:value-type="float">
            <text:p>6.979911</text:p>
          </table:table-cell>
          <table:table-cell office:value-type="float" office:value="6.4941105957" calcext:value-type="float">
            <text:p>6.4941105957</text:p>
          </table:table-cell>
          <table:table-cell table:formula="of:=POWER([.C802]-6.75;2)" office:value-type="float" office:value="0.0654793872330086" calcext:value-type="float">
            <text:p>0.065479387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012038" calcext:value-type="float">
            <text:p>7.012038</text:p>
          </table:table-cell>
          <table:table-cell office:value-type="float" office:value="6.4826434681" calcext:value-type="float">
            <text:p>6.4826434681</text:p>
          </table:table-cell>
          <table:table-cell table:formula="of:=POWER([.C803]-6.75;2)" office:value-type="float" office:value="0.0714795151495957" calcext:value-type="float">
            <text:p>0.071479515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906356" calcext:value-type="float">
            <text:p>6.906356</text:p>
          </table:table-cell>
          <table:table-cell office:value-type="float" office:value="6.4704927872" calcext:value-type="float">
            <text:p>6.4704927872</text:p>
          </table:table-cell>
          <table:table-cell table:formula="of:=POWER([.C804]-6.75;2)" office:value-type="float" office:value="0.0781242820072242" calcext:value-type="float">
            <text:p>0.07812428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47371" calcext:value-type="float">
            <text:p>6.747371</text:p>
          </table:table-cell>
          <table:table-cell office:value-type="float" office:value="6.4605906596" calcext:value-type="float">
            <text:p>6.4605906596</text:p>
          </table:table-cell>
          <table:table-cell table:formula="of:=POWER([.C805]-6.75;2)" office:value-type="float" office:value="0.0837577663107629" calcext:value-type="float">
            <text:p>0.083757766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501" calcext:value-type="float">
            <text:p>6.6501</text:p>
          </table:table-cell>
          <table:table-cell office:value-type="float" office:value="6.6153976809" calcext:value-type="float">
            <text:p>6.6153976809</text:p>
          </table:table-cell>
          <table:table-cell table:formula="of:=POWER([.C806]-6.75;2)" office:value-type="float" office:value="0.0181177843070982" calcext:value-type="float">
            <text:p>0.0181177843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45822" calcext:value-type="float">
            <text:p>6.645822</text:p>
          </table:table-cell>
          <table:table-cell office:value-type="float" office:value="6.6584908936" calcext:value-type="float">
            <text:p>6.6584908936</text:p>
          </table:table-cell>
          <table:table-cell table:formula="of:=POWER([.C807]-6.75;2)" office:value-type="float" office:value="0.00837391655412656" calcext:value-type="float">
            <text:p>0.008373916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7087" calcext:value-type="float">
            <text:p>6.67087</text:p>
          </table:table-cell>
          <table:table-cell office:value-type="float" office:value="6.6262315319" calcext:value-type="float">
            <text:p>6.6262315319</text:p>
          </table:table-cell>
          <table:table-cell table:formula="of:=POWER([.C808]-6.75;2)" office:value-type="float" office:value="0.0153186336958207" calcext:value-type="float">
            <text:p>0.015318633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70233" calcext:value-type="float">
            <text:p>6.670233</text:p>
          </table:table-cell>
          <table:table-cell office:value-type="float" office:value="6.5470309362" calcext:value-type="float">
            <text:p>6.5470309362</text:p>
          </table:table-cell>
          <table:table-cell table:formula="of:=POWER([.C809]-6.75;2)" office:value-type="float" office:value="0.0411964408598486" calcext:value-type="float">
            <text:p>0.041196440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68445" calcext:value-type="float">
            <text:p>6.668445</text:p>
          </table:table-cell>
          <table:table-cell office:value-type="float" office:value="6.4794989787" calcext:value-type="float">
            <text:p>6.4794989787</text:p>
          </table:table-cell>
          <table:table-cell table:formula="of:=POWER([.C810]-6.75;2)" office:value-type="float" office:value="0.0731708025243432" calcext:value-type="float">
            <text:p>0.0731708025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02774" calcext:value-type="float">
            <text:p>6.702774</text:p>
          </table:table-cell>
          <table:table-cell office:value-type="float" office:value="6.4465407234" calcext:value-type="float">
            <text:p>6.4465407234</text:p>
          </table:table-cell>
          <table:table-cell table:formula="of:=POWER([.C811]-6.75;2)" office:value-type="float" office:value="0.0920875325545953" calcext:value-type="float">
            <text:p>0.092087532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31344" calcext:value-type="float">
            <text:p>6.731344</text:p>
          </table:table-cell>
          <table:table-cell office:value-type="float" office:value="6.4414375532" calcext:value-type="float">
            <text:p>6.4414375532</text:p>
          </table:table-cell>
          <table:table-cell table:formula="of:=POWER([.C812]-6.75;2)" office:value-type="float" office:value="0.0952107835752028" calcext:value-type="float">
            <text:p>0.095210783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80483" calcext:value-type="float">
            <text:p>6.680483</text:p>
          </table:table-cell>
          <table:table-cell office:value-type="float" office:value="6.4536321915" calcext:value-type="float">
            <text:p>6.4536321915</text:p>
          </table:table-cell>
          <table:table-cell table:formula="of:=POWER([.C813]-6.75;2)" office:value-type="float" office:value="0.0878338779150929" calcext:value-type="float">
            <text:p>0.087833877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5733" calcext:value-type="float">
            <text:p>6.55733</text:p>
          </table:table-cell>
          <table:table-cell office:value-type="float" office:value="6.4711417447" calcext:value-type="float">
            <text:p>6.4711417447</text:p>
          </table:table-cell>
          <table:table-cell table:formula="of:=POWER([.C814]-6.75;2)" office:value-type="float" office:value="0.0777619265489602" calcext:value-type="float">
            <text:p>0.077761926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451502" calcext:value-type="float">
            <text:p>6.451502</text:p>
          </table:table-cell>
          <table:table-cell office:value-type="float" office:value="6.4799270426" calcext:value-type="float">
            <text:p>6.4799270426</text:p>
          </table:table-cell>
          <table:table-cell table:formula="of:=POWER([.C815]-6.75;2)" office:value-type="float" office:value="0.0729394023187822" calcext:value-type="float">
            <text:p>0.072939402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435196" calcext:value-type="float">
            <text:p>6.435196</text:p>
          </table:table-cell>
          <table:table-cell office:value-type="float" office:value="6.4702049574" calcext:value-type="float">
            <text:p>6.4702049574</text:p>
          </table:table-cell>
          <table:table-cell table:formula="of:=POWER([.C816]-6.75;2)" office:value-type="float" office:value="0.0782852658635358" calcext:value-type="float">
            <text:p>0.0782852659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14775" calcext:value-type="float">
            <text:p>6.514775</text:p>
          </table:table-cell>
          <table:table-cell office:value-type="float" office:value="6.4472581064" calcext:value-type="float">
            <text:p>6.4472581064</text:p>
          </table:table-cell>
          <table:table-cell table:formula="of:=POWER([.C817]-6.75;2)" office:value-type="float" office:value="0.0916526541405139" calcext:value-type="float">
            <text:p>0.0916526541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56672" calcext:value-type="float">
            <text:p>6.656672</text:p>
          </table:table-cell>
          <table:table-cell office:value-type="float" office:value="6.4270679787" calcext:value-type="float">
            <text:p>6.4270679787</text:p>
          </table:table-cell>
          <table:table-cell table:formula="of:=POWER([.C818]-6.75;2)" office:value-type="float" office:value="0.104285090380904" calcext:value-type="float">
            <text:p>0.104285090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87599" calcext:value-type="float">
            <text:p>6.787599</text:p>
          </table:table-cell>
          <table:table-cell office:value-type="float" office:value="6.4154583191" calcext:value-type="float">
            <text:p>6.4154583191</text:p>
          </table:table-cell>
          <table:table-cell table:formula="of:=POWER([.C819]-6.75;2)" office:value-type="float" office:value="0.111918136259398" calcext:value-type="float">
            <text:p>0.111918136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07262" calcext:value-type="float">
            <text:p>6.807262</text:p>
          </table:table-cell>
          <table:table-cell office:value-type="float" office:value="6.407449" calcext:value-type="float">
            <text:p>6.407449</text:p>
          </table:table-cell>
          <table:table-cell table:formula="of:=POWER([.C820]-6.75;2)" office:value-type="float" office:value="0.117341187601" calcext:value-type="float">
            <text:p>0.1173411876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72127" calcext:value-type="float">
            <text:p>6.672127</text:p>
          </table:table-cell>
          <table:table-cell office:value-type="float" office:value="6.3991712979" calcext:value-type="float">
            <text:p>6.3991712979</text:p>
          </table:table-cell>
          <table:table-cell table:formula="of:=POWER([.C821]-6.75;2)" office:value-type="float" office:value="0.123080778217171" calcext:value-type="float">
            <text:p>0.123080778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450264" calcext:value-type="float">
            <text:p>6.450264</text:p>
          </table:table-cell>
          <table:table-cell office:value-type="float" office:value="6.3916854255" calcext:value-type="float">
            <text:p>6.3916854255</text:p>
          </table:table-cell>
          <table:table-cell table:formula="of:=POWER([.C822]-6.75;2)" office:value-type="float" office:value="0.128389334299116" calcext:value-type="float">
            <text:p>0.128389334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265214" calcext:value-type="float">
            <text:p>6.265214</text:p>
          </table:table-cell>
          <table:table-cell office:value-type="float" office:value="6.3865108723" calcext:value-type="float">
            <text:p>6.3865108723</text:p>
          </table:table-cell>
          <table:table-cell table:formula="of:=POWER([.C823]-6.75;2)" office:value-type="float" office:value="0.132124345956107" calcext:value-type="float">
            <text:p>0.13212434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201557" calcext:value-type="float">
            <text:p>6.201557</text:p>
          </table:table-cell>
          <table:table-cell office:value-type="float" office:value="6.3824274468" calcext:value-type="float">
            <text:p>6.3824274468</text:p>
          </table:table-cell>
          <table:table-cell table:formula="of:=POWER([.C824]-6.75;2)" office:value-type="float" office:value="0.135109581865967" calcext:value-type="float">
            <text:p>0.135109581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266094" calcext:value-type="float">
            <text:p>6.266094</text:p>
          </table:table-cell>
          <table:table-cell office:value-type="float" office:value="6.3782860213" calcext:value-type="float">
            <text:p>6.3782860213</text:p>
          </table:table-cell>
          <table:table-cell table:formula="of:=POWER([.C825]-6.75;2)" office:value-type="float" office:value="0.138171281960984" calcext:value-type="float">
            <text:p>0.13817128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97734" calcext:value-type="float">
            <text:p>6.397734</text:p>
          </table:table-cell>
          <table:table-cell office:value-type="float" office:value="6.3762397021" calcext:value-type="float">
            <text:p>6.3762397021</text:p>
          </table:table-cell>
          <table:table-cell table:formula="of:=POWER([.C826]-6.75;2)" office:value-type="float" office:value="0.139696760286296" calcext:value-type="float">
            <text:p>0.1396967603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07259" calcext:value-type="float">
            <text:p>6.507259</text:p>
          </table:table-cell>
          <table:table-cell office:value-type="float" office:value="6.3792277872" calcext:value-type="float">
            <text:p>6.3792277872</text:p>
          </table:table-cell>
          <table:table-cell table:formula="of:=POWER([.C827]-6.75;2)" office:value-type="float" office:value="0.137472033784609" calcext:value-type="float">
            <text:p>0.1374720338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30558" calcext:value-type="float">
            <text:p>6.530558</text:p>
          </table:table-cell>
          <table:table-cell office:value-type="float" office:value="6.3865595957" calcext:value-type="float">
            <text:p>6.3865595957</text:p>
          </table:table-cell>
          <table:table-cell table:formula="of:=POWER([.C828]-6.75;2)" office:value-type="float" office:value="0.132088927477748" calcext:value-type="float">
            <text:p>0.132088927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457478" calcext:value-type="float">
            <text:p>6.457478</text:p>
          </table:table-cell>
          <table:table-cell office:value-type="float" office:value="6.3941374894" calcext:value-type="float">
            <text:p>6.3941374894</text:p>
          </table:table-cell>
          <table:table-cell table:formula="of:=POWER([.C829]-6.75;2)" office:value-type="float" office:value="0.126638126450535" calcext:value-type="float">
            <text:p>0.1266381265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337145" calcext:value-type="float">
            <text:p>6.337145</text:p>
          </table:table-cell>
          <table:table-cell office:value-type="float" office:value="6.3983141489" calcext:value-type="float">
            <text:p>6.3983141489</text:p>
          </table:table-cell>
          <table:table-cell table:formula="of:=POWER([.C830]-6.75;2)" office:value-type="float" office:value="0.123682937863931" calcext:value-type="float">
            <text:p>0.1236829379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25515" calcext:value-type="float">
            <text:p>6.25515</text:p>
          </table:table-cell>
          <table:table-cell office:value-type="float" office:value="6.3990616809" calcext:value-type="float">
            <text:p>6.3990616809</text:p>
          </table:table-cell>
          <table:table-cell table:formula="of:=POWER([.C831]-6.75;2)" office:value-type="float" office:value="0.123157703812733" calcext:value-type="float">
            <text:p>0.123157703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258759" calcext:value-type="float">
            <text:p>6.258759</text:p>
          </table:table-cell>
          <table:table-cell office:value-type="float" office:value="6.3992662766" calcext:value-type="float">
            <text:p>6.3992662766</text:p>
          </table:table-cell>
          <table:table-cell table:formula="of:=POWER([.C832]-6.75;2)" office:value-type="float" office:value="0.123014144730028" calcext:value-type="float">
            <text:p>0.1230141447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95543" calcext:value-type="float">
            <text:p>6.295543</text:p>
          </table:table-cell>
          <table:table-cell office:value-type="float" office:value="6.4008656383" calcext:value-type="float">
            <text:p>6.4008656383</text:p>
          </table:table-cell>
          <table:table-cell table:formula="of:=POWER([.C833]-6.75;2)" office:value-type="float" office:value="0.121894802519666" calcext:value-type="float">
            <text:p>0.1218948025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284363" calcext:value-type="float">
            <text:p>6.284363</text:p>
          </table:table-cell>
          <table:table-cell office:value-type="float" office:value="6.4033205532" calcext:value-type="float">
            <text:p>6.4033205532</text:p>
          </table:table-cell>
          <table:table-cell table:formula="of:=POWER([.C834]-6.75;2)" office:value-type="float" office:value="0.120186638833554" calcext:value-type="float">
            <text:p>0.1201866388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267186" calcext:value-type="float">
            <text:p>6.267186</text:p>
          </table:table-cell>
          <table:table-cell office:value-type="float" office:value="6.406002" calcext:value-type="float">
            <text:p>6.406002</text:p>
          </table:table-cell>
          <table:table-cell table:formula="of:=POWER([.C835]-6.75;2)" office:value-type="float" office:value="0.118334624004" calcext:value-type="float">
            <text:p>0.11833462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381665" calcext:value-type="float">
            <text:p>6.381665</text:p>
          </table:table-cell>
          <table:table-cell office:value-type="float" office:value="6.4094082553" calcext:value-type="float">
            <text:p>6.4094082553</text:p>
          </table:table-cell>
          <table:table-cell table:formula="of:=POWER([.C836]-6.75;2)" office:value-type="float" office:value="0.11600273655779" calcext:value-type="float">
            <text:p>0.116002736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90056" calcext:value-type="float">
            <text:p>6.590056</text:p>
          </table:table-cell>
          <table:table-cell office:value-type="float" office:value="6.4135810213" calcext:value-type="float">
            <text:p>6.4135810213</text:p>
          </table:table-cell>
          <table:table-cell table:formula="of:=POWER([.C837]-6.75;2)" office:value-type="float" office:value="0.113177729229551" calcext:value-type="float">
            <text:p>0.1131777292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50514" calcext:value-type="float">
            <text:p>6.650514</text:p>
          </table:table-cell>
          <table:table-cell office:value-type="float" office:value="6.4181001277" calcext:value-type="float">
            <text:p>6.4181001277</text:p>
          </table:table-cell>
          <table:table-cell table:formula="of:=POWER([.C838]-6.75;2)" office:value-type="float" office:value="0.110157525232756" calcext:value-type="float">
            <text:p>0.110157525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57692" calcext:value-type="float">
            <text:p>6.457692</text:p>
          </table:table-cell>
          <table:table-cell office:value-type="float" office:value="6.4236294255" calcext:value-type="float">
            <text:p>6.4236294255</text:p>
          </table:table-cell>
          <table:table-cell table:formula="of:=POWER([.C839]-6.75;2)" office:value-type="float" office:value="0.10651775189946" calcext:value-type="float">
            <text:p>0.106517751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156425" calcext:value-type="float">
            <text:p>6.156425</text:p>
          </table:table-cell>
          <table:table-cell office:value-type="float" office:value="6.4309860213" calcext:value-type="float">
            <text:p>6.4309860213</text:p>
          </table:table-cell>
          <table:table-cell table:formula="of:=POWER([.C840]-6.75;2)" office:value-type="float" office:value="0.101769918606004" calcext:value-type="float">
            <text:p>0.101769918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870911" calcext:value-type="float">
            <text:p>5.870911</text:p>
          </table:table-cell>
          <table:table-cell office:value-type="float" office:value="6.4403050426" calcext:value-type="float">
            <text:p>6.4403050426</text:p>
          </table:table-cell>
          <table:table-cell table:formula="of:=POWER([.C841]-6.75;2)" office:value-type="float" office:value="0.0959109666389876" calcext:value-type="float">
            <text:p>0.095910966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58887" calcext:value-type="float">
            <text:p>5.58887</text:p>
          </table:table-cell>
          <table:table-cell office:value-type="float" office:value="6.4533785532" calcext:value-type="float">
            <text:p>6.4533785532</text:p>
          </table:table-cell>
          <table:table-cell table:formula="of:=POWER([.C842]-6.75;2)" office:value-type="float" office:value="0.087984282701725" calcext:value-type="float">
            <text:p>0.0879842827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423218" calcext:value-type="float">
            <text:p>5.423218</text:p>
          </table:table-cell>
          <table:table-cell office:value-type="float" office:value="6.473685234" calcext:value-type="float">
            <text:p>6.473685234</text:p>
          </table:table-cell>
          <table:table-cell table:formula="of:=POWER([.C843]-6.75;2)" office:value-type="float" office:value="0.0763498499096345" calcext:value-type="float">
            <text:p>0.076349849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.639105" calcext:value-type="float">
            <text:p>5.639105</text:p>
          </table:table-cell>
          <table:table-cell office:value-type="float" office:value="6.500167766" calcext:value-type="float">
            <text:p>6.500167766</text:p>
          </table:table-cell>
          <table:table-cell table:formula="of:=POWER([.C844]-6.75;2)" office:value-type="float" office:value="0.0624161451454309" calcext:value-type="float">
            <text:p>0.062416145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2282" calcext:value-type="float">
            <text:p>6.2282</text:p>
          </table:table-cell>
          <table:table-cell office:value-type="float" office:value="6.5236293617" calcext:value-type="float">
            <text:p>6.5236293617</text:p>
          </table:table-cell>
          <table:table-cell table:formula="of:=POWER([.C845]-6.75;2)" office:value-type="float" office:value="0.0512436658843493" calcext:value-type="float">
            <text:p>0.051243665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865185" calcext:value-type="float">
            <text:p>6.865185</text:p>
          </table:table-cell>
          <table:table-cell office:value-type="float" office:value="6.5340987872" calcext:value-type="float">
            <text:p>6.5340987872</text:p>
          </table:table-cell>
          <table:table-cell table:formula="of:=POWER([.C846]-6.75;2)" office:value-type="float" office:value="0.0466133336885111" calcext:value-type="float">
            <text:p>0.046613333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29577" calcext:value-type="float">
            <text:p>7.29577</text:p>
          </table:table-cell>
          <table:table-cell office:value-type="float" office:value="6.5293577234" calcext:value-type="float">
            <text:p>6.5293577234</text:p>
          </table:table-cell>
          <table:table-cell table:formula="of:=POWER([.C847]-6.75;2)" office:value-type="float" office:value="0.0486830142232307" calcext:value-type="float">
            <text:p>0.0486830142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353073" calcext:value-type="float">
            <text:p>7.353073</text:p>
          </table:table-cell>
          <table:table-cell office:value-type="float" office:value="6.5148449362" calcext:value-type="float">
            <text:p>6.5148449362</text:p>
          </table:table-cell>
          <table:table-cell table:formula="of:=POWER([.C848]-6.75;2)" office:value-type="float" office:value="0.0552979040307819" calcext:value-type="float">
            <text:p>0.05529790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40956" calcext:value-type="float">
            <text:p>6.440956</text:p>
          </table:table-cell>
          <table:table-cell office:value-type="float" office:value="6.5011628298" calcext:value-type="float">
            <text:p>6.5011628298</text:p>
          </table:table-cell>
          <table:table-cell table:formula="of:=POWER([.C849]-6.75;2)" office:value-type="float" office:value="0.0619199372731437" calcext:value-type="float">
            <text:p>0.061919937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40956" calcext:value-type="float">
            <text:p>6.440956</text:p>
          </table:table-cell>
          <table:table-cell office:value-type="float" office:value="6.510204234" calcext:value-type="float">
            <text:p>6.510204234</text:p>
          </table:table-cell>
          <table:table-cell table:formula="of:=POWER([.C850]-6.75;2)" office:value-type="float" office:value="0.0575020093915269" calcext:value-type="float">
            <text:p>0.057502009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40956" calcext:value-type="float">
            <text:p>6.440956</text:p>
          </table:table-cell>
          <table:table-cell office:value-type="float" office:value="6.5208392128" calcext:value-type="float">
            <text:p>6.5208392128</text:p>
          </table:table-cell>
          <table:table-cell table:formula="of:=POWER([.C851]-6.75;2)" office:value-type="float" office:value="0.0525146663901235" calcext:value-type="float">
            <text:p>0.052514666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.023301" calcext:value-type="float">
            <text:p>14.023301</text:p>
          </table:table-cell>
          <table:table-cell office:value-type="float" office:value="6.5304420851" calcext:value-type="float">
            <text:p>6.5304420851</text:p>
          </table:table-cell>
          <table:table-cell table:formula="of:=POWER([.C852]-6.75;2)" office:value-type="float" office:value="0.0482056779952357" calcext:value-type="float">
            <text:p>0.04820567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675481" calcext:value-type="float">
            <text:p>8.675481</text:p>
          </table:table-cell>
          <table:table-cell office:value-type="float" office:value="6.3768035532" calcext:value-type="float">
            <text:p>6.3768035532</text:p>
          </table:table-cell>
          <table:table-cell table:formula="of:=POWER([.C853]-6.75;2)" office:value-type="float" office:value="0.139275587904145" calcext:value-type="float">
            <text:p>0.1392755879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129632" calcext:value-type="float">
            <text:p>5.129632</text:p>
          </table:table-cell>
          <table:table-cell office:value-type="float" office:value="6.3357800213" calcext:value-type="float">
            <text:p>6.3357800213</text:p>
          </table:table-cell>
          <table:table-cell table:formula="of:=POWER([.C854]-6.75;2)" office:value-type="float" office:value="0.171578190754229" calcext:value-type="float">
            <text:p>0.171578190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948442" calcext:value-type="float">
            <text:p>2.948442</text:p>
          </table:table-cell>
          <table:table-cell office:value-type="float" office:value="6.3699104681" calcext:value-type="float">
            <text:p>6.3699104681</text:p>
          </table:table-cell>
          <table:table-cell table:formula="of:=POWER([.C855]-6.75;2)" office:value-type="float" office:value="0.144468052259961" calcext:value-type="float">
            <text:p>0.144468052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496231" calcext:value-type="float">
            <text:p>3.496231</text:p>
          </table:table-cell>
          <table:table-cell office:value-type="float" office:value="6.4507868511" calcext:value-type="float">
            <text:p>6.4507868511</text:p>
          </table:table-cell>
          <table:table-cell table:formula="of:=POWER([.C856]-6.75;2)" office:value-type="float" office:value="0.0895285084746535" calcext:value-type="float">
            <text:p>0.089528508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119407" calcext:value-type="float">
            <text:p>5.119407</text:p>
          </table:table-cell>
          <table:table-cell office:value-type="float" office:value="6.5206190851" calcext:value-type="float">
            <text:p>6.5206190851</text:p>
          </table:table-cell>
          <table:table-cell table:formula="of:=POWER([.C857]-6.75;2)" office:value-type="float" office:value="0.0526156041203611" calcext:value-type="float">
            <text:p>0.052615604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62925" calcext:value-type="float">
            <text:p>6.462925</text:p>
          </table:table-cell>
          <table:table-cell office:value-type="float" office:value="6.556073383" calcext:value-type="float">
            <text:p>6.556073383</text:p>
          </table:table-cell>
          <table:table-cell table:formula="of:=POWER([.C858]-6.75;2)" office:value-type="float" office:value="0.0376075327810646" calcext:value-type="float">
            <text:p>0.037607532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304492" calcext:value-type="float">
            <text:p>7.304492</text:p>
          </table:table-cell>
          <table:table-cell office:value-type="float" office:value="6.5626129362" calcext:value-type="float">
            <text:p>6.5626129362</text:p>
          </table:table-cell>
          <table:table-cell table:formula="of:=POWER([.C859]-6.75;2)" office:value-type="float" office:value="0.0351139116795853" calcext:value-type="float">
            <text:p>0.0351139117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503432" calcext:value-type="float">
            <text:p>7.503432</text:p>
          </table:table-cell>
          <table:table-cell office:value-type="float" office:value="6.5515143617" calcext:value-type="float">
            <text:p>6.5515143617</text:p>
          </table:table-cell>
          <table:table-cell table:formula="of:=POWER([.C860]-6.75;2)" office:value-type="float" office:value="0.0393965486113585" calcext:value-type="float">
            <text:p>0.039396548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970239" calcext:value-type="float">
            <text:p>6.970239</text:p>
          </table:table-cell>
          <table:table-cell office:value-type="float" office:value="6.5376350213" calcext:value-type="float">
            <text:p>6.5376350213</text:p>
          </table:table-cell>
          <table:table-cell table:formula="of:=POWER([.C861]-6.75;2)" office:value-type="float" office:value="0.0450988841782515" calcext:value-type="float">
            <text:p>0.0450988842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994564" calcext:value-type="float">
            <text:p>5.994564</text:p>
          </table:table-cell>
          <table:table-cell office:value-type="float" office:value="6.536724766" calcext:value-type="float">
            <text:p>6.536724766</text:p>
          </table:table-cell>
          <table:table-cell table:formula="of:=POWER([.C862]-6.75;2)" office:value-type="float" office:value="0.0454863254377548" calcext:value-type="float">
            <text:p>0.045486325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356694" calcext:value-type="float">
            <text:p>5.356694</text:p>
          </table:table-cell>
          <table:table-cell office:value-type="float" office:value="6.5569431915" calcext:value-type="float">
            <text:p>6.5569431915</text:p>
          </table:table-cell>
          <table:table-cell table:formula="of:=POWER([.C863]-6.75;2)" office:value-type="float" office:value="0.0372709313082056" calcext:value-type="float">
            <text:p>0.0372709313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565839" calcext:value-type="float">
            <text:p>5.565839</text:p>
          </table:table-cell>
          <table:table-cell office:value-type="float" office:value="6.5897369149" calcext:value-type="float">
            <text:p>6.5897369149</text:p>
          </table:table-cell>
          <table:table-cell table:formula="of:=POWER([.C864]-6.75;2)" office:value-type="float" office:value="0.02568425644577" calcext:value-type="float">
            <text:p>0.02568425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111018" calcext:value-type="float">
            <text:p>6.111018</text:p>
          </table:table-cell>
          <table:table-cell office:value-type="float" office:value="6.6171615745" calcext:value-type="float">
            <text:p>6.6171615745</text:p>
          </table:table-cell>
          <table:table-cell table:formula="of:=POWER([.C865]-6.75;2)" office:value-type="float" office:value="0.0176460472893191" calcext:value-type="float">
            <text:p>0.0176460473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11161" calcext:value-type="float">
            <text:p>6.411161</text:p>
          </table:table-cell>
          <table:table-cell office:value-type="float" office:value="6.6335415532" calcext:value-type="float">
            <text:p>6.6335415532</text:p>
          </table:table-cell>
          <table:table-cell table:formula="of:=POWER([.C866]-6.75;2)" office:value-type="float" office:value="0.0135625698310685" calcext:value-type="float">
            <text:p>0.0135625698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1821" calcext:value-type="float">
            <text:p>6.41821</text:p>
          </table:table-cell>
          <table:table-cell office:value-type="float" office:value="6.645121383" calcext:value-type="float">
            <text:p>6.645121383</text:p>
          </table:table-cell>
          <table:table-cell table:formula="of:=POWER([.C867]-6.75;2)" office:value-type="float" office:value="0.0109995243038326" calcext:value-type="float">
            <text:p>0.010999524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320291" calcext:value-type="float">
            <text:p>6.320291</text:p>
          </table:table-cell>
          <table:table-cell office:value-type="float" office:value="6.657321617" calcext:value-type="float">
            <text:p>6.657321617</text:p>
          </table:table-cell>
          <table:table-cell table:formula="of:=POWER([.C868]-6.75;2)" office:value-type="float" office:value="0.00858928267549469" calcext:value-type="float">
            <text:p>0.0085892827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20706" calcext:value-type="float">
            <text:p>6.20706</text:p>
          </table:table-cell>
          <table:table-cell office:value-type="float" office:value="6.6705597234" calcext:value-type="float">
            <text:p>6.6705597234</text:p>
          </table:table-cell>
          <table:table-cell table:formula="of:=POWER([.C869]-6.75;2)" office:value-type="float" office:value="0.00631075754628447" calcext:value-type="float">
            <text:p>0.006310757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073293" calcext:value-type="float">
            <text:p>6.073293</text:p>
          </table:table-cell>
          <table:table-cell office:value-type="float" office:value="6.6842824043" calcext:value-type="float">
            <text:p>6.6842824043</text:p>
          </table:table-cell>
          <table:table-cell table:formula="of:=POWER([.C870]-6.75;2)" office:value-type="float" office:value="0.00431880238458863" calcext:value-type="float">
            <text:p>0.004318802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00691" calcext:value-type="float">
            <text:p>6.00691</text:p>
          </table:table-cell>
          <table:table-cell office:value-type="float" office:value="6.6995004468" calcext:value-type="float">
            <text:p>6.6995004468</text:p>
          </table:table-cell>
          <table:table-cell table:formula="of:=POWER([.C871]-6.75;2)" office:value-type="float" office:value="0.00255020487339962" calcext:value-type="float">
            <text:p>0.002550204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169917" calcext:value-type="float">
            <text:p>6.169917</text:p>
          </table:table-cell>
          <table:table-cell office:value-type="float" office:value="6.7155565957" calcext:value-type="float">
            <text:p>6.7155565957</text:p>
          </table:table-cell>
          <table:table-cell table:formula="of:=POWER([.C872]-6.75;2)" office:value-type="float" office:value="0.00118634809977327" calcext:value-type="float">
            <text:p>0.001186348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538174" calcext:value-type="float">
            <text:p>6.538174</text:p>
          </table:table-cell>
          <table:table-cell office:value-type="float" office:value="6.7278277021" calcext:value-type="float">
            <text:p>6.7278277021</text:p>
          </table:table-cell>
          <table:table-cell table:formula="of:=POWER([.C873]-6.75;2)" office:value-type="float" office:value="0.000491610794166348" calcext:value-type="float">
            <text:p>0.000491610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51854" calcext:value-type="float">
            <text:p>6.851854</text:p>
          </table:table-cell>
          <table:table-cell office:value-type="float" office:value="6.7323289787" calcext:value-type="float">
            <text:p>6.7323289787</text:p>
          </table:table-cell>
          <table:table-cell table:formula="of:=POWER([.C874]-6.75;2)" office:value-type="float" office:value="0.000312264993785053" calcext:value-type="float">
            <text:p>0.00031226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86719" calcext:value-type="float">
            <text:p>6.886719</text:p>
          </table:table-cell>
          <table:table-cell office:value-type="float" office:value="6.7309481489" calcext:value-type="float">
            <text:p>6.7309481489</text:p>
          </table:table-cell>
          <table:table-cell table:formula="of:=POWER([.C875]-6.75;2)" office:value-type="float" office:value="0.000362973030336587" calcext:value-type="float">
            <text:p>0.0003629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53781" calcext:value-type="float">
            <text:p>6.653781</text:p>
          </table:table-cell>
          <table:table-cell office:value-type="float" office:value="6.7297968936" calcext:value-type="float">
            <text:p>6.7297968936</text:p>
          </table:table-cell>
          <table:table-cell table:formula="of:=POWER([.C876]-6.75;2)" office:value-type="float" office:value="0.000408165508209735" calcext:value-type="float">
            <text:p>0.000408165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72279" calcext:value-type="float">
            <text:p>6.372279</text:p>
          </table:table-cell>
          <table:table-cell office:value-type="float" office:value="6.7337112553" calcext:value-type="float">
            <text:p>6.7337112553</text:p>
          </table:table-cell>
          <table:table-cell table:formula="of:=POWER([.C877]-6.75;2)" office:value-type="float" office:value="0.00026532320390177" calcext:value-type="float">
            <text:p>0.000265323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264766" calcext:value-type="float">
            <text:p>6.264766</text:p>
          </table:table-cell>
          <table:table-cell office:value-type="float" office:value="6.7426145745" calcext:value-type="float">
            <text:p>6.7426145745</text:p>
          </table:table-cell>
          <table:table-cell table:formula="of:=POWER([.C878]-6.75;2)" office:value-type="float" office:value="0.0000545445098160484" calcext:value-type="float">
            <text:p>5.45445098160484E-00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333929" calcext:value-type="float">
            <text:p>6.333929</text:p>
          </table:table-cell>
          <table:table-cell office:value-type="float" office:value="6.7524499574" calcext:value-type="float">
            <text:p>6.7524499574</text:p>
          </table:table-cell>
          <table:table-cell table:formula="of:=POWER([.C879]-6.75;2)" office:value-type="float" office:value="0.00000600229126181303" calcext:value-type="float">
            <text:p>6.00229126181303E-006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410924" calcext:value-type="float">
            <text:p>6.410924</text:p>
          </table:table-cell>
          <table:table-cell office:value-type="float" office:value="6.7598170426" calcext:value-type="float">
            <text:p>6.7598170426</text:p>
          </table:table-cell>
          <table:table-cell table:formula="of:=POWER([.C880]-6.75;2)" office:value-type="float" office:value="0.0000963743254102135" calcext:value-type="float">
            <text:p>9.63743254102135E-00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410391" calcext:value-type="float">
            <text:p>6.410391</text:p>
          </table:table-cell>
          <table:table-cell office:value-type="float" office:value="6.7652696596" calcext:value-type="float">
            <text:p>6.7652696596</text:p>
          </table:table-cell>
          <table:table-cell table:formula="of:=POWER([.C881]-6.75;2)" office:value-type="float" office:value="0.000233162504299884" calcext:value-type="float">
            <text:p>0.0002331625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42728" calcext:value-type="float">
            <text:p>6.42728</text:p>
          </table:table-cell>
          <table:table-cell office:value-type="float" office:value="6.7717471277" calcext:value-type="float">
            <text:p>6.7717471277</text:p>
          </table:table-cell>
          <table:table-cell table:formula="of:=POWER([.C882]-6.75;2)" office:value-type="float" office:value="0.000472937563200121" calcext:value-type="float">
            <text:p>0.000472937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77785" calcext:value-type="float">
            <text:p>6.577785</text:p>
          </table:table-cell>
          <table:table-cell office:value-type="float" office:value="6.779818766" calcext:value-type="float">
            <text:p>6.779818766</text:p>
          </table:table-cell>
          <table:table-cell table:formula="of:=POWER([.C883]-6.75;2)" office:value-type="float" office:value="0.000889158805762756" calcext:value-type="float">
            <text:p>0.0008891588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02454" calcext:value-type="float">
            <text:p>6.802454</text:p>
          </table:table-cell>
          <table:table-cell office:value-type="float" office:value="6.7851104468" calcext:value-type="float">
            <text:p>6.7851104468</text:p>
          </table:table-cell>
          <table:table-cell table:formula="of:=POWER([.C884]-6.75;2)" office:value-type="float" office:value="0.00123274347449564" calcext:value-type="float">
            <text:p>0.001232743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10391" calcext:value-type="float">
            <text:p>6.910391</text:p>
          </table:table-cell>
          <table:table-cell office:value-type="float" office:value="6.7824251489" calcext:value-type="float">
            <text:p>6.7824251489</text:p>
          </table:table-cell>
          <table:table-cell table:formula="of:=POWER([.C885]-6.75;2)" office:value-type="float" office:value="0.00105139028118716" calcext:value-type="float">
            <text:p>0.0010513903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03452" calcext:value-type="float">
            <text:p>6.803452</text:p>
          </table:table-cell>
          <table:table-cell office:value-type="float" office:value="6.7722316596" calcext:value-type="float">
            <text:p>6.7722316596</text:p>
          </table:table-cell>
          <table:table-cell table:formula="of:=POWER([.C886]-6.75;2)" office:value-type="float" office:value="0.000494246688570275" calcext:value-type="float">
            <text:p>0.0004942467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94419" calcext:value-type="float">
            <text:p>6.594419</text:p>
          </table:table-cell>
          <table:table-cell office:value-type="float" office:value="6.7615862553" calcext:value-type="float">
            <text:p>6.7615862553</text:p>
          </table:table-cell>
          <table:table-cell table:formula="of:=POWER([.C887]-6.75;2)" office:value-type="float" office:value="0.000134241311876781" calcext:value-type="float">
            <text:p>0.0001342413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485366" calcext:value-type="float">
            <text:p>6.485366</text:p>
          </table:table-cell>
          <table:table-cell office:value-type="float" office:value="6.7579150426" calcext:value-type="float">
            <text:p>6.7579150426</text:p>
          </table:table-cell>
          <table:table-cell table:formula="of:=POWER([.C888]-6.75;2)" office:value-type="float" office:value="0.0000626478993598091" calcext:value-type="float">
            <text:p>6.26478993598091E-00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43284" calcext:value-type="float">
            <text:p>6.543284</text:p>
          </table:table-cell>
          <table:table-cell office:value-type="float" office:value="6.7620792553" calcext:value-type="float">
            <text:p>6.7620792553</text:p>
          </table:table-cell>
          <table:table-cell table:formula="of:=POWER([.C889]-6.75;2)" office:value-type="float" office:value="0.000145908408602572" calcext:value-type="float">
            <text:p>0.000145908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67897" calcext:value-type="float">
            <text:p>6.667897</text:p>
          </table:table-cell>
          <table:table-cell office:value-type="float" office:value="6.768447617" calcext:value-type="float">
            <text:p>6.768447617</text:p>
          </table:table-cell>
          <table:table-cell table:formula="of:=POWER([.C890]-6.75;2)" office:value-type="float" office:value="0.000340314572978676" calcext:value-type="float">
            <text:p>0.000340314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418" calcext:value-type="float">
            <text:p>6.7418</text:p>
          </table:table-cell>
          <table:table-cell office:value-type="float" office:value="6.7706275745" calcext:value-type="float">
            <text:p>6.7706275745</text:p>
          </table:table-cell>
          <table:table-cell table:formula="of:=POWER([.C891]-6.75;2)" office:value-type="float" office:value="0.00042549682975304" calcext:value-type="float">
            <text:p>0.0004254968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20263" calcext:value-type="float">
            <text:p>6.720263</text:p>
          </table:table-cell>
          <table:table-cell office:value-type="float" office:value="6.7664099362" calcext:value-type="float">
            <text:p>6.7664099362</text:p>
          </table:table-cell>
          <table:table-cell table:formula="of:=POWER([.C892]-6.75;2)" office:value-type="float" office:value="0.000269286006088059" calcext:value-type="float">
            <text:p>0.000269286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42355" calcext:value-type="float">
            <text:p>6.642355</text:p>
          </table:table-cell>
          <table:table-cell office:value-type="float" office:value="6.7584692128" calcext:value-type="float">
            <text:p>6.7584692128</text:p>
          </table:table-cell>
          <table:table-cell table:formula="of:=POWER([.C893]-6.75;2)" office:value-type="float" office:value="0.0000717275654516784" calcext:value-type="float">
            <text:p>7.17275654516784E-00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13669" calcext:value-type="float">
            <text:p>6.613669</text:p>
          </table:table-cell>
          <table:table-cell office:value-type="float" office:value="6.7506828511" calcext:value-type="float">
            <text:p>6.7506828511</text:p>
          </table:table-cell>
          <table:table-cell table:formula="of:=POWER([.C894]-6.75;2)" office:value-type="float" office:value="0.000000466285624770745" calcext:value-type="float">
            <text:p>4.66285624770745E-00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10014" calcext:value-type="float">
            <text:p>6.710014</text:p>
          </table:table-cell>
          <table:table-cell office:value-type="float" office:value="6.7442551489" calcext:value-type="float">
            <text:p>6.7442551489</text:p>
          </table:table-cell>
          <table:table-cell table:formula="of:=POWER([.C895]-6.75;2)" office:value-type="float" office:value="0.0000330033141611738" calcext:value-type="float">
            <text:p>3.30033141611738E-00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65902" calcext:value-type="float">
            <text:p>6.865902</text:p>
          </table:table-cell>
          <table:table-cell office:value-type="float" office:value="6.737933617" calcext:value-type="float">
            <text:p>6.737933617</text:p>
          </table:table-cell>
          <table:table-cell table:formula="of:=POWER([.C896]-6.75;2)" office:value-type="float" office:value="0.00014559759870268" calcext:value-type="float">
            <text:p>0.00014559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9408" calcext:value-type="float">
            <text:p>6.9408</text:p>
          </table:table-cell>
          <table:table-cell office:value-type="float" office:value="6.7308267447" calcext:value-type="float">
            <text:p>6.7308267447</text:p>
          </table:table-cell>
          <table:table-cell table:formula="of:=POWER([.C897]-6.75;2)" office:value-type="float" office:value="0.000367613718798983" calcext:value-type="float">
            <text:p>0.000367613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92291" calcext:value-type="float">
            <text:p>6.892291</text:p>
          </table:table-cell>
          <table:table-cell office:value-type="float" office:value="6.7234505532" calcext:value-type="float">
            <text:p>6.7234505532</text:p>
          </table:table-cell>
          <table:table-cell table:formula="of:=POWER([.C898]-6.75;2)" office:value-type="float" office:value="0.000704873125386021" calcext:value-type="float">
            <text:p>0.000704873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0229" calcext:value-type="float">
            <text:p>6.80229</text:p>
          </table:table-cell>
          <table:table-cell office:value-type="float" office:value="6.7163839149" calcext:value-type="float">
            <text:p>6.7163839149</text:p>
          </table:table-cell>
          <table:table-cell table:formula="of:=POWER([.C899]-6.75;2)" office:value-type="float" office:value="0.00113004117745046" calcext:value-type="float">
            <text:p>0.0011300412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47375" calcext:value-type="float">
            <text:p>6.747375</text:p>
          </table:table-cell>
          <table:table-cell office:value-type="float" office:value="6.7095672128" calcext:value-type="float">
            <text:p>6.7095672128</text:p>
          </table:table-cell>
          <table:table-cell table:formula="of:=POWER([.C900]-6.75;2)" office:value-type="float" office:value="0.00163481028076051" calcext:value-type="float">
            <text:p>0.001634810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33763" calcext:value-type="float">
            <text:p>6.733763</text:p>
          </table:table-cell>
          <table:table-cell office:value-type="float" office:value="6.7032107447" calcext:value-type="float">
            <text:p>6.7032107447</text:p>
          </table:table-cell>
          <table:table-cell table:formula="of:=POWER([.C901]-6.75;2)" office:value-type="float" office:value="0.0021892344115286" calcext:value-type="float">
            <text:p>0.0021892344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49632" calcext:value-type="float">
            <text:p>6.749632</text:p>
          </table:table-cell>
          <table:table-cell office:value-type="float" office:value="6.6972496383" calcext:value-type="float">
            <text:p>6.6972496383</text:p>
          </table:table-cell>
          <table:table-cell table:formula="of:=POWER([.C902]-6.75;2)" office:value-type="float" office:value="0.00278260065948085" calcext:value-type="float">
            <text:p>0.002782600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78346" calcext:value-type="float">
            <text:p>6.778346</text:p>
          </table:table-cell>
          <table:table-cell office:value-type="float" office:value="6.6891314681" calcext:value-type="float">
            <text:p>6.6891314681</text:p>
          </table:table-cell>
          <table:table-cell table:formula="of:=POWER([.C903]-6.75;2)" office:value-type="float" office:value="0.00370497817566129" calcext:value-type="float">
            <text:p>0.0037049782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85759" calcext:value-type="float">
            <text:p>6.785759</text:p>
          </table:table-cell>
          <table:table-cell office:value-type="float" office:value="6.6751291064" calcext:value-type="float">
            <text:p>6.6751291064</text:p>
          </table:table-cell>
          <table:table-cell table:formula="of:=POWER([.C904]-6.75;2)" office:value-type="float" office:value="0.00560565070846252" calcext:value-type="float">
            <text:p>0.005605650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70284" calcext:value-type="float">
            <text:p>6.770284</text:p>
          </table:table-cell>
          <table:table-cell office:value-type="float" office:value="6.6554941277" calcext:value-type="float">
            <text:p>6.6554941277</text:p>
          </table:table-cell>
          <table:table-cell table:formula="of:=POWER([.C905]-6.75;2)" office:value-type="float" office:value="0.00893135989918392" calcext:value-type="float">
            <text:p>0.008931359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82859" calcext:value-type="float">
            <text:p>6.782859</text:p>
          </table:table-cell>
          <table:table-cell office:value-type="float" office:value="6.6361717234" calcext:value-type="float">
            <text:p>6.6361717234</text:p>
          </table:table-cell>
          <table:table-cell table:formula="of:=POWER([.C906]-6.75;2)" office:value-type="float" office:value="0.012956876553726" calcext:value-type="float">
            <text:p>0.012956876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51103" calcext:value-type="float">
            <text:p>6.851103</text:p>
          </table:table-cell>
          <table:table-cell office:value-type="float" office:value="6.6232114468" calcext:value-type="float">
            <text:p>6.6232114468</text:p>
          </table:table-cell>
          <table:table-cell table:formula="of:=POWER([.C907]-6.75;2)" office:value-type="float" office:value="0.0160753372225492" calcext:value-type="float">
            <text:p>0.016075337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27457" calcext:value-type="float">
            <text:p>6.927457</text:p>
          </table:table-cell>
          <table:table-cell office:value-type="float" office:value="6.6171640213" calcext:value-type="float">
            <text:p>6.6171640213</text:p>
          </table:table-cell>
          <table:table-cell table:formula="of:=POWER([.C908]-6.75;2)" office:value-type="float" office:value="0.0176453972371869" calcext:value-type="float">
            <text:p>0.017645397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94483" calcext:value-type="float">
            <text:p>6.94483</text:p>
          </table:table-cell>
          <table:table-cell office:value-type="float" office:value="6.613787234" calcext:value-type="float">
            <text:p>6.613787234</text:p>
          </table:table-cell>
          <table:table-cell table:formula="of:=POWER([.C909]-6.75;2)" office:value-type="float" office:value="0.0185539176213707" calcext:value-type="float">
            <text:p>0.018553917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97999" calcext:value-type="float">
            <text:p>6.897999</text:p>
          </table:table-cell>
          <table:table-cell office:value-type="float" office:value="6.6079442128" calcext:value-type="float">
            <text:p>6.6079442128</text:p>
          </table:table-cell>
          <table:table-cell table:formula="of:=POWER([.C910]-6.75;2)" office:value-type="float" office:value="0.0201798466770118" calcext:value-type="float">
            <text:p>0.020179846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54798" calcext:value-type="float">
            <text:p>6.854798</text:p>
          </table:table-cell>
          <table:table-cell office:value-type="float" office:value="6.5971597021" calcext:value-type="float">
            <text:p>6.5971597021</text:p>
          </table:table-cell>
          <table:table-cell table:formula="of:=POWER([.C911]-6.75;2)" office:value-type="float" office:value="0.0233601566621608" calcext:value-type="float">
            <text:p>0.0233601567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80877" calcext:value-type="float">
            <text:p>6.880877</text:p>
          </table:table-cell>
          <table:table-cell office:value-type="float" office:value="6.5830058511" calcext:value-type="float">
            <text:p>6.5830058511</text:p>
          </table:table-cell>
          <table:table-cell table:formula="of:=POWER([.C912]-6.75;2)" office:value-type="float" office:value="0.0278870457668353" calcext:value-type="float">
            <text:p>0.0278870458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955413" calcext:value-type="float">
            <text:p>6.955413</text:p>
          </table:table-cell>
          <table:table-cell office:value-type="float" office:value="6.5688965319" calcext:value-type="float">
            <text:p>6.5688965319</text:p>
          </table:table-cell>
          <table:table-cell table:formula="of:=POWER([.C913]-6.75;2)" office:value-type="float" office:value="0.0327984661578477" calcext:value-type="float">
            <text:p>0.032798466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91621" calcext:value-type="float">
            <text:p>6.991621</text:p>
          </table:table-cell>
          <table:table-cell office:value-type="float" office:value="6.5562293617" calcext:value-type="float">
            <text:p>6.5562293617</text:p>
          </table:table-cell>
          <table:table-cell table:formula="of:=POWER([.C914]-6.75;2)" office:value-type="float" office:value="0.0375470602671895" calcext:value-type="float">
            <text:p>0.0375470603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942482" calcext:value-type="float">
            <text:p>6.942482</text:p>
          </table:table-cell>
          <table:table-cell office:value-type="float" office:value="6.542624617" calcext:value-type="float">
            <text:p>6.542624617</text:p>
          </table:table-cell>
          <table:table-cell table:formula="of:=POWER([.C915]-6.75;2)" office:value-type="float" office:value="0.0430045494743965" calcext:value-type="float">
            <text:p>0.043004549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52026" calcext:value-type="float">
            <text:p>6.852026</text:p>
          </table:table-cell>
          <table:table-cell office:value-type="float" office:value="6.5229501277" calcext:value-type="float">
            <text:p>6.5229501277</text:p>
          </table:table-cell>
          <table:table-cell table:formula="of:=POWER([.C916]-6.75;2)" office:value-type="float" office:value="0.0515516445114464" calcext:value-type="float">
            <text:p>0.051551644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88541" calcext:value-type="float">
            <text:p>6.788541</text:p>
          </table:table-cell>
          <table:table-cell office:value-type="float" office:value="6.4927195106" calcext:value-type="float">
            <text:p>6.4927195106</text:p>
          </table:table-cell>
          <table:table-cell table:formula="of:=POWER([.C917]-6.75;2)" office:value-type="float" office:value="0.0661932502259036" calcext:value-type="float">
            <text:p>0.0661932502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61549" calcext:value-type="float">
            <text:p>6.761549</text:p>
          </table:table-cell>
          <table:table-cell office:value-type="float" office:value="6.4512948298" calcext:value-type="float">
            <text:p>6.4512948298</text:p>
          </table:table-cell>
          <table:table-cell table:formula="of:=POWER([.C918]-6.75;2)" office:value-type="float" office:value="0.0892247787042109" calcext:value-type="float">
            <text:p>0.0892247787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46659" calcext:value-type="float">
            <text:p>6.746659</text:p>
          </table:table-cell>
          <table:table-cell office:value-type="float" office:value="6.3999330426" calcext:value-type="float">
            <text:p>6.3999330426</text:p>
          </table:table-cell>
          <table:table-cell table:formula="of:=POWER([.C919]-6.75;2)" office:value-type="float" office:value="0.122546874663294" calcext:value-type="float">
            <text:p>0.1225468747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49734" calcext:value-type="float">
            <text:p>6.749734</text:p>
          </table:table-cell>
          <table:table-cell office:value-type="float" office:value="6.3424736809" calcext:value-type="float">
            <text:p>6.3424736809</text:p>
          </table:table-cell>
          <table:table-cell table:formula="of:=POWER([.C920]-6.75;2)" office:value-type="float" office:value="0.166077700759195" calcext:value-type="float">
            <text:p>0.1660777008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86955" calcext:value-type="float">
            <text:p>6.786955</text:p>
          </table:table-cell>
          <table:table-cell office:value-type="float" office:value="6.3091721277" calcext:value-type="float">
            <text:p>6.3091721277</text:p>
          </table:table-cell>
          <table:table-cell table:formula="of:=POWER([.C921]-6.75;2)" office:value-type="float" office:value="0.194329212996545" calcext:value-type="float">
            <text:p>0.19432921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3261" calcext:value-type="float">
            <text:p>6.83261</text:p>
          </table:table-cell>
          <table:table-cell office:value-type="float" office:value="6.4001019787" calcext:value-type="float">
            <text:p>6.4001019787</text:p>
          </table:table-cell>
          <table:table-cell table:formula="of:=POWER([.C922]-6.75;2)" office:value-type="float" office:value="0.122428625309655" calcext:value-type="float">
            <text:p>0.122428625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37756" calcext:value-type="float">
            <text:p>6.837756</text:p>
          </table:table-cell>
          <table:table-cell office:value-type="float" office:value="6.4900604468" calcext:value-type="float">
            <text:p>6.4900604468</text:p>
          </table:table-cell>
          <table:table-cell table:formula="of:=POWER([.C923]-6.75;2)" office:value-type="float" office:value="0.0675685713178155" calcext:value-type="float">
            <text:p>0.067568571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90735" calcext:value-type="float">
            <text:p>6.790735</text:p>
          </table:table-cell>
          <table:table-cell office:value-type="float" office:value="6.5799094255" calcext:value-type="float">
            <text:p>6.5799094255</text:p>
          </table:table-cell>
          <table:table-cell table:formula="of:=POWER([.C924]-6.75;2)" office:value-type="float" office:value="0.0289308035337399" calcext:value-type="float">
            <text:p>0.028930803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27029" calcext:value-type="float">
            <text:p>6.727029</text:p>
          </table:table-cell>
          <table:table-cell office:value-type="float" office:value="6.5034834468" calcext:value-type="float">
            <text:p>6.5034834468</text:p>
          </table:table-cell>
          <table:table-cell table:formula="of:=POWER([.C925]-6.75;2)" office:value-type="float" office:value="0.0607704110016085" calcext:value-type="float">
            <text:p>0.06077041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80182" calcext:value-type="float">
            <text:p>6.680182</text:p>
          </table:table-cell>
          <table:table-cell office:value-type="float" office:value="6.4923749787" calcext:value-type="float">
            <text:p>6.4923749787</text:p>
          </table:table-cell>
          <table:table-cell table:formula="of:=POWER([.C926]-6.75;2)" office:value-type="float" office:value="0.0663706515998254" calcext:value-type="float">
            <text:p>0.066370651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67197" calcext:value-type="float">
            <text:p>6.667197</text:p>
          </table:table-cell>
          <table:table-cell office:value-type="float" office:value="6.4980974681" calcext:value-type="float">
            <text:p>6.4980974681</text:p>
          </table:table-cell>
          <table:table-cell table:formula="of:=POWER([.C927]-6.75;2)" office:value-type="float" office:value="0.0634548855776305" calcext:value-type="float">
            <text:p>0.063454885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14832" calcext:value-type="float">
            <text:p>6.714832</text:p>
          </table:table-cell>
          <table:table-cell office:value-type="float" office:value="6.5036974468" calcext:value-type="float">
            <text:p>6.5036974468</text:p>
          </table:table-cell>
          <table:table-cell table:formula="of:=POWER([.C928]-6.75;2)" office:value-type="float" office:value="0.0606649477128386" calcext:value-type="float">
            <text:p>0.060664947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06647" calcext:value-type="float">
            <text:p>6.806647</text:p>
          </table:table-cell>
          <table:table-cell office:value-type="float" office:value="6.5058188936" calcext:value-type="float">
            <text:p>6.5058188936</text:p>
          </table:table-cell>
          <table:table-cell table:formula="of:=POWER([.C929]-6.75;2)" office:value-type="float" office:value="0.0596244127227282" calcext:value-type="float">
            <text:p>0.059624412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26494" calcext:value-type="float">
            <text:p>6.826494</text:p>
          </table:table-cell>
          <table:table-cell office:value-type="float" office:value="6.5071635957" calcext:value-type="float">
            <text:p>6.5071635957</text:p>
          </table:table-cell>
          <table:table-cell table:formula="of:=POWER([.C930]-6.75;2)" office:value-type="float" office:value="0.0589695192533532" calcext:value-type="float">
            <text:p>0.058969519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76245" calcext:value-type="float">
            <text:p>6.676245</text:p>
          </table:table-cell>
          <table:table-cell office:value-type="float" office:value="6.5123200213" calcext:value-type="float">
            <text:p>6.5123200213</text:p>
          </table:table-cell>
          <table:table-cell table:formula="of:=POWER([.C931]-6.75;2)" office:value-type="float" office:value="0.0564917722748325" calcext:value-type="float">
            <text:p>0.056491772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31297" calcext:value-type="float">
            <text:p>6.431297</text:p>
          </table:table-cell>
          <table:table-cell office:value-type="float" office:value="6.5264309787" calcext:value-type="float">
            <text:p>6.5264309787</text:p>
          </table:table-cell>
          <table:table-cell table:formula="of:=POWER([.C932]-6.75;2)" office:value-type="float" office:value="0.04998310728504" calcext:value-type="float">
            <text:p>0.049983107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303118" calcext:value-type="float">
            <text:p>6.303118</text:p>
          </table:table-cell>
          <table:table-cell office:value-type="float" office:value="6.5485796596" calcext:value-type="float">
            <text:p>6.5485796596</text:p>
          </table:table-cell>
          <table:table-cell table:formula="of:=POWER([.C933]-6.75;2)" office:value-type="float" office:value="0.040570153526852" calcext:value-type="float">
            <text:p>0.040570153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421872" calcext:value-type="float">
            <text:p>6.421872</text:p>
          </table:table-cell>
          <table:table-cell office:value-type="float" office:value="6.5638934681" calcext:value-type="float">
            <text:p>6.5638934681</text:p>
          </table:table-cell>
          <table:table-cell table:formula="of:=POWER([.C934]-6.75;2)" office:value-type="float" office:value="0.0346356412158458" calcext:value-type="float">
            <text:p>0.0346356412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81084" calcext:value-type="float">
            <text:p>6.681084</text:p>
          </table:table-cell>
          <table:table-cell office:value-type="float" office:value="6.547934766" calcext:value-type="float">
            <text:p>6.547934766</text:p>
          </table:table-cell>
          <table:table-cell table:formula="of:=POWER([.C935]-6.75;2)" office:value-type="float" office:value="0.0408303587914747" calcext:value-type="float">
            <text:p>0.040830358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42597" calcext:value-type="float">
            <text:p>6.842597</text:p>
          </table:table-cell>
          <table:table-cell office:value-type="float" office:value="6.4866361489" calcext:value-type="float">
            <text:p>6.4866361489</text:p>
          </table:table-cell>
          <table:table-cell table:formula="of:=POWER([.C936]-6.75;2)" office:value-type="float" office:value="0.0693605180662231" calcext:value-type="float">
            <text:p>0.069360518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70355" calcext:value-type="float">
            <text:p>6.770355</text:p>
          </table:table-cell>
          <table:table-cell office:value-type="float" office:value="6.4094788298" calcext:value-type="float">
            <text:p>6.4094788298</text:p>
          </table:table-cell>
          <table:table-cell table:formula="of:=POWER([.C937]-6.75;2)" office:value-type="float" office:value="0.115954667354377" calcext:value-type="float">
            <text:p>0.115954667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43571" calcext:value-type="float">
            <text:p>6.543571</text:p>
          </table:table-cell>
          <table:table-cell office:value-type="float" office:value="6.3655281915" calcext:value-type="float">
            <text:p>6.3655281915</text:p>
          </table:table-cell>
          <table:table-cell table:formula="of:=POWER([.C938]-6.75;2)" office:value-type="float" office:value="0.147818571531261" calcext:value-type="float">
            <text:p>0.147818571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347049" calcext:value-type="float">
            <text:p>6.347049</text:p>
          </table:table-cell>
          <table:table-cell office:value-type="float" office:value="6.3582348298" calcext:value-type="float">
            <text:p>6.3582348298</text:p>
          </table:table-cell>
          <table:table-cell table:formula="of:=POWER([.C939]-6.75;2)" office:value-type="float" office:value="0.153479948581835" calcext:value-type="float">
            <text:p>0.1534799486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276396" calcext:value-type="float">
            <text:p>6.276396</text:p>
          </table:table-cell>
          <table:table-cell office:value-type="float" office:value="6.3708013404" calcext:value-type="float">
            <text:p>6.3708013404</text:p>
          </table:table-cell>
          <table:table-cell table:formula="of:=POWER([.C940]-6.75;2)" office:value-type="float" office:value="0.143791623442437" calcext:value-type="float">
            <text:p>0.143791623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311567" calcext:value-type="float">
            <text:p>6.311567</text:p>
          </table:table-cell>
          <table:table-cell office:value-type="float" office:value="6.3870105106" calcext:value-type="float">
            <text:p>6.3870105106</text:p>
          </table:table-cell>
          <table:table-cell table:formula="of:=POWER([.C941]-6.75;2)" office:value-type="float" office:value="0.131761369414873" calcext:value-type="float">
            <text:p>0.131761369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412902" calcext:value-type="float">
            <text:p>6.412902</text:p>
          </table:table-cell>
          <table:table-cell office:value-type="float" office:value="6.3986840213" calcext:value-type="float">
            <text:p>6.3986840213</text:p>
          </table:table-cell>
          <table:table-cell table:formula="of:=POWER([.C942]-6.75;2)" office:value-type="float" office:value="0.123422916889939" calcext:value-type="float">
            <text:p>0.123422916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531879" calcext:value-type="float">
            <text:p>6.531879</text:p>
          </table:table-cell>
          <table:table-cell office:value-type="float" office:value="6.4043380851" calcext:value-type="float">
            <text:p>6.4043380851</text:p>
          </table:table-cell>
          <table:table-cell table:formula="of:=POWER([.C943]-6.75;2)" office:value-type="float" office:value="0.119482159412335" calcext:value-type="float">
            <text:p>0.119482159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94119" calcext:value-type="float">
            <text:p>6.594119</text:p>
          </table:table-cell>
          <table:table-cell office:value-type="float" office:value="6.4054217234" calcext:value-type="float">
            <text:p>6.4054217234</text:p>
          </table:table-cell>
          <table:table-cell table:formula="of:=POWER([.C944]-6.75;2)" office:value-type="float" office:value="0.118734188704626" calcext:value-type="float">
            <text:p>0.1187341887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60159" calcext:value-type="float">
            <text:p>6.560159</text:p>
          </table:table-cell>
          <table:table-cell office:value-type="float" office:value="6.4040201489" calcext:value-type="float">
            <text:p>6.4040201489</text:p>
          </table:table-cell>
          <table:table-cell table:formula="of:=POWER([.C945]-6.75;2)" office:value-type="float" office:value="0.119702057367178" calcext:value-type="float">
            <text:p>0.119702057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481905" calcext:value-type="float">
            <text:p>6.481905</text:p>
          </table:table-cell>
          <table:table-cell office:value-type="float" office:value="6.4018612128" calcext:value-type="float">
            <text:p>6.4018612128</text:p>
          </table:table-cell>
          <table:table-cell table:formula="of:=POWER([.C946]-6.75;2)" office:value-type="float" office:value="0.121200615153087" calcext:value-type="float">
            <text:p>0.121200615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448621" calcext:value-type="float">
            <text:p>6.448621</text:p>
          </table:table-cell>
          <table:table-cell office:value-type="float" office:value="6.3997173617" calcext:value-type="float">
            <text:p>6.3997173617</text:p>
          </table:table-cell>
          <table:table-cell table:formula="of:=POWER([.C947]-6.75;2)" office:value-type="float" office:value="0.122697926694409" calcext:value-type="float">
            <text:p>0.1226979267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453591" calcext:value-type="float">
            <text:p>6.453591</text:p>
          </table:table-cell>
          <table:table-cell office:value-type="float" office:value="6.3974331915" calcext:value-type="float">
            <text:p>6.3974331915</text:p>
          </table:table-cell>
          <table:table-cell table:formula="of:=POWER([.C948]-6.75;2)" office:value-type="float" office:value="0.124303354455876" calcext:value-type="float">
            <text:p>0.1243033545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368078" calcext:value-type="float">
            <text:p>6.368078</text:p>
          </table:table-cell>
          <table:table-cell office:value-type="float" office:value="6.395656234" calcext:value-type="float">
            <text:p>6.395656234</text:p>
          </table:table-cell>
          <table:table-cell table:formula="of:=POWER([.C949]-6.75;2)" office:value-type="float" office:value="0.125559504503062" calcext:value-type="float">
            <text:p>0.1255595045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120235" calcext:value-type="float">
            <text:p>6.120235</text:p>
          </table:table-cell>
          <table:table-cell office:value-type="float" office:value="6.3974400851" calcext:value-type="float">
            <text:p>6.3974400851</text:p>
          </table:table-cell>
          <table:table-cell table:formula="of:=POWER([.C950]-6.75;2)" office:value-type="float" office:value="0.124298493594295" calcext:value-type="float">
            <text:p>0.124298493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862915" calcext:value-type="float">
            <text:p>5.862915</text:p>
          </table:table-cell>
          <table:table-cell office:value-type="float" office:value="6.4061425745" calcext:value-type="float">
            <text:p>6.4061425745</text:p>
          </table:table-cell>
          <table:table-cell table:formula="of:=POWER([.C951]-6.75;2)" office:value-type="float" office:value="0.118237929071488" calcext:value-type="float">
            <text:p>0.118237929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862131" calcext:value-type="float">
            <text:p>5.862131</text:p>
          </table:table-cell>
          <table:table-cell office:value-type="float" office:value="6.4209674255" calcext:value-type="float">
            <text:p>6.4209674255</text:p>
          </table:table-cell>
          <table:table-cell table:formula="of:=POWER([.C952]-6.75;2)" office:value-type="float" office:value="0.108262435082098" calcext:value-type="float">
            <text:p>0.108262435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173726" calcext:value-type="float">
            <text:p>6.173726</text:p>
          </table:table-cell>
          <table:table-cell office:value-type="float" office:value="6.4355908085" calcext:value-type="float">
            <text:p>6.4355908085</text:p>
          </table:table-cell>
          <table:table-cell table:formula="of:=POWER([.C953]-6.75;2)" office:value-type="float" office:value="0.0988531396996838" calcext:value-type="float">
            <text:p>0.0988531397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66874" calcext:value-type="float">
            <text:p>6.566874</text:p>
          </table:table-cell>
          <table:table-cell office:value-type="float" office:value="6.4428730638" calcext:value-type="float">
            <text:p>6.4428730638</text:p>
          </table:table-cell>
          <table:table-cell table:formula="of:=POWER([.C954]-6.75;2)" office:value-type="float" office:value="0.0943269549395986" calcext:value-type="float">
            <text:p>0.094326954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68748" calcext:value-type="float">
            <text:p>6.768748</text:p>
          </table:table-cell>
          <table:table-cell office:value-type="float" office:value="6.4408706596" calcext:value-type="float">
            <text:p>6.4408706596</text:p>
          </table:table-cell>
          <table:table-cell table:formula="of:=POWER([.C955]-6.75;2)" office:value-type="float" office:value="0.0955609490961392" calcext:value-type="float">
            <text:p>0.095560949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70208" calcext:value-type="float">
            <text:p>6.670208</text:p>
          </table:table-cell>
          <table:table-cell office:value-type="float" office:value="6.4342371064" calcext:value-type="float">
            <text:p>6.4342371064</text:p>
          </table:table-cell>
          <table:table-cell table:formula="of:=POWER([.C956]-6.75;2)" office:value-type="float" office:value="0.0997062049746447" calcext:value-type="float">
            <text:p>0.09970620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391127" calcext:value-type="float">
            <text:p>6.391127</text:p>
          </table:table-cell>
          <table:table-cell office:value-type="float" office:value="6.4307574894" calcext:value-type="float">
            <text:p>6.4307574894</text:p>
          </table:table-cell>
          <table:table-cell table:formula="of:=POWER([.C957]-6.75;2)" office:value-type="float" office:value="0.101915780574191" calcext:value-type="float">
            <text:p>0.101915780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189567" calcext:value-type="float">
            <text:p>6.189567</text:p>
          </table:table-cell>
          <table:table-cell office:value-type="float" office:value="6.4352420851" calcext:value-type="float">
            <text:p>6.4352420851</text:p>
          </table:table-cell>
          <table:table-cell table:formula="of:=POWER([.C958]-6.75;2)" office:value-type="float" office:value="0.0990725449921959" calcext:value-type="float">
            <text:p>0.09907254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217739" calcext:value-type="float">
            <text:p>6.217739</text:p>
          </table:table-cell>
          <table:table-cell office:value-type="float" office:value="6.4453762128" calcext:value-type="float">
            <text:p>6.4453762128</text:p>
          </table:table-cell>
          <table:table-cell table:formula="of:=POWER([.C959]-6.75;2)" office:value-type="float" office:value="0.0927956517280707" calcext:value-type="float">
            <text:p>0.0927956517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360056" calcext:value-type="float">
            <text:p>6.360056</text:p>
          </table:table-cell>
          <table:table-cell office:value-type="float" office:value="6.4544330638" calcext:value-type="float">
            <text:p>6.4544330638</text:p>
          </table:table-cell>
          <table:table-cell table:formula="of:=POWER([.C960]-6.75;2)" office:value-type="float" office:value="0.087359813774655" calcext:value-type="float">
            <text:p>0.087359813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352198" calcext:value-type="float">
            <text:p>6.352198</text:p>
          </table:table-cell>
          <table:table-cell office:value-type="float" office:value="6.4593394468" calcext:value-type="float">
            <text:p>6.4593394468</text:p>
          </table:table-cell>
          <table:table-cell table:formula="of:=POWER([.C961]-6.75;2)" office:value-type="float" office:value="0.0844835571865303" calcext:value-type="float">
            <text:p>0.084483557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017781" calcext:value-type="float">
            <text:p>6.017781</text:p>
          </table:table-cell>
          <table:table-cell office:value-type="float" office:value="6.465384234" calcext:value-type="float">
            <text:p>6.465384234</text:p>
          </table:table-cell>
          <table:table-cell table:formula="of:=POWER([.C962]-6.75;2)" office:value-type="float" office:value="0.0810061342557667" calcext:value-type="float">
            <text:p>0.081006134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431187" calcext:value-type="float">
            <text:p>5.431187</text:p>
          </table:table-cell>
          <table:table-cell office:value-type="float" office:value="6.4819060426" calcext:value-type="float">
            <text:p>6.4819060426</text:p>
          </table:table-cell>
          <table:table-cell table:formula="of:=POWER([.C963]-6.75;2)" office:value-type="float" office:value="0.0718743699943928" calcext:value-type="float">
            <text:p>0.0718743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841581" calcext:value-type="float">
            <text:p>4.841581</text:p>
          </table:table-cell>
          <table:table-cell office:value-type="float" office:value="6.5136325106" calcext:value-type="float">
            <text:p>6.5136325106</text:p>
          </table:table-cell>
          <table:table-cell table:formula="of:=POWER([.C964]-6.75;2)" office:value-type="float" office:value="0.0558695900452592" calcext:value-type="float">
            <text:p>0.0558695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347545" calcext:value-type="float">
            <text:p>4.347545</text:p>
          </table:table-cell>
          <table:table-cell office:value-type="float" office:value="6.557830383" calcext:value-type="float">
            <text:p>6.557830383</text:p>
          </table:table-cell>
          <table:table-cell table:formula="of:=POWER([.C965]-6.75;2)" office:value-type="float" office:value="0.0369291616979268" calcext:value-type="float">
            <text:p>0.036929161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046069" calcext:value-type="float">
            <text:p>4.046069</text:p>
          </table:table-cell>
          <table:table-cell office:value-type="float" office:value="6.6105697234" calcext:value-type="float">
            <text:p>6.6105697234</text:p>
          </table:table-cell>
          <table:table-cell table:formula="of:=POWER([.C966]-6.75;2)" office:value-type="float" office:value="0.0194408020327524" calcext:value-type="float">
            <text:p>0.01944080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184561" calcext:value-type="float">
            <text:p>5.184561</text:p>
          </table:table-cell>
          <table:table-cell office:value-type="float" office:value="6.6677111064" calcext:value-type="float">
            <text:p>6.6677111064</text:p>
          </table:table-cell>
          <table:table-cell table:formula="of:=POWER([.C967]-6.75;2)" office:value-type="float" office:value="0.00677146200991218" calcext:value-type="float">
            <text:p>0.006771462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.060658" calcext:value-type="float">
            <text:p>11.060658</text:p>
          </table:table-cell>
          <table:table-cell office:value-type="float" office:value="6.6996776596" calcext:value-type="float">
            <text:p>6.6996776596</text:p>
          </table:table-cell>
          <table:table-cell table:formula="of:=POWER([.C968]-6.75;2)" office:value-type="float" office:value="0.00253233794333349" calcext:value-type="float">
            <text:p>0.002532337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060658" calcext:value-type="float">
            <text:p>11.060658</text:p>
          </table:table-cell>
          <table:table-cell office:value-type="float" office:value="6.607311383" calcext:value-type="float">
            <text:p>6.607311383</text:p>
          </table:table-cell>
          <table:table-cell table:formula="of:=POWER([.C969]-6.75;2)" office:value-type="float" office:value="0.0203600414213727" calcext:value-type="float">
            <text:p>0.0203600414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.060658" calcext:value-type="float">
            <text:p>11.060658</text:p>
          </table:table-cell>
          <table:table-cell office:value-type="float" office:value="6.5164802553" calcext:value-type="float">
            <text:p>6.5164802553</text:p>
          </table:table-cell>
          <table:table-cell table:formula="of:=POWER([.C970]-6.75;2)" office:value-type="float" office:value="0.054531471164753" calcext:value-type="float">
            <text:p>0.054531471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198714" calcext:value-type="float">
            <text:p>3.198714</text:p>
          </table:table-cell>
          <table:table-cell office:value-type="float" office:value="6.4255657234" calcext:value-type="float">
            <text:p>6.4255657234</text:p>
          </table:table-cell>
          <table:table-cell table:formula="of:=POWER([.C971]-6.75;2)" office:value-type="float" office:value="0.105257599832965" calcext:value-type="float">
            <text:p>0.105257599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204931" calcext:value-type="float">
            <text:p>6.204931</text:p>
          </table:table-cell>
          <table:table-cell office:value-type="float" office:value="6.4993201702" calcext:value-type="float">
            <text:p>6.4993201702</text:p>
          </table:table-cell>
          <table:table-cell table:formula="of:=POWER([.C972]-6.75;2)" office:value-type="float" office:value="0.062840377068557" calcext:value-type="float">
            <text:p>0.062840377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949139" calcext:value-type="float">
            <text:p>6.949139</text:p>
          </table:table-cell>
          <table:table-cell office:value-type="float" office:value="6.5069609149" calcext:value-type="float">
            <text:p>6.5069609149</text:p>
          </table:table-cell>
          <table:table-cell table:formula="of:=POWER([.C973]-6.75;2)" office:value-type="float" office:value="0.0590679968862448" calcext:value-type="float">
            <text:p>0.059067996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930396" calcext:value-type="float">
            <text:p>6.930396</text:p>
          </table:table-cell>
          <table:table-cell office:value-type="float" office:value="6.5004076596" calcext:value-type="float">
            <text:p>6.5004076596</text:p>
          </table:table-cell>
          <table:table-cell table:formula="of:=POWER([.C974]-6.75;2)" office:value-type="float" office:value="0.0622963363863493" calcext:value-type="float">
            <text:p>0.0622963364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1454" calcext:value-type="float">
            <text:p>6.81454</text:p>
          </table:table-cell>
          <table:table-cell office:value-type="float" office:value="6.4984540426" calcext:value-type="float">
            <text:p>6.4984540426</text:p>
          </table:table-cell>
          <table:table-cell table:formula="of:=POWER([.C975]-6.75;2)" office:value-type="float" office:value="0.0632753686842828" calcext:value-type="float">
            <text:p>0.0632753687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69848" calcext:value-type="float">
            <text:p>6.869848</text:p>
          </table:table-cell>
          <table:table-cell office:value-type="float" office:value="6.5019967234" calcext:value-type="float">
            <text:p>6.5019967234</text:p>
          </table:table-cell>
          <table:table-cell table:formula="of:=POWER([.C976]-6.75;2)" office:value-type="float" office:value="0.0615056252043363" calcext:value-type="float">
            <text:p>0.061505625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068846" calcext:value-type="float">
            <text:p>7.068846</text:p>
          </table:table-cell>
          <table:table-cell office:value-type="float" office:value="6.5051931702" calcext:value-type="float">
            <text:p>6.5051931702</text:p>
          </table:table-cell>
          <table:table-cell table:formula="of:=POWER([.C977]-6.75;2)" office:value-type="float" office:value="0.0599303839167261" calcext:value-type="float">
            <text:p>0.0599303839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33946" calcext:value-type="float">
            <text:p>7.33946</text:p>
          </table:table-cell>
          <table:table-cell office:value-type="float" office:value="6.5044265106" calcext:value-type="float">
            <text:p>6.5044265106</text:p>
          </table:table-cell>
          <table:table-cell table:formula="of:=POWER([.C978]-6.75;2)" office:value-type="float" office:value="0.0603063386960919" calcext:value-type="float">
            <text:p>0.060306338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472285" calcext:value-type="float">
            <text:p>7.472285</text:p>
          </table:table-cell>
          <table:table-cell office:value-type="float" office:value="6.4981429574" calcext:value-type="float">
            <text:p>6.4981429574</text:p>
          </table:table-cell>
          <table:table-cell table:formula="of:=POWER([.C979]-6.75;2)" office:value-type="float" office:value="0.0634319699072183" calcext:value-type="float">
            <text:p>0.063431969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022867" calcext:value-type="float">
            <text:p>7.022867</text:p>
          </table:table-cell>
          <table:table-cell office:value-type="float" office:value="6.4881946383" calcext:value-type="float">
            <text:p>6.4881946383</text:p>
          </table:table-cell>
          <table:table-cell table:formula="of:=POWER([.C980]-6.75;2)" office:value-type="float" office:value="0.0685420474148676" calcext:value-type="float">
            <text:p>0.0685420474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671813" calcext:value-type="float">
            <text:p>5.671813</text:p>
          </table:table-cell>
          <table:table-cell office:value-type="float" office:value="6.4863644255" calcext:value-type="float">
            <text:p>6.4863644255</text:p>
          </table:table-cell>
          <table:table-cell table:formula="of:=POWER([.C981]-6.75;2)" office:value-type="float" office:value="0.0695037161419452" calcext:value-type="float">
            <text:p>0.069503716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800049" calcext:value-type="float">
            <text:p>3.800049</text:p>
          </table:table-cell>
          <table:table-cell office:value-type="float" office:value="6.513211234" calcext:value-type="float">
            <text:p>6.513211234</text:p>
          </table:table-cell>
          <table:table-cell table:formula="of:=POWER([.C982]-6.75;2)" office:value-type="float" office:value="0.0560689197038028" calcext:value-type="float">
            <text:p>0.0560689197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216203" calcext:value-type="float">
            <text:p>3.216203</text:p>
          </table:table-cell>
          <table:table-cell office:value-type="float" office:value="6.5810649362" calcext:value-type="float">
            <text:p>6.5810649362</text:p>
          </table:table-cell>
          <table:table-cell table:formula="of:=POWER([.C983]-6.75;2)" office:value-type="float" office:value="0.0285390557811101" calcext:value-type="float">
            <text:p>0.0285390558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704675" calcext:value-type="float">
            <text:p>4.704675</text:p>
          </table:table-cell>
          <table:table-cell office:value-type="float" office:value="6.6612124894" calcext:value-type="float">
            <text:p>6.6612124894</text:p>
          </table:table-cell>
          <table:table-cell table:formula="of:=POWER([.C984]-6.75;2)" office:value-type="float" office:value="0.00788322203854504" calcext:value-type="float">
            <text:p>0.00788322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200783" calcext:value-type="float">
            <text:p>6.200783</text:p>
          </table:table-cell>
          <table:table-cell office:value-type="float" office:value="6.7070495532" calcext:value-type="float">
            <text:p>6.7070495532</text:p>
          </table:table-cell>
          <table:table-cell table:formula="of:=POWER([.C985]-6.75;2)" office:value-type="float" office:value="0.00184474088031962" calcext:value-type="float">
            <text:p>0.0018447409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937675" calcext:value-type="float">
            <text:p>6.937675</text:p>
          </table:table-cell>
          <table:table-cell office:value-type="float" office:value="6.7178621277" calcext:value-type="float">
            <text:p>6.7178621277</text:p>
          </table:table-cell>
          <table:table-cell table:formula="of:=POWER([.C986]-6.75;2)" office:value-type="float" office:value="0.0010328428359711" calcext:value-type="float">
            <text:p>0.0010328428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038227" calcext:value-type="float">
            <text:p>7.038227</text:p>
          </table:table-cell>
          <table:table-cell office:value-type="float" office:value="6.7119798723" calcext:value-type="float">
            <text:p>6.7119798723</text:p>
          </table:table-cell>
          <table:table-cell table:formula="of:=POWER([.C987]-6.75;2)" office:value-type="float" office:value="0.00144553011032433" calcext:value-type="float">
            <text:p>0.001445530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60222" calcext:value-type="float">
            <text:p>6.860222</text:p>
          </table:table-cell>
          <table:table-cell office:value-type="float" office:value="6.7054635532" calcext:value-type="float">
            <text:p>6.7054635532</text:p>
          </table:table-cell>
          <table:table-cell table:formula="of:=POWER([.C988]-6.75;2)" office:value-type="float" office:value="0.00198349509356927" calcext:value-type="float">
            <text:p>0.001983495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78643" calcext:value-type="float">
            <text:p>6.678643</text:p>
          </table:table-cell>
          <table:table-cell office:value-type="float" office:value="6.7049391277" calcext:value-type="float">
            <text:p>6.7049391277</text:p>
          </table:table-cell>
          <table:table-cell table:formula="of:=POWER([.C989]-6.75;2)" office:value-type="float" office:value="0.00203048221243688" calcext:value-type="float">
            <text:p>0.002030482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8281" calcext:value-type="float">
            <text:p>6.58281</text:p>
          </table:table-cell>
          <table:table-cell office:value-type="float" office:value="6.7096579362" calcext:value-type="float">
            <text:p>6.7096579362</text:p>
          </table:table-cell>
          <table:table-cell table:formula="of:=POWER([.C990]-6.75;2)" office:value-type="float" office:value="0.00162748211164326" calcext:value-type="float">
            <text:p>0.001627482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528245" calcext:value-type="float">
            <text:p>6.528245</text:p>
          </table:table-cell>
          <table:table-cell office:value-type="float" office:value="6.7168549574" calcext:value-type="float">
            <text:p>6.7168549574</text:p>
          </table:table-cell>
          <table:table-cell table:formula="of:=POWER([.C991]-6.75;2)" office:value-type="float" office:value="0.00109859384895583" calcext:value-type="float">
            <text:p>0.001098593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458689" calcext:value-type="float">
            <text:p>6.458689</text:p>
          </table:table-cell>
          <table:table-cell office:value-type="float" office:value="6.7254142766" calcext:value-type="float">
            <text:p>6.7254142766</text:p>
          </table:table-cell>
          <table:table-cell table:formula="of:=POWER([.C992]-6.75;2)" office:value-type="float" office:value="0.000604457795101285" calcext:value-type="float">
            <text:p>0.000604457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381144" calcext:value-type="float">
            <text:p>6.381144</text:p>
          </table:table-cell>
          <table:table-cell office:value-type="float" office:value="6.7357708511" calcext:value-type="float">
            <text:p>6.7357708511</text:p>
          </table:table-cell>
          <table:table-cell table:formula="of:=POWER([.C993]-6.75;2)" office:value-type="float" office:value="0.000202468678418376" calcext:value-type="float">
            <text:p>0.0002024687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341265" calcext:value-type="float">
            <text:p>6.341265</text:p>
          </table:table-cell>
          <table:table-cell office:value-type="float" office:value="6.7473726383" calcext:value-type="float">
            <text:p>6.7473726383</text:p>
          </table:table-cell>
          <table:table-cell table:formula="of:=POWER([.C994]-6.75;2)" office:value-type="float" office:value="0.00000690302950262746" calcext:value-type="float">
            <text:p>0.000006903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370074" calcext:value-type="float">
            <text:p>6.370074</text:p>
          </table:table-cell>
          <table:table-cell office:value-type="float" office:value="6.757567234" calcext:value-type="float">
            <text:p>6.757567234</text:p>
          </table:table-cell>
          <table:table-cell table:formula="of:=POWER([.C995]-6.75;2)" office:value-type="float" office:value="0.0000572630304107515" calcext:value-type="float">
            <text:p>0.000057263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451919" calcext:value-type="float">
            <text:p>6.451919</text:p>
          </table:table-cell>
          <table:table-cell office:value-type="float" office:value="6.7636950213" calcext:value-type="float">
            <text:p>6.7636950213</text:p>
          </table:table-cell>
          <table:table-cell table:formula="of:=POWER([.C996]-6.75;2)" office:value-type="float" office:value="0.00018755360840746" calcext:value-type="float">
            <text:p>0.000187553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29252" calcext:value-type="float">
            <text:p>6.529252</text:p>
          </table:table-cell>
          <table:table-cell office:value-type="float" office:value="6.7659378085" calcext:value-type="float">
            <text:p>6.7659378085</text:p>
          </table:table-cell>
          <table:table-cell table:formula="of:=POWER([.C997]-6.75;2)" office:value-type="float" office:value="0.000254013739782684" calcext:value-type="float">
            <text:p>0.0002540137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59683" calcext:value-type="float">
            <text:p>6.559683</text:p>
          </table:table-cell>
          <table:table-cell office:value-type="float" office:value="6.767299" calcext:value-type="float">
            <text:p>6.767299</text:p>
          </table:table-cell>
          <table:table-cell table:formula="of:=POWER([.C998]-6.75;2)" office:value-type="float" office:value="0.000299255400999983" calcext:value-type="float">
            <text:p>0.0002992554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4943" calcext:value-type="float">
            <text:p>6.54943</text:p>
          </table:table-cell>
          <table:table-cell office:value-type="float" office:value="6.7704975532" calcext:value-type="float">
            <text:p>6.7704975532</text:p>
          </table:table-cell>
          <table:table-cell table:formula="of:=POWER([.C999]-6.75;2)" office:value-type="float" office:value="0.00042014968718684" calcext:value-type="float">
            <text:p>0.0004201497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515992" calcext:value-type="float">
            <text:p>6.515992</text:p>
          </table:table-cell>
          <table:table-cell office:value-type="float" office:value="6.7757468085" calcext:value-type="float">
            <text:p>6.7757468085</text:p>
          </table:table-cell>
          <table:table-cell table:formula="of:=POWER([.C1000]-6.75;2)" office:value-type="float" office:value="0.000662898147935678" calcext:value-type="float">
            <text:p>0.00066289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472761" calcext:value-type="float">
            <text:p>6.472761</text:p>
          </table:table-cell>
          <table:table-cell office:value-type="float" office:value="6.7816698085" calcext:value-type="float">
            <text:p>6.7816698085</text:p>
          </table:table-cell>
          <table:table-cell table:formula="of:=POWER([.C1001]-6.75;2)" office:value-type="float" office:value="0.00100297677042669" calcext:value-type="float">
            <text:p>0.0010029768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456971" calcext:value-type="float">
            <text:p>6.456971</text:p>
          </table:table-cell>
          <table:table-cell office:value-type="float" office:value="6.7868945745" calcext:value-type="float">
            <text:p>6.7868945745</text:p>
          </table:table-cell>
          <table:table-cell table:formula="of:=POWER([.C1002]-6.75;2)" office:value-type="float" office:value="0.00136120962753603" calcext:value-type="float">
            <text:p>0.0013612096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506666" calcext:value-type="float">
            <text:p>6.506666</text:p>
          </table:table-cell>
          <table:table-cell office:value-type="float" office:value="6.7901267234" calcext:value-type="float">
            <text:p>6.7901267234</text:p>
          </table:table-cell>
          <table:table-cell table:formula="of:=POWER([.C1003]-6.75;2)" office:value-type="float" office:value="0.00161015393082013" calcext:value-type="float">
            <text:p>0.0016101539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601903" calcext:value-type="float">
            <text:p>6.601903</text:p>
          </table:table-cell>
          <table:table-cell office:value-type="float" office:value="6.7903752128" calcext:value-type="float">
            <text:p>6.7903752128</text:p>
          </table:table-cell>
          <table:table-cell table:formula="of:=POWER([.C1004]-6.75;2)" office:value-type="float" office:value="0.00163015780864528" calcext:value-type="float">
            <text:p>0.0016301578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665871" calcext:value-type="float">
            <text:p>6.665871</text:p>
          </table:table-cell>
          <table:table-cell office:value-type="float" office:value="6.7884098511" calcext:value-type="float">
            <text:p>6.7884098511</text:p>
          </table:table-cell>
          <table:table-cell table:formula="of:=POWER([.C1005]-6.75;2)" office:value-type="float" office:value="0.00147531666152417" calcext:value-type="float">
            <text:p>0.001475316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643411" calcext:value-type="float">
            <text:p>6.643411</text:p>
          </table:table-cell>
          <table:table-cell office:value-type="float" office:value="6.7869008298" calcext:value-type="float">
            <text:p>6.7869008298</text:p>
          </table:table-cell>
          <table:table-cell table:formula="of:=POWER([.C1006]-6.75;2)" office:value-type="float" office:value="0.0013616712399286" calcext:value-type="float">
            <text:p>0.0013616712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590656" calcext:value-type="float">
            <text:p>6.590656</text:p>
          </table:table-cell>
          <table:table-cell office:value-type="float" office:value="6.7877166383" calcext:value-type="float">
            <text:p>6.7877166383</text:p>
          </table:table-cell>
          <table:table-cell table:formula="of:=POWER([.C1007]-6.75;2)" office:value-type="float" office:value="0.00142254480465303" calcext:value-type="float">
            <text:p>0.0014225448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636303" calcext:value-type="float">
            <text:p>6.636303</text:p>
          </table:table-cell>
          <table:table-cell office:value-type="float" office:value="6.7888782979" calcext:value-type="float">
            <text:p>6.7888782979</text:p>
          </table:table-cell>
          <table:table-cell table:formula="of:=POWER([.C1008]-6.75;2)" office:value-type="float" office:value="0.00151152204760116" calcext:value-type="float">
            <text:p>0.00151152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794306" calcext:value-type="float">
            <text:p>6.794306</text:p>
          </table:table-cell>
          <table:table-cell office:value-type="float" office:value="6.7852731064" calcext:value-type="float">
            <text:p>6.7852731064</text:p>
          </table:table-cell>
          <table:table-cell table:formula="of:=POWER([.C1009]-6.75;2)" office:value-type="float" office:value="0.00124419203510572" calcext:value-type="float">
            <text:p>0.00124419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922331" calcext:value-type="float">
            <text:p>6.922331</text:p>
          </table:table-cell>
          <table:table-cell office:value-type="float" office:value="6.7743229362" calcext:value-type="float">
            <text:p>6.7743229362</text:p>
          </table:table-cell>
          <table:table-cell table:formula="of:=POWER([.C1010]-6.75;2)" office:value-type="float" office:value="0.000591605225389267" calcext:value-type="float">
            <text:p>0.0005916052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918881" calcext:value-type="float">
            <text:p>6.918881</text:p>
          </table:table-cell>
          <table:table-cell office:value-type="float" office:value="6.7599140851" calcext:value-type="float">
            <text:p>6.7599140851</text:p>
          </table:table-cell>
          <table:table-cell table:formula="of:=POWER([.C1011]-6.75;2)" office:value-type="float" office:value="0.0000982890833700447" calcext:value-type="float">
            <text:p>9.82890833700447E-005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826294" calcext:value-type="float">
            <text:p>6.826294</text:p>
          </table:table-cell>
          <table:table-cell office:value-type="float" office:value="6.748230383" calcext:value-type="float">
            <text:p>6.748230383</text:p>
          </table:table-cell>
          <table:table-cell table:formula="of:=POWER([.C1012]-6.75;2)" office:value-type="float" office:value="0.00000313154432668861" calcext:value-type="float">
            <text:p>3.13154432668861E-00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731714" calcext:value-type="float">
            <text:p>6.731714</text:p>
          </table:table-cell>
          <table:table-cell office:value-type="float" office:value="6.7415225532" calcext:value-type="float">
            <text:p>6.7415225532</text:p>
          </table:table-cell>
          <table:table-cell table:formula="of:=POWER([.C1013]-6.75;2)" office:value-type="float" office:value="0.0000718671042468257" calcext:value-type="float">
            <text:p>7.18671042468257E-00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686989" calcext:value-type="float">
            <text:p>6.686989</text:p>
          </table:table-cell>
          <table:table-cell office:value-type="float" office:value="6.7377032128" calcext:value-type="float">
            <text:p>6.7377032128</text:p>
          </table:table-cell>
          <table:table-cell table:formula="of:=POWER([.C1014]-6.75;2)" office:value-type="float" office:value="0.000151210975442093" calcext:value-type="float">
            <text:p>0.000151211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719443" calcext:value-type="float">
            <text:p>6.719443</text:p>
          </table:table-cell>
          <table:table-cell office:value-type="float" office:value="6.7336023617" calcext:value-type="float">
            <text:p>6.7336023617</text:p>
          </table:table-cell>
          <table:table-cell table:formula="of:=POWER([.C1015]-6.75;2)" office:value-type="float" office:value="0.000268882541817626" calcext:value-type="float">
            <text:p>0.0002688825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791595" calcext:value-type="float">
            <text:p>6.791595</text:p>
          </table:table-cell>
          <table:table-cell office:value-type="float" office:value="6.726884766" calcext:value-type="float">
            <text:p>6.726884766</text:p>
          </table:table-cell>
          <table:table-cell table:formula="of:=POWER([.C1016]-6.75;2)" office:value-type="float" office:value="0.000534314042874737" calcext:value-type="float">
            <text:p>0.000534314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787675" calcext:value-type="float">
            <text:p>6.787675</text:p>
          </table:table-cell>
          <table:table-cell office:value-type="float" office:value="6.7172551277" calcext:value-type="float">
            <text:p>6.7172551277</text:p>
          </table:table-cell>
          <table:table-cell table:formula="of:=POWER([.C1017]-6.75;2)" office:value-type="float" office:value="0.00107222666194333" calcext:value-type="float">
            <text:p>0.0010722267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665173" calcext:value-type="float">
            <text:p>6.665173</text:p>
          </table:table-cell>
          <table:table-cell office:value-type="float" office:value="6.7077571489" calcext:value-type="float">
            <text:p>6.7077571489</text:p>
          </table:table-cell>
          <table:table-cell table:formula="of:=POWER([.C1018]-6.75;2)" office:value-type="float" office:value="0.00178445846905678" calcext:value-type="float">
            <text:p>0.001784458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564046" calcext:value-type="float">
            <text:p>6.564046</text:p>
          </table:table-cell>
          <table:table-cell office:value-type="float" office:value="6.7027871702" calcext:value-type="float">
            <text:p>6.7027871702</text:p>
          </table:table-cell>
          <table:table-cell table:formula="of:=POWER([.C1019]-6.75;2)" office:value-type="float" office:value="0.0022290512977238" calcext:value-type="float">
            <text:p>0.0022290513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641136" calcext:value-type="float">
            <text:p>6.641136</text:p>
          </table:table-cell>
          <table:table-cell office:value-type="float" office:value="6.7033161489" calcext:value-type="float">
            <text:p>6.7033161489</text:p>
          </table:table-cell>
          <table:table-cell table:formula="of:=POWER([.C1020]-6.75;2)" office:value-type="float" office:value="0.00217938195352698" calcext:value-type="float">
            <text:p>0.002179382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838576" calcext:value-type="float">
            <text:p>6.838576</text:p>
          </table:table-cell>
          <table:table-cell office:value-type="float" office:value="6.705531766" calcext:value-type="float">
            <text:p>6.705531766</text:p>
          </table:table-cell>
          <table:table-cell table:formula="of:=POWER([.C1021]-6.75;2)" office:value-type="float" office:value="0.00197742383507876" calcext:value-type="float">
            <text:p>0.0019774238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981046" calcext:value-type="float">
            <text:p>6.981046</text:p>
          </table:table-cell>
          <table:table-cell office:value-type="float" office:value="6.7032531489" calcext:value-type="float">
            <text:p>6.7032531489</text:p>
          </table:table-cell>
          <table:table-cell table:formula="of:=POWER([.C1022]-6.75;2)" office:value-type="float" office:value="0.00218526808776557" calcext:value-type="float">
            <text:p>0.002185268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.020081" calcext:value-type="float">
            <text:p>7.020081</text:p>
          </table:table-cell>
          <table:table-cell office:value-type="float" office:value="6.6879173617" calcext:value-type="float">
            <text:p>6.6879173617</text:p>
          </table:table-cell>
          <table:table-cell table:formula="of:=POWER([.C1023]-6.75;2)" office:value-type="float" office:value="0.00385425397828859" calcext:value-type="float">
            <text:p>0.00385425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.032813" calcext:value-type="float">
            <text:p>7.032813</text:p>
          </table:table-cell>
          <table:table-cell office:value-type="float" office:value="6.6496105957" calcext:value-type="float">
            <text:p>6.6496105957</text:p>
          </table:table-cell>
          <table:table-cell table:formula="of:=POWER([.C1024]-6.75;2)" office:value-type="float" office:value="0.0100780324957088" calcext:value-type="float">
            <text:p>0.010078032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044133" calcext:value-type="float">
            <text:p>7.044133</text:p>
          </table:table-cell>
          <table:table-cell office:value-type="float" office:value="6.591041617" calcext:value-type="float">
            <text:p>6.591041617</text:p>
          </table:table-cell>
          <table:table-cell table:formula="of:=POWER([.C1025]-6.75;2)" office:value-type="float" office:value="0.0252677675259746" calcext:value-type="float">
            <text:p>0.0252677675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.004714" calcext:value-type="float">
            <text:p>7.004714</text:p>
          </table:table-cell>
          <table:table-cell office:value-type="float" office:value="6.542132766" calcext:value-type="float">
            <text:p>6.542132766</text:p>
          </table:table-cell>
          <table:table-cell table:formula="of:=POWER([.C1026]-6.75;2)" office:value-type="float" office:value="0.0432087869708108" calcext:value-type="float">
            <text:p>0.043208787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936847" calcext:value-type="float">
            <text:p>6.936847</text:p>
          </table:table-cell>
          <table:table-cell office:value-type="float" office:value="6.523168" calcext:value-type="float">
            <text:p>6.523168</text:p>
          </table:table-cell>
          <table:table-cell table:formula="of:=POWER([.C1027]-6.75;2)" office:value-type="float" office:value="0.051452756224" calcext:value-type="float">
            <text:p>0.0514527562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933613" calcext:value-type="float">
            <text:p>6.933613</text:p>
          </table:table-cell>
          <table:table-cell office:value-type="float" office:value="6.5255194681" calcext:value-type="float">
            <text:p>6.5255194681</text:p>
          </table:table-cell>
          <table:table-cell table:formula="of:=POWER([.C1028]-6.75;2)" office:value-type="float" office:value="0.050391509202107" calcext:value-type="float">
            <text:p>0.0503915092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989173" calcext:value-type="float">
            <text:p>6.989173</text:p>
          </table:table-cell>
          <table:table-cell office:value-type="float" office:value="6.5317683404" calcext:value-type="float">
            <text:p>6.5317683404</text:p>
          </table:table-cell>
          <table:table-cell table:formula="of:=POWER([.C1029]-6.75;2)" office:value-type="float" office:value="0.0476250572517702" calcext:value-type="float">
            <text:p>0.0476250573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983138" calcext:value-type="float">
            <text:p>6.983138</text:p>
          </table:table-cell>
          <table:table-cell office:value-type="float" office:value="6.5347010213" calcext:value-type="float">
            <text:p>6.5347010213</text:p>
          </table:table-cell>
          <table:table-cell table:formula="of:=POWER([.C1030]-6.75;2)" office:value-type="float" office:value="0.046353650229263" calcext:value-type="float">
            <text:p>0.0463536502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859017" calcext:value-type="float">
            <text:p>6.859017</text:p>
          </table:table-cell>
          <table:table-cell office:value-type="float" office:value="6.5407551064" calcext:value-type="float">
            <text:p>6.5407551064</text:p>
          </table:table-cell>
          <table:table-cell table:formula="of:=POWER([.C1031]-6.75;2)" office:value-type="float" office:value="0.0437834254976754" calcext:value-type="float">
            <text:p>0.0437834255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708974" calcext:value-type="float">
            <text:p>6.708974</text:p>
          </table:table-cell>
          <table:table-cell office:value-type="float" office:value="6.5538944681" calcext:value-type="float">
            <text:p>6.5538944681</text:p>
          </table:table-cell>
          <table:table-cell table:formula="of:=POWER([.C1032]-6.75;2)" office:value-type="float" office:value="0.0384573796417818" calcext:value-type="float">
            <text:p>0.038457379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661209" calcext:value-type="float">
            <text:p>6.661209</text:p>
          </table:table-cell>
          <table:table-cell office:value-type="float" office:value="6.5617719149" calcext:value-type="float">
            <text:p>6.5617719149</text:p>
          </table:table-cell>
          <table:table-cell table:formula="of:=POWER([.C1033]-6.75;2)" office:value-type="float" office:value="0.035429812020413" calcext:value-type="float">
            <text:p>0.035429812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73196" calcext:value-type="float">
            <text:p>6.73196</text:p>
          </table:table-cell>
          <table:table-cell office:value-type="float" office:value="6.5383538511" calcext:value-type="float">
            <text:p>6.5383538511</text:p>
          </table:table-cell>
          <table:table-cell table:formula="of:=POWER([.C1034]-6.75;2)" office:value-type="float" office:value="0.0447940923442009" calcext:value-type="float">
            <text:p>0.044794092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835574" calcext:value-type="float">
            <text:p>6.835574</text:p>
          </table:table-cell>
          <table:table-cell office:value-type="float" office:value="6.4535153191" calcext:value-type="float">
            <text:p>6.4535153191</text:p>
          </table:table-cell>
          <table:table-cell table:formula="of:=POWER([.C1035]-6.75;2)" office:value-type="float" office:value="0.0879031660083748" calcext:value-type="float">
            <text:p>0.08790316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900427" calcext:value-type="float">
            <text:p>6.900427</text:p>
          </table:table-cell>
          <table:table-cell office:value-type="float" office:value="6.366472234" calcext:value-type="float">
            <text:p>6.366472234</text:p>
          </table:table-cell>
          <table:table-cell table:formula="of:=POWER([.C1036]-6.75;2)" office:value-type="float" office:value="0.147093547292951" calcext:value-type="float">
            <text:p>0.1470935473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92107" calcext:value-type="float">
            <text:p>6.92107</text:p>
          </table:table-cell>
          <table:table-cell office:value-type="float" office:value="6.283343" calcext:value-type="float">
            <text:p>6.283343</text:p>
          </table:table-cell>
          <table:table-cell table:formula="of:=POWER([.C1037]-6.75;2)" office:value-type="float" office:value="0.217768755649" calcext:value-type="float">
            <text:p>0.2177687556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2781485957" calcext:value-type="float">
            <text:p>6.2781485957</text:p>
          </table:table-cell>
          <table:table-cell table:formula="of:=POWER([.C1038]-6.75;2)" office:value-type="float" office:value="0.222643747739882" calcext:value-type="float">
            <text:p>0.222643747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945448" calcext:value-type="float">
            <text:p>6.945448</text:p>
          </table:table-cell>
          <table:table-cell office:value-type="float" office:value="6.3541607021" calcext:value-type="float">
            <text:p>6.3541607021</text:p>
          </table:table-cell>
          <table:table-cell table:formula="of:=POWER([.C1039]-6.75;2)" office:value-type="float" office:value="0.156688749761965" calcext:value-type="float">
            <text:p>0.1566887498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926428" calcext:value-type="float">
            <text:p>6.926428</text:p>
          </table:table-cell>
          <table:table-cell office:value-type="float" office:value="6.4298554681" calcext:value-type="float">
            <text:p>6.4298554681</text:p>
          </table:table-cell>
          <table:table-cell table:formula="of:=POWER([.C1040]-6.75;2)" office:value-type="float" office:value="0.10249252130547" calcext:value-type="float">
            <text:p>0.1024925213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820411" calcext:value-type="float">
            <text:p>6.820411</text:p>
          </table:table-cell>
          <table:table-cell office:value-type="float" office:value="6.4250237021" calcext:value-type="float">
            <text:p>6.4250237021</text:p>
          </table:table-cell>
          <table:table-cell table:formula="of:=POWER([.C1041]-6.75;2)" office:value-type="float" office:value="0.10560959419679" calcext:value-type="float">
            <text:p>0.1056095942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65808" calcext:value-type="float">
            <text:p>6.65808</text:p>
          </table:table-cell>
          <table:table-cell office:value-type="float" office:value="6.4517426596" calcext:value-type="float">
            <text:p>6.4517426596</text:p>
          </table:table-cell>
          <table:table-cell table:formula="of:=POWER([.C1042]-6.75;2)" office:value-type="float" office:value="0.0889574411024816" calcext:value-type="float">
            <text:p>0.088957441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55733" calcext:value-type="float">
            <text:p>6.55733</text:p>
          </table:table-cell>
          <table:table-cell office:value-type="float" office:value="6.4737719787" calcext:value-type="float">
            <text:p>6.4737719787</text:p>
          </table:table-cell>
          <table:table-cell table:formula="of:=POWER([.C1043]-6.75;2)" office:value-type="float" office:value="0.0763019197513131" calcext:value-type="float">
            <text:p>0.0763019198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593228" calcext:value-type="float">
            <text:p>6.593228</text:p>
          </table:table-cell>
          <table:table-cell office:value-type="float" office:value="6.4755910638" calcext:value-type="float">
            <text:p>6.4755910638</text:p>
          </table:table-cell>
          <table:table-cell table:formula="of:=POWER([.C1044]-6.75;2)" office:value-type="float" office:value="0.0753002642664159" calcext:value-type="float">
            <text:p>0.075300264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710015" calcext:value-type="float">
            <text:p>6.710015</text:p>
          </table:table-cell>
          <table:table-cell office:value-type="float" office:value="6.4538690426" calcext:value-type="float">
            <text:p>6.4538690426</text:p>
          </table:table-cell>
          <table:table-cell table:formula="of:=POWER([.C1045]-6.75;2)" office:value-type="float" office:value="0.0876935439306406" calcext:value-type="float">
            <text:p>0.0876935439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796145" calcext:value-type="float">
            <text:p>6.796145</text:p>
          </table:table-cell>
          <table:table-cell office:value-type="float" office:value="6.4214298723" calcext:value-type="float">
            <text:p>6.4214298723</text:p>
          </table:table-cell>
          <table:table-cell table:formula="of:=POWER([.C1046]-6.75;2)" office:value-type="float" office:value="0.107958328816794" calcext:value-type="float">
            <text:p>0.1079583288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794373" calcext:value-type="float">
            <text:p>6.794373</text:p>
          </table:table-cell>
          <table:table-cell office:value-type="float" office:value="6.3969104043" calcext:value-type="float">
            <text:p>6.3969104043</text:p>
          </table:table-cell>
          <table:table-cell table:formula="of:=POWER([.C1047]-6.75;2)" office:value-type="float" office:value="0.12467226259159" calcext:value-type="float">
            <text:p>0.1246722626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718325" calcext:value-type="float">
            <text:p>6.718325</text:p>
          </table:table-cell>
          <table:table-cell office:value-type="float" office:value="6.3868757447" calcext:value-type="float">
            <text:p>6.3868757447</text:p>
          </table:table-cell>
          <table:table-cell table:formula="of:=POWER([.C1048]-6.75;2)" office:value-type="float" office:value="0.131859224787179" calcext:value-type="float">
            <text:p>0.1318592248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608882" calcext:value-type="float">
            <text:p>6.608882</text:p>
          </table:table-cell>
          <table:table-cell office:value-type="float" office:value="6.3858238298" calcext:value-type="float">
            <text:p>6.3858238298</text:p>
          </table:table-cell>
          <table:table-cell table:formula="of:=POWER([.C1049]-6.75;2)" office:value-type="float" office:value="0.13262428294154" calcext:value-type="float">
            <text:p>0.132624282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518345" calcext:value-type="float">
            <text:p>6.518345</text:p>
          </table:table-cell>
          <table:table-cell office:value-type="float" office:value="6.3859778936" calcext:value-type="float">
            <text:p>6.3859778936</text:p>
          </table:table-cell>
          <table:table-cell table:formula="of:=POWER([.C1050]-6.75;2)" office:value-type="float" office:value="0.132512093947893" calcext:value-type="float">
            <text:p>0.132512093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509531" calcext:value-type="float">
            <text:p>6.509531</text:p>
          </table:table-cell>
          <table:table-cell office:value-type="float" office:value="6.3846914043" calcext:value-type="float">
            <text:p>6.3846914043</text:p>
          </table:table-cell>
          <table:table-cell table:formula="of:=POWER([.C1051]-6.75;2)" office:value-type="float" office:value="0.133450370092306" calcext:value-type="float">
            <text:p>0.133450370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594947" calcext:value-type="float">
            <text:p>6.594947</text:p>
          </table:table-cell>
          <table:table-cell office:value-type="float" office:value="6.3832521915" calcext:value-type="float">
            <text:p>6.3832521915</text:p>
          </table:table-cell>
          <table:table-cell table:formula="of:=POWER([.C1052]-6.75;2)" office:value-type="float" office:value="0.134503955039552" calcext:value-type="float">
            <text:p>0.134503955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681754" calcext:value-type="float">
            <text:p>6.681754</text:p>
          </table:table-cell>
          <table:table-cell office:value-type="float" office:value="6.3804904043" calcext:value-type="float">
            <text:p>6.3804904043</text:p>
          </table:table-cell>
          <table:table-cell table:formula="of:=POWER([.C1053]-6.75;2)" office:value-type="float" office:value="0.136537341314378" calcext:value-type="float">
            <text:p>0.136537341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645254" calcext:value-type="float">
            <text:p>6.645254</text:p>
          </table:table-cell>
          <table:table-cell office:value-type="float" office:value="6.3725325106" calcext:value-type="float">
            <text:p>6.3725325106</text:p>
          </table:table-cell>
          <table:table-cell table:formula="of:=POWER([.C1054]-6.75;2)" office:value-type="float" office:value="0.142481705553939" calcext:value-type="float">
            <text:p>0.1424817056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466859" calcext:value-type="float">
            <text:p>6.466859</text:p>
          </table:table-cell>
          <table:table-cell office:value-type="float" office:value="6.3589791702" calcext:value-type="float">
            <text:p>6.3589791702</text:p>
          </table:table-cell>
          <table:table-cell table:formula="of:=POWER([.C1055]-6.75;2)" office:value-type="float" office:value="0.152897289337481" calcext:value-type="float">
            <text:p>0.1528972893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279648" calcext:value-type="float">
            <text:p>6.279648</text:p>
          </table:table-cell>
          <table:table-cell office:value-type="float" office:value="6.3463018085" calcext:value-type="float">
            <text:p>6.3463018085</text:p>
          </table:table-cell>
          <table:table-cell table:formula="of:=POWER([.C1056]-6.75;2)" office:value-type="float" office:value="0.162972229820371" calcext:value-type="float">
            <text:p>0.1629722298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245115" calcext:value-type="float">
            <text:p>6.245115</text:p>
          </table:table-cell>
          <table:table-cell office:value-type="float" office:value="6.3417429787" calcext:value-type="float">
            <text:p>6.3417429787</text:p>
          </table:table-cell>
          <table:table-cell table:formula="of:=POWER([.C1057]-6.75;2)" office:value-type="float" office:value="0.166673795440749" calcext:value-type="float">
            <text:p>0.1666737954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369747" calcext:value-type="float">
            <text:p>6.369747</text:p>
          </table:table-cell>
          <table:table-cell office:value-type="float" office:value="6.3440243617" calcext:value-type="float">
            <text:p>6.3440243617</text:p>
          </table:table-cell>
          <table:table-cell table:formula="of:=POWER([.C1058]-6.75;2)" office:value-type="float" office:value="0.164816218893093" calcext:value-type="float">
            <text:p>0.1648162189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511026" calcext:value-type="float">
            <text:p>6.511026</text:p>
          </table:table-cell>
          <table:table-cell office:value-type="float" office:value="6.3452131064" calcext:value-type="float">
            <text:p>6.3452131064</text:p>
          </table:table-cell>
          <table:table-cell table:formula="of:=POWER([.C1059]-6.75;2)" office:value-type="float" office:value="0.163852429230338" calcext:value-type="float">
            <text:p>0.163852429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552205" calcext:value-type="float">
            <text:p>6.552205</text:p>
          </table:table-cell>
          <table:table-cell office:value-type="float" office:value="6.3402560851" calcext:value-type="float">
            <text:p>6.3402560851</text:p>
          </table:table-cell>
          <table:table-cell table:formula="of:=POWER([.C1060]-6.75;2)" office:value-type="float" office:value="0.167890075797578" calcext:value-type="float">
            <text:p>0.167890075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494249" calcext:value-type="float">
            <text:p>6.494249</text:p>
          </table:table-cell>
          <table:table-cell office:value-type="float" office:value="6.3316509149" calcext:value-type="float">
            <text:p>6.3316509149</text:p>
          </table:table-cell>
          <table:table-cell table:formula="of:=POWER([.C1061]-6.75;2)" office:value-type="float" office:value="0.175015957004007" calcext:value-type="float">
            <text:p>0.175015957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403716" calcext:value-type="float">
            <text:p>6.403716</text:p>
          </table:table-cell>
          <table:table-cell office:value-type="float" office:value="6.3253998936" calcext:value-type="float">
            <text:p>6.3253998936</text:p>
          </table:table-cell>
          <table:table-cell table:formula="of:=POWER([.C1062]-6.75;2)" office:value-type="float" office:value="0.180285250354891" calcext:value-type="float">
            <text:p>0.1802852504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339002" calcext:value-type="float">
            <text:p>6.339002</text:p>
          </table:table-cell>
          <table:table-cell office:value-type="float" office:value="6.3245733404" calcext:value-type="float">
            <text:p>6.3245733404</text:p>
          </table:table-cell>
          <table:table-cell table:formula="of:=POWER([.C1063]-6.75;2)" office:value-type="float" office:value="0.180987842698415" calcext:value-type="float">
            <text:p>0.1809878427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34127" calcext:value-type="float">
            <text:p>6.34127</text:p>
          </table:table-cell>
          <table:table-cell office:value-type="float" office:value="6.3283785106" calcext:value-type="float">
            <text:p>6.3283785106</text:p>
          </table:table-cell>
          <table:table-cell table:formula="of:=POWER([.C1064]-6.75;2)" office:value-type="float" office:value="0.177764680323874" calcext:value-type="float">
            <text:p>0.1777646803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431584" calcext:value-type="float">
            <text:p>6.431584</text:p>
          </table:table-cell>
          <table:table-cell office:value-type="float" office:value="6.3348909149" calcext:value-type="float">
            <text:p>6.3348909149</text:p>
          </table:table-cell>
          <table:table-cell table:formula="of:=POWER([.C1065]-6.75;2)" office:value-type="float" office:value="0.172315552532559" calcext:value-type="float">
            <text:p>0.1723155525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588908" calcext:value-type="float">
            <text:p>6.588908</text:p>
          </table:table-cell>
          <table:table-cell office:value-type="float" office:value="6.3421039787" calcext:value-type="float">
            <text:p>6.3421039787</text:p>
          </table:table-cell>
          <table:table-cell table:formula="of:=POWER([.C1066]-6.75;2)" office:value-type="float" office:value="0.16637916419237" calcext:value-type="float">
            <text:p>0.1663791642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74527" calcext:value-type="float">
            <text:p>6.74527</text:p>
          </table:table-cell>
          <table:table-cell office:value-type="float" office:value="6.3471382979" calcext:value-type="float">
            <text:p>6.3471382979</text:p>
          </table:table-cell>
          <table:table-cell table:formula="of:=POWER([.C1067]-6.75;2)" office:value-type="float" office:value="0.162297551018909" calcext:value-type="float">
            <text:p>0.16229755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731481" calcext:value-type="float">
            <text:p>6.731481</text:p>
          </table:table-cell>
          <table:table-cell office:value-type="float" office:value="6.3469484255" calcext:value-type="float">
            <text:p>6.3469484255</text:p>
          </table:table-cell>
          <table:table-cell table:formula="of:=POWER([.C1068]-6.75;2)" office:value-type="float" office:value="0.162450571706929" calcext:value-type="float">
            <text:p>0.162450571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260264" calcext:value-type="float">
            <text:p>6.260264</text:p>
          </table:table-cell>
          <table:table-cell office:value-type="float" office:value="6.3428430638" calcext:value-type="float">
            <text:p>6.3428430638</text:p>
          </table:table-cell>
          <table:table-cell table:formula="of:=POWER([.C1069]-6.75;2)" office:value-type="float" office:value="0.165776770695771" calcext:value-type="float">
            <text:p>0.1657767707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.219663" calcext:value-type="float">
            <text:p>5.219663</text:p>
          </table:table-cell>
          <table:table-cell office:value-type="float" office:value="6.3451407021" calcext:value-type="float">
            <text:p>6.3451407021</text:p>
          </table:table-cell>
          <table:table-cell table:formula="of:=POWER([.C1070]-6.75;2)" office:value-type="float" office:value="0.163911051096081" calcext:value-type="float">
            <text:p>0.1639110511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280071" calcext:value-type="float">
            <text:p>4.280071</text:p>
          </table:table-cell>
          <table:table-cell office:value-type="float" office:value="6.3685084468" calcext:value-type="float">
            <text:p>6.3685084468</text:p>
          </table:table-cell>
          <table:table-cell table:formula="of:=POWER([.C1071]-6.75;2)" office:value-type="float" office:value="0.145535805162948" calcext:value-type="float">
            <text:p>0.145535805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745417" calcext:value-type="float">
            <text:p>4.745417</text:p>
          </table:table-cell>
          <table:table-cell office:value-type="float" office:value="6.4127125745" calcext:value-type="float">
            <text:p>6.4127125745</text:p>
          </table:table-cell>
          <table:table-cell table:formula="of:=POWER([.C1072]-6.75;2)" office:value-type="float" office:value="0.113762807400418" calcext:value-type="float">
            <text:p>0.1137628074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11337" calcext:value-type="float">
            <text:p>6.11337</text:p>
          </table:table-cell>
          <table:table-cell office:value-type="float" office:value="6.4484033404" calcext:value-type="float">
            <text:p>6.4484033404</text:p>
          </table:table-cell>
          <table:table-cell table:formula="of:=POWER([.C1073]-6.75;2)" office:value-type="float" office:value="0.0909605450818785" calcext:value-type="float">
            <text:p>0.090960545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.047366" calcext:value-type="float">
            <text:p>7.047366</text:p>
          </table:table-cell>
          <table:table-cell office:value-type="float" office:value="6.4566225957" calcext:value-type="float">
            <text:p>6.4566225957</text:p>
          </table:table-cell>
          <table:table-cell table:formula="of:=POWER([.C1074]-6.75;2)" office:value-type="float" office:value="0.0860703013538057" calcext:value-type="float">
            <text:p>0.0860703014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.22731" calcext:value-type="float">
            <text:p>7.22731</text:p>
          </table:table-cell>
          <table:table-cell office:value-type="float" office:value="6.4470282979" calcext:value-type="float">
            <text:p>6.4470282979</text:p>
          </table:table-cell>
          <table:table-cell table:formula="of:=POWER([.C1075]-6.75;2)" office:value-type="float" office:value="0.091791852273371" calcext:value-type="float">
            <text:p>0.0917918523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127009" calcext:value-type="float">
            <text:p>7.127009</text:p>
          </table:table-cell>
          <table:table-cell office:value-type="float" office:value="6.4355504255" calcext:value-type="float">
            <text:p>6.4355504255</text:p>
          </table:table-cell>
          <table:table-cell table:formula="of:=POWER([.C1076]-6.75;2)" office:value-type="float" office:value="0.0988785349032312" calcext:value-type="float">
            <text:p>0.098878534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.26768" calcext:value-type="float">
            <text:p>7.26768</text:p>
          </table:table-cell>
          <table:table-cell office:value-type="float" office:value="6.4271130213" calcext:value-type="float">
            <text:p>6.4271130213</text:p>
          </table:table-cell>
          <table:table-cell table:formula="of:=POWER([.C1077]-6.75;2)" office:value-type="float" office:value="0.104256001014014" calcext:value-type="float">
            <text:p>0.10425600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.476567" calcext:value-type="float">
            <text:p>7.476567</text:p>
          </table:table-cell>
          <table:table-cell office:value-type="float" office:value="6.4156987021" calcext:value-type="float">
            <text:p>6.4156987021</text:p>
          </table:table-cell>
          <table:table-cell table:formula="of:=POWER([.C1078]-6.75;2)" office:value-type="float" office:value="0.111757357777624" calcext:value-type="float">
            <text:p>0.1117573578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.079214" calcext:value-type="float">
            <text:p>7.079214</text:p>
          </table:table-cell>
          <table:table-cell office:value-type="float" office:value="6.4003716809" calcext:value-type="float">
            <text:p>6.4003716809</text:p>
          </table:table-cell>
          <table:table-cell table:formula="of:=POWER([.C1079]-6.75;2)" office:value-type="float" office:value="0.122239961516691" calcext:value-type="float">
            <text:p>0.122239961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.56056" calcext:value-type="float">
            <text:p>5.56056</text:p>
          </table:table-cell>
          <table:table-cell office:value-type="float" office:value="6.3952525319" calcext:value-type="float">
            <text:p>6.3952525319</text:p>
          </table:table-cell>
          <table:table-cell table:formula="of:=POWER([.C1080]-6.75;2)" office:value-type="float" office:value="0.125845766123361" calcext:value-type="float">
            <text:p>0.125845766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.744549" calcext:value-type="float">
            <text:p>2.744549</text:p>
          </table:table-cell>
          <table:table-cell office:value-type="float" office:value="6.4240983404" calcext:value-type="float">
            <text:p>6.4240983404</text:p>
          </table:table-cell>
          <table:table-cell table:formula="of:=POWER([.C1081]-6.75;2)" office:value-type="float" office:value="0.106211891730035" calcext:value-type="float">
            <text:p>0.1062118917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.744549" calcext:value-type="float">
            <text:p>2.744549</text:p>
          </table:table-cell>
          <table:table-cell office:value-type="float" office:value="6.5125044894" calcext:value-type="float">
            <text:p>6.5125044894</text:p>
          </table:table-cell>
          <table:table-cell table:formula="of:=POWER([.C1082]-6.75;2)" office:value-type="float" office:value="0.0564041175551545" calcext:value-type="float">
            <text:p>0.056404117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.993353" calcext:value-type="float">
            <text:p>2.993353</text:p>
          </table:table-cell>
          <table:table-cell office:value-type="float" office:value="6.5982790426" calcext:value-type="float">
            <text:p>6.5982790426</text:p>
          </table:table-cell>
          <table:table-cell table:formula="of:=POWER([.C1083]-6.75;2)" office:value-type="float" office:value="0.0230192489143727" calcext:value-type="float">
            <text:p>0.0230192489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676933" calcext:value-type="float">
            <text:p>6.676933</text:p>
          </table:table-cell>
          <table:table-cell office:value-type="float" office:value="6.6756556596" calcext:value-type="float">
            <text:p>6.6756556596</text:p>
          </table:table-cell>
          <table:table-cell table:formula="of:=POWER([.C1084]-6.75;2)" office:value-type="float" office:value="0.00552708094951103" calcext:value-type="float">
            <text:p>0.0055270809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.503102" calcext:value-type="float">
            <text:p>10.503102</text:p>
          </table:table-cell>
          <table:table-cell office:value-type="float" office:value="6.6732632766" calcext:value-type="float">
            <text:p>6.6732632766</text:p>
          </table:table-cell>
          <table:table-cell table:formula="of:=POWER([.C1085]-6.75;2)" office:value-type="float" office:value="0.00588852471816808" calcext:value-type="float">
            <text:p>0.0058885247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.503102" calcext:value-type="float">
            <text:p>10.503102</text:p>
          </table:table-cell>
          <table:table-cell office:value-type="float" office:value="6.590352" calcext:value-type="float">
            <text:p>6.590352</text:p>
          </table:table-cell>
          <table:table-cell table:formula="of:=POWER([.C1086]-6.75;2)" office:value-type="float" office:value="0.0254874839039999" calcext:value-type="float">
            <text:p>0.0254874839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699335" calcext:value-type="float">
            <text:p>6.699335</text:p>
          </table:table-cell>
          <table:table-cell office:value-type="float" office:value="6.5095160638" calcext:value-type="float">
            <text:p>6.5095160638</text:p>
          </table:table-cell>
          <table:table-cell table:formula="of:=POWER([.C1087]-6.75;2)" office:value-type="float" office:value="0.0578325235702459" calcext:value-type="float">
            <text:p>0.0578325236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.076202" calcext:value-type="float">
            <text:p>8.076202</text:p>
          </table:table-cell>
          <table:table-cell office:value-type="float" office:value="6.5115229574" calcext:value-type="float">
            <text:p>6.5115229574</text:p>
          </table:table-cell>
          <table:table-cell table:formula="of:=POWER([.C1088]-6.75;2)" office:value-type="float" office:value="0.056871299847242" calcext:value-type="float">
            <text:p>0.0568712998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.693458" calcext:value-type="float">
            <text:p>7.693458</text:p>
          </table:table-cell>
          <table:table-cell office:value-type="float" office:value="6.4853616596" calcext:value-type="float">
            <text:p>6.4853616596</text:p>
          </table:table-cell>
          <table:table-cell table:formula="of:=POWER([.C1089]-6.75;2)" office:value-type="float" office:value="0.0700334512096664" calcext:value-type="float">
            <text:p>0.0700334512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642827" calcext:value-type="float">
            <text:p>6.642827</text:p>
          </table:table-cell>
          <table:table-cell office:value-type="float" office:value="6.4677687872" calcext:value-type="float">
            <text:p>6.4677687872</text:p>
          </table:table-cell>
          <table:table-cell table:formula="of:=POWER([.C1090]-6.75;2)" office:value-type="float" office:value="0.079654457478559" calcext:value-type="float">
            <text:p>0.0796544575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.572293" calcext:value-type="float">
            <text:p>5.572293</text:p>
          </table:table-cell>
          <table:table-cell office:value-type="float" office:value="6.4726154255" calcext:value-type="float">
            <text:p>6.4726154255</text:p>
          </table:table-cell>
          <table:table-cell table:formula="of:=POWER([.C1091]-6.75;2)" office:value-type="float" office:value="0.0769422021705461" calcext:value-type="float">
            <text:p>0.0769422022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.185374" calcext:value-type="float">
            <text:p>5.185374</text:p>
          </table:table-cell>
          <table:table-cell office:value-type="float" office:value="6.5004222128" calcext:value-type="float">
            <text:p>6.5004222128</text:p>
          </table:table-cell>
          <table:table-cell table:formula="of:=POWER([.C1092]-6.75;2)" office:value-type="float" office:value="0.0622890718636484" calcext:value-type="float">
            <text:p>0.0622890719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.64373" calcext:value-type="float">
            <text:p>5.64373</text:p>
          </table:table-cell>
          <table:table-cell office:value-type="float" office:value="6.5370488298" calcext:value-type="float">
            <text:p>6.5370488298</text:p>
          </table:table-cell>
          <table:table-cell table:formula="of:=POWER([.C1093]-6.75;2)" office:value-type="float" office:value="0.0453482008895495" calcext:value-type="float">
            <text:p>0.0453482009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322744" calcext:value-type="float">
            <text:p>6.322744</text:p>
          </table:table-cell>
          <table:table-cell office:value-type="float" office:value="6.5646230426" calcext:value-type="float">
            <text:p>6.5646230426</text:p>
          </table:table-cell>
          <table:table-cell table:formula="of:=POWER([.C1094]-6.75;2)" office:value-type="float" office:value="0.0343646163348814" calcext:value-type="float">
            <text:p>0.0343646163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668885" calcext:value-type="float">
            <text:p>6.668885</text:p>
          </table:table-cell>
          <table:table-cell office:value-type="float" office:value="6.5777674894" calcext:value-type="float">
            <text:p>6.5777674894</text:p>
          </table:table-cell>
          <table:table-cell table:formula="of:=POWER([.C1095]-6.75;2)" office:value-type="float" office:value="0.029664037707579" calcext:value-type="float">
            <text:p>0.0296640377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616123" calcext:value-type="float">
            <text:p>6.616123</text:p>
          </table:table-cell>
          <table:table-cell office:value-type="float" office:value="6.5826241915" calcext:value-type="float">
            <text:p>6.5826241915</text:p>
          </table:table-cell>
          <table:table-cell table:formula="of:=POWER([.C1096]-6.75;2)" office:value-type="float" office:value="0.0280146612710287" calcext:value-type="float">
            <text:p>0.0280146613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45788" calcext:value-type="float">
            <text:p>6.45788</text:p>
          </table:table-cell>
          <table:table-cell office:value-type="float" office:value="6.587654617" calcext:value-type="float">
            <text:p>6.587654617</text:p>
          </table:table-cell>
          <table:table-cell table:formula="of:=POWER([.C1097]-6.75;2)" office:value-type="float" office:value="0.0263560233814167" calcext:value-type="float">
            <text:p>0.026356023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441888" calcext:value-type="float">
            <text:p>6.441888</text:p>
          </table:table-cell>
          <table:table-cell office:value-type="float" office:value="6.5961438298" calcext:value-type="float">
            <text:p>6.5961438298</text:p>
          </table:table-cell>
          <table:table-cell table:formula="of:=POWER([.C1098]-6.75;2)" office:value-type="float" office:value="0.0236717211086114" calcext:value-type="float">
            <text:p>0.023671721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465143" calcext:value-type="float">
            <text:p>6.465143</text:p>
          </table:table-cell>
          <table:table-cell office:value-type="float" office:value="6.6055885106" calcext:value-type="float">
            <text:p>6.6055885106</text:p>
          </table:table-cell>
          <table:table-cell table:formula="of:=POWER([.C1099]-6.75;2)" office:value-type="float" office:value="0.0208546782707262" calcext:value-type="float">
            <text:p>0.0208546783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307733" calcext:value-type="float">
            <text:p>6.307733</text:p>
          </table:table-cell>
          <table:table-cell office:value-type="float" office:value="6.6138625106" calcext:value-type="float">
            <text:p>6.6138625106</text:p>
          </table:table-cell>
          <table:table-cell table:formula="of:=POWER([.C1100]-6.75;2)" office:value-type="float" office:value="0.0185334160201352" calcext:value-type="float">
            <text:p>0.01853341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008247" calcext:value-type="float">
            <text:p>6.008247</text:p>
          </table:table-cell>
          <table:table-cell office:value-type="float" office:value="6.6231045319" calcext:value-type="float">
            <text:p>6.6231045319</text:p>
          </table:table-cell>
          <table:table-cell table:formula="of:=POWER([.C1101]-6.75;2)" office:value-type="float" office:value="0.0161024598243181" calcext:value-type="float">
            <text:p>0.0161024598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.871023" calcext:value-type="float">
            <text:p>5.871023</text:p>
          </table:table-cell>
          <table:table-cell office:value-type="float" office:value="6.6368895957" calcext:value-type="float">
            <text:p>6.6368895957</text:p>
          </table:table-cell>
          <table:table-cell table:formula="of:=POWER([.C1102]-6.75;2)" office:value-type="float" office:value="0.0127939635609096" calcext:value-type="float">
            <text:p>0.0127939636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065383" calcext:value-type="float">
            <text:p>6.065383</text:p>
          </table:table-cell>
          <table:table-cell office:value-type="float" office:value="6.6542827447" calcext:value-type="float">
            <text:p>6.6542827447</text:p>
          </table:table-cell>
          <table:table-cell table:formula="of:=POWER([.C1103]-6.75;2)" office:value-type="float" office:value="0.00916179296216544" calcext:value-type="float">
            <text:p>0.009161793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35234" calcext:value-type="float">
            <text:p>6.35234</text:p>
          </table:table-cell>
          <table:table-cell office:value-type="float" office:value="6.6693597021" calcext:value-type="float">
            <text:p>6.6693597021</text:p>
          </table:table-cell>
          <table:table-cell table:formula="of:=POWER([.C1104]-6.75;2)" office:value-type="float" office:value="0.00650285764540068" calcext:value-type="float">
            <text:p>0.006502857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425618" calcext:value-type="float">
            <text:p>6.425618</text:p>
          </table:table-cell>
          <table:table-cell office:value-type="float" office:value="6.6789743191" calcext:value-type="float">
            <text:p>6.6789743191</text:p>
          </table:table-cell>
          <table:table-cell table:formula="of:=POWER([.C1105]-6.75;2)" office:value-type="float" office:value="0.00504464734730863" calcext:value-type="float">
            <text:p>0.0050446473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278046" calcext:value-type="float">
            <text:p>6.278046</text:p>
          </table:table-cell>
          <table:table-cell office:value-type="float" office:value="6.6870554043" calcext:value-type="float">
            <text:p>6.6870554043</text:p>
          </table:table-cell>
          <table:table-cell table:formula="of:=POWER([.C1106]-6.75;2)" office:value-type="float" office:value="0.0039620221278365" calcext:value-type="float">
            <text:p>0.0039620221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147762" calcext:value-type="float">
            <text:p>6.147762</text:p>
          </table:table-cell>
          <table:table-cell office:value-type="float" office:value="6.6998610426" calcext:value-type="float">
            <text:p>6.6998610426</text:p>
          </table:table-cell>
          <table:table-cell table:formula="of:=POWER([.C1107]-6.75;2)" office:value-type="float" office:value="0.00251391504915899" calcext:value-type="float">
            <text:p>0.002513915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200451" calcext:value-type="float">
            <text:p>6.200451</text:p>
          </table:table-cell>
          <table:table-cell office:value-type="float" office:value="6.7183549149" calcext:value-type="float">
            <text:p>6.7183549149</text:p>
          </table:table-cell>
          <table:table-cell table:formula="of:=POWER([.C1108]-6.75;2)" office:value-type="float" office:value="0.00100141141098625" calcext:value-type="float">
            <text:p>0.0010014114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364868" calcext:value-type="float">
            <text:p>6.364868</text:p>
          </table:table-cell>
          <table:table-cell office:value-type="float" office:value="6.7370314255" calcext:value-type="float">
            <text:p>6.7370314255</text:p>
          </table:table-cell>
          <table:table-cell table:formula="of:=POWER([.C1109]-6.75;2)" office:value-type="float" office:value="0.000168183924562059" calcext:value-type="float">
            <text:p>0.000168183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517845" calcext:value-type="float">
            <text:p>6.517845</text:p>
          </table:table-cell>
          <table:table-cell office:value-type="float" office:value="6.7496963617" calcext:value-type="float">
            <text:p>6.7496963617</text:p>
          </table:table-cell>
          <table:table-cell table:formula="of:=POWER([.C1110]-6.75;2)" office:value-type="float" office:value="0.0000000921962172269694" calcext:value-type="float">
            <text:p>9.21962172269694E-008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647353" calcext:value-type="float">
            <text:p>6.647353</text:p>
          </table:table-cell>
          <table:table-cell office:value-type="float" office:value="6.7539381064" calcext:value-type="float">
            <text:p>6.7539381064</text:p>
          </table:table-cell>
          <table:table-cell table:formula="of:=POWER([.C1111]-6.75;2)" office:value-type="float" office:value="0.0000155086820177186" calcext:value-type="float">
            <text:p>1.55086820177186E-005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770598" calcext:value-type="float">
            <text:p>6.770598</text:p>
          </table:table-cell>
          <table:table-cell office:value-type="float" office:value="6.7516035532" calcext:value-type="float">
            <text:p>6.7516035532</text:p>
          </table:table-cell>
          <table:table-cell table:formula="of:=POWER([.C1112]-6.75;2)" office:value-type="float" office:value="0.00000257138286522969" calcext:value-type="float">
            <text:p>2.57138286522969E-00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825521" calcext:value-type="float">
            <text:p>6.825521</text:p>
          </table:table-cell>
          <table:table-cell office:value-type="float" office:value="6.7471818085" calcext:value-type="float">
            <text:p>6.7471818085</text:p>
          </table:table-cell>
          <table:table-cell table:formula="of:=POWER([.C1113]-6.75;2)" office:value-type="float" office:value="0.00000794220333067388" calcext:value-type="float">
            <text:p>7.94220333067388E-006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736346" calcext:value-type="float">
            <text:p>6.736346</text:p>
          </table:table-cell>
          <table:table-cell office:value-type="float" office:value="6.7451059574" calcext:value-type="float">
            <text:p>6.7451059574</text:p>
          </table:table-cell>
          <table:table-cell table:formula="of:=POWER([.C1114]-6.75;2)" office:value-type="float" office:value="0.0000239516529706162" calcext:value-type="float">
            <text:p>2.39516529706162E-00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538529" calcext:value-type="float">
            <text:p>6.538529</text:p>
          </table:table-cell>
          <table:table-cell office:value-type="float" office:value="6.7475584043" calcext:value-type="float">
            <text:p>6.7475584043</text:p>
          </table:table-cell>
          <table:table-cell table:formula="of:=POWER([.C1115]-6.75;2)" office:value-type="float" office:value="0.00000596138956225697" calcext:value-type="float">
            <text:p>5.96138956225697E-006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368253" calcext:value-type="float">
            <text:p>6.368253</text:p>
          </table:table-cell>
          <table:table-cell office:value-type="float" office:value="6.7538594681" calcext:value-type="float">
            <text:p>6.7538594681</text:p>
          </table:table-cell>
          <table:table-cell table:formula="of:=POWER([.C1116]-6.75;2)" office:value-type="float" office:value="0.0000148954940149171" calcext:value-type="float">
            <text:p>1.48954940149171E-005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317947" calcext:value-type="float">
            <text:p>6.317947</text:p>
          </table:table-cell>
          <table:table-cell office:value-type="float" office:value="6.7616419149" calcext:value-type="float">
            <text:p>6.7616419149</text:p>
          </table:table-cell>
          <table:table-cell table:formula="of:=POWER([.C1117]-6.75;2)" office:value-type="float" office:value="0.000135534182538847" calcext:value-type="float">
            <text:p>0.0001355342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357665" calcext:value-type="float">
            <text:p>6.357665</text:p>
          </table:table-cell>
          <table:table-cell office:value-type="float" office:value="6.7693746809" calcext:value-type="float">
            <text:p>6.7693746809</text:p>
          </table:table-cell>
          <table:table-cell table:formula="of:=POWER([.C1118]-6.75;2)" office:value-type="float" office:value="0.00037537825997684" calcext:value-type="float">
            <text:p>0.0003753783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422883" calcext:value-type="float">
            <text:p>6.422883</text:p>
          </table:table-cell>
          <table:table-cell office:value-type="float" office:value="6.7771977872" calcext:value-type="float">
            <text:p>6.7771977872</text:p>
          </table:table-cell>
          <table:table-cell table:formula="of:=POWER([.C1119]-6.75;2)" office:value-type="float" office:value="0.000739719628576508" calcext:value-type="float">
            <text:p>0.0007397196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499675" calcext:value-type="float">
            <text:p>6.499675</text:p>
          </table:table-cell>
          <table:table-cell office:value-type="float" office:value="6.7846133404" calcext:value-type="float">
            <text:p>6.7846133404</text:p>
          </table:table-cell>
          <table:table-cell table:formula="of:=POWER([.C1120]-6.75;2)" office:value-type="float" office:value="0.00119808333364627" calcext:value-type="float">
            <text:p>0.0011980833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596434" calcext:value-type="float">
            <text:p>6.596434</text:p>
          </table:table-cell>
          <table:table-cell office:value-type="float" office:value="6.7892206809" calcext:value-type="float">
            <text:p>6.7892206809</text:p>
          </table:table-cell>
          <table:table-cell table:formula="of:=POWER([.C1121]-6.75;2)" office:value-type="float" office:value="0.00153826181025961" calcext:value-type="float">
            <text:p>0.0015382618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68785" calcext:value-type="float">
            <text:p>6.68785</text:p>
          </table:table-cell>
          <table:table-cell office:value-type="float" office:value="6.7889632128" calcext:value-type="float">
            <text:p>6.7889632128</text:p>
          </table:table-cell>
          <table:table-cell table:formula="of:=POWER([.C1122]-6.75;2)" office:value-type="float" office:value="0.00151813195169806" calcext:value-type="float">
            <text:p>0.001518132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730451" calcext:value-type="float">
            <text:p>6.730451</text:p>
          </table:table-cell>
          <table:table-cell office:value-type="float" office:value="6.7844356596" calcext:value-type="float">
            <text:p>6.7844356596</text:p>
          </table:table-cell>
          <table:table-cell table:formula="of:=POWER([.C1123]-6.75;2)" office:value-type="float" office:value="0.00118581465208705" calcext:value-type="float">
            <text:p>0.0011858147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731207" calcext:value-type="float">
            <text:p>6.731207</text:p>
          </table:table-cell>
          <table:table-cell office:value-type="float" office:value="6.7778377872" calcext:value-type="float">
            <text:p>6.7778377872</text:p>
          </table:table-cell>
          <table:table-cell table:formula="of:=POWER([.C1124]-6.75;2)" office:value-type="float" office:value="0.000774942396192494" calcext:value-type="float">
            <text:p>0.0007749424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756197" calcext:value-type="float">
            <text:p>6.756197</text:p>
          </table:table-cell>
          <table:table-cell office:value-type="float" office:value="6.7706327234" calcext:value-type="float">
            <text:p>6.7706327234</text:p>
          </table:table-cell>
          <table:table-cell table:formula="of:=POWER([.C1125]-6.75;2)" office:value-type="float" office:value="0.000425709274900921" calcext:value-type="float">
            <text:p>0.0004257093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838614" calcext:value-type="float">
            <text:p>6.838614</text:p>
          </table:table-cell>
          <table:table-cell office:value-type="float" office:value="6.7634592979" calcext:value-type="float">
            <text:p>6.7634592979</text:p>
          </table:table-cell>
          <table:table-cell table:formula="of:=POWER([.C1126]-6.75;2)" office:value-type="float" office:value="0.000181152699960941" calcext:value-type="float">
            <text:p>0.0001811527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916313" calcext:value-type="float">
            <text:p>6.916313</text:p>
          </table:table-cell>
          <table:table-cell office:value-type="float" office:value="6.7573598723" calcext:value-type="float">
            <text:p>6.7573598723</text:p>
          </table:table-cell>
          <table:table-cell table:formula="of:=POWER([.C1127]-6.75;2)" office:value-type="float" office:value="0.0000541677202723124" calcext:value-type="float">
            <text:p>5.41677202723124E-005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899638" calcext:value-type="float">
            <text:p>6.899638</text:p>
          </table:table-cell>
          <table:table-cell office:value-type="float" office:value="6.7532765957" calcext:value-type="float">
            <text:p>6.7532765957</text:p>
          </table:table-cell>
          <table:table-cell table:formula="of:=POWER([.C1128]-6.75;2)" office:value-type="float" office:value="0.0000107360793812588" calcext:value-type="float">
            <text:p>1.07360793812588E-005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775953" calcext:value-type="float">
            <text:p>6.775953</text:p>
          </table:table-cell>
          <table:table-cell office:value-type="float" office:value="6.7506812553" calcext:value-type="float">
            <text:p>6.7506812553</text:p>
          </table:table-cell>
          <table:table-cell table:formula="of:=POWER([.C1129]-6.75;2)" office:value-type="float" office:value="0.000000464108783778037" calcext:value-type="float">
            <text:p>4.64108783778037E-007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630054" calcext:value-type="float">
            <text:p>6.630054</text:p>
          </table:table-cell>
          <table:table-cell office:value-type="float" office:value="6.7479732979" calcext:value-type="float">
            <text:p>6.7479732979</text:p>
          </table:table-cell>
          <table:table-cell table:formula="of:=POWER([.C1130]-6.75;2)" office:value-type="float" office:value="0.00000410752140214531" calcext:value-type="float">
            <text:p>4.10752140214531E-006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564491" calcext:value-type="float">
            <text:p>6.564491</text:p>
          </table:table-cell>
          <table:table-cell office:value-type="float" office:value="6.7438046809" calcext:value-type="float">
            <text:p>6.7438046809</text:p>
          </table:table-cell>
          <table:table-cell table:formula="of:=POWER([.C1131]-6.75;2)" office:value-type="float" office:value="0.0000383819787508212" calcext:value-type="float">
            <text:p>0.000038382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606272" calcext:value-type="float">
            <text:p>6.606272</text:p>
          </table:table-cell>
          <table:table-cell office:value-type="float" office:value="6.7372884468" calcext:value-type="float">
            <text:p>6.7372884468</text:p>
          </table:table-cell>
          <table:table-cell table:formula="of:=POWER([.C1132]-6.75;2)" office:value-type="float" office:value="0.000161583584756429" calcext:value-type="float">
            <text:p>0.0001615836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03813" calcext:value-type="float">
            <text:p>6.703813</text:p>
          </table:table-cell>
          <table:table-cell office:value-type="float" office:value="6.7277373617" calcext:value-type="float">
            <text:p>6.7277373617</text:p>
          </table:table-cell>
          <table:table-cell table:formula="of:=POWER([.C1133]-6.75;2)" office:value-type="float" office:value="0.000495625064076626" calcext:value-type="float">
            <text:p>0.000495625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793659" calcext:value-type="float">
            <text:p>6.793659</text:p>
          </table:table-cell>
          <table:table-cell office:value-type="float" office:value="6.7154879362" calcext:value-type="float">
            <text:p>6.7154879362</text:p>
          </table:table-cell>
          <table:table-cell table:formula="of:=POWER([.C1134]-6.75;2)" office:value-type="float" office:value="0.00119108254773529" calcext:value-type="float">
            <text:p>0.001191082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846621" calcext:value-type="float">
            <text:p>6.846621</text:p>
          </table:table-cell>
          <table:table-cell office:value-type="float" office:value="6.7025088936" calcext:value-type="float">
            <text:p>6.7025088936</text:p>
          </table:table-cell>
          <table:table-cell table:formula="of:=POWER([.C1135]-6.75;2)" office:value-type="float" office:value="0.00225540518709611" calcext:value-type="float">
            <text:p>0.0022554052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866593" calcext:value-type="float">
            <text:p>6.866593</text:p>
          </table:table-cell>
          <table:table-cell office:value-type="float" office:value="6.6910703617" calcext:value-type="float">
            <text:p>6.6910703617</text:p>
          </table:table-cell>
          <table:table-cell table:formula="of:=POWER([.C1136]-6.75;2)" office:value-type="float" office:value="0.00347270227016888" calcext:value-type="float">
            <text:p>0.0034727023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870619" calcext:value-type="float">
            <text:p>6.870619</text:p>
          </table:table-cell>
          <table:table-cell office:value-type="float" office:value="6.6820378511" calcext:value-type="float">
            <text:p>6.6820378511</text:p>
          </table:table-cell>
          <table:table-cell table:formula="of:=POWER([.C1137]-6.75;2)" office:value-type="float" office:value="0.00461885368310571" calcext:value-type="float">
            <text:p>0.004618853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879212" calcext:value-type="float">
            <text:p>6.879212</text:p>
          </table:table-cell>
          <table:table-cell office:value-type="float" office:value="6.6748669787" calcext:value-type="float">
            <text:p>6.6748669787</text:p>
          </table:table-cell>
          <table:table-cell table:formula="of:=POWER([.C1138]-6.75;2)" office:value-type="float" office:value="0.00564497088966627" calcext:value-type="float">
            <text:p>0.0056449709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906825" calcext:value-type="float">
            <text:p>6.906825</text:p>
          </table:table-cell>
          <table:table-cell office:value-type="float" office:value="6.6685380213" calcext:value-type="float">
            <text:p>6.6685380213</text:p>
          </table:table-cell>
          <table:table-cell table:formula="of:=POWER([.C1139]-6.75;2)" office:value-type="float" office:value="0.00663605397371928" calcext:value-type="float">
            <text:p>0.006636054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939718" calcext:value-type="float">
            <text:p>6.939718</text:p>
          </table:table-cell>
          <table:table-cell office:value-type="float" office:value="6.6621241915" calcext:value-type="float">
            <text:p>6.6621241915</text:p>
          </table:table-cell>
          <table:table-cell table:formula="of:=POWER([.C1140]-6.75;2)" office:value-type="float" office:value="0.00772215771952863" calcext:value-type="float">
            <text:p>0.0077221577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940533" calcext:value-type="float">
            <text:p>6.940533</text:p>
          </table:table-cell>
          <table:table-cell office:value-type="float" office:value="6.6545874681" calcext:value-type="float">
            <text:p>6.6545874681</text:p>
          </table:table-cell>
          <table:table-cell table:formula="of:=POWER([.C1141]-6.75;2)" office:value-type="float" office:value="0.00910355124356854" calcext:value-type="float">
            <text:p>0.0091035512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89715" calcext:value-type="float">
            <text:p>6.89715</text:p>
          </table:table-cell>
          <table:table-cell office:value-type="float" office:value="6.6437162979" calcext:value-type="float">
            <text:p>6.6437162979</text:p>
          </table:table-cell>
          <table:table-cell table:formula="of:=POWER([.C1142]-6.75;2)" office:value-type="float" office:value="0.0112962253320815" calcext:value-type="float">
            <text:p>0.0112962253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852553" calcext:value-type="float">
            <text:p>6.852553</text:p>
          </table:table-cell>
          <table:table-cell office:value-type="float" office:value="6.6263221915" calcext:value-type="float">
            <text:p>6.6263221915</text:p>
          </table:table-cell>
          <table:table-cell table:formula="of:=POWER([.C1143]-6.75;2)" office:value-type="float" office:value="0.0152962003153627" calcext:value-type="float">
            <text:p>0.015296200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856873" calcext:value-type="float">
            <text:p>6.856873</text:p>
          </table:table-cell>
          <table:table-cell office:value-type="float" office:value="6.6021458085" calcext:value-type="float">
            <text:p>6.6021458085</text:p>
          </table:table-cell>
          <table:table-cell table:formula="of:=POWER([.C1144]-6.75;2)" office:value-type="float" office:value="0.0218608619441188" calcext:value-type="float">
            <text:p>0.0218608619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885788" calcext:value-type="float">
            <text:p>6.885788</text:p>
          </table:table-cell>
          <table:table-cell office:value-type="float" office:value="6.5775262766" calcext:value-type="float">
            <text:p>6.5775262766</text:p>
          </table:table-cell>
          <table:table-cell table:formula="of:=POWER([.C1145]-6.75;2)" office:value-type="float" office:value="0.0297471852634596" calcext:value-type="float">
            <text:p>0.029747185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854021" calcext:value-type="float">
            <text:p>6.854021</text:p>
          </table:table-cell>
          <table:table-cell office:value-type="float" office:value="6.5606355106" calcext:value-type="float">
            <text:p>6.5606355106</text:p>
          </table:table-cell>
          <table:table-cell table:formula="of:=POWER([.C1146]-6.75;2)" office:value-type="float" office:value="0.0358589098457227" calcext:value-type="float">
            <text:p>0.0358589098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742108" calcext:value-type="float">
            <text:p>6.742108</text:p>
          </table:table-cell>
          <table:table-cell office:value-type="float" office:value="6.553817" calcext:value-type="float">
            <text:p>6.553817</text:p>
          </table:table-cell>
          <table:table-cell table:formula="of:=POWER([.C1147]-6.75;2)" office:value-type="float" office:value="0.0384877694889998" calcext:value-type="float">
            <text:p>0.0384877695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656145" calcext:value-type="float">
            <text:p>6.656145</text:p>
          </table:table-cell>
          <table:table-cell office:value-type="float" office:value="6.553077766" calcext:value-type="float">
            <text:p>6.553077766</text:p>
          </table:table-cell>
          <table:table-cell table:formula="of:=POWER([.C1148]-6.75;2)" office:value-type="float" office:value="0.0387783662435506" calcext:value-type="float">
            <text:p>0.0387783662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688501" calcext:value-type="float">
            <text:p>6.688501</text:p>
          </table:table-cell>
          <table:table-cell office:value-type="float" office:value="6.5514296383" calcext:value-type="float">
            <text:p>6.5514296383</text:p>
          </table:table-cell>
          <table:table-cell table:formula="of:=POWER([.C1149]-6.75;2)" office:value-type="float" office:value="0.0394301885456688" calcext:value-type="float">
            <text:p>0.0394301885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774" calcext:value-type="float">
            <text:p>6.774</text:p>
          </table:table-cell>
          <table:table-cell office:value-type="float" office:value="6.5435244043" calcext:value-type="float">
            <text:p>6.5435244043</text:p>
          </table:table-cell>
          <table:table-cell table:formula="of:=POWER([.C1150]-6.75;2)" office:value-type="float" office:value="0.0426321716196698" calcext:value-type="float">
            <text:p>0.0426321716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804227" calcext:value-type="float">
            <text:p>6.804227</text:p>
          </table:table-cell>
          <table:table-cell office:value-type="float" office:value="6.5293087234" calcext:value-type="float">
            <text:p>6.5293087234</text:p>
          </table:table-cell>
          <table:table-cell table:formula="of:=POWER([.C1151]-6.75;2)" office:value-type="float" office:value="0.0487046395673378" calcext:value-type="float">
            <text:p>0.0487046396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805429" calcext:value-type="float">
            <text:p>6.805429</text:p>
          </table:table-cell>
          <table:table-cell office:value-type="float" office:value="6.5110764255" calcext:value-type="float">
            <text:p>6.5110764255</text:p>
          </table:table-cell>
          <table:table-cell table:formula="of:=POWER([.C1152]-6.75;2)" office:value-type="float" office:value="0.0570844744518572" calcext:value-type="float">
            <text:p>0.0570844745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879911" calcext:value-type="float">
            <text:p>6.879911</text:p>
          </table:table-cell>
          <table:table-cell office:value-type="float" office:value="6.4876364468" calcext:value-type="float">
            <text:p>6.4876364468</text:p>
          </table:table-cell>
          <table:table-cell table:formula="of:=POWER([.C1153]-6.75;2)" office:value-type="float" office:value="0.0688346340477293" calcext:value-type="float">
            <text:p>0.068834634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.016974" calcext:value-type="float">
            <text:p>7.016974</text:p>
          </table:table-cell>
          <table:table-cell office:value-type="float" office:value="6.4573841277" calcext:value-type="float">
            <text:p>6.4573841277</text:p>
          </table:table-cell>
          <table:table-cell table:formula="of:=POWER([.C1154]-6.75;2)" office:value-type="float" office:value="0.0856240487218898" calcext:value-type="float">
            <text:p>0.0856240487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.078247" calcext:value-type="float">
            <text:p>7.078247</text:p>
          </table:table-cell>
          <table:table-cell office:value-type="float" office:value="6.4308251915" calcext:value-type="float">
            <text:p>6.4308251915</text:p>
          </table:table-cell>
          <table:table-cell table:formula="of:=POWER([.C1155]-6.75;2)" office:value-type="float" office:value="0.101872558381011" calcext:value-type="float">
            <text:p>0.101872558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96012" calcext:value-type="float">
            <text:p>6.96012</text:p>
          </table:table-cell>
          <table:table-cell office:value-type="float" office:value="6.4389864255" calcext:value-type="float">
            <text:p>6.4389864255</text:p>
          </table:table-cell>
          <table:table-cell table:formula="of:=POWER([.C1156]-6.75;2)" office:value-type="float" office:value="0.0967294435232673" calcext:value-type="float">
            <text:p>0.0967294435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717207" calcext:value-type="float">
            <text:p>6.717207</text:p>
          </table:table-cell>
          <table:table-cell office:value-type="float" office:value="6.6317696809" calcext:value-type="float">
            <text:p>6.6317696809</text:p>
          </table:table-cell>
          <table:table-cell table:formula="of:=POWER([.C1157]-6.75;2)" office:value-type="float" office:value="0.0139784083544879" calcext:value-type="float">
            <text:p>0.013978408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537629" calcext:value-type="float">
            <text:p>6.537629</text:p>
          </table:table-cell>
          <table:table-cell office:value-type="float" office:value="6.8297212979" calcext:value-type="float">
            <text:p>6.8297212979</text:p>
          </table:table-cell>
          <table:table-cell table:formula="of:=POWER([.C1158]-6.75;2)" office:value-type="float" office:value="0.00635548533886053" calcext:value-type="float">
            <text:p>0.0063554853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562776" calcext:value-type="float">
            <text:p>6.562776</text:p>
          </table:table-cell>
          <table:table-cell office:value-type="float" office:value="6.8426494043" calcext:value-type="float">
            <text:p>6.8426494043</text:p>
          </table:table-cell>
          <table:table-cell table:formula="of:=POWER([.C1159]-6.75;2)" office:value-type="float" office:value="0.00858391211714492" calcext:value-type="float">
            <text:p>0.008583912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727956" calcext:value-type="float">
            <text:p>6.727956</text:p>
          </table:table-cell>
          <table:table-cell office:value-type="float" office:value="6.8793840426" calcext:value-type="float">
            <text:p>6.8793840426</text:p>
          </table:table-cell>
          <table:table-cell table:formula="of:=POWER([.C1160]-6.75;2)" office:value-type="float" office:value="0.0167402304795186" calcext:value-type="float">
            <text:p>0.0167402305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851611" calcext:value-type="float">
            <text:p>6.851611</text:p>
          </table:table-cell>
          <table:table-cell office:value-type="float" office:value="6.9067179574" calcext:value-type="float">
            <text:p>6.9067179574</text:p>
          </table:table-cell>
          <table:table-cell table:formula="of:=POWER([.C1161]-6.75;2)" office:value-type="float" office:value="0.0245605181716281" calcext:value-type="float">
            <text:p>0.0245605182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834679" calcext:value-type="float">
            <text:p>6.834679</text:p>
          </table:table-cell>
          <table:table-cell office:value-type="float" office:value="6.9089604894" calcext:value-type="float">
            <text:p>6.9089604894</text:p>
          </table:table-cell>
          <table:table-cell table:formula="of:=POWER([.C1162]-6.75;2)" office:value-type="float" office:value="0.0252684371902875" calcext:value-type="float">
            <text:p>0.0252684372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734028" calcext:value-type="float">
            <text:p>6.734028</text:p>
          </table:table-cell>
          <table:table-cell office:value-type="float" office:value="6.8896102128" calcext:value-type="float">
            <text:p>6.8896102128</text:p>
          </table:table-cell>
          <table:table-cell table:formula="of:=POWER([.C1163]-6.75;2)" office:value-type="float" office:value="0.0194910115180613" calcext:value-type="float">
            <text:p>0.0194910115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681387" calcext:value-type="float">
            <text:p>6.681387</text:p>
          </table:table-cell>
          <table:table-cell office:value-type="float" office:value="6.8640625532" calcext:value-type="float">
            <text:p>6.8640625532</text:p>
          </table:table-cell>
          <table:table-cell table:formula="of:=POWER([.C1164]-6.75;2)" office:value-type="float" office:value="0.0130102660425029" calcext:value-type="float">
            <text:p>0.013010266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725351" calcext:value-type="float">
            <text:p>6.725351</text:p>
          </table:table-cell>
          <table:table-cell office:value-type="float" office:value="6.840719" calcext:value-type="float">
            <text:p>6.840719</text:p>
          </table:table-cell>
          <table:table-cell table:formula="of:=POWER([.C1165]-6.75;2)" office:value-type="float" office:value="0.008229936961" calcext:value-type="float">
            <text:p>0.008229937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771414" calcext:value-type="float">
            <text:p>6.771414</text:p>
          </table:table-cell>
          <table:table-cell office:value-type="float" office:value="6.8157481277" calcext:value-type="float">
            <text:p>6.8157481277</text:p>
          </table:table-cell>
          <table:table-cell table:formula="of:=POWER([.C1166]-6.75;2)" office:value-type="float" office:value="0.00432281629605551" calcext:value-type="float">
            <text:p>0.0043228163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71622" calcext:value-type="float">
            <text:p>6.71622</text:p>
          </table:table-cell>
          <table:table-cell office:value-type="float" office:value="6.7860934468" calcext:value-type="float">
            <text:p>6.7860934468</text:p>
          </table:table-cell>
          <table:table-cell table:formula="of:=POWER([.C1167]-6.75;2)" office:value-type="float" office:value="0.00130273690190442" calcext:value-type="float">
            <text:p>0.0013027369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584333" calcext:value-type="float">
            <text:p>6.584333</text:p>
          </table:table-cell>
          <table:table-cell office:value-type="float" office:value="6.7597700213" calcext:value-type="float">
            <text:p>6.7597700213</text:p>
          </table:table-cell>
          <table:table-cell table:formula="of:=POWER([.C1168]-6.75;2)" office:value-type="float" office:value="0.0000954533162024458" calcext:value-type="float">
            <text:p>9.54533162024458E-005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475055" calcext:value-type="float">
            <text:p>6.475055</text:p>
          </table:table-cell>
          <table:table-cell office:value-type="float" office:value="6.7500331702" calcext:value-type="float">
            <text:p>6.7500331702</text:p>
          </table:table-cell>
          <table:table-cell table:formula="of:=POWER([.C1169]-6.75;2)" office:value-type="float" office:value="0.00000000110026216804288" calcext:value-type="float">
            <text:p>1.10026216804288E-00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420351" calcext:value-type="float">
            <text:p>6.420351</text:p>
          </table:table-cell>
          <table:table-cell office:value-type="float" office:value="6.7599415745" calcext:value-type="float">
            <text:p>6.7599415745</text:p>
          </table:table-cell>
          <table:table-cell table:formula="of:=POWER([.C1170]-6.75;2)" office:value-type="float" office:value="0.0000988349035390501" calcext:value-type="float">
            <text:p>9.88349035390501E-005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392569" calcext:value-type="float">
            <text:p>6.392569</text:p>
          </table:table-cell>
          <table:table-cell office:value-type="float" office:value="6.7791282128" calcext:value-type="float">
            <text:p>6.7791282128</text:p>
          </table:table-cell>
          <table:table-cell table:formula="of:=POWER([.C1171]-6.75;2)" office:value-type="float" office:value="0.000848452780922077" calcext:value-type="float">
            <text:p>0.000848452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419046" calcext:value-type="float">
            <text:p>6.419046</text:p>
          </table:table-cell>
          <table:table-cell office:value-type="float" office:value="6.7922561702" calcext:value-type="float">
            <text:p>6.7922561702</text:p>
          </table:table-cell>
          <table:table-cell table:formula="of:=POWER([.C1172]-6.75;2)" office:value-type="float" office:value="0.00178558391997136" calcext:value-type="float">
            <text:p>0.001785583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551941" calcext:value-type="float">
            <text:p>6.551941</text:p>
          </table:table-cell>
          <table:table-cell office:value-type="float" office:value="6.7888242128" calcext:value-type="float">
            <text:p>6.7888242128</text:p>
          </table:table-cell>
          <table:table-cell table:formula="of:=POWER([.C1173]-6.75;2)" office:value-type="float" office:value="0.00150731949953967" calcext:value-type="float">
            <text:p>0.0015073195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724399" calcext:value-type="float">
            <text:p>6.724399</text:p>
          </table:table-cell>
          <table:table-cell office:value-type="float" office:value="6.7702874894" calcext:value-type="float">
            <text:p>6.7702874894</text:p>
          </table:table-cell>
          <table:table-cell table:formula="of:=POWER([.C1174]-6.75;2)" office:value-type="float" office:value="0.000411582226155122" calcext:value-type="float">
            <text:p>0.000411582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777657" calcext:value-type="float">
            <text:p>6.777657</text:p>
          </table:table-cell>
          <table:table-cell office:value-type="float" office:value="6.7484619787" calcext:value-type="float">
            <text:p>6.7484619787</text:p>
          </table:table-cell>
          <table:table-cell table:formula="of:=POWER([.C1175]-6.75;2)" office:value-type="float" office:value="0.00000236550951925377" calcext:value-type="float">
            <text:p>2.36550951925377E-006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648679" calcext:value-type="float">
            <text:p>6.648679</text:p>
          </table:table-cell>
          <table:table-cell office:value-type="float" office:value="6.7341605957" calcext:value-type="float">
            <text:p>6.7341605957</text:p>
          </table:table-cell>
          <table:table-cell table:formula="of:=POWER([.C1176]-6.75;2)" office:value-type="float" office:value="0.000250886728578868" calcext:value-type="float">
            <text:p>0.0002508867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434129" calcext:value-type="float">
            <text:p>6.434129</text:p>
          </table:table-cell>
          <table:table-cell office:value-type="float" office:value="6.7308454894" calcext:value-type="float">
            <text:p>6.7308454894</text:p>
          </table:table-cell>
          <table:table-cell table:formula="of:=POWER([.C1177]-6.75;2)" office:value-type="float" office:value="0.000366895276325511" calcext:value-type="float">
            <text:p>0.000366895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258228" calcext:value-type="float">
            <text:p>6.258228</text:p>
          </table:table-cell>
          <table:table-cell office:value-type="float" office:value="6.7356107872" calcext:value-type="float">
            <text:p>6.7356107872</text:p>
          </table:table-cell>
          <table:table-cell table:formula="of:=POWER([.C1178]-6.75;2)" office:value-type="float" office:value="0.000207049445003692" calcext:value-type="float">
            <text:p>0.0002070494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157371" calcext:value-type="float">
            <text:p>6.157371</text:p>
          </table:table-cell>
          <table:table-cell office:value-type="float" office:value="6.7424218723" calcext:value-type="float">
            <text:p>6.7424218723</text:p>
          </table:table-cell>
          <table:table-cell table:formula="of:=POWER([.C1179]-6.75;2)" office:value-type="float" office:value="0.0000574280194375139" calcext:value-type="float">
            <text:p>0.000057428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12809" calcext:value-type="float">
            <text:p>6.12809</text:p>
          </table:table-cell>
          <table:table-cell office:value-type="float" office:value="6.746657766" calcext:value-type="float">
            <text:p>6.746657766</text:p>
          </table:table-cell>
          <table:table-cell table:formula="of:=POWER([.C1180]-6.75;2)" office:value-type="float" office:value="0.0000111705281107545" calcext:value-type="float">
            <text:p>1.11705281107545E-005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183644" calcext:value-type="float">
            <text:p>6.183644</text:p>
          </table:table-cell>
          <table:table-cell office:value-type="float" office:value="6.7482035106" calcext:value-type="float">
            <text:p>6.7482035106</text:p>
          </table:table-cell>
          <table:table-cell table:formula="of:=POWER([.C1181]-6.75;2)" office:value-type="float" office:value="0.00000322737416431312" calcext:value-type="float">
            <text:p>3.22737416431312E-006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30901" calcext:value-type="float">
            <text:p>6.30901</text:p>
          </table:table-cell>
          <table:table-cell office:value-type="float" office:value="6.7498415532" calcext:value-type="float">
            <text:p>6.7498415532</text:p>
          </table:table-cell>
          <table:table-cell table:formula="of:=POWER([.C1182]-6.75;2)" office:value-type="float" office:value="0.0000000251053884303774" calcext:value-type="float">
            <text:p>2.51053884303774E-008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442065" calcext:value-type="float">
            <text:p>6.442065</text:p>
          </table:table-cell>
          <table:table-cell office:value-type="float" office:value="6.7530342128" calcext:value-type="float">
            <text:p>6.7530342128</text:p>
          </table:table-cell>
          <table:table-cell table:formula="of:=POWER([.C1183]-6.75;2)" office:value-type="float" office:value="0.00000920644731568547" calcext:value-type="float">
            <text:p>9.20644731568547E-00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533588" calcext:value-type="float">
            <text:p>6.533588</text:p>
          </table:table-cell>
          <table:table-cell office:value-type="float" office:value="6.7569294894" calcext:value-type="float">
            <text:p>6.7569294894</text:p>
          </table:table-cell>
          <table:table-cell table:formula="of:=POWER([.C1184]-6.75;2)" office:value-type="float" office:value="0.000048017823344713" calcext:value-type="float">
            <text:p>4.8017823344713E-005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581751" calcext:value-type="float">
            <text:p>6.581751</text:p>
          </table:table-cell>
          <table:table-cell office:value-type="float" office:value="6.7602551277" calcext:value-type="float">
            <text:p>6.7602551277</text:p>
          </table:table-cell>
          <table:table-cell table:formula="of:=POWER([.C1185]-6.75;2)" office:value-type="float" office:value="0.000105167644143303" calcext:value-type="float">
            <text:p>0.0001051676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605375" calcext:value-type="float">
            <text:p>6.605375</text:p>
          </table:table-cell>
          <table:table-cell office:value-type="float" office:value="6.7621459574" calcext:value-type="float">
            <text:p>6.7621459574</text:p>
          </table:table-cell>
          <table:table-cell table:formula="of:=POWER([.C1186]-6.75;2)" office:value-type="float" office:value="0.000147524281162604" calcext:value-type="float">
            <text:p>0.0001475243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585492" calcext:value-type="float">
            <text:p>6.585492</text:p>
          </table:table-cell>
          <table:table-cell office:value-type="float" office:value="6.7617118723" calcext:value-type="float">
            <text:p>6.7617118723</text:p>
          </table:table-cell>
          <table:table-cell table:formula="of:=POWER([.C1187]-6.75;2)" office:value-type="float" office:value="0.000137167952771513" calcext:value-type="float">
            <text:p>0.000137168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429588" calcext:value-type="float">
            <text:p>6.429588</text:p>
          </table:table-cell>
          <table:table-cell office:value-type="float" office:value="6.7590014043" calcext:value-type="float">
            <text:p>6.7590014043</text:p>
          </table:table-cell>
          <table:table-cell table:formula="of:=POWER([.C1188]-6.75;2)" office:value-type="float" office:value="0.0000810252793720618" calcext:value-type="float">
            <text:p>8.10252793720618E-00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079627" calcext:value-type="float">
            <text:p>6.079627</text:p>
          </table:table-cell>
          <table:table-cell office:value-type="float" office:value="6.757627" calcext:value-type="float">
            <text:p>6.757627</text:p>
          </table:table-cell>
          <table:table-cell table:formula="of:=POWER([.C1189]-6.75;2)" office:value-type="float" office:value="0.0000581711290000042" calcext:value-type="float">
            <text:p>5.81711290000042E-005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.716263" calcext:value-type="float">
            <text:p>5.716263</text:p>
          </table:table-cell>
          <table:table-cell office:value-type="float" office:value="6.764115" calcext:value-type="float">
            <text:p>6.764115</text:p>
          </table:table-cell>
          <table:table-cell table:formula="of:=POWER([.C1190]-6.75;2)" office:value-type="float" office:value="0.000199233225000009" calcext:value-type="float">
            <text:p>0.000199233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.699755" calcext:value-type="float">
            <text:p>5.699755</text:p>
          </table:table-cell>
          <table:table-cell office:value-type="float" office:value="6.780764617" calcext:value-type="float">
            <text:p>6.780764617</text:p>
          </table:table-cell>
          <table:table-cell table:formula="of:=POWER([.C1191]-6.75;2)" office:value-type="float" office:value="0.000946461659156689" calcext:value-type="float">
            <text:p>0.0009464617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091922" calcext:value-type="float">
            <text:p>6.091922</text:p>
          </table:table-cell>
          <table:table-cell office:value-type="float" office:value="6.7999198723" calcext:value-type="float">
            <text:p>6.7999198723</text:p>
          </table:table-cell>
          <table:table-cell table:formula="of:=POWER([.C1192]-6.75;2)" office:value-type="float" office:value="0.00249199365044833" calcext:value-type="float">
            <text:p>0.002491993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533551" calcext:value-type="float">
            <text:p>6.533551</text:p>
          </table:table-cell>
          <table:table-cell office:value-type="float" office:value="6.8111082128" calcext:value-type="float">
            <text:p>6.8111082128</text:p>
          </table:table-cell>
          <table:table-cell table:formula="of:=POWER([.C1193]-6.75;2)" office:value-type="float" office:value="0.00373421367161006" calcext:value-type="float">
            <text:p>0.0037342137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707364" calcext:value-type="float">
            <text:p>6.707364</text:p>
          </table:table-cell>
          <table:table-cell office:value-type="float" office:value="6.8124183404" calcext:value-type="float">
            <text:p>6.8124183404</text:p>
          </table:table-cell>
          <table:table-cell table:formula="of:=POWER([.C1194]-6.75;2)" office:value-type="float" office:value="0.00389604921829025" calcext:value-type="float">
            <text:p>0.0038960492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578683" calcext:value-type="float">
            <text:p>6.578683</text:p>
          </table:table-cell>
          <table:table-cell office:value-type="float" office:value="6.8105374043" calcext:value-type="float">
            <text:p>6.8105374043</text:p>
          </table:table-cell>
          <table:table-cell table:formula="of:=POWER([.C1195]-6.75;2)" office:value-type="float" office:value="0.00366477731938163" calcext:value-type="float">
            <text:p>0.0036647773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316955" calcext:value-type="float">
            <text:p>6.316955</text:p>
          </table:table-cell>
          <table:table-cell office:value-type="float" office:value="6.8130222766" calcext:value-type="float">
            <text:p>6.8130222766</text:p>
          </table:table-cell>
          <table:table-cell table:formula="of:=POWER([.C1196]-6.75;2)" office:value-type="float" office:value="0.0039718073478469" calcext:value-type="float">
            <text:p>0.0039718073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105863" calcext:value-type="float">
            <text:p>6.105863</text:p>
          </table:table-cell>
          <table:table-cell office:value-type="float" office:value="6.8222865745" calcext:value-type="float">
            <text:p>6.8222865745</text:p>
          </table:table-cell>
          <table:table-cell table:formula="of:=POWER([.C1197]-6.75;2)" office:value-type="float" office:value="0.005225348852944" calcext:value-type="float">
            <text:p>0.0052253489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.947309" calcext:value-type="float">
            <text:p>5.947309</text:p>
          </table:table-cell>
          <table:table-cell office:value-type="float" office:value="6.8360338085" calcext:value-type="float">
            <text:p>6.8360338085</text:p>
          </table:table-cell>
          <table:table-cell table:formula="of:=POWER([.C1198]-6.75;2)" office:value-type="float" office:value="0.00740181620501465" calcext:value-type="float">
            <text:p>0.0074018162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.70375" calcext:value-type="float">
            <text:p>5.70375</text:p>
          </table:table-cell>
          <table:table-cell office:value-type="float" office:value="6.8526748723" calcext:value-type="float">
            <text:p>6.8526748723</text:p>
          </table:table-cell>
          <table:table-cell table:formula="of:=POWER([.C1199]-6.75;2)" office:value-type="float" office:value="0.0105421294018213" calcext:value-type="float">
            <text:p>0.0105421294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.458052" calcext:value-type="float">
            <text:p>5.458052</text:p>
          </table:table-cell>
          <table:table-cell office:value-type="float" office:value="6.8742998511" calcext:value-type="float">
            <text:p>6.8742998511</text:p>
          </table:table-cell>
          <table:table-cell table:formula="of:=POWER([.C1200]-6.75;2)" office:value-type="float" office:value="0.0154504529834822" calcext:value-type="float">
            <text:p>0.01545045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.768704" calcext:value-type="float">
            <text:p>5.768704</text:p>
          </table:table-cell>
          <table:table-cell office:value-type="float" office:value="6.9009180851" calcext:value-type="float">
            <text:p>6.9009180851</text:p>
          </table:table-cell>
          <table:table-cell table:formula="of:=POWER([.C1201]-6.75;2)" office:value-type="float" office:value="0.0227762684102508" calcext:value-type="float">
            <text:p>0.0227762684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.461825" calcext:value-type="float">
            <text:p>7.461825</text:p>
          </table:table-cell>
          <table:table-cell office:value-type="float" office:value="6.9202674043" calcext:value-type="float">
            <text:p>6.9202674043</text:p>
          </table:table-cell>
          <table:table-cell table:formula="of:=POWER([.C1202]-6.75;2)" office:value-type="float" office:value="0.0289909889670595" calcext:value-type="float">
            <text:p>0.028990989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6.020933" calcext:value-type="float">
            <text:p>16.020933</text:p>
          </table:table-cell>
          <table:table-cell office:value-type="float" office:value="6.9033957021" calcext:value-type="float">
            <text:p>6.9033957021</text:p>
          </table:table-cell>
          <table:table-cell table:formula="of:=POWER([.C1203]-6.75;2)" office:value-type="float" office:value="0.023530241422752" calcext:value-type="float">
            <text:p>0.0235302414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6.020933" calcext:value-type="float">
            <text:p>16.020933</text:p>
          </table:table-cell>
          <table:table-cell office:value-type="float" office:value="6.7060064255" calcext:value-type="float">
            <text:p>6.7060064255</text:p>
          </table:table-cell>
          <table:table-cell table:formula="of:=POWER([.C1204]-6.75;2)" office:value-type="float" office:value="0.00193543459728705" calcext:value-type="float">
            <text:p>0.0019354346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7.14525" calcext:value-type="float">
            <text:p>7.14525</text:p>
          </table:table-cell>
          <table:table-cell office:value-type="float" office:value="6.5114639787" calcext:value-type="float">
            <text:p>6.5114639787</text:p>
          </table:table-cell>
          <table:table-cell table:formula="of:=POWER([.C1205]-6.75;2)" office:value-type="float" office:value="0.056899433457634" calcext:value-type="float">
            <text:p>0.056899433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8.289304" calcext:value-type="float">
            <text:p>8.289304</text:p>
          </table:table-cell>
          <table:table-cell office:value-type="float" office:value="6.5077734043" calcext:value-type="float">
            <text:p>6.5077734043</text:p>
          </table:table-cell>
          <table:table-cell table:formula="of:=POWER([.C1206]-6.75;2)" office:value-type="float" office:value="0.0586737236644113" calcext:value-type="float">
            <text:p>0.0586737237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8.01265" calcext:value-type="float">
            <text:p>8.01265</text:p>
          </table:table-cell>
          <table:table-cell office:value-type="float" office:value="6.4800612766" calcext:value-type="float">
            <text:p>6.4800612766</text:p>
          </table:table-cell>
          <table:table-cell table:formula="of:=POWER([.C1207]-6.75;2)" office:value-type="float" office:value="0.0728669143908218" calcext:value-type="float">
            <text:p>0.072866914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95701" calcext:value-type="float">
            <text:p>6.95701</text:p>
          </table:table-cell>
          <table:table-cell office:value-type="float" office:value="6.457885617" calcext:value-type="float">
            <text:p>6.457885617</text:p>
          </table:table-cell>
          <table:table-cell table:formula="of:=POWER([.C1208]-6.75;2)" office:value-type="float" office:value="0.0853308127554709" calcext:value-type="float">
            <text:p>0.0853308128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.925216" calcext:value-type="float">
            <text:p>5.925216</text:p>
          </table:table-cell>
          <table:table-cell office:value-type="float" office:value="6.4578714043" calcext:value-type="float">
            <text:p>6.4578714043</text:p>
          </table:table-cell>
          <table:table-cell table:formula="of:=POWER([.C1209]-6.75;2)" office:value-type="float" office:value="0.0853391164256543" calcext:value-type="float">
            <text:p>0.0853391164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.533288" calcext:value-type="float">
            <text:p>5.533288</text:p>
          </table:table-cell>
          <table:table-cell office:value-type="float" office:value="6.479074617" calcext:value-type="float">
            <text:p>6.479074617</text:p>
          </table:table-cell>
          <table:table-cell table:formula="of:=POWER([.C1210]-6.75;2)" office:value-type="float" office:value="0.0734005631536966" calcext:value-type="float">
            <text:p>0.0734005632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.58424" calcext:value-type="float">
            <text:p>5.58424</text:p>
          </table:table-cell>
          <table:table-cell office:value-type="float" office:value="6.5071249362" calcext:value-type="float">
            <text:p>6.5071249362</text:p>
          </table:table-cell>
          <table:table-cell table:formula="of:=POWER([.C1211]-6.75;2)" office:value-type="float" office:value="0.0589882966158539" calcext:value-type="float">
            <text:p>0.058988296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.55172" calcext:value-type="float">
            <text:p>5.55172</text:p>
          </table:table-cell>
          <table:table-cell office:value-type="float" office:value="6.5324122128" calcext:value-type="float">
            <text:p>6.5324122128</text:p>
          </table:table-cell>
          <table:table-cell table:formula="of:=POWER([.C1212]-6.75;2)" office:value-type="float" office:value="0.0473444451385926" calcext:value-type="float">
            <text:p>0.0473444451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.377644" calcext:value-type="float">
            <text:p>5.377644</text:p>
          </table:table-cell>
          <table:table-cell office:value-type="float" office:value="6.5572305745" calcext:value-type="float">
            <text:p>6.5572305745</text:p>
          </table:table-cell>
          <table:table-cell table:formula="of:=POWER([.C1213]-6.75;2)" office:value-type="float" office:value="0.0371600514076" calcext:value-type="float">
            <text:p>0.0371600514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.479019" calcext:value-type="float">
            <text:p>5.479019</text:p>
          </table:table-cell>
          <table:table-cell office:value-type="float" office:value="6.5853828298" calcext:value-type="float">
            <text:p>6.5853828298</text:p>
          </table:table-cell>
          <table:table-cell table:formula="of:=POWER([.C1214]-6.75;2)" office:value-type="float" office:value="0.0270988127246557" calcext:value-type="float">
            <text:p>0.027098812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126701" calcext:value-type="float">
            <text:p>6.126701</text:p>
          </table:table-cell>
          <table:table-cell office:value-type="float" office:value="6.6118925957" calcext:value-type="float">
            <text:p>6.6118925957</text:p>
          </table:table-cell>
          <table:table-cell table:formula="of:=POWER([.C1215]-6.75;2)" office:value-type="float" office:value="0.0190736551224838" calcext:value-type="float">
            <text:p>0.0190736551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94075" calcext:value-type="float">
            <text:p>6.94075</text:p>
          </table:table-cell>
          <table:table-cell office:value-type="float" office:value="6.6260874681" calcext:value-type="float">
            <text:p>6.6260874681</text:p>
          </table:table-cell>
          <table:table-cell table:formula="of:=POWER([.C1216]-6.75;2)" office:value-type="float" office:value="0.0153543155618686" calcext:value-type="float">
            <text:p>0.0153543156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.322123" calcext:value-type="float">
            <text:p>7.322123</text:p>
          </table:table-cell>
          <table:table-cell office:value-type="float" office:value="6.6249125106" calcext:value-type="float">
            <text:p>6.6249125106</text:p>
          </table:table-cell>
          <table:table-cell table:formula="of:=POWER([.C1217]-6.75;2)" office:value-type="float" office:value="0.0156468800043952" calcext:value-type="float">
            <text:p>0.0156468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.009583" calcext:value-type="float">
            <text:p>7.009583</text:p>
          </table:table-cell>
          <table:table-cell office:value-type="float" office:value="6.6169999149" calcext:value-type="float">
            <text:p>6.6169999149</text:p>
          </table:table-cell>
          <table:table-cell table:formula="of:=POWER([.C1218]-6.75;2)" office:value-type="float" office:value="0.0176890226366072" calcext:value-type="float">
            <text:p>0.0176890226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257744" calcext:value-type="float">
            <text:p>6.257744</text:p>
          </table:table-cell>
          <table:table-cell office:value-type="float" office:value="6.6158741489" calcext:value-type="float">
            <text:p>6.6158741489</text:p>
          </table:table-cell>
          <table:table-cell table:formula="of:=POWER([.C1219]-6.75;2)" office:value-type="float" office:value="0.0179897439332995" calcext:value-type="float">
            <text:p>0.0179897439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.680715" calcext:value-type="float">
            <text:p>5.680715</text:p>
          </table:table-cell>
          <table:table-cell office:value-type="float" office:value="6.6298194894" calcext:value-type="float">
            <text:p>6.6298194894</text:p>
          </table:table-cell>
          <table:table-cell table:formula="of:=POWER([.C1220]-6.75;2)" office:value-type="float" office:value="0.0144433551280767" calcext:value-type="float">
            <text:p>0.014443355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.6986" calcext:value-type="float">
            <text:p>5.6986</text:p>
          </table:table-cell>
          <table:table-cell office:value-type="float" office:value="6.6544095532" calcext:value-type="float">
            <text:p>6.6544095532</text:p>
          </table:table-cell>
          <table:table-cell table:formula="of:=POWER([.C1221]-6.75;2)" office:value-type="float" office:value="0.00913753351942366" calcext:value-type="float">
            <text:p>0.0091375335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105492" calcext:value-type="float">
            <text:p>6.105492</text:p>
          </table:table-cell>
          <table:table-cell office:value-type="float" office:value="6.6766162766" calcext:value-type="float">
            <text:p>6.6766162766</text:p>
          </table:table-cell>
          <table:table-cell table:formula="of:=POWER([.C1222]-6.75;2)" office:value-type="float" office:value="0.00538517086004772" calcext:value-type="float">
            <text:p>0.0053851709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492869" calcext:value-type="float">
            <text:p>6.492869</text:p>
          </table:table-cell>
          <table:table-cell office:value-type="float" office:value="6.688593383" calcext:value-type="float">
            <text:p>6.688593383</text:p>
          </table:table-cell>
          <table:table-cell table:formula="of:=POWER([.C1223]-6.75;2)" office:value-type="float" office:value="0.00377077261138472" calcext:value-type="float">
            <text:p>0.0037707726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658098" calcext:value-type="float">
            <text:p>6.658098</text:p>
          </table:table-cell>
          <table:table-cell office:value-type="float" office:value="6.6921231489" calcext:value-type="float">
            <text:p>6.6921231489</text:p>
          </table:table-cell>
          <table:table-cell table:formula="of:=POWER([.C1224]-6.75;2)" office:value-type="float" office:value="0.00334972989325153" calcext:value-type="float">
            <text:p>0.0033497299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578349" calcext:value-type="float">
            <text:p>6.578349</text:p>
          </table:table-cell>
          <table:table-cell office:value-type="float" office:value="6.6935238085" calcext:value-type="float">
            <text:p>6.6935238085</text:p>
          </table:table-cell>
          <table:table-cell table:formula="of:=POWER([.C1225]-6.75;2)" office:value-type="float" office:value="0.00318956020634465" calcext:value-type="float">
            <text:p>0.0031895602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356458" calcext:value-type="float">
            <text:p>6.356458</text:p>
          </table:table-cell>
          <table:table-cell office:value-type="float" office:value="6.6990512766" calcext:value-type="float">
            <text:p>6.6990512766</text:p>
          </table:table-cell>
          <table:table-cell table:formula="of:=POWER([.C1226]-6.75;2)" office:value-type="float" office:value="0.00259577241608974" calcext:value-type="float">
            <text:p>0.0025957724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20074" calcext:value-type="float">
            <text:p>6.20074</text:p>
          </table:table-cell>
          <table:table-cell office:value-type="float" office:value="6.7116010851" calcext:value-type="float">
            <text:p>6.7116010851</text:p>
          </table:table-cell>
          <table:table-cell table:formula="of:=POWER([.C1227]-6.75;2)" office:value-type="float" office:value="0.00147447666549745" calcext:value-type="float">
            <text:p>0.0014744767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260632" calcext:value-type="float">
            <text:p>6.260632</text:p>
          </table:table-cell>
          <table:table-cell office:value-type="float" office:value="6.7279255745" calcext:value-type="float">
            <text:p>6.7279255745</text:p>
          </table:table-cell>
          <table:table-cell table:formula="of:=POWER([.C1228]-6.75;2)" office:value-type="float" office:value="0.000487280261155033" calcext:value-type="float">
            <text:p>0.000487280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459065" calcext:value-type="float">
            <text:p>6.459065</text:p>
          </table:table-cell>
          <table:table-cell office:value-type="float" office:value="6.7405915319" calcext:value-type="float">
            <text:p>6.7405915319</text:p>
          </table:table-cell>
          <table:table-cell table:formula="of:=POWER([.C1229]-6.75;2)" office:value-type="float" office:value="0.000088519271988721" calcext:value-type="float">
            <text:p>8.8519271988721E-005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625143" calcext:value-type="float">
            <text:p>6.625143</text:p>
          </table:table-cell>
          <table:table-cell office:value-type="float" office:value="6.7451341702" calcext:value-type="float">
            <text:p>6.7451341702</text:p>
          </table:table-cell>
          <table:table-cell table:formula="of:=POWER([.C1230]-6.75;2)" office:value-type="float" office:value="0.0000236762996425675" calcext:value-type="float">
            <text:p>2.36762996425675E-005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689893" calcext:value-type="float">
            <text:p>6.689893</text:p>
          </table:table-cell>
          <table:table-cell office:value-type="float" office:value="6.7436865319" calcext:value-type="float">
            <text:p>6.7436865319</text:p>
          </table:table-cell>
          <table:table-cell table:formula="of:=POWER([.C1231]-6.75;2)" office:value-type="float" office:value="0.000039859879449719" calcext:value-type="float">
            <text:p>3.9859879449719E-005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67062" calcext:value-type="float">
            <text:p>6.67062</text:p>
          </table:table-cell>
          <table:table-cell office:value-type="float" office:value="6.7413128085" calcext:value-type="float">
            <text:p>6.7413128085</text:p>
          </table:table-cell>
          <table:table-cell table:formula="of:=POWER([.C1232]-6.75;2)" office:value-type="float" office:value="0.0000754672961576717" calcext:value-type="float">
            <text:p>7.54672961576717E-005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584973" calcext:value-type="float">
            <text:p>6.584973</text:p>
          </table:table-cell>
          <table:table-cell office:value-type="float" office:value="6.7414275745" calcext:value-type="float">
            <text:p>6.7414275745</text:p>
          </table:table-cell>
          <table:table-cell table:formula="of:=POWER([.C1233]-6.75;2)" office:value-type="float" office:value="0.0000734864789530452" calcext:value-type="float">
            <text:p>7.34864789530452E-005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4581" calcext:value-type="float">
            <text:p>6.4581</text:p>
          </table:table-cell>
          <table:table-cell office:value-type="float" office:value="6.7453329787" calcext:value-type="float">
            <text:p>6.7453329787</text:p>
          </table:table-cell>
          <table:table-cell table:formula="of:=POWER([.C1234]-6.75;2)" office:value-type="float" office:value="0.0000217810878146492" calcext:value-type="float">
            <text:p>2.17810878146492E-00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364991" calcext:value-type="float">
            <text:p>6.364991</text:p>
          </table:table-cell>
          <table:table-cell office:value-type="float" office:value="6.7530831915" calcext:value-type="float">
            <text:p>6.7530831915</text:p>
          </table:table-cell>
          <table:table-cell table:formula="of:=POWER([.C1235]-6.75;2)" office:value-type="float" office:value="0.00000950606982567241" calcext:value-type="float">
            <text:p>9.50606982567241E-006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384563" calcext:value-type="float">
            <text:p>6.384563</text:p>
          </table:table-cell>
          <table:table-cell office:value-type="float" office:value="6.7627641277" calcext:value-type="float">
            <text:p>6.7627641277</text:p>
          </table:table-cell>
          <table:table-cell table:formula="of:=POWER([.C1236]-6.75;2)" office:value-type="float" office:value="0.000162922955941899" calcext:value-type="float">
            <text:p>0.000162923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498795" calcext:value-type="float">
            <text:p>6.498795</text:p>
          </table:table-cell>
          <table:table-cell office:value-type="float" office:value="6.7706062128" calcext:value-type="float">
            <text:p>6.7706062128</text:p>
          </table:table-cell>
          <table:table-cell table:formula="of:=POWER([.C1237]-6.75;2)" office:value-type="float" office:value="0.000424616005958873" calcext:value-type="float">
            <text:p>0.00042461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600052" calcext:value-type="float">
            <text:p>6.600052</text:p>
          </table:table-cell>
          <table:table-cell office:value-type="float" office:value="6.7737021064" calcext:value-type="float">
            <text:p>6.7737021064</text:p>
          </table:table-cell>
          <table:table-cell table:formula="of:=POWER([.C1238]-6.75;2)" office:value-type="float" office:value="0.000561789847796923" calcext:value-type="float">
            <text:p>0.000561789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617774" calcext:value-type="float">
            <text:p>6.617774</text:p>
          </table:table-cell>
          <table:table-cell office:value-type="float" office:value="6.7722628723" calcext:value-type="float">
            <text:p>6.7722628723</text:p>
          </table:table-cell>
          <table:table-cell table:formula="of:=POWER([.C1239]-6.75;2)" office:value-type="float" office:value="0.000495635483046098" calcext:value-type="float">
            <text:p>0.0004956355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595127" calcext:value-type="float">
            <text:p>6.595127</text:p>
          </table:table-cell>
          <table:table-cell office:value-type="float" office:value="6.7688750426" calcext:value-type="float">
            <text:p>6.7688750426</text:p>
          </table:table-cell>
          <table:table-cell table:formula="of:=POWER([.C1240]-6.75;2)" office:value-type="float" office:value="0.000356267233151829" calcext:value-type="float">
            <text:p>0.0003562672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61896" calcext:value-type="float">
            <text:p>6.61896</text:p>
          </table:table-cell>
          <table:table-cell office:value-type="float" office:value="6.7659640213" calcext:value-type="float">
            <text:p>6.7659640213</text:p>
          </table:table-cell>
          <table:table-cell table:formula="of:=POWER([.C1241]-6.75;2)" office:value-type="float" office:value="0.000254849976066863" calcext:value-type="float">
            <text:p>0.00025485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695472" calcext:value-type="float">
            <text:p>6.695472</text:p>
          </table:table-cell>
          <table:table-cell office:value-type="float" office:value="6.7639820851" calcext:value-type="float">
            <text:p>6.7639820851</text:p>
          </table:table-cell>
          <table:table-cell table:formula="of:=POWER([.C1242]-6.75;2)" office:value-type="float" office:value="0.000195498703743651" calcext:value-type="float">
            <text:p>0.0001954987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752377" calcext:value-type="float">
            <text:p>6.752377</text:p>
          </table:table-cell>
          <table:table-cell office:value-type="float" office:value="6.7621651915" calcext:value-type="float">
            <text:p>6.7621651915</text:p>
          </table:table-cell>
          <table:table-cell table:formula="of:=POWER([.C1243]-6.75;2)" office:value-type="float" office:value="0.000147991884231679" calcext:value-type="float">
            <text:p>0.0001479919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751983" calcext:value-type="float">
            <text:p>6.751983</text:p>
          </table:table-cell>
          <table:table-cell office:value-type="float" office:value="6.760253" calcext:value-type="float">
            <text:p>6.760253</text:p>
          </table:table-cell>
          <table:table-cell table:formula="of:=POWER([.C1244]-6.75;2)" office:value-type="float" office:value="0.000105124008999992" calcext:value-type="float">
            <text:p>0.000105124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729439" calcext:value-type="float">
            <text:p>6.729439</text:p>
          </table:table-cell>
          <table:table-cell office:value-type="float" office:value="6.7582135319" calcext:value-type="float">
            <text:p>6.7582135319</text:p>
          </table:table-cell>
          <table:table-cell table:formula="of:=POWER([.C1245]-6.75;2)" office:value-type="float" office:value="0.0000674621062723188" calcext:value-type="float">
            <text:p>6.74621062723188E-00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720124" calcext:value-type="float">
            <text:p>6.720124</text:p>
          </table:table-cell>
          <table:table-cell office:value-type="float" office:value="6.7549945532" calcext:value-type="float">
            <text:p>6.7549945532</text:p>
          </table:table-cell>
          <table:table-cell table:formula="of:=POWER([.C1246]-6.75;2)" office:value-type="float" office:value="0.0000249455616676255" calcext:value-type="float">
            <text:p>2.49455616676255E-005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709109" calcext:value-type="float">
            <text:p>6.709109</text:p>
          </table:table-cell>
          <table:table-cell office:value-type="float" office:value="6.7489961702" calcext:value-type="float">
            <text:p>6.7489961702</text:p>
          </table:table-cell>
          <table:table-cell table:formula="of:=POWER([.C1247]-6.75;2)" office:value-type="float" office:value="0.00000100767426736831" calcext:value-type="float">
            <text:p>1.00767426736831E-006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678122" calcext:value-type="float">
            <text:p>6.678122</text:p>
          </table:table-cell>
          <table:table-cell office:value-type="float" office:value="6.7398992766" calcext:value-type="float">
            <text:p>6.7398992766</text:p>
          </table:table-cell>
          <table:table-cell table:formula="of:=POWER([.C1248]-6.75;2)" office:value-type="float" office:value="0.000102024613203306" calcext:value-type="float">
            <text:p>0.0001020246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668855" calcext:value-type="float">
            <text:p>6.668855</text:p>
          </table:table-cell>
          <table:table-cell office:value-type="float" office:value="6.7295086383" calcext:value-type="float">
            <text:p>6.7295086383</text:p>
          </table:table-cell>
          <table:table-cell table:formula="of:=POWER([.C1249]-6.75;2)" office:value-type="float" office:value="0.000419895904320208" calcext:value-type="float">
            <text:p>0.0004198959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743637" calcext:value-type="float">
            <text:p>6.743637</text:p>
          </table:table-cell>
          <table:table-cell office:value-type="float" office:value="6.720311617" calcext:value-type="float">
            <text:p>6.720311617</text:p>
          </table:table-cell>
          <table:table-cell table:formula="of:=POWER([.C1250]-6.75;2)" office:value-type="float" office:value="0.000881400085154682" calcext:value-type="float">
            <text:p>0.0008814001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877438" calcext:value-type="float">
            <text:p>6.877438</text:p>
          </table:table-cell>
          <table:table-cell office:value-type="float" office:value="6.7130058085" calcext:value-type="float">
            <text:p>6.7130058085</text:p>
          </table:table-cell>
          <table:table-cell table:formula="of:=POWER([.C1251]-6.75;2)" office:value-type="float" office:value="0.00136857020473866" calcext:value-type="float">
            <text:p>0.0013685702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971793" calcext:value-type="float">
            <text:p>6.971793</text:p>
          </table:table-cell>
          <table:table-cell office:value-type="float" office:value="6.7062271489" calcext:value-type="float">
            <text:p>6.7062271489</text:p>
          </table:table-cell>
          <table:table-cell table:formula="of:=POWER([.C1252]-6.75;2)" office:value-type="float" office:value="0.00191606249342277" calcext:value-type="float">
            <text:p>0.001916062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986834" calcext:value-type="float">
            <text:p>6.986834</text:p>
          </table:table-cell>
          <table:table-cell office:value-type="float" office:value="6.6985265745" calcext:value-type="float">
            <text:p>6.6985265745</text:p>
          </table:table-cell>
          <table:table-cell table:formula="of:=POWER([.C1253]-6.75;2)" office:value-type="float" office:value="0.00264951353270407" calcext:value-type="float">
            <text:p>0.0026495135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970394" calcext:value-type="float">
            <text:p>6.970394</text:p>
          </table:table-cell>
          <table:table-cell office:value-type="float" office:value="6.6896916809" calcext:value-type="float">
            <text:p>6.6896916809</text:p>
          </table:table-cell>
          <table:table-cell table:formula="of:=POWER([.C1254]-6.75;2)" office:value-type="float" office:value="0.0036370933526674" calcext:value-type="float">
            <text:p>0.0036370934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956342" calcext:value-type="float">
            <text:p>6.956342</text:p>
          </table:table-cell>
          <table:table-cell office:value-type="float" office:value="6.6811896809" calcext:value-type="float">
            <text:p>6.6811896809</text:p>
          </table:table-cell>
          <table:table-cell table:formula="of:=POWER([.C1255]-6.75;2)" office:value-type="float" office:value="0.0047348600146438" calcext:value-type="float">
            <text:p>0.0047348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921767" calcext:value-type="float">
            <text:p>6.921767</text:p>
          </table:table-cell>
          <table:table-cell office:value-type="float" office:value="6.6757697021" calcext:value-type="float">
            <text:p>6.6757697021</text:p>
          </table:table-cell>
          <table:table-cell table:formula="of:=POWER([.C1256]-6.75;2)" office:value-type="float" office:value="0.00551013712632271" calcext:value-type="float">
            <text:p>0.005510137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851653" calcext:value-type="float">
            <text:p>6.851653</text:p>
          </table:table-cell>
          <table:table-cell office:value-type="float" office:value="6.6737335319" calcext:value-type="float">
            <text:p>6.6737335319</text:p>
          </table:table-cell>
          <table:table-cell table:formula="of:=POWER([.C1257]-6.75;2)" office:value-type="float" office:value="0.00581657415644832" calcext:value-type="float">
            <text:p>0.0058165742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772742" calcext:value-type="float">
            <text:p>6.772742</text:p>
          </table:table-cell>
          <table:table-cell office:value-type="float" office:value="6.6678055957" calcext:value-type="float">
            <text:p>6.6678055957</text:p>
          </table:table-cell>
          <table:table-cell table:formula="of:=POWER([.C1258]-6.75;2)" office:value-type="float" office:value="0.00675592009823186" calcext:value-type="float">
            <text:p>0.0067559201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718183" calcext:value-type="float">
            <text:p>6.718183</text:p>
          </table:table-cell>
          <table:table-cell office:value-type="float" office:value="6.6442629787" calcext:value-type="float">
            <text:p>6.6442629787</text:p>
          </table:table-cell>
          <table:table-cell table:formula="of:=POWER([.C1259]-6.75;2)" office:value-type="float" office:value="0.0111803176733966" calcext:value-type="float">
            <text:p>0.0111803177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7008" calcext:value-type="float">
            <text:p>6.7008</text:p>
          </table:table-cell>
          <table:table-cell office:value-type="float" office:value="6.5954383191" calcext:value-type="float">
            <text:p>6.5954383191</text:p>
          </table:table-cell>
          <table:table-cell table:formula="of:=POWER([.C1260]-6.75;2)" office:value-type="float" office:value="0.0238893132026333" calcext:value-type="float">
            <text:p>0.0238893132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724978" calcext:value-type="float">
            <text:p>6.724978</text:p>
          </table:table-cell>
          <table:table-cell office:value-type="float" office:value="6.540420617" calcext:value-type="float">
            <text:p>6.540420617</text:p>
          </table:table-cell>
          <table:table-cell table:formula="of:=POWER([.C1261]-6.75;2)" office:value-type="float" office:value="0.0439235177786608" calcext:value-type="float">
            <text:p>0.0439235178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79386" calcext:value-type="float">
            <text:p>6.79386</text:p>
          </table:table-cell>
          <table:table-cell office:value-type="float" office:value="6.5104226596" calcext:value-type="float">
            <text:p>6.5104226596</text:p>
          </table:table-cell>
          <table:table-cell table:formula="of:=POWER([.C1262]-6.75;2)" office:value-type="float" office:value="0.0573973020331376" calcext:value-type="float">
            <text:p>0.05739730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885527" calcext:value-type="float">
            <text:p>6.885527</text:p>
          </table:table-cell>
          <table:table-cell office:value-type="float" office:value="6.5100856809" calcext:value-type="float">
            <text:p>6.5100856809</text:p>
          </table:table-cell>
          <table:table-cell table:formula="of:=POWER([.C1263]-6.75;2)" office:value-type="float" office:value="0.0575588805092168" calcext:value-type="float">
            <text:p>0.0575588805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950231" calcext:value-type="float">
            <text:p>6.950231</text:p>
          </table:table-cell>
          <table:table-cell office:value-type="float" office:value="6.5270068723" calcext:value-type="float">
            <text:p>6.5270068723</text:p>
          </table:table-cell>
          <table:table-cell table:formula="of:=POWER([.C1264]-6.75;2)" office:value-type="float" office:value="0.0497259350014284" calcext:value-type="float">
            <text:p>0.04972593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956672" calcext:value-type="float">
            <text:p>6.956672</text:p>
          </table:table-cell>
          <table:table-cell office:value-type="float" office:value="6.5451518511" calcext:value-type="float">
            <text:p>6.5451518511</text:p>
          </table:table-cell>
          <table:table-cell table:formula="of:=POWER([.C1265]-6.75;2)" office:value-type="float" office:value="0.0419627641077566" calcext:value-type="float">
            <text:p>0.0419627641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913175" calcext:value-type="float">
            <text:p>6.913175</text:p>
          </table:table-cell>
          <table:table-cell office:value-type="float" office:value="6.5494751489" calcext:value-type="float">
            <text:p>6.5494751489</text:p>
          </table:table-cell>
          <table:table-cell table:formula="of:=POWER([.C1266]-6.75;2)" office:value-type="float" office:value="0.0402102159086772" calcext:value-type="float">
            <text:p>0.0402102159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836448" calcext:value-type="float">
            <text:p>6.836448</text:p>
          </table:table-cell>
          <table:table-cell office:value-type="float" office:value="6.5291008298" calcext:value-type="float">
            <text:p>6.5291008298</text:p>
          </table:table-cell>
          <table:table-cell table:formula="of:=POWER([.C1267]-6.75;2)" office:value-type="float" office:value="0.0487964433950486" calcext:value-type="float">
            <text:p>0.0487964434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742316" calcext:value-type="float">
            <text:p>6.742316</text:p>
          </table:table-cell>
          <table:table-cell office:value-type="float" office:value="6.4842461489" calcext:value-type="float">
            <text:p>6.4842461489</text:p>
          </table:table-cell>
          <table:table-cell table:formula="of:=POWER([.C1268]-6.75;2)" office:value-type="float" office:value="0.0706251093744812" calcext:value-type="float">
            <text:p>0.0706251094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68416" calcext:value-type="float">
            <text:p>6.668416</text:p>
          </table:table-cell>
          <table:table-cell office:value-type="float" office:value="6.432736617" calcext:value-type="float">
            <text:p>6.432736617</text:p>
          </table:table-cell>
          <table:table-cell table:formula="of:=POWER([.C1269]-6.75;2)" office:value-type="float" office:value="0.100656054192605" calcext:value-type="float">
            <text:p>0.1006560542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658768" calcext:value-type="float">
            <text:p>6.658768</text:p>
          </table:table-cell>
          <table:table-cell office:value-type="float" office:value="6.3946412979" calcext:value-type="float">
            <text:p>6.3946412979</text:p>
          </table:table-cell>
          <table:table-cell table:formula="of:=POWER([.C1270]-6.75;2)" office:value-type="float" office:value="0.126279807158197" calcext:value-type="float">
            <text:p>0.1262798072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723929" calcext:value-type="float">
            <text:p>6.723929</text:p>
          </table:table-cell>
          <table:table-cell office:value-type="float" office:value="6.3709565532" calcext:value-type="float">
            <text:p>6.3709565532</text:p>
          </table:table-cell>
          <table:table-cell table:formula="of:=POWER([.C1271]-6.75;2)" office:value-type="float" office:value="0.143673934562024" calcext:value-type="float">
            <text:p>0.1436739346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3512520638" calcext:value-type="float">
            <text:p>6.3512520638</text:p>
          </table:table-cell>
          <table:table-cell table:formula="of:=POWER([.C1272]-6.75;2)" office:value-type="float" office:value="0.15899991662376" calcext:value-type="float">
            <text:p>0.158999916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946299" calcext:value-type="float">
            <text:p>6.946299</text:p>
          </table:table-cell>
          <table:table-cell office:value-type="float" office:value="6.330337617" calcext:value-type="float">
            <text:p>6.330337617</text:p>
          </table:table-cell>
          <table:table-cell table:formula="of:=POWER([.C1273]-6.75;2)" office:value-type="float" office:value="0.176116515705239" calcext:value-type="float">
            <text:p>0.176116515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967991" calcext:value-type="float">
            <text:p>6.967991</text:p>
          </table:table-cell>
          <table:table-cell office:value-type="float" office:value="6.3327791064" calcext:value-type="float">
            <text:p>6.3327791064</text:p>
          </table:table-cell>
          <table:table-cell table:formula="of:=POWER([.C1274]-6.75;2)" office:value-type="float" office:value="0.174073274056382" calcext:value-type="float">
            <text:p>0.1740732741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855932" calcext:value-type="float">
            <text:p>6.855932</text:p>
          </table:table-cell>
          <table:table-cell office:value-type="float" office:value="6.3347590638" calcext:value-type="float">
            <text:p>6.3347590638</text:p>
          </table:table-cell>
          <table:table-cell table:formula="of:=POWER([.C1275]-6.75;2)" office:value-type="float" office:value="0.172425035096252" calcext:value-type="float">
            <text:p>0.1724250351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672569" calcext:value-type="float">
            <text:p>6.672569</text:p>
          </table:table-cell>
          <table:table-cell office:value-type="float" office:value="6.3391232553" calcext:value-type="float">
            <text:p>6.3391232553</text:p>
          </table:table-cell>
          <table:table-cell table:formula="of:=POWER([.C1276]-6.75;2)" office:value-type="float" office:value="0.168819699335269" calcext:value-type="float">
            <text:p>0.1688196993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557104" calcext:value-type="float">
            <text:p>6.557104</text:p>
          </table:table-cell>
          <table:table-cell office:value-type="float" office:value="6.2811468723" calcext:value-type="float">
            <text:p>6.2811468723</text:p>
          </table:table-cell>
          <table:table-cell table:formula="of:=POWER([.C1277]-6.75;2)" office:value-type="float" office:value="0.219823255354073" calcext:value-type="float">
            <text:p>0.2198232554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578328" calcext:value-type="float">
            <text:p>6.578328</text:p>
          </table:table-cell>
          <table:table-cell office:value-type="float" office:value="6.2594637021" calcext:value-type="float">
            <text:p>6.2594637021</text:p>
          </table:table-cell>
          <table:table-cell table:formula="of:=POWER([.C1278]-6.75;2)" office:value-type="float" office:value="0.240625859557438" calcext:value-type="float">
            <text:p>0.240625859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676014" calcext:value-type="float">
            <text:p>6.676014</text:p>
          </table:table-cell>
          <table:table-cell office:value-type="float" office:value="6.252559234" calcext:value-type="float">
            <text:p>6.252559234</text:p>
          </table:table-cell>
          <table:table-cell table:formula="of:=POWER([.C1279]-6.75;2)" office:value-type="float" office:value="0.247447315678667" calcext:value-type="float">
            <text:p>0.2474473157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768527" calcext:value-type="float">
            <text:p>6.768527</text:p>
          </table:table-cell>
          <table:table-cell office:value-type="float" office:value="6.2421244043" calcext:value-type="float">
            <text:p>6.2421244043</text:p>
          </table:table-cell>
          <table:table-cell table:formula="of:=POWER([.C1280]-6.75;2)" office:value-type="float" office:value="0.25793762070763" calcext:value-type="float">
            <text:p>0.2579376207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82236" calcext:value-type="float">
            <text:p>6.82236</text:p>
          </table:table-cell>
          <table:table-cell office:value-type="float" office:value="6.2234878085" calcext:value-type="float">
            <text:p>6.2234878085</text:p>
          </table:table-cell>
          <table:table-cell table:formula="of:=POWER([.C1281]-6.75;2)" office:value-type="float" office:value="0.277215087798133" calcext:value-type="float">
            <text:p>0.2772150878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819995" calcext:value-type="float">
            <text:p>6.819995</text:p>
          </table:table-cell>
          <table:table-cell office:value-type="float" office:value="6.2084051702" calcext:value-type="float">
            <text:p>6.2084051702</text:p>
          </table:table-cell>
          <table:table-cell table:formula="of:=POWER([.C1282]-6.75;2)" office:value-type="float" office:value="0.293324959666091" calcext:value-type="float">
            <text:p>0.2933249597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753141" calcext:value-type="float">
            <text:p>6.753141</text:p>
          </table:table-cell>
          <table:table-cell office:value-type="float" office:value="6.2063600638" calcext:value-type="float">
            <text:p>6.2063600638</text:p>
          </table:table-cell>
          <table:table-cell table:formula="of:=POWER([.C1283]-6.75;2)" office:value-type="float" office:value="0.29554438023154" calcext:value-type="float">
            <text:p>0.2955443802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644302" calcext:value-type="float">
            <text:p>6.644302</text:p>
          </table:table-cell>
          <table:table-cell office:value-type="float" office:value="6.2123050851" calcext:value-type="float">
            <text:p>6.2123050851</text:p>
          </table:table-cell>
          <table:table-cell table:formula="of:=POWER([.C1284]-6.75;2)" office:value-type="float" office:value="0.289115821509319" calcext:value-type="float">
            <text:p>0.2891158215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532408" calcext:value-type="float">
            <text:p>6.532408</text:p>
          </table:table-cell>
          <table:table-cell office:value-type="float" office:value="6.2156260851" calcext:value-type="float">
            <text:p>6.2156260851</text:p>
          </table:table-cell>
          <table:table-cell table:formula="of:=POWER([.C1285]-6.75;2)" office:value-type="float" office:value="0.285555480925552" calcext:value-type="float">
            <text:p>0.2855554809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458546" calcext:value-type="float">
            <text:p>6.458546</text:p>
          </table:table-cell>
          <table:table-cell office:value-type="float" office:value="6.2118282128" calcext:value-type="float">
            <text:p>6.2118282128</text:p>
          </table:table-cell>
          <table:table-cell table:formula="of:=POWER([.C1286]-6.75;2)" office:value-type="float" office:value="0.289628872538042" calcext:value-type="float">
            <text:p>0.2896288725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458309" calcext:value-type="float">
            <text:p>6.458309</text:p>
          </table:table-cell>
          <table:table-cell office:value-type="float" office:value="6.2045806383" calcext:value-type="float">
            <text:p>6.2045806383</text:p>
          </table:table-cell>
          <table:table-cell table:formula="of:=POWER([.C1287]-6.75;2)" office:value-type="float" office:value="0.297482280117235" calcext:value-type="float">
            <text:p>0.2974822801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525809" calcext:value-type="float">
            <text:p>6.525809</text:p>
          </table:table-cell>
          <table:table-cell office:value-type="float" office:value="6.1979498511" calcext:value-type="float">
            <text:p>6.1979498511</text:p>
          </table:table-cell>
          <table:table-cell table:formula="of:=POWER([.C1288]-6.75;2)" office:value-type="float" office:value="0.304759366900512" calcext:value-type="float">
            <text:p>0.3047593669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610078" calcext:value-type="float">
            <text:p>6.610078</text:p>
          </table:table-cell>
          <table:table-cell office:value-type="float" office:value="6.1911875532" calcext:value-type="float">
            <text:p>6.1911875532</text:p>
          </table:table-cell>
          <table:table-cell table:formula="of:=POWER([.C1289]-6.75;2)" office:value-type="float" office:value="0.312271350698603" calcext:value-type="float">
            <text:p>0.312271350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662504" calcext:value-type="float">
            <text:p>6.662504</text:p>
          </table:table-cell>
          <table:table-cell office:value-type="float" office:value="6.1819056809" calcext:value-type="float">
            <text:p>6.1819056809</text:p>
          </table:table-cell>
          <table:table-cell table:formula="of:=POWER([.C1290]-6.75;2)" office:value-type="float" office:value="0.322731155393693" calcext:value-type="float">
            <text:p>0.322731155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656128" calcext:value-type="float">
            <text:p>6.656128</text:p>
          </table:table-cell>
          <table:table-cell office:value-type="float" office:value="6.1707784255" calcext:value-type="float">
            <text:p>6.1707784255</text:p>
          </table:table-cell>
          <table:table-cell table:formula="of:=POWER([.C1291]-6.75;2)" office:value-type="float" office:value="0.335497632366259" calcext:value-type="float">
            <text:p>0.335497632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578147" calcext:value-type="float">
            <text:p>6.578147</text:p>
          </table:table-cell>
          <table:table-cell office:value-type="float" office:value="6.1615957021" calcext:value-type="float">
            <text:p>6.1615957021</text:p>
          </table:table-cell>
          <table:table-cell table:formula="of:=POWER([.C1292]-6.75;2)" office:value-type="float" office:value="0.346219617787192" calcext:value-type="float">
            <text:p>0.3462196178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4382" calcext:value-type="float">
            <text:p>6.4382</text:p>
          </table:table-cell>
          <table:table-cell office:value-type="float" office:value="6.1569070213" calcext:value-type="float">
            <text:p>6.1569070213</text:p>
          </table:table-cell>
          <table:table-cell table:formula="of:=POWER([.C1293]-6.75;2)" office:value-type="float" office:value="0.351759281383238" calcext:value-type="float">
            <text:p>0.3517592814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281555" calcext:value-type="float">
            <text:p>6.281555</text:p>
          </table:table-cell>
          <table:table-cell office:value-type="float" office:value="6.1561479574" calcext:value-type="float">
            <text:p>6.1561479574</text:p>
          </table:table-cell>
          <table:table-cell table:formula="of:=POWER([.C1294]-6.75;2)" office:value-type="float" office:value="0.352660248500192" calcext:value-type="float">
            <text:p>0.3526602485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189762" calcext:value-type="float">
            <text:p>6.189762</text:p>
          </table:table-cell>
          <table:table-cell office:value-type="float" office:value="6.1584537447" calcext:value-type="float">
            <text:p>6.1584537447</text:p>
          </table:table-cell>
          <table:table-cell table:formula="of:=POWER([.C1295]-6.75;2)" office:value-type="float" office:value="0.349926972159453" calcext:value-type="float">
            <text:p>0.3499269722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236595" calcext:value-type="float">
            <text:p>6.236595</text:p>
          </table:table-cell>
          <table:table-cell office:value-type="float" office:value="6.1636149574" calcext:value-type="float">
            <text:p>6.1636149574</text:p>
          </table:table-cell>
          <table:table-cell table:formula="of:=POWER([.C1296]-6.75;2)" office:value-type="float" office:value="0.343847418185004" calcext:value-type="float">
            <text:p>0.3438474182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400264" calcext:value-type="float">
            <text:p>6.400264</text:p>
          </table:table-cell>
          <table:table-cell office:value-type="float" office:value="6.1689654894" calcext:value-type="float">
            <text:p>6.1689654894</text:p>
          </table:table-cell>
          <table:table-cell table:formula="of:=POWER([.C1297]-6.75;2)" office:value-type="float" office:value="0.337601102508182" calcext:value-type="float">
            <text:p>0.3376011025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558841" calcext:value-type="float">
            <text:p>6.558841</text:p>
          </table:table-cell>
          <table:table-cell office:value-type="float" office:value="6.169707234" calcext:value-type="float">
            <text:p>6.169707234</text:p>
          </table:table-cell>
          <table:table-cell table:formula="of:=POWER([.C1298]-6.75;2)" office:value-type="float" office:value="0.336739694271931" calcext:value-type="float">
            <text:p>0.3367396943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609866" calcext:value-type="float">
            <text:p>6.609866</text:p>
          </table:table-cell>
          <table:table-cell office:value-type="float" office:value="6.1645369787" calcext:value-type="float">
            <text:p>6.1645369787</text:p>
          </table:table-cell>
          <table:table-cell table:formula="of:=POWER([.C1299]-6.75;2)" office:value-type="float" office:value="0.342766949309724" calcext:value-type="float">
            <text:p>0.3427669493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571594" calcext:value-type="float">
            <text:p>6.571594</text:p>
          </table:table-cell>
          <table:table-cell office:value-type="float" office:value="6.1581139149" calcext:value-type="float">
            <text:p>6.1581139149</text:p>
          </table:table-cell>
          <table:table-cell table:formula="of:=POWER([.C1300]-6.75;2)" office:value-type="float" office:value="0.350329137735004" calcext:value-type="float">
            <text:p>0.3503291377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5708" calcext:value-type="float">
            <text:p>6.5708</text:p>
          </table:table-cell>
          <table:table-cell office:value-type="float" office:value="6.155528383" calcext:value-type="float">
            <text:p>6.155528383</text:p>
          </table:table-cell>
          <table:table-cell table:formula="of:=POWER([.C1301]-6.75;2)" office:value-type="float" office:value="0.353396503418595" calcext:value-type="float">
            <text:p>0.3533965034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701603" calcext:value-type="float">
            <text:p>6.701603</text:p>
          </table:table-cell>
          <table:table-cell office:value-type="float" office:value="6.1557867447" calcext:value-type="float">
            <text:p>6.1557867447</text:p>
          </table:table-cell>
          <table:table-cell table:formula="of:=POWER([.C1302]-6.75;2)" office:value-type="float" office:value="0.353089392774223" calcext:value-type="float">
            <text:p>0.3530893928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826067" calcext:value-type="float">
            <text:p>6.826067</text:p>
          </table:table-cell>
          <table:table-cell office:value-type="float" office:value="6.1534708511" calcext:value-type="float">
            <text:p>6.1534708511</text:p>
          </table:table-cell>
          <table:table-cell table:formula="of:=POWER([.C1303]-6.75;2)" office:value-type="float" office:value="0.355847025487359" calcext:value-type="float">
            <text:p>0.3558470255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57304" calcext:value-type="float">
            <text:p>6.57304</text:p>
          </table:table-cell>
          <table:table-cell office:value-type="float" office:value="6.1472221489" calcext:value-type="float">
            <text:p>6.1472221489</text:p>
          </table:table-cell>
          <table:table-cell table:formula="of:=POWER([.C1304]-6.75;2)" office:value-type="float" office:value="0.363341137776734" calcext:value-type="float">
            <text:p>0.3633411378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.666239" calcext:value-type="float">
            <text:p>5.666239</text:p>
          </table:table-cell>
          <table:table-cell office:value-type="float" office:value="6.1457495957" calcext:value-type="float">
            <text:p>6.1457495957</text:p>
          </table:table-cell>
          <table:table-cell table:formula="of:=POWER([.C1305]-6.75;2)" office:value-type="float" office:value="0.365118551096714" calcext:value-type="float">
            <text:p>0.3651185511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.423424" calcext:value-type="float">
            <text:p>4.423424</text:p>
          </table:table-cell>
          <table:table-cell office:value-type="float" office:value="6.1644828936" calcext:value-type="float">
            <text:p>6.1644828936</text:p>
          </table:table-cell>
          <table:table-cell table:formula="of:=POWER([.C1306]-6.75;2)" office:value-type="float" office:value="0.342830281887029" calcext:value-type="float">
            <text:p>0.3428302819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.114968" calcext:value-type="float">
            <text:p>4.114968</text:p>
          </table:table-cell>
          <table:table-cell office:value-type="float" office:value="6.2119598298" calcext:value-type="float">
            <text:p>6.2119598298</text:p>
          </table:table-cell>
          <table:table-cell table:formula="of:=POWER([.C1307]-6.75;2)" office:value-type="float" office:value="0.289487224748845" calcext:value-type="float">
            <text:p>0.2894872247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.315074" calcext:value-type="float">
            <text:p>5.315074</text:p>
          </table:table-cell>
          <table:table-cell office:value-type="float" office:value="6.2687728085" calcext:value-type="float">
            <text:p>6.2687728085</text:p>
          </table:table-cell>
          <table:table-cell table:formula="of:=POWER([.C1308]-6.75;2)" office:value-type="float" office:value="0.231579609838978" calcext:value-type="float">
            <text:p>0.2315796098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778022" calcext:value-type="float">
            <text:p>6.778022</text:p>
          </table:table-cell>
          <table:table-cell office:value-type="float" office:value="6.3012076596" calcext:value-type="float">
            <text:p>6.3012076596</text:p>
          </table:table-cell>
          <table:table-cell table:formula="of:=POWER([.C1309]-6.75;2)" office:value-type="float" office:value="0.201414564801709" calcext:value-type="float">
            <text:p>0.2014145648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.680823" calcext:value-type="float">
            <text:p>7.680823</text:p>
          </table:table-cell>
          <table:table-cell office:value-type="float" office:value="6.3002170638" calcext:value-type="float">
            <text:p>6.3002170638</text:p>
          </table:table-cell>
          <table:table-cell table:formula="of:=POWER([.C1310]-6.75;2)" office:value-type="float" office:value="0.202304689696693" calcext:value-type="float">
            <text:p>0.2023046897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.803045" calcext:value-type="float">
            <text:p>7.803045</text:p>
          </table:table-cell>
          <table:table-cell office:value-type="float" office:value="6.2750118298" calcext:value-type="float">
            <text:p>6.2750118298</text:p>
          </table:table-cell>
          <table:table-cell table:formula="of:=POWER([.C1311]-6.75;2)" office:value-type="float" office:value="0.225613761829944" calcext:value-type="float">
            <text:p>0.2256137618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.159867" calcext:value-type="float">
            <text:p>7.159867</text:p>
          </table:table-cell>
          <table:table-cell office:value-type="float" office:value="6.2431600638" calcext:value-type="float">
            <text:p>6.2431600638</text:p>
          </table:table-cell>
          <table:table-cell table:formula="of:=POWER([.C1312]-6.75;2)" office:value-type="float" office:value="0.25688672092722" calcext:value-type="float">
            <text:p>0.2568867209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.955582" calcext:value-type="float">
            <text:p>5.955582</text:p>
          </table:table-cell>
          <table:table-cell office:value-type="float" office:value="6.2253034681" calcext:value-type="float">
            <text:p>6.2253034681</text:p>
          </table:table-cell>
          <table:table-cell table:formula="of:=POWER([.C1313]-6.75;2)" office:value-type="float" office:value="0.275306450587888" calcext:value-type="float">
            <text:p>0.275306450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.728278" calcext:value-type="float">
            <text:p>4.728278</text:p>
          </table:table-cell>
          <table:table-cell office:value-type="float" office:value="6.2370998085" calcext:value-type="float">
            <text:p>6.2370998085</text:p>
          </table:table-cell>
          <table:table-cell table:formula="of:=POWER([.C1314]-6.75;2)" office:value-type="float" office:value="0.263066606440737" calcext:value-type="float">
            <text:p>0.2630666064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.321368" calcext:value-type="float">
            <text:p>4.321368</text:p>
          </table:table-cell>
          <table:table-cell office:value-type="float" office:value="6.2794818511" calcext:value-type="float">
            <text:p>6.2794818511</text:p>
          </table:table-cell>
          <table:table-cell table:formula="of:=POWER([.C1315]-6.75;2)" office:value-type="float" office:value="0.221387328444283" calcext:value-type="float">
            <text:p>0.221387328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.877936" calcext:value-type="float">
            <text:p>4.877936</text:p>
          </table:table-cell>
          <table:table-cell office:value-type="float" office:value="6.3335891277" calcext:value-type="float">
            <text:p>6.3335891277</text:p>
          </table:table-cell>
          <table:table-cell table:formula="of:=POWER([.C1316]-6.75;2)" office:value-type="float" office:value="0.173398014569647" calcext:value-type="float">
            <text:p>0.1733980146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.545585" calcext:value-type="float">
            <text:p>5.545585</text:p>
          </table:table-cell>
          <table:table-cell office:value-type="float" office:value="6.3775807447" calcext:value-type="float">
            <text:p>6.3775807447</text:p>
          </table:table-cell>
          <table:table-cell table:formula="of:=POWER([.C1317]-6.75;2)" office:value-type="float" office:value="0.138696101718206" calcext:value-type="float">
            <text:p>0.1386961017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.797818" calcext:value-type="float">
            <text:p>5.797818</text:p>
          </table:table-cell>
          <table:table-cell office:value-type="float" office:value="6.4077212979" calcext:value-type="float">
            <text:p>6.4077212979</text:p>
          </table:table-cell>
          <table:table-cell table:formula="of:=POWER([.C1318]-6.75;2)" office:value-type="float" office:value="0.11715470991126" calcext:value-type="float">
            <text:p>0.1171547099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.855161" calcext:value-type="float">
            <text:p>5.855161</text:p>
          </table:table-cell>
          <table:table-cell office:value-type="float" office:value="6.4309678511" calcext:value-type="float">
            <text:p>6.4309678511</text:p>
          </table:table-cell>
          <table:table-cell table:formula="of:=POWER([.C1319]-6.75;2)" office:value-type="float" office:value="0.101781512031752" calcext:value-type="float">
            <text:p>0.101781512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.061049" calcext:value-type="float">
            <text:p>7.061049</text:p>
          </table:table-cell>
          <table:table-cell office:value-type="float" office:value="6.4499647872" calcext:value-type="float">
            <text:p>6.4499647872</text:p>
          </table:table-cell>
          <table:table-cell table:formula="of:=POWER([.C1320]-6.75;2)" office:value-type="float" office:value="0.0900211289199414" calcext:value-type="float">
            <text:p>0.0900211289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.061049" calcext:value-type="float">
            <text:p>7.061049</text:p>
          </table:table-cell>
          <table:table-cell office:value-type="float" office:value="6.440801617" calcext:value-type="float">
            <text:p>6.440801617</text:p>
          </table:table-cell>
          <table:table-cell table:formula="of:=POWER([.C1321]-6.75;2)" office:value-type="float" office:value="0.0956036400498147" calcext:value-type="float">
            <text:p>0.09560364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.061049" calcext:value-type="float">
            <text:p>7.061049</text:p>
          </table:table-cell>
          <table:table-cell office:value-type="float" office:value="6.4320686596" calcext:value-type="float">
            <text:p>6.4320686596</text:p>
          </table:table-cell>
          <table:table-cell table:formula="of:=POWER([.C1322]-6.75;2)" office:value-type="float" office:value="0.101080337208541" calcext:value-type="float">
            <text:p>0.1010803372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.947679" calcext:value-type="float">
            <text:p>3.947679</text:p>
          </table:table-cell>
          <table:table-cell office:value-type="float" office:value="6.4266109787" calcext:value-type="float">
            <text:p>6.4266109787</text:p>
          </table:table-cell>
          <table:table-cell table:formula="of:=POWER([.C1323]-6.75;2)" office:value-type="float" office:value="0.104580459097372" calcext:value-type="float">
            <text:p>0.1045804591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.537995" calcext:value-type="float">
            <text:p>5.537995</text:p>
          </table:table-cell>
          <table:table-cell office:value-type="float" office:value="6.4903325745" calcext:value-type="float">
            <text:p>6.4903325745</text:p>
          </table:table-cell>
          <table:table-cell table:formula="of:=POWER([.C1324]-6.75;2)" office:value-type="float" office:value="0.0674271718657981" calcext:value-type="float">
            <text:p>0.0674271719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253818" calcext:value-type="float">
            <text:p>6.253818</text:p>
          </table:table-cell>
          <table:table-cell office:value-type="float" office:value="6.5202155957" calcext:value-type="float">
            <text:p>6.5202155957</text:p>
          </table:table-cell>
          <table:table-cell table:formula="of:=POWER([.C1325]-6.75;2)" office:value-type="float" office:value="0.0528008724595059" calcext:value-type="float">
            <text:p>0.0528008725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185577" calcext:value-type="float">
            <text:p>6.185577</text:p>
          </table:table-cell>
          <table:table-cell office:value-type="float" office:value="6.5330249574" calcext:value-type="float">
            <text:p>6.5330249574</text:p>
          </table:table-cell>
          <table:table-cell table:formula="of:=POWER([.C1326]-6.75;2)" office:value-type="float" office:value="0.0470781691112717" calcext:value-type="float">
            <text:p>0.0470781691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5.892607" calcext:value-type="float">
            <text:p>5.892607</text:p>
          </table:table-cell>
          <table:table-cell office:value-type="float" office:value="6.5466032553" calcext:value-type="float">
            <text:p>6.5466032553</text:p>
          </table:table-cell>
          <table:table-cell table:formula="of:=POWER([.C1327]-6.75;2)" office:value-type="float" office:value="0.041370235754557" calcext:value-type="float">
            <text:p>0.0413702358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113476" calcext:value-type="float">
            <text:p>6.113476</text:p>
          </table:table-cell>
          <table:table-cell office:value-type="float" office:value="6.5674009362" calcext:value-type="float">
            <text:p>6.5674009362</text:p>
          </table:table-cell>
          <table:table-cell table:formula="of:=POWER([.C1328]-6.75;2)" office:value-type="float" office:value="0.0333424181006364" calcext:value-type="float">
            <text:p>0.0333424181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723875" calcext:value-type="float">
            <text:p>6.723875</text:p>
          </table:table-cell>
          <table:table-cell office:value-type="float" office:value="6.5838048511" calcext:value-type="float">
            <text:p>6.5838048511</text:p>
          </table:table-cell>
          <table:table-cell table:formula="of:=POWER([.C1329]-6.75;2)" office:value-type="float" office:value="0.0276208275178932" calcext:value-type="float">
            <text:p>0.0276208275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.032557" calcext:value-type="float">
            <text:p>7.032557</text:p>
          </table:table-cell>
          <table:table-cell office:value-type="float" office:value="6.585661" calcext:value-type="float">
            <text:p>6.585661</text:p>
          </table:table-cell>
          <table:table-cell table:formula="of:=POWER([.C1330]-6.75;2)" office:value-type="float" office:value="0.027007306921" calcext:value-type="float">
            <text:p>0.0270073069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800389" calcext:value-type="float">
            <text:p>6.800389</text:p>
          </table:table-cell>
          <table:table-cell office:value-type="float" office:value="6.5793297447" calcext:value-type="float">
            <text:p>6.5793297447</text:p>
          </table:table-cell>
          <table:table-cell table:formula="of:=POWER([.C1331]-6.75;2)" office:value-type="float" office:value="0.0291283360441672" calcext:value-type="float">
            <text:p>0.029128336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353908" calcext:value-type="float">
            <text:p>6.353908</text:p>
          </table:table-cell>
          <table:table-cell office:value-type="float" office:value="6.5784317872" calcext:value-type="float">
            <text:p>6.5784317872</text:p>
          </table:table-cell>
          <table:table-cell table:formula="of:=POWER([.C1332]-6.75;2)" office:value-type="float" office:value="0.0294356516433862" calcext:value-type="float">
            <text:p>0.0294356516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11791" calcext:value-type="float">
            <text:p>6.11791</text:p>
          </table:table-cell>
          <table:table-cell office:value-type="float" office:value="6.5894507234" calcext:value-type="float">
            <text:p>6.5894507234</text:p>
          </table:table-cell>
          <table:table-cell table:formula="of:=POWER([.C1333]-6.75;2)" office:value-type="float" office:value="0.0257760702167834" calcext:value-type="float">
            <text:p>0.0257760702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146662" calcext:value-type="float">
            <text:p>6.146662</text:p>
          </table:table-cell>
          <table:table-cell office:value-type="float" office:value="6.6080418936" calcext:value-type="float">
            <text:p>6.6080418936</text:p>
          </table:table-cell>
          <table:table-cell table:formula="of:=POWER([.C1334]-6.75;2)" office:value-type="float" office:value="0.0201521039726736" calcext:value-type="float">
            <text:p>0.020152104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207981" calcext:value-type="float">
            <text:p>6.207981</text:p>
          </table:table-cell>
          <table:table-cell office:value-type="float" office:value="6.6271668085" calcext:value-type="float">
            <text:p>6.6271668085</text:p>
          </table:table-cell>
          <table:table-cell table:formula="of:=POWER([.C1335]-6.75;2)" office:value-type="float" office:value="0.0150879929340756" calcext:value-type="float">
            <text:p>0.0150879929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17383" calcext:value-type="float">
            <text:p>6.17383</text:p>
          </table:table-cell>
          <table:table-cell office:value-type="float" office:value="6.6439408936" calcext:value-type="float">
            <text:p>6.6439408936</text:p>
          </table:table-cell>
          <table:table-cell table:formula="of:=POWER([.C1336]-6.75;2)" office:value-type="float" office:value="0.0112485340503665" calcext:value-type="float">
            <text:p>0.0112485341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139523" calcext:value-type="float">
            <text:p>6.139523</text:p>
          </table:table-cell>
          <table:table-cell office:value-type="float" office:value="6.658415383" calcext:value-type="float">
            <text:p>6.658415383</text:p>
          </table:table-cell>
          <table:table-cell table:formula="of:=POWER([.C1337]-6.75;2)" office:value-type="float" office:value="0.00838774207103663" calcext:value-type="float">
            <text:p>0.0083877421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22454" calcext:value-type="float">
            <text:p>6.22454</text:p>
          </table:table-cell>
          <table:table-cell office:value-type="float" office:value="6.6703310638" calcext:value-type="float">
            <text:p>6.6703310638</text:p>
          </table:table-cell>
          <table:table-cell table:formula="of:=POWER([.C1338]-6.75;2)" office:value-type="float" office:value="0.00634713939523968" calcext:value-type="float">
            <text:p>0.0063471394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357779" calcext:value-type="float">
            <text:p>6.357779</text:p>
          </table:table-cell>
          <table:table-cell office:value-type="float" office:value="6.6794196809" calcext:value-type="float">
            <text:p>6.6794196809</text:p>
          </table:table-cell>
          <table:table-cell table:formula="of:=POWER([.C1339]-6.75;2)" office:value-type="float" office:value="0.00498158144425787" calcext:value-type="float">
            <text:p>0.0049815814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02524" calcext:value-type="float">
            <text:p>6.402524</text:p>
          </table:table-cell>
          <table:table-cell office:value-type="float" office:value="6.6878815957" calcext:value-type="float">
            <text:p>6.6878815957</text:p>
          </table:table-cell>
          <table:table-cell table:formula="of:=POWER([.C1340]-6.75;2)" office:value-type="float" office:value="0.00385869615277821" calcext:value-type="float">
            <text:p>0.003858696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389927" calcext:value-type="float">
            <text:p>6.389927</text:p>
          </table:table-cell>
          <table:table-cell office:value-type="float" office:value="6.6987087447" calcext:value-type="float">
            <text:p>6.6987087447</text:p>
          </table:table-cell>
          <table:table-cell table:formula="of:=POWER([.C1341]-6.75;2)" office:value-type="float" office:value="0.00263079287024976" calcext:value-type="float">
            <text:p>0.0026307929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432339" calcext:value-type="float">
            <text:p>6.432339</text:p>
          </table:table-cell>
          <table:table-cell office:value-type="float" office:value="6.7109293191" calcext:value-type="float">
            <text:p>6.7109293191</text:p>
          </table:table-cell>
          <table:table-cell table:formula="of:=POWER([.C1342]-6.75;2)" office:value-type="float" office:value="0.00152651810598963" calcext:value-type="float">
            <text:p>0.001526518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48807" calcext:value-type="float">
            <text:p>6.48807</text:p>
          </table:table-cell>
          <table:table-cell office:value-type="float" office:value="6.7200205957" calcext:value-type="float">
            <text:p>6.7200205957</text:p>
          </table:table-cell>
          <table:table-cell table:formula="of:=POWER([.C1343]-6.75;2)" office:value-type="float" office:value="0.000898764682182839" calcext:value-type="float">
            <text:p>0.0008987647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35126" calcext:value-type="float">
            <text:p>6.435126</text:p>
          </table:table-cell>
          <table:table-cell office:value-type="float" office:value="6.724458" calcext:value-type="float">
            <text:p>6.724458</text:p>
          </table:table-cell>
          <table:table-cell table:formula="of:=POWER([.C1344]-6.75;2)" office:value-type="float" office:value="0.000652393763999986" calcext:value-type="float">
            <text:p>0.000652393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315839" calcext:value-type="float">
            <text:p>6.315839</text:p>
          </table:table-cell>
          <table:table-cell office:value-type="float" office:value="6.7284971064" calcext:value-type="float">
            <text:p>6.7284971064</text:p>
          </table:table-cell>
          <table:table-cell table:formula="of:=POWER([.C1345]-6.75;2)" office:value-type="float" office:value="0.000462374433172926" calcext:value-type="float">
            <text:p>0.0004623744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307982" calcext:value-type="float">
            <text:p>6.307982</text:p>
          </table:table-cell>
          <table:table-cell office:value-type="float" office:value="6.7366113617" calcext:value-type="float">
            <text:p>6.7366113617</text:p>
          </table:table-cell>
          <table:table-cell table:formula="of:=POWER([.C1346]-6.75;2)" office:value-type="float" office:value="0.000179255635528237" calcext:value-type="float">
            <text:p>0.0001792556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450074" calcext:value-type="float">
            <text:p>6.450074</text:p>
          </table:table-cell>
          <table:table-cell office:value-type="float" office:value="6.7479237021" calcext:value-type="float">
            <text:p>6.7479237021</text:p>
          </table:table-cell>
          <table:table-cell table:formula="of:=POWER([.C1347]-6.75;2)" office:value-type="float" office:value="0.00000431101296954612" calcext:value-type="float">
            <text:p>0.000004311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582943" calcext:value-type="float">
            <text:p>6.582943</text:p>
          </table:table-cell>
          <table:table-cell office:value-type="float" office:value="6.7582140638" calcext:value-type="float">
            <text:p>6.7582140638</text:p>
          </table:table-cell>
          <table:table-cell table:formula="of:=POWER([.C1348]-6.75;2)" office:value-type="float" office:value="0.000067470844110465" calcext:value-type="float">
            <text:p>6.7470844110465E-005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592756" calcext:value-type="float">
            <text:p>6.592756</text:p>
          </table:table-cell>
          <table:table-cell office:value-type="float" office:value="6.7650161915" calcext:value-type="float">
            <text:p>6.7650161915</text:p>
          </table:table-cell>
          <table:table-cell table:formula="of:=POWER([.C1349]-6.75;2)" office:value-type="float" office:value="0.000225486007164672" calcext:value-type="float">
            <text:p>0.000225486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532378" calcext:value-type="float">
            <text:p>6.532378</text:p>
          </table:table-cell>
          <table:table-cell office:value-type="float" office:value="6.7686290213" calcext:value-type="float">
            <text:p>6.7686290213</text:p>
          </table:table-cell>
          <table:table-cell table:formula="of:=POWER([.C1350]-6.75;2)" office:value-type="float" office:value="0.000347040434595845" calcext:value-type="float">
            <text:p>0.000347040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50383" calcext:value-type="float">
            <text:p>6.50383</text:p>
          </table:table-cell>
          <table:table-cell office:value-type="float" office:value="6.7702325745" calcext:value-type="float">
            <text:p>6.7702325745</text:p>
          </table:table-cell>
          <table:table-cell table:formula="of:=POWER([.C1351]-6.75;2)" office:value-type="float" office:value="0.000409357070898034" calcext:value-type="float">
            <text:p>0.0004093571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546704" calcext:value-type="float">
            <text:p>6.546704</text:p>
          </table:table-cell>
          <table:table-cell office:value-type="float" office:value="6.7707585319" calcext:value-type="float">
            <text:p>6.7707585319</text:p>
          </table:table-cell>
          <table:table-cell table:formula="of:=POWER([.C1352]-6.75;2)" office:value-type="float" office:value="0.000430916646643331" calcext:value-type="float">
            <text:p>0.0004309166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65484" calcext:value-type="float">
            <text:p>6.65484</text:p>
          </table:table-cell>
          <table:table-cell office:value-type="float" office:value="6.7707030213" calcext:value-type="float">
            <text:p>6.7707030213</text:p>
          </table:table-cell>
          <table:table-cell table:formula="of:=POWER([.C1353]-6.75;2)" office:value-type="float" office:value="0.000428615090948259" calcext:value-type="float">
            <text:p>0.000428615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785178" calcext:value-type="float">
            <text:p>6.785178</text:p>
          </table:table-cell>
          <table:table-cell office:value-type="float" office:value="6.7697358723" calcext:value-type="float">
            <text:p>6.7697358723</text:p>
          </table:table-cell>
          <table:table-cell table:formula="of:=POWER([.C1354]-6.75;2)" office:value-type="float" office:value="0.00038950465544191" calcext:value-type="float">
            <text:p>0.0003895047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839512" calcext:value-type="float">
            <text:p>6.839512</text:p>
          </table:table-cell>
          <table:table-cell office:value-type="float" office:value="6.7669718511" calcext:value-type="float">
            <text:p>6.7669718511</text:p>
          </table:table-cell>
          <table:table-cell table:formula="of:=POWER([.C1355]-6.75;2)" office:value-type="float" office:value="0.000288043729760575" calcext:value-type="float">
            <text:p>0.0002880437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731464" calcext:value-type="float">
            <text:p>6.731464</text:p>
          </table:table-cell>
          <table:table-cell office:value-type="float" office:value="6.7626355957" calcext:value-type="float">
            <text:p>6.7626355957</text:p>
          </table:table-cell>
          <table:table-cell table:formula="of:=POWER([.C1356]-6.75;2)" office:value-type="float" office:value="0.000159658278693857" calcext:value-type="float">
            <text:p>0.0001596583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496177" calcext:value-type="float">
            <text:p>6.496177</text:p>
          </table:table-cell>
          <table:table-cell office:value-type="float" office:value="6.7594675319" calcext:value-type="float">
            <text:p>6.7594675319</text:p>
          </table:table-cell>
          <table:table-cell table:formula="of:=POWER([.C1357]-6.75;2)" office:value-type="float" office:value="0.0000896341602775248" calcext:value-type="float">
            <text:p>8.96341602775248E-005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306012" calcext:value-type="float">
            <text:p>6.306012</text:p>
          </table:table-cell>
          <table:table-cell office:value-type="float" office:value="6.7613685319" calcext:value-type="float">
            <text:p>6.7613685319</text:p>
          </table:table-cell>
          <table:table-cell table:formula="of:=POWER([.C1358]-6.75;2)" office:value-type="float" office:value="0.00012924351756131" calcext:value-type="float">
            <text:p>0.0001292435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320607" calcext:value-type="float">
            <text:p>6.320607</text:p>
          </table:table-cell>
          <table:table-cell office:value-type="float" office:value="6.768945234" calcext:value-type="float">
            <text:p>6.768945234</text:p>
          </table:table-cell>
          <table:table-cell table:formula="of:=POWER([.C1359]-6.75;2)" office:value-type="float" office:value="0.000358921891314766" calcext:value-type="float">
            <text:p>0.0003589219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51001" calcext:value-type="float">
            <text:p>6.51001</text:p>
          </table:table-cell>
          <table:table-cell office:value-type="float" office:value="6.7771785106" calcext:value-type="float">
            <text:p>6.7771785106</text:p>
          </table:table-cell>
          <table:table-cell table:formula="of:=POWER([.C1360]-6.75;2)" office:value-type="float" office:value="0.000738671438434299" calcext:value-type="float">
            <text:p>0.0007386714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720234" calcext:value-type="float">
            <text:p>6.720234</text:p>
          </table:table-cell>
          <table:table-cell office:value-type="float" office:value="6.7797054894" calcext:value-type="float">
            <text:p>6.7797054894</text:p>
          </table:table-cell>
          <table:table-cell table:formula="of:=POWER([.C1361]-6.75;2)" office:value-type="float" office:value="0.000882416100493536" calcext:value-type="float">
            <text:p>0.000882416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86441" calcext:value-type="float">
            <text:p>6.86441</text:p>
          </table:table-cell>
          <table:table-cell office:value-type="float" office:value="6.7743553404" calcext:value-type="float">
            <text:p>6.7743553404</text:p>
          </table:table-cell>
          <table:table-cell table:formula="of:=POWER([.C1362]-6.75;2)" office:value-type="float" office:value="0.000593182605999855" calcext:value-type="float">
            <text:p>0.0005931826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945542" calcext:value-type="float">
            <text:p>6.945542</text:p>
          </table:table-cell>
          <table:table-cell office:value-type="float" office:value="6.7640168723" calcext:value-type="float">
            <text:p>6.7640168723</text:p>
          </table:table-cell>
          <table:table-cell table:formula="of:=POWER([.C1363]-6.75;2)" office:value-type="float" office:value="0.000196472709074508" calcext:value-type="float">
            <text:p>0.0001964727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962191" calcext:value-type="float">
            <text:p>6.962191</text:p>
          </table:table-cell>
          <table:table-cell office:value-type="float" office:value="6.7536717872" calcext:value-type="float">
            <text:p>6.7536717872</text:p>
          </table:table-cell>
          <table:table-cell table:formula="of:=POWER([.C1364]-6.75;2)" office:value-type="float" office:value="0.0000134820212420842" calcext:value-type="float">
            <text:p>0.000013482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890406" calcext:value-type="float">
            <text:p>6.890406</text:p>
          </table:table-cell>
          <table:table-cell office:value-type="float" office:value="6.7467171277" calcext:value-type="float">
            <text:p>6.7467171277</text:p>
          </table:table-cell>
          <table:table-cell table:formula="of:=POWER([.C1365]-6.75;2)" office:value-type="float" office:value="0.0000107772505381059" calcext:value-type="float">
            <text:p>1.07772505381059E-005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748017" calcext:value-type="float">
            <text:p>6.748017</text:p>
          </table:table-cell>
          <table:table-cell office:value-type="float" office:value="6.7435526596" calcext:value-type="float">
            <text:p>6.7435526596</text:p>
          </table:table-cell>
          <table:table-cell table:formula="of:=POWER([.C1366]-6.75;2)" office:value-type="float" office:value="0.0000415681982334758" calcext:value-type="float">
            <text:p>4.15681982334758E-005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63038" calcext:value-type="float">
            <text:p>6.63038</text:p>
          </table:table-cell>
          <table:table-cell office:value-type="float" office:value="6.7426167234" calcext:value-type="float">
            <text:p>6.7426167234</text:p>
          </table:table-cell>
          <table:table-cell table:formula="of:=POWER([.C1367]-6.75;2)" office:value-type="float" office:value="0.0000545127733521033" calcext:value-type="float">
            <text:p>5.45127733521033E-005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6506" calcext:value-type="float">
            <text:p>6.6506</text:p>
          </table:table-cell>
          <table:table-cell office:value-type="float" office:value="6.7415917234" calcext:value-type="float">
            <text:p>6.7415917234</text:p>
          </table:table-cell>
          <table:table-cell table:formula="of:=POWER([.C1368]-6.75;2)" office:value-type="float" office:value="0.0000706991153821073" calcext:value-type="float">
            <text:p>7.06991153821073E-005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804538" calcext:value-type="float">
            <text:p>6.804538</text:p>
          </table:table-cell>
          <table:table-cell office:value-type="float" office:value="6.7380253617" calcext:value-type="float">
            <text:p>6.7380253617</text:p>
          </table:table-cell>
          <table:table-cell table:formula="of:=POWER([.C1369]-6.75;2)" office:value-type="float" office:value="0.000143391962415824" calcext:value-type="float">
            <text:p>0.000143392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942594" calcext:value-type="float">
            <text:p>6.942594</text:p>
          </table:table-cell>
          <table:table-cell office:value-type="float" office:value="6.7302081489" calcext:value-type="float">
            <text:p>6.7302081489</text:p>
          </table:table-cell>
          <table:table-cell table:formula="of:=POWER([.C1370]-6.75;2)" office:value-type="float" office:value="0.000391717369964568" calcext:value-type="float">
            <text:p>0.000391717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942497" calcext:value-type="float">
            <text:p>6.942497</text:p>
          </table:table-cell>
          <table:table-cell office:value-type="float" office:value="6.7174823191" calcext:value-type="float">
            <text:p>6.7174823191</text:p>
          </table:table-cell>
          <table:table-cell table:formula="of:=POWER([.C1371]-6.75;2)" office:value-type="float" office:value="0.00105739957111421" calcext:value-type="float">
            <text:p>0.0010573996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855858" calcext:value-type="float">
            <text:p>6.855858</text:p>
          </table:table-cell>
          <table:table-cell office:value-type="float" office:value="6.699537383" calcext:value-type="float">
            <text:p>6.699537383</text:p>
          </table:table-cell>
          <table:table-cell table:formula="of:=POWER([.C1372]-6.75;2)" office:value-type="float" office:value="0.00254647571448869" calcext:value-type="float">
            <text:p>0.0025464757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823757" calcext:value-type="float">
            <text:p>6.823757</text:p>
          </table:table-cell>
          <table:table-cell office:value-type="float" office:value="6.6770750213" calcext:value-type="float">
            <text:p>6.6770750213</text:p>
          </table:table-cell>
          <table:table-cell table:formula="of:=POWER([.C1373]-6.75;2)" office:value-type="float" office:value="0.00531805251839541" calcext:value-type="float">
            <text:p>0.0053180525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870098" calcext:value-type="float">
            <text:p>6.870098</text:p>
          </table:table-cell>
          <table:table-cell office:value-type="float" office:value="6.6538391915" calcext:value-type="float">
            <text:p>6.6538391915</text:p>
          </table:table-cell>
          <table:table-cell table:formula="of:=POWER([.C1374]-6.75;2)" office:value-type="float" office:value="0.0092469010913736" calcext:value-type="float">
            <text:p>0.0092469011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88446" calcext:value-type="float">
            <text:p>6.88446</text:p>
          </table:table-cell>
          <table:table-cell office:value-type="float" office:value="6.6349735957" calcext:value-type="float">
            <text:p>6.6349735957</text:p>
          </table:table-cell>
          <table:table-cell table:formula="of:=POWER([.C1375]-6.75;2)" office:value-type="float" office:value="0.0132310736861871" calcext:value-type="float">
            <text:p>0.013231073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811114" calcext:value-type="float">
            <text:p>6.811114</text:p>
          </table:table-cell>
          <table:table-cell office:value-type="float" office:value="6.622409617" calcext:value-type="float">
            <text:p>6.622409617</text:p>
          </table:table-cell>
          <table:table-cell table:formula="of:=POWER([.C1376]-6.75;2)" office:value-type="float" office:value="0.0162793058340868" calcext:value-type="float">
            <text:p>0.0162793058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734988" calcext:value-type="float">
            <text:p>6.734988</text:p>
          </table:table-cell>
          <table:table-cell office:value-type="float" office:value="6.6141835106" calcext:value-type="float">
            <text:p>6.6141835106</text:p>
          </table:table-cell>
          <table:table-cell table:formula="of:=POWER([.C1377]-6.75;2)" office:value-type="float" office:value="0.0184461187929403" calcext:value-type="float">
            <text:p>0.0184461188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758185" calcext:value-type="float">
            <text:p>6.758185</text:p>
          </table:table-cell>
          <table:table-cell office:value-type="float" office:value="6.6070332553" calcext:value-type="float">
            <text:p>6.6070332553</text:p>
          </table:table-cell>
          <table:table-cell table:formula="of:=POWER([.C1378]-6.75;2)" office:value-type="float" office:value="0.0204394900901149" calcext:value-type="float">
            <text:p>0.020439490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871798" calcext:value-type="float">
            <text:p>6.871798</text:p>
          </table:table-cell>
          <table:table-cell office:value-type="float" office:value="6.5984818936" calcext:value-type="float">
            <text:p>6.5984818936</text:p>
          </table:table-cell>
          <table:table-cell table:formula="of:=POWER([.C1379]-6.75;2)" office:value-type="float" office:value="0.0229577365670418" calcext:value-type="float">
            <text:p>0.022957736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991695" calcext:value-type="float">
            <text:p>6.991695</text:p>
          </table:table-cell>
          <table:table-cell office:value-type="float" office:value="6.5864863191" calcext:value-type="float">
            <text:p>6.5864863191</text:p>
          </table:table-cell>
          <table:table-cell table:formula="of:=POWER([.C1380]-6.75;2)" office:value-type="float" office:value="0.0267367238414669" calcext:value-type="float">
            <text:p>0.0267367238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.045533" calcext:value-type="float">
            <text:p>7.045533</text:p>
          </table:table-cell>
          <table:table-cell office:value-type="float" office:value="6.5685169149" calcext:value-type="float">
            <text:p>6.5685169149</text:p>
          </table:table-cell>
          <table:table-cell table:formula="of:=POWER([.C1381]-6.75;2)" office:value-type="float" office:value="0.0329361101774138" calcext:value-type="float">
            <text:p>0.0329361102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996363" calcext:value-type="float">
            <text:p>6.996363</text:p>
          </table:table-cell>
          <table:table-cell office:value-type="float" office:value="6.5440089787" calcext:value-type="float">
            <text:p>6.5440089787</text:p>
          </table:table-cell>
          <table:table-cell table:formula="of:=POWER([.C1382]-6.75;2)" office:value-type="float" office:value="0.0424323008562171" calcext:value-type="float">
            <text:p>0.0424323009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854131" calcext:value-type="float">
            <text:p>6.854131</text:p>
          </table:table-cell>
          <table:table-cell office:value-type="float" office:value="6.5196695957" calcext:value-type="float">
            <text:p>6.5196695957</text:p>
          </table:table-cell>
          <table:table-cell table:formula="of:=POWER([.C1383]-6.75;2)" office:value-type="float" office:value="0.0530520951450015" calcext:value-type="float">
            <text:p>0.053052095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69956" calcext:value-type="float">
            <text:p>6.69956</text:p>
          </table:table-cell>
          <table:table-cell office:value-type="float" office:value="6.5090674681" calcext:value-type="float">
            <text:p>6.5090674681</text:p>
          </table:table-cell>
          <table:table-cell table:formula="of:=POWER([.C1384]-6.75;2)" office:value-type="float" office:value="0.0580484849277447" calcext:value-type="float">
            <text:p>0.0580484849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651705" calcext:value-type="float">
            <text:p>6.651705</text:p>
          </table:table-cell>
          <table:table-cell office:value-type="float" office:value="6.5202583617" calcext:value-type="float">
            <text:p>6.5202583617</text:p>
          </table:table-cell>
          <table:table-cell table:formula="of:=POWER([.C1385]-6.75;2)" office:value-type="float" office:value="0.0527812203687681" calcext:value-type="float">
            <text:p>0.052781220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755489" calcext:value-type="float">
            <text:p>6.755489</text:p>
          </table:table-cell>
          <table:table-cell office:value-type="float" office:value="6.5451541277" calcext:value-type="float">
            <text:p>6.5451541277</text:p>
          </table:table-cell>
          <table:table-cell table:formula="of:=POWER([.C1386]-6.75;2)" office:value-type="float" office:value="0.0419618313983479" calcext:value-type="float">
            <text:p>0.0419618314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9114" calcext:value-type="float">
            <text:p>6.9114</text:p>
          </table:table-cell>
          <table:table-cell office:value-type="float" office:value="6.5614688298" calcext:value-type="float">
            <text:p>6.5614688298</text:p>
          </table:table-cell>
          <table:table-cell table:formula="of:=POWER([.C1387]-6.75;2)" office:value-type="float" office:value="0.0355440021369814" calcext:value-type="float">
            <text:p>0.035544002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964294" calcext:value-type="float">
            <text:p>6.964294</text:p>
          </table:table-cell>
          <table:table-cell office:value-type="float" office:value="6.541577234" calcext:value-type="float">
            <text:p>6.541577234</text:p>
          </table:table-cell>
          <table:table-cell table:formula="of:=POWER([.C1388]-6.75;2)" office:value-type="float" office:value="0.0434400493870908" calcext:value-type="float">
            <text:p>0.043440049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859629" calcext:value-type="float">
            <text:p>6.859629</text:p>
          </table:table-cell>
          <table:table-cell office:value-type="float" office:value="6.4557125319" calcext:value-type="float">
            <text:p>6.4557125319</text:p>
          </table:table-cell>
          <table:table-cell table:formula="of:=POWER([.C1389]-6.75;2)" office:value-type="float" office:value="0.0866051138807087" calcext:value-type="float">
            <text:p>0.0866051139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696628" calcext:value-type="float">
            <text:p>6.696628</text:p>
          </table:table-cell>
          <table:table-cell office:value-type="float" office:value="6.3720747447" calcext:value-type="float">
            <text:p>6.3720747447</text:p>
          </table:table-cell>
          <table:table-cell table:formula="of:=POWER([.C1390]-6.75;2)" office:value-type="float" office:value="0.14282749859357" calcext:value-type="float">
            <text:p>0.142827498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624964" calcext:value-type="float">
            <text:p>6.624964</text:p>
          </table:table-cell>
          <table:table-cell office:value-type="float" office:value="6.2919050638" calcext:value-type="float">
            <text:p>6.2919050638</text:p>
          </table:table-cell>
          <table:table-cell table:formula="of:=POWER([.C1391]-6.75;2)" office:value-type="float" office:value="0.209850970572082" calcext:value-type="float">
            <text:p>0.209850970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697209" calcext:value-type="float">
            <text:p>6.697209</text:p>
          </table:table-cell>
          <table:table-cell office:value-type="float" office:value="6.2132601489" calcext:value-type="float">
            <text:p>6.2132601489</text:p>
          </table:table-cell>
          <table:table-cell table:formula="of:=POWER([.C1392]-6.75;2)" office:value-type="float" office:value="0.28808966775885" calcext:value-type="float">
            <text:p>0.2880896678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839662" calcext:value-type="float">
            <text:p>6.839662</text:p>
          </table:table-cell>
          <table:table-cell office:value-type="float" office:value="6.221012383" calcext:value-type="float">
            <text:p>6.221012383</text:p>
          </table:table-cell>
          <table:table-cell table:formula="of:=POWER([.C1393]-6.75;2)" office:value-type="float" office:value="0.279827898939339" calcext:value-type="float">
            <text:p>0.2798278989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933721" calcext:value-type="float">
            <text:p>6.933721</text:p>
          </table:table-cell>
          <table:table-cell office:value-type="float" office:value="6.212900617" calcext:value-type="float">
            <text:p>6.212900617</text:p>
          </table:table-cell>
          <table:table-cell table:formula="of:=POWER([.C1394]-6.75;2)" office:value-type="float" office:value="0.288475747218981" calcext:value-type="float">
            <text:p>0.288475747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902643" calcext:value-type="float">
            <text:p>6.902643</text:p>
          </table:table-cell>
          <table:table-cell office:value-type="float" office:value="6.1871540213" calcext:value-type="float">
            <text:p>6.1871540213</text:p>
          </table:table-cell>
          <table:table-cell table:formula="of:=POWER([.C1395]-6.75;2)" office:value-type="float" office:value="0.316795595738761" calcext:value-type="float">
            <text:p>0.3167955957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762559" calcext:value-type="float">
            <text:p>6.762559</text:p>
          </table:table-cell>
          <table:table-cell office:value-type="float" office:value="6.146820766" calcext:value-type="float">
            <text:p>6.146820766</text:p>
          </table:table-cell>
          <table:table-cell table:formula="of:=POWER([.C1396]-6.75;2)" office:value-type="float" office:value="0.363825188328826" calcext:value-type="float">
            <text:p>0.3638251883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607745" calcext:value-type="float">
            <text:p>6.607745</text:p>
          </table:table-cell>
          <table:table-cell office:value-type="float" office:value="6.1071219574" calcext:value-type="float">
            <text:p>6.1071219574</text:p>
          </table:table-cell>
          <table:table-cell table:formula="of:=POWER([.C1397]-6.75;2)" office:value-type="float" office:value="0.413292177657207" calcext:value-type="float">
            <text:p>0.4132921777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52855" calcext:value-type="float">
            <text:p>6.52855</text:p>
          </table:table-cell>
          <table:table-cell office:value-type="float" office:value="6.0796803404" calcext:value-type="float">
            <text:p>6.0796803404</text:p>
          </table:table-cell>
          <table:table-cell table:formula="of:=POWER([.C1398]-6.75;2)" office:value-type="float" office:value="0.449328446046259" calcext:value-type="float">
            <text:p>0.449328446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544095" calcext:value-type="float">
            <text:p>6.544095</text:p>
          </table:table-cell>
          <table:table-cell office:value-type="float" office:value="6.0607582766" calcext:value-type="float">
            <text:p>6.0607582766</text:p>
          </table:table-cell>
          <table:table-cell table:formula="of:=POWER([.C1399]-6.75;2)" office:value-type="float" office:value="0.475054153275403" calcext:value-type="float">
            <text:p>0.4750541533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609384" calcext:value-type="float">
            <text:p>6.609384</text:p>
          </table:table-cell>
          <table:table-cell office:value-type="float" office:value="6.0394384468" calcext:value-type="float">
            <text:p>6.0394384468</text:p>
          </table:table-cell>
          <table:table-cell table:formula="of:=POWER([.C1400]-6.75;2)" office:value-type="float" office:value="0.504897720885996" calcext:value-type="float">
            <text:p>0.5048977209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655269" calcext:value-type="float">
            <text:p>6.655269</text:p>
          </table:table-cell>
          <table:table-cell office:value-type="float" office:value="6.0095517021" calcext:value-type="float">
            <text:p>6.0095517021</text:p>
          </table:table-cell>
          <table:table-cell table:formula="of:=POWER([.C1401]-6.75;2)" office:value-type="float" office:value="0.548263681863008" calcext:value-type="float">
            <text:p>0.5482636819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635708" calcext:value-type="float">
            <text:p>6.635708</text:p>
          </table:table-cell>
          <table:table-cell office:value-type="float" office:value="5.9766681277" calcext:value-type="float">
            <text:p>5.9766681277</text:p>
          </table:table-cell>
          <table:table-cell table:formula="of:=POWER([.C1402]-6.75;2)" office:value-type="float" office:value="0.598042184715023" calcext:value-type="float">
            <text:p>0.5980421847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582565" calcext:value-type="float">
            <text:p>6.582565</text:p>
          </table:table-cell>
          <table:table-cell office:value-type="float" office:value="5.955743766" calcext:value-type="float">
            <text:p>5.955743766</text:p>
          </table:table-cell>
          <table:table-cell table:formula="of:=POWER([.C1403]-6.75;2)" office:value-type="float" office:value="0.630842965247862" calcext:value-type="float">
            <text:p>0.6308429652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585524" calcext:value-type="float">
            <text:p>6.585524</text:p>
          </table:table-cell>
          <table:table-cell office:value-type="float" office:value="5.9578833191" calcext:value-type="float">
            <text:p>5.9578833191</text:p>
          </table:table-cell>
          <table:table-cell table:formula="of:=POWER([.C1404]-6.75;2)" office:value-type="float" office:value="0.627448836160032" calcext:value-type="float">
            <text:p>0.6274488362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662117" calcext:value-type="float">
            <text:p>6.662117</text:p>
          </table:table-cell>
          <table:table-cell office:value-type="float" office:value="5.9798647872" calcext:value-type="float">
            <text:p>5.9798647872</text:p>
          </table:table-cell>
          <table:table-cell table:formula="of:=POWER([.C1405]-6.75;2)" office:value-type="float" office:value="0.593108245994501" calcext:value-type="float">
            <text:p>0.593108246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707571" calcext:value-type="float">
            <text:p>6.707571</text:p>
          </table:table-cell>
          <table:table-cell office:value-type="float" office:value="6.0063768298" calcext:value-type="float">
            <text:p>6.0063768298</text:p>
          </table:table-cell>
          <table:table-cell table:formula="of:=POWER([.C1406]-6.75;2)" office:value-type="float" office:value="0.552975419258299" calcext:value-type="float">
            <text:p>0.5529754193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628778" calcext:value-type="float">
            <text:p>6.628778</text:p>
          </table:table-cell>
          <table:table-cell office:value-type="float" office:value="6.0212790213" calcext:value-type="float">
            <text:p>6.0212790213</text:p>
          </table:table-cell>
          <table:table-cell table:formula="of:=POWER([.C1407]-6.75;2)" office:value-type="float" office:value="0.531034264797486" calcext:value-type="float">
            <text:p>0.5310342648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468777" calcext:value-type="float">
            <text:p>6.468777</text:p>
          </table:table-cell>
          <table:table-cell office:value-type="float" office:value="6.0194058936" calcext:value-type="float">
            <text:p>6.0194058936</text:p>
          </table:table-cell>
          <table:table-cell table:formula="of:=POWER([.C1408]-6.75;2)" office:value-type="float" office:value="0.533767748306414" calcext:value-type="float">
            <text:p>0.5337677483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378502" calcext:value-type="float">
            <text:p>6.378502</text:p>
          </table:table-cell>
          <table:table-cell office:value-type="float" office:value="6.0090560213" calcext:value-type="float">
            <text:p>6.0090560213</text:p>
          </table:table-cell>
          <table:table-cell table:formula="of:=POWER([.C1409]-6.75;2)" office:value-type="float" office:value="0.548997979571786" calcext:value-type="float">
            <text:p>0.548997979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459323" calcext:value-type="float">
            <text:p>6.459323</text:p>
          </table:table-cell>
          <table:table-cell office:value-type="float" office:value="5.9987523617" calcext:value-type="float">
            <text:p>5.9987523617</text:p>
          </table:table-cell>
          <table:table-cell table:formula="of:=POWER([.C1410]-6.75;2)" office:value-type="float" office:value="0.564373014051327" calcext:value-type="float">
            <text:p>0.564373014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635322" calcext:value-type="float">
            <text:p>6.635322</text:p>
          </table:table-cell>
          <table:table-cell office:value-type="float" office:value="5.9865107447" calcext:value-type="float">
            <text:p>5.9865107447</text:p>
          </table:table-cell>
          <table:table-cell table:formula="of:=POWER([.C1411]-6.75;2)" office:value-type="float" office:value="0.582915842958548" calcext:value-type="float">
            <text:p>0.582915843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741676" calcext:value-type="float">
            <text:p>6.741676</text:p>
          </table:table-cell>
          <table:table-cell office:value-type="float" office:value="5.9686724681" calcext:value-type="float">
            <text:p>5.9686724681</text:p>
          </table:table-cell>
          <table:table-cell table:formula="of:=POWER([.C1412]-6.75;2)" office:value-type="float" office:value="0.610472712104945" calcext:value-type="float">
            <text:p>0.6104727121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704028" calcext:value-type="float">
            <text:p>6.704028</text:p>
          </table:table-cell>
          <table:table-cell office:value-type="float" office:value="5.9500514681" calcext:value-type="float">
            <text:p>5.9500514681</text:p>
          </table:table-cell>
          <table:table-cell table:formula="of:=POWER([.C1413]-6.75;2)" office:value-type="float" office:value="0.639917653688966" calcext:value-type="float">
            <text:p>0.6399176537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582205" calcext:value-type="float">
            <text:p>6.582205</text:p>
          </table:table-cell>
          <table:table-cell office:value-type="float" office:value="5.9397324043" calcext:value-type="float">
            <text:p>5.9397324043</text:p>
          </table:table-cell>
          <table:table-cell table:formula="of:=POWER([.C1414]-6.75;2)" office:value-type="float" office:value="0.656533576641459" calcext:value-type="float">
            <text:p>0.6565335766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482981" calcext:value-type="float">
            <text:p>6.482981</text:p>
          </table:table-cell>
          <table:table-cell office:value-type="float" office:value="5.9406016809" calcext:value-type="float">
            <text:p>5.9406016809</text:p>
          </table:table-cell>
          <table:table-cell table:formula="of:=POWER([.C1415]-6.75;2)" office:value-type="float" office:value="0.655125638961905" calcext:value-type="float">
            <text:p>0.655125639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437129" calcext:value-type="float">
            <text:p>6.437129</text:p>
          </table:table-cell>
          <table:table-cell office:value-type="float" office:value="5.9474960213" calcext:value-type="float">
            <text:p>5.9474960213</text:p>
          </table:table-cell>
          <table:table-cell table:formula="of:=POWER([.C1416]-6.75;2)" office:value-type="float" office:value="0.64401263582933" calcext:value-type="float">
            <text:p>0.6440126358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34448" calcext:value-type="float">
            <text:p>6.34448</text:p>
          </table:table-cell>
          <table:table-cell office:value-type="float" office:value="5.9535144894" calcext:value-type="float">
            <text:p>5.9535144894</text:p>
          </table:table-cell>
          <table:table-cell table:formula="of:=POWER([.C1417]-6.75;2)" office:value-type="float" office:value="0.634389168595743" calcext:value-type="float">
            <text:p>0.6343891686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099085" calcext:value-type="float">
            <text:p>6.099085</text:p>
          </table:table-cell>
          <table:table-cell office:value-type="float" office:value="5.9562798085" calcext:value-type="float">
            <text:p>5.9562798085</text:p>
          </table:table-cell>
          <table:table-cell table:formula="of:=POWER([.C1418]-6.75;2)" office:value-type="float" office:value="0.629991742394797" calcext:value-type="float">
            <text:p>0.6299917424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.800127" calcext:value-type="float">
            <text:p>5.800127</text:p>
          </table:table-cell>
          <table:table-cell office:value-type="float" office:value="5.9587958936" calcext:value-type="float">
            <text:p>5.9587958936</text:p>
          </table:table-cell>
          <table:table-cell table:formula="of:=POWER([.C1419]-6.75;2)" office:value-type="float" office:value="0.626003937984223" calcext:value-type="float">
            <text:p>0.626003938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.731673" calcext:value-type="float">
            <text:p>5.731673</text:p>
          </table:table-cell>
          <table:table-cell office:value-type="float" office:value="5.9653691489" calcext:value-type="float">
            <text:p>5.9653691489</text:p>
          </table:table-cell>
          <table:table-cell table:formula="of:=POWER([.C1420]-6.75;2)" office:value-type="float" office:value="0.615645572497911" calcext:value-type="float">
            <text:p>0.6156455725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.983415" calcext:value-type="float">
            <text:p>5.983415</text:p>
          </table:table-cell>
          <table:table-cell office:value-type="float" office:value="5.9766349149" calcext:value-type="float">
            <text:p>5.9766349149</text:p>
          </table:table-cell>
          <table:table-cell table:formula="of:=POWER([.C1421]-6.75;2)" office:value-type="float" office:value="0.59809355485173" calcext:value-type="float">
            <text:p>0.5980935549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293953" calcext:value-type="float">
            <text:p>6.293953</text:p>
          </table:table-cell>
          <table:table-cell office:value-type="float" office:value="5.9895107021" calcext:value-type="float">
            <text:p>5.9895107021</text:p>
          </table:table-cell>
          <table:table-cell table:formula="of:=POWER([.C1422]-6.75;2)" office:value-type="float" office:value="0.578343972220434" calcext:value-type="float">
            <text:p>0.5783439722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424487" calcext:value-type="float">
            <text:p>6.424487</text:p>
          </table:table-cell>
          <table:table-cell office:value-type="float" office:value="6.0017112766" calcext:value-type="float">
            <text:p>6.0017112766</text:p>
          </table:table-cell>
          <table:table-cell table:formula="of:=POWER([.C1423]-6.75;2)" office:value-type="float" office:value="0.559936013567602" calcext:value-type="float">
            <text:p>0.5599360136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398926" calcext:value-type="float">
            <text:p>6.398926</text:p>
          </table:table-cell>
          <table:table-cell office:value-type="float" office:value="6.012605766" calcext:value-type="float">
            <text:p>6.012605766</text:p>
          </table:table-cell>
          <table:table-cell table:formula="of:=POWER([.C1424]-6.75;2)" office:value-type="float" office:value="0.543750256336447" calcext:value-type="float">
            <text:p>0.5437502563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356271" calcext:value-type="float">
            <text:p>6.356271</text:p>
          </table:table-cell>
          <table:table-cell office:value-type="float" office:value="6.0208140638" calcext:value-type="float">
            <text:p>6.0208140638</text:p>
          </table:table-cell>
          <table:table-cell table:formula="of:=POWER([.C1425]-6.75;2)" office:value-type="float" office:value="0.531712129551871" calcext:value-type="float">
            <text:p>0.531712129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308006" calcext:value-type="float">
            <text:p>6.308006</text:p>
          </table:table-cell>
          <table:table-cell office:value-type="float" office:value="6.0247206383" calcext:value-type="float">
            <text:p>6.0247206383</text:p>
          </table:table-cell>
          <table:table-cell table:formula="of:=POWER([.C1426]-6.75;2)" office:value-type="float" office:value="0.52603015250796" calcext:value-type="float">
            <text:p>0.5260301525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147133" calcext:value-type="float">
            <text:p>6.147133</text:p>
          </table:table-cell>
          <table:table-cell office:value-type="float" office:value="6.026448" calcext:value-type="float">
            <text:p>6.026448</text:p>
          </table:table-cell>
          <table:table-cell table:formula="of:=POWER([.C1427]-6.75;2)" office:value-type="float" office:value="0.523527496704" calcext:value-type="float">
            <text:p>0.5235274967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.89366" calcext:value-type="float">
            <text:p>5.89366</text:p>
          </table:table-cell>
          <table:table-cell office:value-type="float" office:value="6.0320252979" calcext:value-type="float">
            <text:p>6.0320252979</text:p>
          </table:table-cell>
          <table:table-cell table:formula="of:=POWER([.C1428]-6.75;2)" office:value-type="float" office:value="0.515487672855584" calcext:value-type="float">
            <text:p>0.5154876729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.852412" calcext:value-type="float">
            <text:p>5.852412</text:p>
          </table:table-cell>
          <table:table-cell office:value-type="float" office:value="6.0449999362" calcext:value-type="float">
            <text:p>6.0449999362</text:p>
          </table:table-cell>
          <table:table-cell table:formula="of:=POWER([.C1429]-6.75;2)" office:value-type="float" office:value="0.497025089958004" calcext:value-type="float">
            <text:p>0.49702509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355831" calcext:value-type="float">
            <text:p>6.355831</text:p>
          </table:table-cell>
          <table:table-cell office:value-type="float" office:value="6.0602447872" calcext:value-type="float">
            <text:p>6.0602447872</text:p>
          </table:table-cell>
          <table:table-cell table:formula="of:=POWER([.C1430]-6.75;2)" office:value-type="float" office:value="0.475762253584773" calcext:value-type="float">
            <text:p>0.475762253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.225532" calcext:value-type="float">
            <text:p>7.225532</text:p>
          </table:table-cell>
          <table:table-cell office:value-type="float" office:value="6.065770383" calcext:value-type="float">
            <text:p>6.065770383</text:p>
          </table:table-cell>
          <table:table-cell table:formula="of:=POWER([.C1431]-6.75;2)" office:value-type="float" office:value="0.468170168779966" calcext:value-type="float">
            <text:p>0.4681701688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.821806" calcext:value-type="float">
            <text:p>7.821806</text:p>
          </table:table-cell>
          <table:table-cell office:value-type="float" office:value="6.0542187234" calcext:value-type="float">
            <text:p>6.0542187234</text:p>
          </table:table-cell>
          <table:table-cell table:formula="of:=POWER([.C1432]-6.75;2)" office:value-type="float" office:value="0.484111584867126" calcext:value-type="float">
            <text:p>0.4841115849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.52228" calcext:value-type="float">
            <text:p>7.52228</text:p>
          </table:table-cell>
          <table:table-cell office:value-type="float" office:value="6.0313178511" calcext:value-type="float">
            <text:p>6.0313178511</text:p>
          </table:table-cell>
          <table:table-cell table:formula="of:=POWER([.C1433]-6.75;2)" office:value-type="float" office:value="0.516504031147522" calcext:value-type="float">
            <text:p>0.5165040311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.976495" calcext:value-type="float">
            <text:p>5.976495</text:p>
          </table:table-cell>
          <table:table-cell office:value-type="float" office:value="6.0151237872" calcext:value-type="float">
            <text:p>6.0151237872</text:p>
          </table:table-cell>
          <table:table-cell table:formula="of:=POWER([.C1434]-6.75;2)" office:value-type="float" office:value="0.54004304813927" calcext:value-type="float">
            <text:p>0.540043048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.928653" calcext:value-type="float">
            <text:p>2.928653</text:p>
          </table:table-cell>
          <table:table-cell office:value-type="float" office:value="6.0313985319" calcext:value-type="float">
            <text:p>6.0313985319</text:p>
          </table:table-cell>
          <table:table-cell table:formula="of:=POWER([.C1435]-6.75;2)" office:value-type="float" office:value="0.516388069955475" calcext:value-type="float">
            <text:p>0.51638807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.928653" calcext:value-type="float">
            <text:p>2.928653</text:p>
          </table:table-cell>
          <table:table-cell office:value-type="float" office:value="6.1124427447" calcext:value-type="float">
            <text:p>6.1124427447</text:p>
          </table:table-cell>
          <table:table-cell table:formula="of:=POWER([.C1436]-6.75;2)" office:value-type="float" office:value="0.406479253785669" calcext:value-type="float">
            <text:p>0.406479253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.928653" calcext:value-type="float">
            <text:p>2.928653</text:p>
          </table:table-cell>
          <table:table-cell office:value-type="float" office:value="6.194442383" calcext:value-type="float">
            <text:p>6.194442383</text:p>
          </table:table-cell>
          <table:table-cell table:formula="of:=POWER([.C1437]-6.75;2)" office:value-type="float" office:value="0.308644265806718" calcext:value-type="float">
            <text:p>0.3086442658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.928653" calcext:value-type="float">
            <text:p>2.928653</text:p>
          </table:table-cell>
          <table:table-cell office:value-type="float" office:value="6.2781745319" calcext:value-type="float">
            <text:p>6.2781745319</text:p>
          </table:table-cell>
          <table:table-cell table:formula="of:=POWER([.C1438]-6.75;2)" office:value-type="float" office:value="0.222619272347784" calcext:value-type="float">
            <text:p>0.2226192723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.061564" calcext:value-type="float">
            <text:p>7.061564</text:p>
          </table:table-cell>
          <table:table-cell office:value-type="float" office:value="6.363531234" calcext:value-type="float">
            <text:p>6.363531234</text:p>
          </table:table-cell>
          <table:table-cell table:formula="of:=POWER([.C1439]-6.75;2)" office:value-type="float" office:value="0.149358107093563" calcext:value-type="float">
            <text:p>0.1493581071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458409" calcext:value-type="float">
            <text:p>6.458409</text:p>
          </table:table-cell>
          <table:table-cell office:value-type="float" office:value="6.3615565319" calcext:value-type="float">
            <text:p>6.3615565319</text:p>
          </table:table-cell>
          <table:table-cell table:formula="of:=POWER([.C1440]-6.75;2)" office:value-type="float" office:value="0.150888327909556" calcext:value-type="float">
            <text:p>0.1508883279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.723631" calcext:value-type="float">
            <text:p>5.723631</text:p>
          </table:table-cell>
          <table:table-cell office:value-type="float" office:value="6.3716274043" calcext:value-type="float">
            <text:p>6.3716274043</text:p>
          </table:table-cell>
          <table:table-cell table:formula="of:=POWER([.C1441]-6.75;2)" office:value-type="float" office:value="0.143165821176756" calcext:value-type="float">
            <text:p>0.1431658212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.00698" calcext:value-type="float">
            <text:p>5.00698</text:p>
          </table:table-cell>
          <table:table-cell office:value-type="float" office:value="6.3956115106" calcext:value-type="float">
            <text:p>6.3956115106</text:p>
          </table:table-cell>
          <table:table-cell table:formula="of:=POWER([.C1442]-6.75;2)" office:value-type="float" office:value="0.125591201419214" calcext:value-type="float">
            <text:p>0.1255912014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.896715" calcext:value-type="float">
            <text:p>4.896715</text:p>
          </table:table-cell>
          <table:table-cell office:value-type="float" office:value="6.4332562979" calcext:value-type="float">
            <text:p>6.4332562979</text:p>
          </table:table-cell>
          <table:table-cell table:formula="of:=POWER([.C1443]-6.75;2)" office:value-type="float" office:value="0.100326572820014" calcext:value-type="float">
            <text:p>0.1003265728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.317989" calcext:value-type="float">
            <text:p>5.317989</text:p>
          </table:table-cell>
          <table:table-cell office:value-type="float" office:value="6.4727265319" calcext:value-type="float">
            <text:p>6.4727265319</text:p>
          </table:table-cell>
          <table:table-cell table:formula="of:=POWER([.C1444]-6.75;2)" office:value-type="float" office:value="0.0768805761122016" calcext:value-type="float">
            <text:p>0.076880576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.639213" calcext:value-type="float">
            <text:p>5.639213</text:p>
          </table:table-cell>
          <table:table-cell office:value-type="float" office:value="6.5035923404" calcext:value-type="float">
            <text:p>6.5035923404</text:p>
          </table:table-cell>
          <table:table-cell table:formula="of:=POWER([.C1445]-6.75;2)" office:value-type="float" office:value="0.0607167347095495" calcext:value-type="float">
            <text:p>0.0607167347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.542063" calcext:value-type="float">
            <text:p>5.542063</text:p>
          </table:table-cell>
          <table:table-cell office:value-type="float" office:value="6.5275715106" calcext:value-type="float">
            <text:p>6.5275715106</text:p>
          </table:table-cell>
          <table:table-cell table:formula="of:=POWER([.C1446]-6.75;2)" office:value-type="float" office:value="0.0494744328967661" calcext:value-type="float">
            <text:p>0.0494744329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5.204707" calcext:value-type="float">
            <text:p>5.204707</text:p>
          </table:table-cell>
          <table:table-cell office:value-type="float" office:value="6.5524384043" calcext:value-type="float">
            <text:p>6.5524384043</text:p>
          </table:table-cell>
          <table:table-cell table:formula="of:=POWER([.C1447]-6.75;2)" office:value-type="float" office:value="0.0390305840955302" calcext:value-type="float">
            <text:p>0.0390305841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.109741" calcext:value-type="float">
            <text:p>5.109741</text:p>
          </table:table-cell>
          <table:table-cell office:value-type="float" office:value="6.5833114043" calcext:value-type="float">
            <text:p>6.5833114043</text:p>
          </table:table-cell>
          <table:table-cell table:formula="of:=POWER([.C1448]-6.75;2)" office:value-type="float" office:value="0.0277850879364381" calcext:value-type="float">
            <text:p>0.027785087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.652263" calcext:value-type="float">
            <text:p>5.652263</text:p>
          </table:table-cell>
          <table:table-cell office:value-type="float" office:value="6.6168310213" calcext:value-type="float">
            <text:p>6.6168310213</text:p>
          </table:table-cell>
          <table:table-cell table:formula="of:=POWER([.C1449]-6.75;2)" office:value-type="float" office:value="0.017733976888001" calcext:value-type="float">
            <text:p>0.0177339769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683124" calcext:value-type="float">
            <text:p>6.683124</text:p>
          </table:table-cell>
          <table:table-cell office:value-type="float" office:value="6.6414999149" calcext:value-type="float">
            <text:p>6.6414999149</text:p>
          </table:table-cell>
          <table:table-cell table:formula="of:=POWER([.C1450]-6.75;2)" office:value-type="float" office:value="0.0117722684667073" calcext:value-type="float">
            <text:p>0.0117722685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.618653" calcext:value-type="float">
            <text:p>7.618653</text:p>
          </table:table-cell>
          <table:table-cell office:value-type="float" office:value="6.6475536809" calcext:value-type="float">
            <text:p>6.6475536809</text:p>
          </table:table-cell>
          <table:table-cell table:formula="of:=POWER([.C1451]-6.75;2)" office:value-type="float" office:value="0.0104952482971391" calcext:value-type="float">
            <text:p>0.0104952483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.908183" calcext:value-type="float">
            <text:p>7.908183</text:p>
          </table:table-cell>
          <table:table-cell office:value-type="float" office:value="6.6359207447" calcext:value-type="float">
            <text:p>6.6359207447</text:p>
          </table:table-cell>
          <table:table-cell table:formula="of:=POWER([.C1452]-6.75;2)" office:value-type="float" office:value="0.0130140764898026" calcext:value-type="float">
            <text:p>0.0130140765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.407974" calcext:value-type="float">
            <text:p>7.407974</text:p>
          </table:table-cell>
          <table:table-cell office:value-type="float" office:value="6.6182367447" calcext:value-type="float">
            <text:p>6.6182367447</text:p>
          </table:table-cell>
          <table:table-cell table:formula="of:=POWER([.C1453]-6.75;2)" office:value-type="float" office:value="0.017361555447253" calcext:value-type="float">
            <text:p>0.0173615554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540741" calcext:value-type="float">
            <text:p>6.540741</text:p>
          </table:table-cell>
          <table:table-cell office:value-type="float" office:value="6.6093547234" calcext:value-type="float">
            <text:p>6.6093547234</text:p>
          </table:table-cell>
          <table:table-cell table:formula="of:=POWER([.C1454]-6.75;2)" office:value-type="float" office:value="0.0197810938298905" calcext:value-type="float">
            <text:p>0.0197810938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.982333" calcext:value-type="float">
            <text:p>5.982333</text:p>
          </table:table-cell>
          <table:table-cell office:value-type="float" office:value="6.6165392128" calcext:value-type="float">
            <text:p>6.6165392128</text:p>
          </table:table-cell>
          <table:table-cell table:formula="of:=POWER([.C1455]-6.75;2)" office:value-type="float" office:value="0.0178117817200436" calcext:value-type="float">
            <text:p>0.0178117817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.89423" calcext:value-type="float">
            <text:p>5.89423</text:p>
          </table:table-cell>
          <table:table-cell office:value-type="float" office:value="6.6343404681" calcext:value-type="float">
            <text:p>6.6343404681</text:p>
          </table:table-cell>
          <table:table-cell table:formula="of:=POWER([.C1456]-6.75;2)" office:value-type="float" office:value="0.0133771273193272" calcext:value-type="float">
            <text:p>0.0133771273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.883967" calcext:value-type="float">
            <text:p>5.883967</text:p>
          </table:table-cell>
          <table:table-cell office:value-type="float" office:value="6.6540441489" calcext:value-type="float">
            <text:p>6.6540441489</text:p>
          </table:table-cell>
          <table:table-cell table:formula="of:=POWER([.C1457]-6.75;2)" office:value-type="float" office:value="0.00920752536032542" calcext:value-type="float">
            <text:p>0.0092075254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.796923" calcext:value-type="float">
            <text:p>5.796923</text:p>
          </table:table-cell>
          <table:table-cell office:value-type="float" office:value="6.6736446809" calcext:value-type="float">
            <text:p>6.6736446809</text:p>
          </table:table-cell>
          <table:table-cell table:formula="of:=POWER([.C1458]-6.75;2)" office:value-type="float" office:value="0.00583013475486285" calcext:value-type="float">
            <text:p>0.0058301348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.866489" calcext:value-type="float">
            <text:p>5.866489</text:p>
          </table:table-cell>
          <table:table-cell office:value-type="float" office:value="6.6932347872" calcext:value-type="float">
            <text:p>6.6932347872</text:p>
          </table:table-cell>
          <table:table-cell table:formula="of:=POWER([.C1459]-6.75;2)" office:value-type="float" office:value="0.00322228938422931" calcext:value-type="float">
            <text:p>0.0032222894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219032" calcext:value-type="float">
            <text:p>6.219032</text:p>
          </table:table-cell>
          <table:table-cell office:value-type="float" office:value="6.7093494894" calcext:value-type="float">
            <text:p>6.7093494894</text:p>
          </table:table-cell>
          <table:table-cell table:formula="of:=POWER([.C1460]-6.75;2)" office:value-type="float" office:value="0.00165246401204071" calcext:value-type="float">
            <text:p>0.001652464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623061" calcext:value-type="float">
            <text:p>6.623061</text:p>
          </table:table-cell>
          <table:table-cell office:value-type="float" office:value="6.7182753617" calcext:value-type="float">
            <text:p>6.7182753617</text:p>
          </table:table-cell>
          <table:table-cell table:formula="of:=POWER([.C1461]-6.75;2)" office:value-type="float" office:value="0.00100645267526583" calcext:value-type="float">
            <text:p>0.0010064527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807015" calcext:value-type="float">
            <text:p>6.807015</text:p>
          </table:table-cell>
          <table:table-cell office:value-type="float" office:value="6.7209619362" calcext:value-type="float">
            <text:p>6.7209619362</text:p>
          </table:table-cell>
          <table:table-cell table:formula="of:=POWER([.C1462]-6.75;2)" office:value-type="float" office:value="0.000843209149252862" calcext:value-type="float">
            <text:p>0.0008432091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719997" calcext:value-type="float">
            <text:p>6.719997</text:p>
          </table:table-cell>
          <table:table-cell office:value-type="float" office:value="6.7214165957" calcext:value-type="float">
            <text:p>6.7214165957</text:p>
          </table:table-cell>
          <table:table-cell table:formula="of:=POWER([.C1463]-6.75;2)" office:value-type="float" office:value="0.000817011001377255" calcext:value-type="float">
            <text:p>0.000817011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47445" calcext:value-type="float">
            <text:p>6.47445</text:p>
          </table:table-cell>
          <table:table-cell office:value-type="float" office:value="6.7234005532" calcext:value-type="float">
            <text:p>6.7234005532</text:p>
          </table:table-cell>
          <table:table-cell table:formula="of:=POWER([.C1464]-6.75;2)" office:value-type="float" office:value="0.000707530570066015" calcext:value-type="float">
            <text:p>0.000707530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217341" calcext:value-type="float">
            <text:p>6.217341</text:p>
          </table:table-cell>
          <table:table-cell office:value-type="float" office:value="6.7296862553" calcext:value-type="float">
            <text:p>6.7296862553</text:p>
          </table:table-cell>
          <table:table-cell table:formula="of:=POWER([.C1465]-6.75;2)" office:value-type="float" office:value="0.000412648223736784" calcext:value-type="float">
            <text:p>0.0004126482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10907" calcext:value-type="float">
            <text:p>6.10907</text:p>
          </table:table-cell>
          <table:table-cell office:value-type="float" office:value="6.7417081277" calcext:value-type="float">
            <text:p>6.7417081277</text:p>
          </table:table-cell>
          <table:table-cell table:formula="of:=POWER([.C1466]-6.75;2)" office:value-type="float" office:value="0.0000687551462395083" calcext:value-type="float">
            <text:p>6.87551462395083E-00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261164" calcext:value-type="float">
            <text:p>6.261164</text:p>
          </table:table-cell>
          <table:table-cell office:value-type="float" office:value="6.7571969362" calcext:value-type="float">
            <text:p>6.7571969362</text:p>
          </table:table-cell>
          <table:table-cell table:formula="of:=POWER([.C1467]-6.75;2)" office:value-type="float" office:value="0.0000517958906668665" calcext:value-type="float">
            <text:p>5.17958906668665E-005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588577" calcext:value-type="float">
            <text:p>6.588577</text:p>
          </table:table-cell>
          <table:table-cell office:value-type="float" office:value="6.7695580213" calcext:value-type="float">
            <text:p>6.7695580213</text:p>
          </table:table-cell>
          <table:table-cell table:formula="of:=POWER([.C1468]-6.75;2)" office:value-type="float" office:value="0.000382516197171252" calcext:value-type="float">
            <text:p>0.0003825162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86738" calcext:value-type="float">
            <text:p>6.86738</text:p>
          </table:table-cell>
          <table:table-cell office:value-type="float" office:value="6.7730111489" calcext:value-type="float">
            <text:p>6.7730111489</text:p>
          </table:table-cell>
          <table:table-cell table:formula="of:=POWER([.C1469]-6.75;2)" office:value-type="float" office:value="0.000529512973697981" calcext:value-type="float">
            <text:p>0.000529513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936528" calcext:value-type="float">
            <text:p>6.936528</text:p>
          </table:table-cell>
          <table:table-cell office:value-type="float" office:value="6.7681595532" calcext:value-type="float">
            <text:p>6.7681595532</text:p>
          </table:table-cell>
          <table:table-cell table:formula="of:=POWER([.C1470]-6.75;2)" office:value-type="float" office:value="0.000329769372423641" calcext:value-type="float">
            <text:p>0.0003297694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784716" calcext:value-type="float">
            <text:p>6.784716</text:p>
          </table:table-cell>
          <table:table-cell office:value-type="float" office:value="6.7613351489" calcext:value-type="float">
            <text:p>6.7613351489</text:p>
          </table:table-cell>
          <table:table-cell table:formula="of:=POWER([.C1471]-6.75;2)" office:value-type="float" office:value="0.000128485600585166" calcext:value-type="float">
            <text:p>0.0001284856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53988" calcext:value-type="float">
            <text:p>6.53988</text:p>
          </table:table-cell>
          <table:table-cell office:value-type="float" office:value="6.758630617" calcext:value-type="float">
            <text:p>6.758630617</text:p>
          </table:table-cell>
          <table:table-cell table:formula="of:=POWER([.C1472]-6.75;2)" office:value-type="float" office:value="0.0000744875498006834" calcext:value-type="float">
            <text:p>7.44875498006834E-005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389192" calcext:value-type="float">
            <text:p>6.389192</text:p>
          </table:table-cell>
          <table:table-cell office:value-type="float" office:value="6.7610004468" calcext:value-type="float">
            <text:p>6.7610004468</text:p>
          </table:table-cell>
          <table:table-cell table:formula="of:=POWER([.C1473]-6.75;2)" office:value-type="float" office:value="0.000121009829799626" calcext:value-type="float">
            <text:p>0.0001210098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409266" calcext:value-type="float">
            <text:p>6.409266</text:p>
          </table:table-cell>
          <table:table-cell office:value-type="float" office:value="6.7649587872" calcext:value-type="float">
            <text:p>6.7649587872</text:p>
          </table:table-cell>
          <table:table-cell table:formula="of:=POWER([.C1474]-6.75;2)" office:value-type="float" office:value="0.000223765314494893" calcext:value-type="float">
            <text:p>0.0002237653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503468" calcext:value-type="float">
            <text:p>6.503468</text:p>
          </table:table-cell>
          <table:table-cell office:value-type="float" office:value="6.7674810213" calcext:value-type="float">
            <text:p>6.7674810213</text:p>
          </table:table-cell>
          <table:table-cell table:formula="of:=POWER([.C1475]-6.75;2)" office:value-type="float" office:value="0.000305586105691056" calcext:value-type="float">
            <text:p>0.0003055861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56892" calcext:value-type="float">
            <text:p>6.56892</text:p>
          </table:table-cell>
          <table:table-cell office:value-type="float" office:value="6.7692698085" calcext:value-type="float">
            <text:p>6.7692698085</text:p>
          </table:table-cell>
          <table:table-cell table:formula="of:=POWER([.C1476]-6.75;2)" office:value-type="float" office:value="0.000371325519626665" calcext:value-type="float">
            <text:p>0.000371325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615534" calcext:value-type="float">
            <text:p>6.615534</text:p>
          </table:table-cell>
          <table:table-cell office:value-type="float" office:value="6.772110383" calcext:value-type="float">
            <text:p>6.772110383</text:p>
          </table:table-cell>
          <table:table-cell table:formula="of:=POWER([.C1477]-6.75;2)" office:value-type="float" office:value="0.000488869036406699" calcext:value-type="float">
            <text:p>0.00048886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682604" calcext:value-type="float">
            <text:p>6.682604</text:p>
          </table:table-cell>
          <table:table-cell office:value-type="float" office:value="6.7744276596" calcext:value-type="float">
            <text:p>6.7744276596</text:p>
          </table:table-cell>
          <table:table-cell table:formula="of:=POWER([.C1478]-6.75;2)" office:value-type="float" office:value="0.000596710553533458" calcext:value-type="float">
            <text:p>0.0005967106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745465" calcext:value-type="float">
            <text:p>6.745465</text:p>
          </table:table-cell>
          <table:table-cell office:value-type="float" office:value="6.7718860851" calcext:value-type="float">
            <text:p>6.7718860851</text:p>
          </table:table-cell>
          <table:table-cell table:formula="of:=POWER([.C1479]-6.75;2)" office:value-type="float" office:value="0.000479000721004452" calcext:value-type="float">
            <text:p>0.0004790007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761159" calcext:value-type="float">
            <text:p>6.761159</text:p>
          </table:table-cell>
          <table:table-cell office:value-type="float" office:value="6.7627499787" calcext:value-type="float">
            <text:p>6.7627499787</text:p>
          </table:table-cell>
          <table:table-cell table:formula="of:=POWER([.C1480]-6.75;2)" office:value-type="float" office:value="0.000162561956850466" calcext:value-type="float">
            <text:p>0.000162562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741408" calcext:value-type="float">
            <text:p>6.741408</text:p>
          </table:table-cell>
          <table:table-cell office:value-type="float" office:value="6.7504824255" calcext:value-type="float">
            <text:p>6.7504824255</text:p>
          </table:table-cell>
          <table:table-cell table:formula="of:=POWER([.C1481]-6.75;2)" office:value-type="float" office:value="0.000000232734363049816" calcext:value-type="float">
            <text:p>2.32734363049816E-007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737731" calcext:value-type="float">
            <text:p>6.737731</text:p>
          </table:table-cell>
          <table:table-cell office:value-type="float" office:value="6.7393806383" calcext:value-type="float">
            <text:p>6.7393806383</text:p>
          </table:table-cell>
          <table:table-cell table:formula="of:=POWER([.C1482]-6.75;2)" office:value-type="float" office:value="0.000112770842915424" calcext:value-type="float">
            <text:p>0.0001127708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782636" calcext:value-type="float">
            <text:p>6.782636</text:p>
          </table:table-cell>
          <table:table-cell office:value-type="float" office:value="6.7301272979" calcext:value-type="float">
            <text:p>6.7301272979</text:p>
          </table:table-cell>
          <table:table-cell table:formula="of:=POWER([.C1483]-6.75;2)" office:value-type="float" office:value="0.000394924288755337" calcext:value-type="float">
            <text:p>0.0003949243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864064" calcext:value-type="float">
            <text:p>6.864064</text:p>
          </table:table-cell>
          <table:table-cell office:value-type="float" office:value="6.7216615106" calcext:value-type="float">
            <text:p>6.7216615106</text:p>
          </table:table-cell>
          <table:table-cell table:formula="of:=POWER([.C1484]-6.75;2)" office:value-type="float" office:value="0.000803069981473928" calcext:value-type="float">
            <text:p>0.00080307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940418" calcext:value-type="float">
            <text:p>6.940418</text:p>
          </table:table-cell>
          <table:table-cell office:value-type="float" office:value="6.7141431489" calcext:value-type="float">
            <text:p>6.7141431489</text:p>
          </table:table-cell>
          <table:table-cell table:formula="of:=POWER([.C1485]-6.75;2)" office:value-type="float" office:value="0.00128571377080758" calcext:value-type="float">
            <text:p>0.0012857138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968753" calcext:value-type="float">
            <text:p>6.968753</text:p>
          </table:table-cell>
          <table:table-cell office:value-type="float" office:value="6.7075776383" calcext:value-type="float">
            <text:p>6.7075776383</text:p>
          </table:table-cell>
          <table:table-cell table:formula="of:=POWER([.C1486]-6.75;2)" office:value-type="float" office:value="0.00179965677220562" calcext:value-type="float">
            <text:p>0.0017996568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93174" calcext:value-type="float">
            <text:p>6.93174</text:p>
          </table:table-cell>
          <table:table-cell office:value-type="float" office:value="6.6998265319" calcext:value-type="float">
            <text:p>6.6998265319</text:p>
          </table:table-cell>
          <table:table-cell table:formula="of:=POWER([.C1487]-6.75;2)" office:value-type="float" office:value="0.00251737690118168" calcext:value-type="float">
            <text:p>0.0025173769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850884" calcext:value-type="float">
            <text:p>6.850884</text:p>
          </table:table-cell>
          <table:table-cell office:value-type="float" office:value="6.6886558511" calcext:value-type="float">
            <text:p>6.6886558511</text:p>
          </table:table-cell>
          <table:table-cell table:formula="of:=POWER([.C1488]-6.75;2)" office:value-type="float" office:value="0.00376310460426536" calcext:value-type="float">
            <text:p>0.003763104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776285" calcext:value-type="float">
            <text:p>6.776285</text:p>
          </table:table-cell>
          <table:table-cell office:value-type="float" office:value="6.6762570851" calcext:value-type="float">
            <text:p>6.6762570851</text:p>
          </table:table-cell>
          <table:table-cell table:formula="of:=POWER([.C1489]-6.75;2)" office:value-type="float" office:value="0.0054380174979487" calcext:value-type="float">
            <text:p>0.0054380175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751816" calcext:value-type="float">
            <text:p>6.751816</text:p>
          </table:table-cell>
          <table:table-cell office:value-type="float" office:value="6.6699523617" calcext:value-type="float">
            <text:p>6.6699523617</text:p>
          </table:table-cell>
          <table:table-cell table:formula="of:=POWER([.C1490]-6.75;2)" office:value-type="float" office:value="0.00640762439740762" calcext:value-type="float">
            <text:p>0.0064076244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768682" calcext:value-type="float">
            <text:p>6.768682</text:p>
          </table:table-cell>
          <table:table-cell office:value-type="float" office:value="6.6742836596" calcext:value-type="float">
            <text:p>6.6742836596</text:p>
          </table:table-cell>
          <table:table-cell table:formula="of:=POWER([.C1491]-6.75;2)" office:value-type="float" office:value="0.00573296420356862" calcext:value-type="float">
            <text:p>0.0057329642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766234" calcext:value-type="float">
            <text:p>6.766234</text:p>
          </table:table-cell>
          <table:table-cell office:value-type="float" office:value="6.6831348723" calcext:value-type="float">
            <text:p>6.6831348723</text:p>
          </table:table-cell>
          <table:table-cell table:formula="of:=POWER([.C1492]-6.75;2)" office:value-type="float" office:value="0.00447094530233729" calcext:value-type="float">
            <text:p>0.0044709453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710807" calcext:value-type="float">
            <text:p>6.710807</text:p>
          </table:table-cell>
          <table:table-cell office:value-type="float" office:value="6.6812850638" calcext:value-type="float">
            <text:p>6.6812850638</text:p>
          </table:table-cell>
          <table:table-cell table:formula="of:=POWER([.C1493]-6.75;2)" office:value-type="float" office:value="0.00472174245697009" calcext:value-type="float">
            <text:p>0.0047217425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655738" calcext:value-type="float">
            <text:p>6.655738</text:p>
          </table:table-cell>
          <table:table-cell office:value-type="float" office:value="6.6530079149" calcext:value-type="float">
            <text:p>6.6530079149</text:p>
          </table:table-cell>
          <table:table-cell table:formula="of:=POWER([.C1494]-6.75;2)" office:value-type="float" office:value="0.00940746457204567" calcext:value-type="float">
            <text:p>0.0094074646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685163" calcext:value-type="float">
            <text:p>6.685163</text:p>
          </table:table-cell>
          <table:table-cell office:value-type="float" office:value="6.5974401702" calcext:value-type="float">
            <text:p>6.5974401702</text:p>
          </table:table-cell>
          <table:table-cell table:formula="of:=POWER([.C1495]-6.75;2)" office:value-type="float" office:value="0.0232745016686048" calcext:value-type="float">
            <text:p>0.0232745017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811701" calcext:value-type="float">
            <text:p>6.811701</text:p>
          </table:table-cell>
          <table:table-cell office:value-type="float" office:value="6.5444355106" calcext:value-type="float">
            <text:p>6.5444355106</text:p>
          </table:table-cell>
          <table:table-cell table:formula="of:=POWER([.C1496]-6.75;2)" office:value-type="float" office:value="0.0422567593022829" calcext:value-type="float">
            <text:p>0.0422567593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967651" calcext:value-type="float">
            <text:p>6.967651</text:p>
          </table:table-cell>
          <table:table-cell office:value-type="float" office:value="6.5174730851" calcext:value-type="float">
            <text:p>6.5174730851</text:p>
          </table:table-cell>
          <table:table-cell table:formula="of:=POWER([.C1497]-6.75;2)" office:value-type="float" office:value="0.0540687661529119" calcext:value-type="float">
            <text:p>0.054068766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.071905" calcext:value-type="float">
            <text:p>7.071905</text:p>
          </table:table-cell>
          <table:table-cell office:value-type="float" office:value="6.510259383" calcext:value-type="float">
            <text:p>6.510259383</text:p>
          </table:table-cell>
          <table:table-cell table:formula="of:=POWER([.C1498]-6.75;2)" office:value-type="float" office:value="0.0574755634395406" calcext:value-type="float">
            <text:p>0.0574755634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7.077035" calcext:value-type="float">
            <text:p>7.077035</text:p>
          </table:table-cell>
          <table:table-cell office:value-type="float" office:value="6.5088016809" calcext:value-type="float">
            <text:p>6.5088016809</text:p>
          </table:table-cell>
          <table:table-cell table:formula="of:=POWER([.C1499]-6.75;2)" office:value-type="float" office:value="0.0581766291366656" calcext:value-type="float">
            <text:p>0.058176629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990519" calcext:value-type="float">
            <text:p>6.990519</text:p>
          </table:table-cell>
          <table:table-cell office:value-type="float" office:value="6.5052971702" calcext:value-type="float">
            <text:p>6.5052971702</text:p>
          </table:table-cell>
          <table:table-cell table:formula="of:=POWER([.C1500]-6.75;2)" office:value-type="float" office:value="0.0598794749121276" calcext:value-type="float">
            <text:p>0.059879474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878412" calcext:value-type="float">
            <text:p>6.878412</text:p>
          </table:table-cell>
          <table:table-cell office:value-type="float" office:value="6.4998253191" calcext:value-type="float">
            <text:p>6.4998253191</text:p>
          </table:table-cell>
          <table:table-cell table:formula="of:=POWER([.C1501]-6.75;2)" office:value-type="float" office:value="0.0625873709634167" calcext:value-type="float">
            <text:p>0.062587371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818992" calcext:value-type="float">
            <text:p>6.818992</text:p>
          </table:table-cell>
          <table:table-cell office:value-type="float" office:value="6.4948703404" calcext:value-type="float">
            <text:p>6.4948703404</text:p>
          </table:table-cell>
          <table:table-cell table:formula="of:=POWER([.C1502]-6.75;2)" office:value-type="float" office:value="0.0650911432076117" calcext:value-type="float">
            <text:p>0.065091143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820303" calcext:value-type="float">
            <text:p>6.820303</text:p>
          </table:table-cell>
          <table:table-cell office:value-type="float" office:value="6.4920280213" calcext:value-type="float">
            <text:p>6.4920280213</text:p>
          </table:table-cell>
          <table:table-cell table:formula="of:=POWER([.C1503]-6.75;2)" office:value-type="float" office:value="0.0665495417943931" calcext:value-type="float">
            <text:p>0.0665495418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805192" calcext:value-type="float">
            <text:p>6.805192</text:p>
          </table:table-cell>
          <table:table-cell office:value-type="float" office:value="6.4926425745" calcext:value-type="float">
            <text:p>6.4926425745</text:p>
          </table:table-cell>
          <table:table-cell table:formula="of:=POWER([.C1504]-6.75;2)" office:value-type="float" office:value="0.0662328444599883" calcext:value-type="float">
            <text:p>0.0662328445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717658" calcext:value-type="float">
            <text:p>6.717658</text:p>
          </table:table-cell>
          <table:table-cell office:value-type="float" office:value="6.4965011064" calcext:value-type="float">
            <text:p>6.4965011064</text:p>
          </table:table-cell>
          <table:table-cell table:formula="of:=POWER([.C1505]-6.75;2)" office:value-type="float" office:value="0.064261689056424" calcext:value-type="float">
            <text:p>0.0642616891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62388" calcext:value-type="float">
            <text:p>6.62388</text:p>
          </table:table-cell>
          <table:table-cell office:value-type="float" office:value="6.4985533404" calcext:value-type="float">
            <text:p>6.4985533404</text:p>
          </table:table-cell>
          <table:table-cell table:formula="of:=POWER([.C1506]-6.75;2)" office:value-type="float" office:value="0.0632254226239983" calcext:value-type="float">
            <text:p>0.0632254226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638548" calcext:value-type="float">
            <text:p>6.638548</text:p>
          </table:table-cell>
          <table:table-cell office:value-type="float" office:value="6.4865350851" calcext:value-type="float">
            <text:p>6.4865350851</text:p>
          </table:table-cell>
          <table:table-cell table:formula="of:=POWER([.C1507]-6.75;2)" office:value-type="float" office:value="0.0694137613832643" calcext:value-type="float">
            <text:p>0.069413761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74933" calcext:value-type="float">
            <text:p>6.74933</text:p>
          </table:table-cell>
          <table:table-cell office:value-type="float" office:value="6.4330640638" calcext:value-type="float">
            <text:p>6.4330640638</text:p>
          </table:table-cell>
          <table:table-cell table:formula="of:=POWER([.C1508]-6.75;2)" office:value-type="float" office:value="0.100448387654971" calcext:value-type="float">
            <text:p>0.1004483877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828384" calcext:value-type="float">
            <text:p>6.828384</text:p>
          </table:table-cell>
          <table:table-cell office:value-type="float" office:value="6.3772359787" calcext:value-type="float">
            <text:p>6.3772359787</text:p>
          </table:table-cell>
          <table:table-cell table:formula="of:=POWER([.C1509]-6.75;2)" office:value-type="float" office:value="0.138953015575747" calcext:value-type="float">
            <text:p>0.1389530156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813243" calcext:value-type="float">
            <text:p>6.813243</text:p>
          </table:table-cell>
          <table:table-cell office:value-type="float" office:value="6.4693016596" calcext:value-type="float">
            <text:p>6.4693016596</text:p>
          </table:table-cell>
          <table:table-cell table:formula="of:=POWER([.C1510]-6.75;2)" office:value-type="float" office:value="0.0787915583033142" calcext:value-type="float">
            <text:p>0.0787915583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769878" calcext:value-type="float">
            <text:p>6.769878</text:p>
          </table:table-cell>
          <table:table-cell office:value-type="float" office:value="6.4935913191" calcext:value-type="float">
            <text:p>6.4935913191</text:p>
          </table:table-cell>
          <table:table-cell table:formula="of:=POWER([.C1511]-6.75;2)" office:value-type="float" office:value="0.065745411640878" calcext:value-type="float">
            <text:p>0.0657454116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782369" calcext:value-type="float">
            <text:p>6.782369</text:p>
          </table:table-cell>
          <table:table-cell office:value-type="float" office:value="6.5019333404" calcext:value-type="float">
            <text:p>6.5019333404</text:p>
          </table:table-cell>
          <table:table-cell table:formula="of:=POWER([.C1512]-6.75;2)" office:value-type="float" office:value="0.0615370676051023" calcext:value-type="float">
            <text:p>0.0615370676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837044" calcext:value-type="float">
            <text:p>6.837044</text:p>
          </table:table-cell>
          <table:table-cell office:value-type="float" office:value="6.4974779574" calcext:value-type="float">
            <text:p>6.4974779574</text:p>
          </table:table-cell>
          <table:table-cell table:formula="of:=POWER([.C1513]-6.75;2)" office:value-type="float" office:value="0.0637673819988762" calcext:value-type="float">
            <text:p>0.063767382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842135" calcext:value-type="float">
            <text:p>6.842135</text:p>
          </table:table-cell>
          <table:table-cell office:value-type="float" office:value="6.4835537234" calcext:value-type="float">
            <text:p>6.4835537234</text:p>
          </table:table-cell>
          <table:table-cell table:formula="of:=POWER([.C1514]-6.75;2)" office:value-type="float" office:value="0.0709936183140037" calcext:value-type="float">
            <text:p>0.0709936183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750874" calcext:value-type="float">
            <text:p>6.750874</text:p>
          </table:table-cell>
          <table:table-cell office:value-type="float" office:value="6.4703277447" calcext:value-type="float">
            <text:p>6.4703277447</text:p>
          </table:table-cell>
          <table:table-cell table:formula="of:=POWER([.C1515]-6.75;2)" office:value-type="float" office:value="0.0782165703845886" calcext:value-type="float">
            <text:p>0.0782165704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639355" calcext:value-type="float">
            <text:p>6.639355</text:p>
          </table:table-cell>
          <table:table-cell office:value-type="float" office:value="6.4634916596" calcext:value-type="float">
            <text:p>6.4634916596</text:p>
          </table:table-cell>
          <table:table-cell table:formula="of:=POWER([.C1516]-6.75;2)" office:value-type="float" office:value="0.0820870291187624" calcext:value-type="float">
            <text:p>0.0820870291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615781" calcext:value-type="float">
            <text:p>6.615781</text:p>
          </table:table-cell>
          <table:table-cell office:value-type="float" office:value="6.458812617" calcext:value-type="float">
            <text:p>6.458812617</text:p>
          </table:table-cell>
          <table:table-cell table:formula="of:=POWER([.C1517]-6.75;2)" office:value-type="float" office:value="0.0847900920183884" calcext:value-type="float">
            <text:p>0.08479009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657603" calcext:value-type="float">
            <text:p>6.657603</text:p>
          </table:table-cell>
          <table:table-cell office:value-type="float" office:value="6.4502254681" calcext:value-type="float">
            <text:p>6.4502254681</text:p>
          </table:table-cell>
          <table:table-cell table:formula="of:=POWER([.C1518]-6.75;2)" office:value-type="float" office:value="0.089864769975864" calcext:value-type="float">
            <text:p>0.08986477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651262" calcext:value-type="float">
            <text:p>6.651262</text:p>
          </table:table-cell>
          <table:table-cell office:value-type="float" office:value="6.4385799787" calcext:value-type="float">
            <text:p>6.4385799787</text:p>
          </table:table-cell>
          <table:table-cell table:formula="of:=POWER([.C1519]-6.75;2)" office:value-type="float" office:value="0.0969824296664925" calcext:value-type="float">
            <text:p>0.0969824297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575234" calcext:value-type="float">
            <text:p>6.575234</text:p>
          </table:table-cell>
          <table:table-cell office:value-type="float" office:value="6.4290381489" calcext:value-type="float">
            <text:p>6.4290381489</text:p>
          </table:table-cell>
          <table:table-cell table:formula="of:=POWER([.C1520]-6.75;2)" office:value-type="float" office:value="0.103016509861538" calcext:value-type="float">
            <text:p>0.103016509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527811" calcext:value-type="float">
            <text:p>6.527811</text:p>
          </table:table-cell>
          <table:table-cell office:value-type="float" office:value="6.4225871915" calcext:value-type="float">
            <text:p>6.4225871915</text:p>
          </table:table-cell>
          <table:table-cell table:formula="of:=POWER([.C1521]-6.75;2)" office:value-type="float" office:value="0.107199147169858" calcext:value-type="float">
            <text:p>0.1071991472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587541" calcext:value-type="float">
            <text:p>6.587541</text:p>
          </table:table-cell>
          <table:table-cell office:value-type="float" office:value="6.4154309574" calcext:value-type="float">
            <text:p>6.4154309574</text:p>
          </table:table-cell>
          <table:table-cell table:formula="of:=POWER([.C1522]-6.75;2)" office:value-type="float" office:value="0.111936444266281" calcext:value-type="float">
            <text:p>0.1119364443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702427" calcext:value-type="float">
            <text:p>6.702427</text:p>
          </table:table-cell>
          <table:table-cell office:value-type="float" office:value="6.4053271702" calcext:value-type="float">
            <text:p>6.4053271702</text:p>
          </table:table-cell>
          <table:table-cell table:formula="of:=POWER([.C1523]-6.75;2)" office:value-type="float" office:value="0.11879935960234" calcext:value-type="float">
            <text:p>0.1187993596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724446" calcext:value-type="float">
            <text:p>6.724446</text:p>
          </table:table-cell>
          <table:table-cell office:value-type="float" office:value="6.3950001489" calcext:value-type="float">
            <text:p>6.3950001489</text:p>
          </table:table-cell>
          <table:table-cell table:formula="of:=POWER([.C1524]-6.75;2)" office:value-type="float" office:value="0.126024894281022" calcext:value-type="float">
            <text:p>0.126024894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56315" calcext:value-type="float">
            <text:p>6.56315</text:p>
          </table:table-cell>
          <table:table-cell office:value-type="float" office:value="6.3887529574" calcext:value-type="float">
            <text:p>6.3887529574</text:p>
          </table:table-cell>
          <table:table-cell table:formula="of:=POWER([.C1525]-6.75;2)" office:value-type="float" office:value="0.130499425787246" calcext:value-type="float">
            <text:p>0.130499425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316068" calcext:value-type="float">
            <text:p>6.316068</text:p>
          </table:table-cell>
          <table:table-cell office:value-type="float" office:value="6.3881776383" calcext:value-type="float">
            <text:p>6.3881776383</text:p>
          </table:table-cell>
          <table:table-cell table:formula="of:=POWER([.C1526]-6.75;2)" office:value-type="float" office:value="0.130915421426165" calcext:value-type="float">
            <text:p>0.1309154214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184584" calcext:value-type="float">
            <text:p>6.184584</text:p>
          </table:table-cell>
          <table:table-cell office:value-type="float" office:value="6.3907509149" calcext:value-type="float">
            <text:p>6.3907509149</text:p>
          </table:table-cell>
          <table:table-cell table:formula="of:=POWER([.C1527]-6.75;2)" office:value-type="float" office:value="0.129059905145187" calcext:value-type="float">
            <text:p>0.1290599051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219624" calcext:value-type="float">
            <text:p>6.219624</text:p>
          </table:table-cell>
          <table:table-cell office:value-type="float" office:value="6.3918205319" calcext:value-type="float">
            <text:p>6.3918205319</text:p>
          </table:table-cell>
          <table:table-cell table:formula="of:=POWER([.C1528]-6.75;2)" office:value-type="float" office:value="0.128292531368399" calcext:value-type="float">
            <text:p>0.128292531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302824" calcext:value-type="float">
            <text:p>6.302824</text:p>
          </table:table-cell>
          <table:table-cell office:value-type="float" office:value="6.3897211702" calcext:value-type="float">
            <text:p>6.3897211702</text:p>
          </table:table-cell>
          <table:table-cell table:formula="of:=POWER([.C1529]-6.75;2)" office:value-type="float" office:value="0.129800835202058" calcext:value-type="float">
            <text:p>0.1298008352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384744" calcext:value-type="float">
            <text:p>6.384744</text:p>
          </table:table-cell>
          <table:table-cell office:value-type="float" office:value="6.3872617447" calcext:value-type="float">
            <text:p>6.3872617447</text:p>
          </table:table-cell>
          <table:table-cell table:formula="of:=POWER([.C1530]-6.75;2)" office:value-type="float" office:value="0.131579041858088" calcext:value-type="float">
            <text:p>0.1315790419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510701" calcext:value-type="float">
            <text:p>6.510701</text:p>
          </table:table-cell>
          <table:table-cell office:value-type="float" office:value="6.386536234" calcext:value-type="float">
            <text:p>6.386536234</text:p>
          </table:table-cell>
          <table:table-cell table:formula="of:=POWER([.C1531]-6.75;2)" office:value-type="float" office:value="0.132105909194903" calcext:value-type="float">
            <text:p>0.1321059092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631839" calcext:value-type="float">
            <text:p>6.631839</text:p>
          </table:table-cell>
          <table:table-cell office:value-type="float" office:value="6.3860165957" calcext:value-type="float">
            <text:p>6.3860165957</text:p>
          </table:table-cell>
          <table:table-cell table:formula="of:=POWER([.C1532]-6.75;2)" office:value-type="float" office:value="0.132483918605817" calcext:value-type="float">
            <text:p>0.1324839186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604451" calcext:value-type="float">
            <text:p>6.604451</text:p>
          </table:table-cell>
          <table:table-cell office:value-type="float" office:value="6.3844161277" calcext:value-type="float">
            <text:p>6.3844161277</text:p>
          </table:table-cell>
          <table:table-cell table:formula="of:=POWER([.C1533]-6.75;2)" office:value-type="float" office:value="0.133651567685863" calcext:value-type="float">
            <text:p>0.1336515677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406718" calcext:value-type="float">
            <text:p>6.406718</text:p>
          </table:table-cell>
          <table:table-cell office:value-type="float" office:value="6.3840872766" calcext:value-type="float">
            <text:p>6.3840872766</text:p>
          </table:table-cell>
          <table:table-cell table:formula="of:=POWER([.C1534]-6.75;2)" office:value-type="float" office:value="0.133892121146005" calcext:value-type="float">
            <text:p>0.1338921211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268142" calcext:value-type="float">
            <text:p>6.268142</text:p>
          </table:table-cell>
          <table:table-cell office:value-type="float" office:value="6.3878688298" calcext:value-type="float">
            <text:p>6.3878688298</text:p>
          </table:table-cell>
          <table:table-cell table:formula="of:=POWER([.C1535]-6.75;2)" office:value-type="float" office:value="0.131138984430421" calcext:value-type="float">
            <text:p>0.131138984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479963" calcext:value-type="float">
            <text:p>6.479963</text:p>
          </table:table-cell>
          <table:table-cell office:value-type="float" office:value="6.3929835957" calcext:value-type="float">
            <text:p>6.3929835957</text:p>
          </table:table-cell>
          <table:table-cell table:formula="of:=POWER([.C1536]-6.75;2)" office:value-type="float" office:value="0.127460712939301" calcext:value-type="float">
            <text:p>0.1274607129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955387" calcext:value-type="float">
            <text:p>6.955387</text:p>
          </table:table-cell>
          <table:table-cell office:value-type="float" office:value="6.3907832979" calcext:value-type="float">
            <text:p>6.3907832979</text:p>
          </table:table-cell>
          <table:table-cell table:formula="of:=POWER([.C1537]-6.75;2)" office:value-type="float" office:value="0.1290366390676" calcext:value-type="float">
            <text:p>0.1290366391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.184689" calcext:value-type="float">
            <text:p>7.184689</text:p>
          </table:table-cell>
          <table:table-cell office:value-type="float" office:value="6.3766389574" calcext:value-type="float">
            <text:p>6.3766389574</text:p>
          </table:table-cell>
          <table:table-cell table:formula="of:=POWER([.C1538]-6.75;2)" office:value-type="float" office:value="0.139398468131359" calcext:value-type="float">
            <text:p>0.1393984681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679293" calcext:value-type="float">
            <text:p>6.679293</text:p>
          </table:table-cell>
          <table:table-cell office:value-type="float" office:value="6.3588444681" calcext:value-type="float">
            <text:p>6.3588444681</text:p>
          </table:table-cell>
          <table:table-cell table:formula="of:=POWER([.C1539]-6.75;2)" office:value-type="float" office:value="0.153002650135972" calcext:value-type="float">
            <text:p>0.1530026501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.381781" calcext:value-type="float">
            <text:p>5.381781</text:p>
          </table:table-cell>
          <table:table-cell office:value-type="float" office:value="6.355530234" calcext:value-type="float">
            <text:p>6.355530234</text:p>
          </table:table-cell>
          <table:table-cell table:formula="of:=POWER([.C1540]-6.75;2)" office:value-type="float" office:value="0.155606396288095" calcext:value-type="float">
            <text:p>0.1556063963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.044054" calcext:value-type="float">
            <text:p>4.044054</text:p>
          </table:table-cell>
          <table:table-cell office:value-type="float" office:value="6.3832515319" calcext:value-type="float">
            <text:p>6.3832515319</text:p>
          </table:table-cell>
          <table:table-cell table:formula="of:=POWER([.C1541]-6.75;2)" office:value-type="float" office:value="0.134504438853697" calcext:value-type="float">
            <text:p>0.1345044389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.193944" calcext:value-type="float">
            <text:p>4.193944</text:p>
          </table:table-cell>
          <table:table-cell office:value-type="float" office:value="6.440440617" calcext:value-type="float">
            <text:p>6.440440617</text:p>
          </table:table-cell>
          <table:table-cell table:formula="of:=POWER([.C1542]-6.75;2)" office:value-type="float" office:value="0.0958270116033406" calcext:value-type="float">
            <text:p>0.0958270116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.544467" calcext:value-type="float">
            <text:p>5.544467</text:p>
          </table:table-cell>
          <table:table-cell office:value-type="float" office:value="6.4934673404" calcext:value-type="float">
            <text:p>6.4934673404</text:p>
          </table:table-cell>
          <table:table-cell table:formula="of:=POWER([.C1543]-6.75;2)" office:value-type="float" office:value="0.0658090054414497" calcext:value-type="float">
            <text:p>0.0658090054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628607" calcext:value-type="float">
            <text:p>6.628607</text:p>
          </table:table-cell>
          <table:table-cell office:value-type="float" office:value="6.5171655532" calcext:value-type="float">
            <text:p>6.5171655532</text:p>
          </table:table-cell>
          <table:table-cell table:formula="of:=POWER([.C1544]-6.75;2)" office:value-type="float" office:value="0.0542118796166621" calcext:value-type="float">
            <text:p>0.0542118796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7.003393" calcext:value-type="float">
            <text:p>7.003393</text:p>
          </table:table-cell>
          <table:table-cell office:value-type="float" office:value="6.5191468085" calcext:value-type="float">
            <text:p>6.5191468085</text:p>
          </table:table-cell>
          <table:table-cell table:formula="of:=POWER([.C1545]-6.75;2)" office:value-type="float" office:value="0.0532931960257355" calcext:value-type="float">
            <text:p>0.05329319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912323" calcext:value-type="float">
            <text:p>6.912323</text:p>
          </table:table-cell>
          <table:table-cell office:value-type="float" office:value="6.5148565957" calcext:value-type="float">
            <text:p>6.5148565957</text:p>
          </table:table-cell>
          <table:table-cell table:formula="of:=POWER([.C1546]-6.75;2)" office:value-type="float" office:value="0.0552924205857935" calcext:value-type="float">
            <text:p>0.055292420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733342" calcext:value-type="float">
            <text:p>6.733342</text:p>
          </table:table-cell>
          <table:table-cell office:value-type="float" office:value="6.5114818511" calcext:value-type="float">
            <text:p>6.5114818511</text:p>
          </table:table-cell>
          <table:table-cell table:formula="of:=POWER([.C1547]-6.75;2)" office:value-type="float" office:value="0.0568909073546825" calcext:value-type="float">
            <text:p>0.0568909074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645528" calcext:value-type="float">
            <text:p>6.645528</text:p>
          </table:table-cell>
          <table:table-cell office:value-type="float" office:value="6.5079976596" calcext:value-type="float">
            <text:p>6.5079976596</text:p>
          </table:table-cell>
          <table:table-cell table:formula="of:=POWER([.C1548]-6.75;2)" office:value-type="float" office:value="0.0585651327590775" calcext:value-type="float">
            <text:p>0.0585651328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685403" calcext:value-type="float">
            <text:p>6.685403</text:p>
          </table:table-cell>
          <table:table-cell office:value-type="float" office:value="6.5033978723" calcext:value-type="float">
            <text:p>6.5033978723</text:p>
          </table:table-cell>
          <table:table-cell table:formula="of:=POWER([.C1549]-6.75;2)" office:value-type="float" office:value="0.0608126093861672" calcext:value-type="float">
            <text:p>0.060812609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849187" calcext:value-type="float">
            <text:p>6.849187</text:p>
          </table:table-cell>
          <table:table-cell office:value-type="float" office:value="6.4992272553" calcext:value-type="float">
            <text:p>6.4992272553</text:p>
          </table:table-cell>
          <table:table-cell table:formula="of:=POWER([.C1550]-6.75;2)" office:value-type="float" office:value="0.0628869694843713" calcext:value-type="float">
            <text:p>0.0628869695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986543" calcext:value-type="float">
            <text:p>6.986543</text:p>
          </table:table-cell>
          <table:table-cell office:value-type="float" office:value="6.4959943191" calcext:value-type="float">
            <text:p>6.4959943191</text:p>
          </table:table-cell>
          <table:table-cell table:formula="of:=POWER([.C1551]-6.75;2)" office:value-type="float" office:value="0.0645188859294725" calcext:value-type="float">
            <text:p>0.0645188859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814113" calcext:value-type="float">
            <text:p>6.814113</text:p>
          </table:table-cell>
          <table:table-cell office:value-type="float" office:value="6.4942236596" calcext:value-type="float">
            <text:p>6.4942236596</text:p>
          </table:table-cell>
          <table:table-cell table:formula="of:=POWER([.C1552]-6.75;2)" office:value-type="float" office:value="0.0654215363084165" calcext:value-type="float">
            <text:p>0.0654215363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059022" calcext:value-type="float">
            <text:p>6.059022</text:p>
          </table:table-cell>
          <table:table-cell office:value-type="float" office:value="6.4985809574" calcext:value-type="float">
            <text:p>6.4985809574</text:p>
          </table:table-cell>
          <table:table-cell table:formula="of:=POWER([.C1553]-6.75;2)" office:value-type="float" office:value="0.0632115349819007" calcext:value-type="float">
            <text:p>0.063211535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.12541" calcext:value-type="float">
            <text:p>4.12541</text:p>
          </table:table-cell>
          <table:table-cell office:value-type="float" office:value="6.5188805745" calcext:value-type="float">
            <text:p>6.5188805745</text:p>
          </table:table-cell>
          <table:table-cell table:formula="of:=POWER([.C1554]-6.75;2)" office:value-type="float" office:value="0.0534161888434501" calcext:value-type="float">
            <text:p>0.0534161888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.12541" calcext:value-type="float">
            <text:p>4.12541</text:p>
          </table:table-cell>
          <table:table-cell office:value-type="float" office:value="6.5775581489" calcext:value-type="float">
            <text:p>6.5775581489</text:p>
          </table:table-cell>
          <table:table-cell table:formula="of:=POWER([.C1555]-6.75;2)" office:value-type="float" office:value="0.0297361920107947" calcext:value-type="float">
            <text:p>0.029736192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1.155471" calcext:value-type="float">
            <text:p>11.155471</text:p>
          </table:table-cell>
          <table:table-cell office:value-type="float" office:value="6.6321124043" calcext:value-type="float">
            <text:p>6.6321124043</text:p>
          </table:table-cell>
          <table:table-cell table:formula="of:=POWER([.C1556]-6.75;2)" office:value-type="float" office:value="0.0138974852199267" calcext:value-type="float">
            <text:p>0.0138974852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.954857" calcext:value-type="float">
            <text:p>7.954857</text:p>
          </table:table-cell>
          <table:table-cell office:value-type="float" office:value="6.5343989362" calcext:value-type="float">
            <text:p>6.5343989362</text:p>
          </table:table-cell>
          <table:table-cell table:formula="of:=POWER([.C1557]-6.75;2)" office:value-type="float" office:value="0.0464838187116918" calcext:value-type="float">
            <text:p>0.0464838187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.161953" calcext:value-type="float">
            <text:p>7.161953</text:p>
          </table:table-cell>
          <table:table-cell office:value-type="float" office:value="6.5055044255" calcext:value-type="float">
            <text:p>6.5055044255</text:p>
          </table:table-cell>
          <table:table-cell table:formula="of:=POWER([.C1558]-6.75;2)" office:value-type="float" office:value="0.0597780859500851" calcext:value-type="float">
            <text:p>0.059778086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572966" calcext:value-type="float">
            <text:p>6.572966</text:p>
          </table:table-cell>
          <table:table-cell office:value-type="float" office:value="6.4962989787" calcext:value-type="float">
            <text:p>6.4962989787</text:p>
          </table:table-cell>
          <table:table-cell table:formula="of:=POWER([.C1559]-6.75;2)" office:value-type="float" office:value="0.0643642082086632" calcext:value-type="float">
            <text:p>0.0643642082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182605" calcext:value-type="float">
            <text:p>6.182605</text:p>
          </table:table-cell>
          <table:table-cell office:value-type="float" office:value="6.5014885532" calcext:value-type="float">
            <text:p>6.5014885532</text:p>
          </table:table-cell>
          <table:table-cell table:formula="of:=POWER([.C1560]-6.75;2)" office:value-type="float" office:value="0.0617579391906294" calcext:value-type="float">
            <text:p>0.0617579392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220514" calcext:value-type="float">
            <text:p>6.220514</text:p>
          </table:table-cell>
          <table:table-cell office:value-type="float" office:value="6.5147574894" calcext:value-type="float">
            <text:p>6.5147574894</text:p>
          </table:table-cell>
          <table:table-cell table:formula="of:=POWER([.C1561]-6.75;2)" office:value-type="float" office:value="0.0553390387933911" calcext:value-type="float">
            <text:p>0.0553390388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429578" calcext:value-type="float">
            <text:p>6.429578</text:p>
          </table:table-cell>
          <table:table-cell office:value-type="float" office:value="6.5264678511" calcext:value-type="float">
            <text:p>6.5264678511</text:p>
          </table:table-cell>
          <table:table-cell table:formula="of:=POWER([.C1562]-6.75;2)" office:value-type="float" office:value="0.0499666215918519" calcext:value-type="float">
            <text:p>0.049966621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41944" calcext:value-type="float">
            <text:p>6.41944</text:p>
          </table:table-cell>
          <table:table-cell office:value-type="float" office:value="6.5343026383" calcext:value-type="float">
            <text:p>6.5343026383</text:p>
          </table:table-cell>
          <table:table-cell table:formula="of:=POWER([.C1563]-6.75;2)" office:value-type="float" office:value="0.0465253518443407" calcext:value-type="float">
            <text:p>0.0465253518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212185" calcext:value-type="float">
            <text:p>6.212185</text:p>
          </table:table-cell>
          <table:table-cell office:value-type="float" office:value="6.5443998298" calcext:value-type="float">
            <text:p>6.5443998298</text:p>
          </table:table-cell>
          <table:table-cell table:formula="of:=POWER([.C1564]-6.75;2)" office:value-type="float" office:value="0.0422714299862691" calcext:value-type="float">
            <text:p>0.04227143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110265" calcext:value-type="float">
            <text:p>6.110265</text:p>
          </table:table-cell>
          <table:table-cell office:value-type="float" office:value="6.5612148085" calcext:value-type="float">
            <text:p>6.5612148085</text:p>
          </table:table-cell>
          <table:table-cell table:formula="of:=POWER([.C1565]-6.75;2)" office:value-type="float" office:value="0.0356398485296917" calcext:value-type="float">
            <text:p>0.0356398485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202796" calcext:value-type="float">
            <text:p>6.202796</text:p>
          </table:table-cell>
          <table:table-cell office:value-type="float" office:value="6.5812984681" calcext:value-type="float">
            <text:p>6.5812984681</text:p>
          </table:table-cell>
          <table:table-cell table:formula="of:=POWER([.C1566]-6.75;2)" office:value-type="float" office:value="0.0284602068654067" calcext:value-type="float">
            <text:p>0.028460206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272039" calcext:value-type="float">
            <text:p>6.272039</text:p>
          </table:table-cell>
          <table:table-cell office:value-type="float" office:value="6.5985968511" calcext:value-type="float">
            <text:p>6.5985968511</text:p>
          </table:table-cell>
          <table:table-cell table:formula="of:=POWER([.C1567]-6.75;2)" office:value-type="float" office:value="0.0229229134968356" calcext:value-type="float">
            <text:p>0.022922913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191468" calcext:value-type="float">
            <text:p>6.191468</text:p>
          </table:table-cell>
          <table:table-cell office:value-type="float" office:value="6.6123399787" calcext:value-type="float">
            <text:p>6.6123399787</text:p>
          </table:table-cell>
          <table:table-cell table:formula="of:=POWER([.C1568]-6.75;2)" office:value-type="float" office:value="0.0189502814643165" calcext:value-type="float">
            <text:p>0.0189502815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112663" calcext:value-type="float">
            <text:p>6.112663</text:p>
          </table:table-cell>
          <table:table-cell office:value-type="float" office:value="6.6256121702" calcext:value-type="float">
            <text:p>6.6256121702</text:p>
          </table:table-cell>
          <table:table-cell table:formula="of:=POWER([.C1569]-6.75;2)" office:value-type="float" office:value="0.0154723322023537" calcext:value-type="float">
            <text:p>0.0154723322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217057" calcext:value-type="float">
            <text:p>6.217057</text:p>
          </table:table-cell>
          <table:table-cell office:value-type="float" office:value="6.638760617" calcext:value-type="float">
            <text:p>6.638760617</text:p>
          </table:table-cell>
          <table:table-cell table:formula="of:=POWER([.C1570]-6.75;2)" office:value-type="float" office:value="0.0123742003302207" calcext:value-type="float">
            <text:p>0.0123742003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430828" calcext:value-type="float">
            <text:p>6.430828</text:p>
          </table:table-cell>
          <table:table-cell office:value-type="float" office:value="6.6485182766" calcext:value-type="float">
            <text:p>6.6485182766</text:p>
          </table:table-cell>
          <table:table-cell table:formula="of:=POWER([.C1571]-6.75;2)" office:value-type="float" office:value="0.0102985401842341" calcext:value-type="float">
            <text:p>0.0102985402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53611" calcext:value-type="float">
            <text:p>6.53611</text:p>
          </table:table-cell>
          <table:table-cell office:value-type="float" office:value="6.6538883191" calcext:value-type="float">
            <text:p>6.6538883191</text:p>
          </table:table-cell>
          <table:table-cell table:formula="of:=POWER([.C1572]-6.75;2)" office:value-type="float" office:value="0.00923745520542342" calcext:value-type="float">
            <text:p>0.0092374552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437012" calcext:value-type="float">
            <text:p>6.437012</text:p>
          </table:table-cell>
          <table:table-cell office:value-type="float" office:value="6.6587491915" calcext:value-type="float">
            <text:p>6.6587491915</text:p>
          </table:table-cell>
          <table:table-cell table:formula="of:=POWER([.C1573]-6.75;2)" office:value-type="float" office:value="0.00832671005190365" calcext:value-type="float">
            <text:p>0.008326710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234856" calcext:value-type="float">
            <text:p>6.234856</text:p>
          </table:table-cell>
          <table:table-cell office:value-type="float" office:value="6.668039617" calcext:value-type="float">
            <text:p>6.668039617</text:p>
          </table:table-cell>
          <table:table-cell table:formula="of:=POWER([.C1574]-6.75;2)" office:value-type="float" office:value="0.00671750438150672" calcext:value-type="float">
            <text:p>0.0067175044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120954" calcext:value-type="float">
            <text:p>6.120954</text:p>
          </table:table-cell>
          <table:table-cell office:value-type="float" office:value="6.6834018085" calcext:value-type="float">
            <text:p>6.6834018085</text:p>
          </table:table-cell>
          <table:table-cell table:formula="of:=POWER([.C1575]-6.75;2)" office:value-type="float" office:value="0.00443531911107065" calcext:value-type="float">
            <text:p>0.0044353191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187231" calcext:value-type="float">
            <text:p>6.187231</text:p>
          </table:table-cell>
          <table:table-cell office:value-type="float" office:value="6.7019419149" calcext:value-type="float">
            <text:p>6.7019419149</text:p>
          </table:table-cell>
          <table:table-cell table:formula="of:=POWER([.C1576]-6.75;2)" office:value-type="float" office:value="0.00230957954347885" calcext:value-type="float">
            <text:p>0.0023095795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350645" calcext:value-type="float">
            <text:p>6.350645</text:p>
          </table:table-cell>
          <table:table-cell office:value-type="float" office:value="6.7184286596" calcext:value-type="float">
            <text:p>6.7184286596</text:p>
          </table:table-cell>
          <table:table-cell table:formula="of:=POWER([.C1577]-6.75;2)" office:value-type="float" office:value="0.000996749534652685" calcext:value-type="float">
            <text:p>0.0009967495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486278" calcext:value-type="float">
            <text:p>6.486278</text:p>
          </table:table-cell>
          <table:table-cell office:value-type="float" office:value="6.729182" calcext:value-type="float">
            <text:p>6.729182</text:p>
          </table:table-cell>
          <table:table-cell table:formula="of:=POWER([.C1578]-6.75;2)" office:value-type="float" office:value="0.000433389124000009" calcext:value-type="float">
            <text:p>0.0004333891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556617" calcext:value-type="float">
            <text:p>6.556617</text:p>
          </table:table-cell>
          <table:table-cell office:value-type="float" office:value="6.7344648936" calcext:value-type="float">
            <text:p>6.7344648936</text:p>
          </table:table-cell>
          <table:table-cell table:formula="of:=POWER([.C1579]-6.75;2)" office:value-type="float" office:value="0.000241339530859314" calcext:value-type="float">
            <text:p>0.0002413395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588995" calcext:value-type="float">
            <text:p>6.588995</text:p>
          </table:table-cell>
          <table:table-cell office:value-type="float" office:value="6.7377255745" calcext:value-type="float">
            <text:p>6.7377255745</text:p>
          </table:table-cell>
          <table:table-cell table:formula="of:=POWER([.C1580]-6.75;2)" office:value-type="float" office:value="0.000150661521355056" calcext:value-type="float">
            <text:p>0.0001506615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584451" calcext:value-type="float">
            <text:p>6.584451</text:p>
          </table:table-cell>
          <table:table-cell office:value-type="float" office:value="6.7422072553" calcext:value-type="float">
            <text:p>6.7422072553</text:p>
          </table:table-cell>
          <table:table-cell table:formula="of:=POWER([.C1581]-6.75;2)" office:value-type="float" office:value="0.0000607268699593732" calcext:value-type="float">
            <text:p>6.07268699593732E-005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508536" calcext:value-type="float">
            <text:p>6.508536</text:p>
          </table:table-cell>
          <table:table-cell office:value-type="float" office:value="6.7484757234" calcext:value-type="float">
            <text:p>6.7484757234</text:p>
          </table:table-cell>
          <table:table-cell table:formula="of:=POWER([.C1582]-6.75;2)" office:value-type="float" office:value="0.0000023234191533065" calcext:value-type="float">
            <text:p>2.3234191533065E-006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376549" calcext:value-type="float">
            <text:p>6.376549</text:p>
          </table:table-cell>
          <table:table-cell office:value-type="float" office:value="6.7555361277" calcext:value-type="float">
            <text:p>6.7555361277</text:p>
          </table:table-cell>
          <table:table-cell table:formula="of:=POWER([.C1583]-6.75;2)" office:value-type="float" office:value="0.0000306487099107086" calcext:value-type="float">
            <text:p>3.06487099107086E-005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290603" calcext:value-type="float">
            <text:p>6.290603</text:p>
          </table:table-cell>
          <table:table-cell office:value-type="float" office:value="6.7627562979" calcext:value-type="float">
            <text:p>6.7627562979</text:p>
          </table:table-cell>
          <table:table-cell table:formula="of:=POWER([.C1584]-6.75;2)" office:value-type="float" office:value="0.00016272313611355" calcext:value-type="float">
            <text:p>0.0001627231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348348" calcext:value-type="float">
            <text:p>6.348348</text:p>
          </table:table-cell>
          <table:table-cell office:value-type="float" office:value="6.7696413404" calcext:value-type="float">
            <text:p>6.7696413404</text:p>
          </table:table-cell>
          <table:table-cell table:formula="of:=POWER([.C1585]-6.75;2)" office:value-type="float" office:value="0.000385782252708663" calcext:value-type="float">
            <text:p>0.0003857823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523524" calcext:value-type="float">
            <text:p>6.523524</text:p>
          </table:table-cell>
          <table:table-cell office:value-type="float" office:value="6.7750034894" calcext:value-type="float">
            <text:p>6.7750034894</text:p>
          </table:table-cell>
          <table:table-cell table:formula="of:=POWER([.C1586]-6.75;2)" office:value-type="float" office:value="0.000625174482175933" calcext:value-type="float">
            <text:p>0.0006251745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684682" calcext:value-type="float">
            <text:p>6.684682</text:p>
          </table:table-cell>
          <table:table-cell office:value-type="float" office:value="6.7780014255" calcext:value-type="float">
            <text:p>6.7780014255</text:p>
          </table:table-cell>
          <table:table-cell table:formula="of:=POWER([.C1587]-6.75;2)" office:value-type="float" office:value="0.000784079830032066" calcext:value-type="float">
            <text:p>0.0007840798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731941" calcext:value-type="float">
            <text:p>6.731941</text:p>
          </table:table-cell>
          <table:table-cell office:value-type="float" office:value="6.7793244468" calcext:value-type="float">
            <text:p>6.7793244468</text:p>
          </table:table-cell>
          <table:table-cell table:formula="of:=POWER([.C1588]-6.75;2)" office:value-type="float" office:value="0.000859923180126057" calcext:value-type="float">
            <text:p>0.000859923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6862" calcext:value-type="float">
            <text:p>6.6862</text:p>
          </table:table-cell>
          <table:table-cell office:value-type="float" office:value="6.7803395957" calcext:value-type="float">
            <text:p>6.7803395957</text:p>
          </table:table-cell>
          <table:table-cell table:formula="of:=POWER([.C1589]-6.75;2)" office:value-type="float" office:value="0.000920491067239465" calcext:value-type="float">
            <text:p>0.0009204911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658283" calcext:value-type="float">
            <text:p>6.658283</text:p>
          </table:table-cell>
          <table:table-cell office:value-type="float" office:value="6.781537766" calcext:value-type="float">
            <text:p>6.781537766</text:p>
          </table:table-cell>
          <table:table-cell table:formula="of:=POWER([.C1590]-6.75;2)" office:value-type="float" office:value="0.000994630684270729" calcext:value-type="float">
            <text:p>0.0009946307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721726" calcext:value-type="float">
            <text:p>6.721726</text:p>
          </table:table-cell>
          <table:table-cell office:value-type="float" office:value="6.7818714894" calcext:value-type="float">
            <text:p>6.7818714894</text:p>
          </table:table-cell>
          <table:table-cell table:formula="of:=POWER([.C1591]-6.75;2)" office:value-type="float" office:value="0.00101579183657433" calcext:value-type="float">
            <text:p>0.0010157918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801753" calcext:value-type="float">
            <text:p>6.801753</text:p>
          </table:table-cell>
          <table:table-cell office:value-type="float" office:value="6.7795465957" calcext:value-type="float">
            <text:p>6.7795465957</text:p>
          </table:table-cell>
          <table:table-cell table:formula="of:=POWER([.C1592]-6.75;2)" office:value-type="float" office:value="0.000873001317459276" calcext:value-type="float">
            <text:p>0.0008730013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75371" calcext:value-type="float">
            <text:p>6.75371</text:p>
          </table:table-cell>
          <table:table-cell office:value-type="float" office:value="6.7742373404" calcext:value-type="float">
            <text:p>6.7742373404</text:p>
          </table:table-cell>
          <table:table-cell table:formula="of:=POWER([.C1593]-6.75;2)" office:value-type="float" office:value="0.000587448669665474" calcext:value-type="float">
            <text:p>0.0005874487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569585" calcext:value-type="float">
            <text:p>6.569585</text:p>
          </table:table-cell>
          <table:table-cell office:value-type="float" office:value="6.7685412979" calcext:value-type="float">
            <text:p>6.7685412979</text:p>
          </table:table-cell>
          <table:table-cell table:formula="of:=POWER([.C1594]-6.75;2)" office:value-type="float" office:value="0.000343779727816533" calcext:value-type="float">
            <text:p>0.000343779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429338" calcext:value-type="float">
            <text:p>6.429338</text:p>
          </table:table-cell>
          <table:table-cell office:value-type="float" office:value="6.7661047021" calcext:value-type="float">
            <text:p>6.7661047021</text:p>
          </table:table-cell>
          <table:table-cell table:formula="of:=POWER([.C1595]-6.75;2)" office:value-type="float" office:value="0.000259361429729738" calcext:value-type="float">
            <text:p>0.0002593614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489384" calcext:value-type="float">
            <text:p>6.489384</text:p>
          </table:table-cell>
          <table:table-cell office:value-type="float" office:value="6.767255234" calcext:value-type="float">
            <text:p>6.767255234</text:p>
          </table:table-cell>
          <table:table-cell table:formula="of:=POWER([.C1596]-6.75;2)" office:value-type="float" office:value="0.000297743100394766" calcext:value-type="float">
            <text:p>0.000297743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697239" calcext:value-type="float">
            <text:p>6.697239</text:p>
          </table:table-cell>
          <table:table-cell office:value-type="float" office:value="6.7673308085" calcext:value-type="float">
            <text:p>6.7673308085</text:p>
          </table:table-cell>
          <table:table-cell table:formula="of:=POWER([.C1597]-6.75;2)" office:value-type="float" office:value="0.000300356923263661" calcext:value-type="float">
            <text:p>0.0003003569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903322" calcext:value-type="float">
            <text:p>6.903322</text:p>
          </table:table-cell>
          <table:table-cell office:value-type="float" office:value="6.7611850426" calcext:value-type="float">
            <text:p>6.7611850426</text:p>
          </table:table-cell>
          <table:table-cell table:formula="of:=POWER([.C1598]-6.75;2)" office:value-type="float" office:value="0.000125105177963819" calcext:value-type="float">
            <text:p>0.0001251052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7.018906" calcext:value-type="float">
            <text:p>7.018906</text:p>
          </table:table-cell>
          <table:table-cell office:value-type="float" office:value="6.7489833191" calcext:value-type="float">
            <text:p>6.7489833191</text:p>
          </table:table-cell>
          <table:table-cell table:formula="of:=POWER([.C1599]-6.75;2)" office:value-type="float" office:value="0.0000010336400524254" calcext:value-type="float">
            <text:p>1.0336400524254E-006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.013104" calcext:value-type="float">
            <text:p>7.013104</text:p>
          </table:table-cell>
          <table:table-cell office:value-type="float" office:value="6.736263766" calcext:value-type="float">
            <text:p>6.736263766</text:p>
          </table:table-cell>
          <table:table-cell table:formula="of:=POWER([.C1600]-6.75;2)" office:value-type="float" office:value="0.000188684124502744" calcext:value-type="float">
            <text:p>0.0001886841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883256" calcext:value-type="float">
            <text:p>6.883256</text:p>
          </table:table-cell>
          <table:table-cell office:value-type="float" office:value="6.7273226383" calcext:value-type="float">
            <text:p>6.7273226383</text:p>
          </table:table-cell>
          <table:table-cell table:formula="of:=POWER([.C1601]-6.75;2)" office:value-type="float" office:value="0.000514262733672607" calcext:value-type="float">
            <text:p>0.0005142627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68946" calcext:value-type="float">
            <text:p>6.68946</text:p>
          </table:table-cell>
          <table:table-cell office:value-type="float" office:value="6.720979" calcext:value-type="float">
            <text:p>6.720979</text:p>
          </table:table-cell>
          <table:table-cell table:formula="of:=POWER([.C1602]-6.75;2)" office:value-type="float" office:value="0.000842218441000011" calcext:value-type="float">
            <text:p>0.000842218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562938" calcext:value-type="float">
            <text:p>6.562938</text:p>
          </table:table-cell>
          <table:table-cell office:value-type="float" office:value="6.7143582128" calcext:value-type="float">
            <text:p>6.7143582128</text:p>
          </table:table-cell>
          <table:table-cell table:formula="of:=POWER([.C1603]-6.75;2)" office:value-type="float" office:value="0.00127033699481011" calcext:value-type="float">
            <text:p>0.001270337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596815" calcext:value-type="float">
            <text:p>6.596815</text:p>
          </table:table-cell>
          <table:table-cell office:value-type="float" office:value="6.7079920638" calcext:value-type="float">
            <text:p>6.7079920638</text:p>
          </table:table-cell>
          <table:table-cell table:formula="of:=POWER([.C1604]-6.75;2)" office:value-type="float" office:value="0.00176466670378328" calcext:value-type="float">
            <text:p>0.0017646667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729297" calcext:value-type="float">
            <text:p>6.729297</text:p>
          </table:table-cell>
          <table:table-cell office:value-type="float" office:value="6.704317617" calcext:value-type="float">
            <text:p>6.704317617</text:p>
          </table:table-cell>
          <table:table-cell table:formula="of:=POWER([.C1605]-6.75;2)" office:value-type="float" office:value="0.00208688011655868" calcext:value-type="float">
            <text:p>0.0020868801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816876" calcext:value-type="float">
            <text:p>6.816876</text:p>
          </table:table-cell>
          <table:table-cell office:value-type="float" office:value="6.7029825745" calcext:value-type="float">
            <text:p>6.7029825745</text:p>
          </table:table-cell>
          <table:table-cell table:formula="of:=POWER([.C1606]-6.75;2)" office:value-type="float" office:value="0.00221063830064805" calcext:value-type="float">
            <text:p>0.0022106383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806245" calcext:value-type="float">
            <text:p>6.806245</text:p>
          </table:table-cell>
          <table:table-cell office:value-type="float" office:value="6.7009128298" calcext:value-type="float">
            <text:p>6.7009128298</text:p>
          </table:table-cell>
          <table:table-cell table:formula="of:=POWER([.C1607]-6.75;2)" office:value-type="float" office:value="0.00240955027824377" calcext:value-type="float">
            <text:p>0.0024095503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770901" calcext:value-type="float">
            <text:p>6.770901</text:p>
          </table:table-cell>
          <table:table-cell office:value-type="float" office:value="6.6944055745" calcext:value-type="float">
            <text:p>6.6944055745</text:p>
          </table:table-cell>
          <table:table-cell table:formula="of:=POWER([.C1608]-6.75;2)" office:value-type="float" office:value="0.00309074014667503" calcext:value-type="float">
            <text:p>0.0030907401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797813" calcext:value-type="float">
            <text:p>6.797813</text:p>
          </table:table-cell>
          <table:table-cell office:value-type="float" office:value="6.6804822553" calcext:value-type="float">
            <text:p>6.6804822553</text:p>
          </table:table-cell>
          <table:table-cell table:formula="of:=POWER([.C1609]-6.75;2)" office:value-type="float" office:value="0.00483271682817434" calcext:value-type="float">
            <text:p>0.0048327168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894008" calcext:value-type="float">
            <text:p>6.894008</text:p>
          </table:table-cell>
          <table:table-cell office:value-type="float" office:value="6.6596235106" calcext:value-type="float">
            <text:p>6.6596235106</text:p>
          </table:table-cell>
          <table:table-cell table:formula="of:=POWER([.C1610]-6.75;2)" office:value-type="float" office:value="0.00816790983626825" calcext:value-type="float">
            <text:p>0.0081679098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.002489" calcext:value-type="float">
            <text:p>7.002489</text:p>
          </table:table-cell>
          <table:table-cell office:value-type="float" office:value="6.6376378085" calcext:value-type="float">
            <text:p>6.6376378085</text:p>
          </table:table-cell>
          <table:table-cell table:formula="of:=POWER([.C1611]-6.75;2)" office:value-type="float" office:value="0.0126252620786827" calcext:value-type="float">
            <text:p>0.0126252621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.054197" calcext:value-type="float">
            <text:p>7.054197</text:p>
          </table:table-cell>
          <table:table-cell office:value-type="float" office:value="6.620925766" calcext:value-type="float">
            <text:p>6.620925766</text:p>
          </table:table-cell>
          <table:table-cell table:formula="of:=POWER([.C1612]-6.75;2)" office:value-type="float" office:value="0.0166601578826867" calcext:value-type="float">
            <text:p>0.0166601579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.01582" calcext:value-type="float">
            <text:p>7.01582</text:p>
          </table:table-cell>
          <table:table-cell office:value-type="float" office:value="6.6106097447" calcext:value-type="float">
            <text:p>6.6106097447</text:p>
          </table:table-cell>
          <table:table-cell table:formula="of:=POWER([.C1613]-6.75;2)" office:value-type="float" office:value="0.0194296432725993" calcext:value-type="float">
            <text:p>0.019429643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917966" calcext:value-type="float">
            <text:p>6.917966</text:p>
          </table:table-cell>
          <table:table-cell office:value-type="float" office:value="6.6039261064" calcext:value-type="float">
            <text:p>6.6039261064</text:p>
          </table:table-cell>
          <table:table-cell table:formula="of:=POWER([.C1614]-6.75;2)" office:value-type="float" office:value="0.021337582391464" calcext:value-type="float">
            <text:p>0.0213375824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815261" calcext:value-type="float">
            <text:p>6.815261</text:p>
          </table:table-cell>
          <table:table-cell office:value-type="float" office:value="6.598939234" calcext:value-type="float">
            <text:p>6.598939234</text:p>
          </table:table-cell>
          <table:table-cell table:formula="of:=POWER([.C1615]-6.75;2)" office:value-type="float" office:value="0.0228193550245066" calcext:value-type="float">
            <text:p>0.02281935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73064" calcext:value-type="float">
            <text:p>6.73064</text:p>
          </table:table-cell>
          <table:table-cell office:value-type="float" office:value="6.595682617" calcext:value-type="float">
            <text:p>6.595682617</text:p>
          </table:table-cell>
          <table:table-cell table:formula="of:=POWER([.C1616]-6.75;2)" office:value-type="float" office:value="0.0238138546959688" calcext:value-type="float">
            <text:p>0.0238138547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675667" calcext:value-type="float">
            <text:p>6.675667</text:p>
          </table:table-cell>
          <table:table-cell office:value-type="float" office:value="6.5933827021" calcext:value-type="float">
            <text:p>6.5933827021</text:p>
          </table:table-cell>
          <table:table-cell table:formula="of:=POWER([.C1617]-6.75;2)" office:value-type="float" office:value="0.0245289780014975" calcext:value-type="float">
            <text:p>0.024528978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68322" calcext:value-type="float">
            <text:p>6.68322</text:p>
          </table:table-cell>
          <table:table-cell office:value-type="float" office:value="6.588578" calcext:value-type="float">
            <text:p>6.588578</text:p>
          </table:table-cell>
          <table:table-cell table:formula="of:=POWER([.C1618]-6.75;2)" office:value-type="float" office:value="0.026057062084" calcext:value-type="float">
            <text:p>0.026057062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764571" calcext:value-type="float">
            <text:p>6.764571</text:p>
          </table:table-cell>
          <table:table-cell office:value-type="float" office:value="6.5756178723" calcext:value-type="float">
            <text:p>6.5756178723</text:p>
          </table:table-cell>
          <table:table-cell table:formula="of:=POWER([.C1619]-6.75;2)" office:value-type="float" office:value="0.0304091264611789" calcext:value-type="float">
            <text:p>0.0304091265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873662" calcext:value-type="float">
            <text:p>6.873662</text:p>
          </table:table-cell>
          <table:table-cell office:value-type="float" office:value="6.5490745106" calcext:value-type="float">
            <text:p>6.5490745106</text:p>
          </table:table-cell>
          <table:table-cell table:formula="of:=POWER([.C1620]-6.75;2)" office:value-type="float" office:value="0.0403710522906296" calcext:value-type="float">
            <text:p>0.0403710523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956879" calcext:value-type="float">
            <text:p>6.956879</text:p>
          </table:table-cell>
          <table:table-cell office:value-type="float" office:value="6.5097889574" calcext:value-type="float">
            <text:p>6.5097889574</text:p>
          </table:table-cell>
          <table:table-cell table:formula="of:=POWER([.C1621]-6.75;2)" office:value-type="float" office:value="0.0577013449869792" calcext:value-type="float">
            <text:p>0.057701345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992339" calcext:value-type="float">
            <text:p>6.992339</text:p>
          </table:table-cell>
          <table:table-cell office:value-type="float" office:value="6.4710439362" calcext:value-type="float">
            <text:p>6.4710439362</text:p>
          </table:table-cell>
          <table:table-cell table:formula="of:=POWER([.C1622]-6.75;2)" office:value-type="float" office:value="0.0778164855307896" calcext:value-type="float">
            <text:p>0.0778164855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962108" calcext:value-type="float">
            <text:p>6.962108</text:p>
          </table:table-cell>
          <table:table-cell office:value-type="float" office:value="6.4491295319" calcext:value-type="float">
            <text:p>6.4491295319</text:p>
          </table:table-cell>
          <table:table-cell table:formula="of:=POWER([.C1623]-6.75;2)" office:value-type="float" office:value="0.0905230385747133" calcext:value-type="float">
            <text:p>0.0905230386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856052" calcext:value-type="float">
            <text:p>6.856052</text:p>
          </table:table-cell>
          <table:table-cell office:value-type="float" office:value="6.4455221489" calcext:value-type="float">
            <text:p>6.4455221489</text:p>
          </table:table-cell>
          <table:table-cell table:formula="of:=POWER([.C1624]-6.75;2)" office:value-type="float" office:value="0.0927067618104736" calcext:value-type="float">
            <text:p>0.0927067618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734574" calcext:value-type="float">
            <text:p>6.734574</text:p>
          </table:table-cell>
          <table:table-cell office:value-type="float" office:value="6.443709383" calcext:value-type="float">
            <text:p>6.443709383</text:p>
          </table:table-cell>
          <table:table-cell table:formula="of:=POWER([.C1625]-6.75;2)" office:value-type="float" office:value="0.0938139420622408" calcext:value-type="float">
            <text:p>0.093813942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709869" calcext:value-type="float">
            <text:p>6.709869</text:p>
          </table:table-cell>
          <table:table-cell office:value-type="float" office:value="6.3897646596" calcext:value-type="float">
            <text:p>6.3897646596</text:p>
          </table:table-cell>
          <table:table-cell table:formula="of:=POWER([.C1626]-6.75;2)" office:value-type="float" office:value="0.129769500473104" calcext:value-type="float">
            <text:p>0.1297695005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799634" calcext:value-type="float">
            <text:p>6.799634</text:p>
          </table:table-cell>
          <table:table-cell office:value-type="float" office:value="6.5663731489" calcext:value-type="float">
            <text:p>6.5663731489</text:p>
          </table:table-cell>
          <table:table-cell table:formula="of:=POWER([.C1627]-6.75;2)" office:value-type="float" office:value="0.0337188204449014" calcext:value-type="float">
            <text:p>0.0337188204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879069" calcext:value-type="float">
            <text:p>6.879069</text:p>
          </table:table-cell>
          <table:table-cell office:value-type="float" office:value="6.5989221915" calcext:value-type="float">
            <text:p>6.5989221915</text:p>
          </table:table-cell>
          <table:table-cell table:formula="of:=POWER([.C1628]-6.75;2)" office:value-type="float" office:value="0.0228245042211627" calcext:value-type="float">
            <text:p>0.022824504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840375" calcext:value-type="float">
            <text:p>6.840375</text:p>
          </table:table-cell>
          <table:table-cell office:value-type="float" office:value="6.6006171064" calcext:value-type="float">
            <text:p>6.6006171064</text:p>
          </table:table-cell>
          <table:table-cell table:formula="of:=POWER([.C1629]-6.75;2)" office:value-type="float" office:value="0.022315248900309" calcext:value-type="float">
            <text:p>0.0223152489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715897" calcext:value-type="float">
            <text:p>6.715897</text:p>
          </table:table-cell>
          <table:table-cell office:value-type="float" office:value="6.5810907234" calcext:value-type="float">
            <text:p>6.5810907234</text:p>
          </table:table-cell>
          <table:table-cell table:formula="of:=POWER([.C1630]-6.75;2)" office:value-type="float" office:value="0.0285303437215353" calcext:value-type="float">
            <text:p>0.0285303437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6142" calcext:value-type="float">
            <text:p>6.6142</text:p>
          </table:table-cell>
          <table:table-cell office:value-type="float" office:value="6.5472491489" calcext:value-type="float">
            <text:p>6.5472491489</text:p>
          </table:table-cell>
          <table:table-cell table:formula="of:=POWER([.C1631]-6.75;2)" office:value-type="float" office:value="0.0411079076217745" calcext:value-type="float">
            <text:p>0.0411079076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600369" calcext:value-type="float">
            <text:p>6.600369</text:p>
          </table:table-cell>
          <table:table-cell office:value-type="float" office:value="6.5146714894" calcext:value-type="float">
            <text:p>6.5146714894</text:p>
          </table:table-cell>
          <table:table-cell table:formula="of:=POWER([.C1632]-6.75;2)" office:value-type="float" office:value="0.0553795079012141" calcext:value-type="float">
            <text:p>0.0553795079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664427" calcext:value-type="float">
            <text:p>6.664427</text:p>
          </table:table-cell>
          <table:table-cell office:value-type="float" office:value="6.4970879574" calcext:value-type="float">
            <text:p>6.4970879574</text:p>
          </table:table-cell>
          <table:table-cell table:formula="of:=POWER([.C1633]-6.75;2)" office:value-type="float" office:value="0.0639645012921043" calcext:value-type="float">
            <text:p>0.0639645013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746864" calcext:value-type="float">
            <text:p>6.746864</text:p>
          </table:table-cell>
          <table:table-cell office:value-type="float" office:value="6.4940227234" calcext:value-type="float">
            <text:p>6.4940227234</text:p>
          </table:table-cell>
          <table:table-cell table:formula="of:=POWER([.C1634]-6.75;2)" office:value-type="float" office:value="0.0655243661355531" calcext:value-type="float">
            <text:p>0.065524366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779653" calcext:value-type="float">
            <text:p>6.779653</text:p>
          </table:table-cell>
          <table:table-cell office:value-type="float" office:value="6.4976641915" calcext:value-type="float">
            <text:p>6.4976641915</text:p>
          </table:table-cell>
          <table:table-cell table:formula="of:=POWER([.C1635]-6.75;2)" office:value-type="float" office:value="0.0636733602513486" calcext:value-type="float">
            <text:p>0.0636733603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742514" calcext:value-type="float">
            <text:p>6.742514</text:p>
          </table:table-cell>
          <table:table-cell office:value-type="float" office:value="6.502974383" calcext:value-type="float">
            <text:p>6.502974383</text:p>
          </table:table-cell>
          <table:table-cell table:formula="of:=POWER([.C1636]-6.75;2)" office:value-type="float" office:value="0.0610216554542308" calcext:value-type="float">
            <text:p>0.0610216555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673968" calcext:value-type="float">
            <text:p>6.673968</text:p>
          </table:table-cell>
          <table:table-cell office:value-type="float" office:value="6.5100920426" calcext:value-type="float">
            <text:p>6.5100920426</text:p>
          </table:table-cell>
          <table:table-cell table:formula="of:=POWER([.C1637]-6.75;2)" office:value-type="float" office:value="0.0575558280238401" calcext:value-type="float">
            <text:p>0.05755582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612456" calcext:value-type="float">
            <text:p>6.612456</text:p>
          </table:table-cell>
          <table:table-cell office:value-type="float" office:value="6.5180019574" calcext:value-type="float">
            <text:p>6.5180019574</text:p>
          </table:table-cell>
          <table:table-cell table:formula="of:=POWER([.C1638]-6.75;2)" office:value-type="float" office:value="0.0538230917702314" calcext:value-type="float">
            <text:p>0.0538230918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552218" calcext:value-type="float">
            <text:p>6.552218</text:p>
          </table:table-cell>
          <table:table-cell office:value-type="float" office:value="6.5183843404" calcext:value-type="float">
            <text:p>6.5183843404</text:p>
          </table:table-cell>
          <table:table-cell table:formula="of:=POWER([.C1639]-6.75;2)" office:value-type="float" office:value="0.0536458137719431" calcext:value-type="float">
            <text:p>0.0536458138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485996" calcext:value-type="float">
            <text:p>6.485996</text:p>
          </table:table-cell>
          <table:table-cell office:value-type="float" office:value="6.4997789149" calcext:value-type="float">
            <text:p>6.4997789149</text:p>
          </table:table-cell>
          <table:table-cell table:formula="of:=POWER([.C1640]-6.75;2)" office:value-type="float" office:value="0.0626105914286213" calcext:value-type="float">
            <text:p>0.0626105914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455065" calcext:value-type="float">
            <text:p>6.455065</text:p>
          </table:table-cell>
          <table:table-cell office:value-type="float" office:value="6.4617621064" calcext:value-type="float">
            <text:p>6.4617621064</text:p>
          </table:table-cell>
          <table:table-cell table:formula="of:=POWER([.C1641]-6.75;2)" office:value-type="float" office:value="0.0830810833069648" calcext:value-type="float">
            <text:p>0.0830810833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483413" calcext:value-type="float">
            <text:p>6.483413</text:p>
          </table:table-cell>
          <table:table-cell office:value-type="float" office:value="6.4248304681" calcext:value-type="float">
            <text:p>6.4248304681</text:p>
          </table:table-cell>
          <table:table-cell table:formula="of:=POWER([.C1642]-6.75;2)" office:value-type="float" office:value="0.105735224476065" calcext:value-type="float">
            <text:p>0.1057352245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492936" calcext:value-type="float">
            <text:p>6.492936</text:p>
          </table:table-cell>
          <table:table-cell office:value-type="float" office:value="6.4067528511" calcext:value-type="float">
            <text:p>6.4067528511</text:p>
          </table:table-cell>
          <table:table-cell table:formula="of:=POWER([.C1643]-6.75;2)" office:value-type="float" office:value="0.117818605227979" calcext:value-type="float">
            <text:p>0.1178186052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408388" calcext:value-type="float">
            <text:p>6.408388</text:p>
          </table:table-cell>
          <table:table-cell office:value-type="float" office:value="6.4053207872" calcext:value-type="float">
            <text:p>6.4053207872</text:p>
          </table:table-cell>
          <table:table-cell table:formula="of:=POWER([.C1644]-6.75;2)" office:value-type="float" office:value="0.118803759736428" calcext:value-type="float">
            <text:p>0.1188037597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329841" calcext:value-type="float">
            <text:p>6.329841</text:p>
          </table:table-cell>
          <table:table-cell office:value-type="float" office:value="6.4110150638" calcext:value-type="float">
            <text:p>6.4110150638</text:p>
          </table:table-cell>
          <table:table-cell table:formula="of:=POWER([.C1645]-6.75;2)" office:value-type="float" office:value="0.114910786970518" calcext:value-type="float">
            <text:p>0.114910787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421087" calcext:value-type="float">
            <text:p>6.421087</text:p>
          </table:table-cell>
          <table:table-cell office:value-type="float" office:value="6.4155402766" calcext:value-type="float">
            <text:p>6.4155402766</text:p>
          </table:table-cell>
          <table:table-cell table:formula="of:=POWER([.C1646]-6.75;2)" office:value-type="float" office:value="0.111863306576805" calcext:value-type="float">
            <text:p>0.1118633066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592871" calcext:value-type="float">
            <text:p>6.592871</text:p>
          </table:table-cell>
          <table:table-cell office:value-type="float" office:value="6.4146030638" calcext:value-type="float">
            <text:p>6.4146030638</text:p>
          </table:table-cell>
          <table:table-cell table:formula="of:=POWER([.C1647]-6.75;2)" office:value-type="float" office:value="0.112491104812347" calcext:value-type="float">
            <text:p>0.112491104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585105" calcext:value-type="float">
            <text:p>6.585105</text:p>
          </table:table-cell>
          <table:table-cell office:value-type="float" office:value="6.4106565319" calcext:value-type="float">
            <text:p>6.4106565319</text:p>
          </table:table-cell>
          <table:table-cell table:formula="of:=POWER([.C1648]-6.75;2)" office:value-type="float" office:value="0.115153989342136" calcext:value-type="float">
            <text:p>0.1151539893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378283" calcext:value-type="float">
            <text:p>6.378283</text:p>
          </table:table-cell>
          <table:table-cell office:value-type="float" office:value="6.4105870638" calcext:value-type="float">
            <text:p>6.4105870638</text:p>
          </table:table-cell>
          <table:table-cell table:formula="of:=POWER([.C1649]-6.75;2)" office:value-type="float" office:value="0.115201141259905" calcext:value-type="float">
            <text:p>0.1152011413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263729" calcext:value-type="float">
            <text:p>6.263729</text:p>
          </table:table-cell>
          <table:table-cell office:value-type="float" office:value="6.4173644468" calcext:value-type="float">
            <text:p>6.4173644468</text:p>
          </table:table-cell>
          <table:table-cell table:formula="of:=POWER([.C1650]-6.75;2)" office:value-type="float" office:value="0.11064641125267" calcext:value-type="float">
            <text:p>0.1106464113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424116" calcext:value-type="float">
            <text:p>6.424116</text:p>
          </table:table-cell>
          <table:table-cell office:value-type="float" office:value="6.425042617" calcext:value-type="float">
            <text:p>6.425042617</text:p>
          </table:table-cell>
          <table:table-cell table:formula="of:=POWER([.C1651]-6.75;2)" office:value-type="float" office:value="0.105597300766209" calcext:value-type="float">
            <text:p>0.1055973008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66655" calcext:value-type="float">
            <text:p>6.66655</text:p>
          </table:table-cell>
          <table:table-cell office:value-type="float" office:value="6.4248224894" calcext:value-type="float">
            <text:p>6.4248224894</text:p>
          </table:table-cell>
          <table:table-cell table:formula="of:=POWER([.C1652]-6.75;2)" office:value-type="float" office:value="0.105740413400013" calcext:value-type="float">
            <text:p>0.1057404134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719598" calcext:value-type="float">
            <text:p>6.719598</text:p>
          </table:table-cell>
          <table:table-cell office:value-type="float" office:value="6.4160613617" calcext:value-type="float">
            <text:p>6.4160613617</text:p>
          </table:table-cell>
          <table:table-cell table:formula="of:=POWER([.C1653]-6.75;2)" office:value-type="float" office:value="0.111515014149658" calcext:value-type="float">
            <text:p>0.1115150141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500404" calcext:value-type="float">
            <text:p>6.500404</text:p>
          </table:table-cell>
          <table:table-cell office:value-type="float" office:value="6.4075407234" calcext:value-type="float">
            <text:p>6.4075407234</text:p>
          </table:table-cell>
          <table:table-cell table:formula="of:=POWER([.C1654]-6.75;2)" office:value-type="float" office:value="0.117278356129395" calcext:value-type="float">
            <text:p>0.1172783561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116505" calcext:value-type="float">
            <text:p>6.116505</text:p>
          </table:table-cell>
          <table:table-cell office:value-type="float" office:value="6.4086022766" calcext:value-type="float">
            <text:p>6.4086022766</text:p>
          </table:table-cell>
          <table:table-cell table:formula="of:=POWER([.C1655]-6.75;2)" office:value-type="float" office:value="0.116552405542703" calcext:value-type="float">
            <text:p>0.116552405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5.817452" calcext:value-type="float">
            <text:p>5.817452</text:p>
          </table:table-cell>
          <table:table-cell office:value-type="float" office:value="6.4211362128" calcext:value-type="float">
            <text:p>6.4211362128</text:p>
          </table:table-cell>
          <table:table-cell table:formula="of:=POWER([.C1656]-6.75;2)" office:value-type="float" office:value="0.108151390531527" calcext:value-type="float">
            <text:p>0.1081513905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5.86068" calcext:value-type="float">
            <text:p>5.86068</text:p>
          </table:table-cell>
          <table:table-cell office:value-type="float" office:value="6.4386745532" calcext:value-type="float">
            <text:p>6.4386745532</text:p>
          </table:table-cell>
          <table:table-cell table:formula="of:=POWER([.C1657]-6.75;2)" office:value-type="float" office:value="0.0969235338252195" calcext:value-type="float">
            <text:p>0.0969235338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217023" calcext:value-type="float">
            <text:p>6.217023</text:p>
          </table:table-cell>
          <table:table-cell office:value-type="float" office:value="6.4517608936" calcext:value-type="float">
            <text:p>6.4517608936</text:p>
          </table:table-cell>
          <table:table-cell table:formula="of:=POWER([.C1658]-6.75;2)" office:value-type="float" office:value="0.0889465645862703" calcext:value-type="float">
            <text:p>0.088946564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569344" calcext:value-type="float">
            <text:p>6.569344</text:p>
          </table:table-cell>
          <table:table-cell office:value-type="float" office:value="6.4566291277" calcext:value-type="float">
            <text:p>6.4566291277</text:p>
          </table:table-cell>
          <table:table-cell table:formula="of:=POWER([.C1659]-6.75;2)" office:value-type="float" office:value="0.0860664687140627" calcext:value-type="float">
            <text:p>0.0860664687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701689" calcext:value-type="float">
            <text:p>6.701689</text:p>
          </table:table-cell>
          <table:table-cell office:value-type="float" office:value="6.457465383" calcext:value-type="float">
            <text:p>6.457465383</text:p>
          </table:table-cell>
          <table:table-cell table:formula="of:=POWER([.C1660]-6.75;2)" office:value-type="float" office:value="0.0855765021433369" calcext:value-type="float">
            <text:p>0.0855765021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683583" calcext:value-type="float">
            <text:p>6.683583</text:p>
          </table:table-cell>
          <table:table-cell office:value-type="float" office:value="6.4590766383" calcext:value-type="float">
            <text:p>6.4590766383</text:p>
          </table:table-cell>
          <table:table-cell table:formula="of:=POWER([.C1661]-6.75;2)" office:value-type="float" office:value="0.084636402382829" calcext:value-type="float">
            <text:p>0.0846364024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6622" calcext:value-type="float">
            <text:p>6.6622</text:p>
          </table:table-cell>
          <table:table-cell office:value-type="float" office:value="6.4610967872" calcext:value-type="float">
            <text:p>6.4610967872</text:p>
          </table:table-cell>
          <table:table-cell table:formula="of:=POWER([.C1662]-6.75;2)" office:value-type="float" office:value="0.0834650663661622" calcext:value-type="float">
            <text:p>0.0834650664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622544" calcext:value-type="float">
            <text:p>6.622544</text:p>
          </table:table-cell>
          <table:table-cell office:value-type="float" office:value="6.4604074894" calcext:value-type="float">
            <text:p>6.4604074894</text:p>
          </table:table-cell>
          <table:table-cell table:formula="of:=POWER([.C1663]-6.75;2)" office:value-type="float" office:value="0.0838638221956113" calcext:value-type="float">
            <text:p>0.0838638222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449846" calcext:value-type="float">
            <text:p>6.449846</text:p>
          </table:table-cell>
          <table:table-cell office:value-type="float" office:value="6.4573795106" calcext:value-type="float">
            <text:p>6.4573795106</text:p>
          </table:table-cell>
          <table:table-cell table:formula="of:=POWER([.C1664]-6.75;2)" office:value-type="float" office:value="0.0856267508166955" calcext:value-type="float">
            <text:p>0.0856267508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074094" calcext:value-type="float">
            <text:p>6.074094</text:p>
          </table:table-cell>
          <table:table-cell office:value-type="float" office:value="6.4574174255" calcext:value-type="float">
            <text:p>6.4574174255</text:p>
          </table:table-cell>
          <table:table-cell table:formula="of:=POWER([.C1665]-6.75;2)" office:value-type="float" office:value="0.085604562901048" calcext:value-type="float">
            <text:p>0.0856045629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5.517033" calcext:value-type="float">
            <text:p>5.517033</text:p>
          </table:table-cell>
          <table:table-cell office:value-type="float" office:value="6.4677452979" calcext:value-type="float">
            <text:p>6.4677452979</text:p>
          </table:table-cell>
          <table:table-cell table:formula="of:=POWER([.C1666]-6.75;2)" office:value-type="float" office:value="0.07966771685756" calcext:value-type="float">
            <text:p>0.0796677169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5.027241" calcext:value-type="float">
            <text:p>5.027241</text:p>
          </table:table-cell>
          <table:table-cell office:value-type="float" office:value="6.4937141702" calcext:value-type="float">
            <text:p>6.4937141702</text:p>
          </table:table-cell>
          <table:table-cell table:formula="of:=POWER([.C1667]-6.75;2)" office:value-type="float" office:value="0.0656824265562747" calcext:value-type="float">
            <text:p>0.0656824266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5.135863" calcext:value-type="float">
            <text:p>5.135863</text:p>
          </table:table-cell>
          <table:table-cell office:value-type="float" office:value="6.5332164468" calcext:value-type="float">
            <text:p>6.5332164468</text:p>
          </table:table-cell>
          <table:table-cell table:formula="of:=POWER([.C1668]-6.75;2)" office:value-type="float" office:value="0.0469951089380172" calcext:value-type="float">
            <text:p>0.0469951089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.962362" calcext:value-type="float">
            <text:p>5.962362</text:p>
          </table:table-cell>
          <table:table-cell office:value-type="float" office:value="6.571150766" calcext:value-type="float">
            <text:p>6.571150766</text:p>
          </table:table-cell>
          <table:table-cell table:formula="of:=POWER([.C1669]-6.75;2)" office:value-type="float" office:value="0.0319870485023869" calcext:value-type="float">
            <text:p>0.0319870485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792561" calcext:value-type="float">
            <text:p>6.792561</text:p>
          </table:table-cell>
          <table:table-cell office:value-type="float" office:value="6.5898987021" calcext:value-type="float">
            <text:p>6.5898987021</text:p>
          </table:table-cell>
          <table:table-cell table:formula="of:=POWER([.C1670]-6.75;2)" office:value-type="float" office:value="0.0256324255892645" calcext:value-type="float">
            <text:p>0.025632425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770852" calcext:value-type="float">
            <text:p>6.770852</text:p>
          </table:table-cell>
          <table:table-cell office:value-type="float" office:value="6.5887019149" calcext:value-type="float">
            <text:p>6.5887019149</text:p>
          </table:table-cell>
          <table:table-cell table:formula="of:=POWER([.C1671]-6.75;2)" office:value-type="float" office:value="0.0260170722569269" calcext:value-type="float">
            <text:p>0.0260170723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.199172" calcext:value-type="float">
            <text:p>4.199172</text:p>
          </table:table-cell>
          <table:table-cell office:value-type="float" office:value="6.5868414681" calcext:value-type="float">
            <text:p>6.5868414681</text:p>
          </table:table-cell>
          <table:table-cell table:formula="of:=POWER([.C1672]-6.75;2)" office:value-type="float" office:value="0.0266207065317632" calcext:value-type="float">
            <text:p>0.0266207065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5.010468" calcext:value-type="float">
            <text:p>15.010468</text:p>
          </table:table-cell>
          <table:table-cell office:value-type="float" office:value="6.6402880213" calcext:value-type="float">
            <text:p>6.6402880213</text:p>
          </table:table-cell>
          <table:table-cell table:formula="of:=POWER([.C1673]-6.75;2)" office:value-type="float" office:value="0.0120367182702693" calcext:value-type="float">
            <text:p>0.012036718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.329439" calcext:value-type="float">
            <text:p>8.329439</text:p>
          </table:table-cell>
          <table:table-cell office:value-type="float" office:value="6.4651395106" calcext:value-type="float">
            <text:p>6.4651395106</text:p>
          </table:table-cell>
          <table:table-cell table:formula="of:=POWER([.C1674]-6.75;2)" office:value-type="float" office:value="0.0811454984212074" calcext:value-type="float">
            <text:p>0.0811454984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95873" calcext:value-type="float">
            <text:p>6.95873</text:p>
          </table:table-cell>
          <table:table-cell office:value-type="float" office:value="6.4332348936" calcext:value-type="float">
            <text:p>6.4332348936</text:p>
          </table:table-cell>
          <table:table-cell table:formula="of:=POWER([.C1675]-6.75;2)" office:value-type="float" office:value="0.100340132632603" calcext:value-type="float">
            <text:p>0.100340132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5.922635" calcext:value-type="float">
            <text:p>5.922635</text:p>
          </table:table-cell>
          <table:table-cell office:value-type="float" office:value="6.4308367872" calcext:value-type="float">
            <text:p>6.4308367872</text:p>
          </table:table-cell>
          <table:table-cell table:formula="of:=POWER([.C1676]-6.75;2)" office:value-type="float" office:value="0.101865156404818" calcext:value-type="float">
            <text:p>0.1018651564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5.125343" calcext:value-type="float">
            <text:p>5.125343</text:p>
          </table:table-cell>
          <table:table-cell office:value-type="float" office:value="6.4502668298" calcext:value-type="float">
            <text:p>6.4502668298</text:p>
          </table:table-cell>
          <table:table-cell table:formula="of:=POWER([.C1677]-6.75;2)" office:value-type="float" office:value="0.089839973318142" calcext:value-type="float">
            <text:p>0.0898399733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5.08305" calcext:value-type="float">
            <text:p>5.08305</text:p>
          </table:table-cell>
          <table:table-cell office:value-type="float" office:value="6.4861067234" calcext:value-type="float">
            <text:p>6.4861067234</text:p>
          </table:table-cell>
          <table:table-cell table:formula="of:=POWER([.C1678]-6.75;2)" office:value-type="float" office:value="0.0696396614346842" calcext:value-type="float">
            <text:p>0.0696396614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5.773943" calcext:value-type="float">
            <text:p>5.773943</text:p>
          </table:table-cell>
          <table:table-cell office:value-type="float" office:value="6.5224847872" calcext:value-type="float">
            <text:p>6.5224847872</text:p>
          </table:table-cell>
          <table:table-cell table:formula="of:=POWER([.C1679]-6.75;2)" office:value-type="float" office:value="0.0517631720554294" calcext:value-type="float">
            <text:p>0.051763172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520361" calcext:value-type="float">
            <text:p>6.520361</text:p>
          </table:table-cell>
          <table:table-cell office:value-type="float" office:value="6.5447615532" calcext:value-type="float">
            <text:p>6.5447615532</text:p>
          </table:table-cell>
          <table:table-cell table:formula="of:=POWER([.C1680]-6.75;2)" office:value-type="float" office:value="0.0421228200448765" calcext:value-type="float">
            <text:p>0.04212282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918013" calcext:value-type="float">
            <text:p>6.918013</text:p>
          </table:table-cell>
          <table:table-cell office:value-type="float" office:value="6.5522954255" calcext:value-type="float">
            <text:p>6.5522954255</text:p>
          </table:table-cell>
          <table:table-cell table:formula="of:=POWER([.C1681]-6.75;2)" office:value-type="float" office:value="0.0390870987782262" calcext:value-type="float">
            <text:p>0.039087098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.029232" calcext:value-type="float">
            <text:p>7.029232</text:p>
          </table:table-cell>
          <table:table-cell office:value-type="float" office:value="6.5513944255" calcext:value-type="float">
            <text:p>6.5513944255</text:p>
          </table:table-cell>
          <table:table-cell table:formula="of:=POWER([.C1682]-6.75;2)" office:value-type="float" office:value="0.0394441742224751" calcext:value-type="float">
            <text:p>0.0394441742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.077044" calcext:value-type="float">
            <text:p>7.077044</text:p>
          </table:table-cell>
          <table:table-cell office:value-type="float" office:value="6.546653383" calcext:value-type="float">
            <text:p>6.546653383</text:p>
          </table:table-cell>
          <table:table-cell table:formula="of:=POWER([.C1683]-6.75;2)" office:value-type="float" office:value="0.0413498466453448" calcext:value-type="float">
            <text:p>0.0413498466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7.045734" calcext:value-type="float">
            <text:p>7.045734</text:p>
          </table:table-cell>
          <table:table-cell office:value-type="float" office:value="6.5398556809" calcext:value-type="float">
            <text:p>6.5398556809</text:p>
          </table:table-cell>
          <table:table-cell table:formula="of:=POWER([.C1684]-6.75;2)" office:value-type="float" office:value="0.0441606348500028" calcext:value-type="float">
            <text:p>0.0441606349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630428" calcext:value-type="float">
            <text:p>6.630428</text:p>
          </table:table-cell>
          <table:table-cell office:value-type="float" office:value="6.5346427021" calcext:value-type="float">
            <text:p>6.5346427021</text:p>
          </table:table-cell>
          <table:table-cell table:formula="of:=POWER([.C1685]-6.75;2)" office:value-type="float" office:value="0.0463787657587893" calcext:value-type="float">
            <text:p>0.0463787658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.677763" calcext:value-type="float">
            <text:p>5.677763</text:p>
          </table:table-cell>
          <table:table-cell office:value-type="float" office:value="6.5398512553" calcext:value-type="float">
            <text:p>6.5398512553</text:p>
          </table:table-cell>
          <table:table-cell table:formula="of:=POWER([.C1686]-6.75;2)" office:value-type="float" office:value="0.0441624948989856" calcext:value-type="float">
            <text:p>0.0441624949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.699206" calcext:value-type="float">
            <text:p>4.699206</text:p>
          </table:table-cell>
          <table:table-cell office:value-type="float" office:value="6.5657517872" calcext:value-type="float">
            <text:p>6.5657517872</text:p>
          </table:table-cell>
          <table:table-cell table:formula="of:=POWER([.C1687]-6.75;2)" office:value-type="float" office:value="0.0339474039199941" calcext:value-type="float">
            <text:p>0.0339474039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.719278" calcext:value-type="float">
            <text:p>4.719278</text:p>
          </table:table-cell>
          <table:table-cell office:value-type="float" office:value="6.6127368085" calcext:value-type="float">
            <text:p>6.6127368085</text:p>
          </table:table-cell>
          <table:table-cell table:formula="of:=POWER([.C1688]-6.75;2)" office:value-type="float" office:value="0.0188411837407656" calcext:value-type="float">
            <text:p>0.0188411837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5.633765" calcext:value-type="float">
            <text:p>5.633765</text:p>
          </table:table-cell>
          <table:table-cell office:value-type="float" office:value="6.6619656809" calcext:value-type="float">
            <text:p>6.6619656809</text:p>
          </table:table-cell>
          <table:table-cell table:formula="of:=POWER([.C1689]-6.75;2)" office:value-type="float" office:value="0.00775004133940065" calcext:value-type="float">
            <text:p>0.007750041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425629" calcext:value-type="float">
            <text:p>6.425629</text:p>
          </table:table-cell>
          <table:table-cell office:value-type="float" office:value="6.6964435957" calcext:value-type="float">
            <text:p>6.6964435957</text:p>
          </table:table-cell>
          <table:table-cell table:formula="of:=POWER([.C1690]-6.75;2)" office:value-type="float" office:value="0.00286828844154507" calcext:value-type="float">
            <text:p>0.0028682884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676019" calcext:value-type="float">
            <text:p>6.676019</text:p>
          </table:table-cell>
          <table:table-cell office:value-type="float" office:value="6.7169205319" calcext:value-type="float">
            <text:p>6.7169205319</text:p>
          </table:table-cell>
          <table:table-cell table:formula="of:=POWER([.C1691]-6.75;2)" office:value-type="float" office:value="0.00109425120977894" calcext:value-type="float">
            <text:p>0.0010942512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542526" calcext:value-type="float">
            <text:p>6.542526</text:p>
          </table:table-cell>
          <table:table-cell office:value-type="float" office:value="6.7299059787" calcext:value-type="float">
            <text:p>6.7299059787</text:p>
          </table:table-cell>
          <table:table-cell table:formula="of:=POWER([.C1692]-6.75;2)" office:value-type="float" office:value="0.000403769692004864" calcext:value-type="float">
            <text:p>0.0004037697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377038" calcext:value-type="float">
            <text:p>6.377038</text:p>
          </table:table-cell>
          <table:table-cell office:value-type="float" office:value="6.7393860851" calcext:value-type="float">
            <text:p>6.7393860851</text:p>
          </table:table-cell>
          <table:table-cell table:formula="of:=POWER([.C1693]-6.75;2)" office:value-type="float" office:value="0.000112655189504451" calcext:value-type="float">
            <text:p>0.0001126552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407384" calcext:value-type="float">
            <text:p>6.407384</text:p>
          </table:table-cell>
          <table:table-cell office:value-type="float" office:value="6.7458081489" calcext:value-type="float">
            <text:p>6.7458081489</text:p>
          </table:table-cell>
          <table:table-cell table:formula="of:=POWER([.C1694]-6.75;2)" office:value-type="float" office:value="0.0000175716156445701" calcext:value-type="float">
            <text:p>1.75716156445701E-005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58184" calcext:value-type="float">
            <text:p>6.58184</text:p>
          </table:table-cell>
          <table:table-cell office:value-type="float" office:value="6.7479341277" calcext:value-type="float">
            <text:p>6.7479341277</text:p>
          </table:table-cell>
          <table:table-cell table:formula="of:=POWER([.C1695]-6.75;2)" office:value-type="float" office:value="0.00000426782835990818" calcext:value-type="float">
            <text:p>4.26782835990818E-006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69682" calcext:value-type="float">
            <text:p>6.69682</text:p>
          </table:table-cell>
          <table:table-cell office:value-type="float" office:value="6.7455525106" calcext:value-type="float">
            <text:p>6.7455525106</text:p>
          </table:table-cell>
          <table:table-cell table:formula="of:=POWER([.C1696]-6.75;2)" office:value-type="float" office:value="0.0000197801619631159" calcext:value-type="float">
            <text:p>1.97801619631159E-005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624603" calcext:value-type="float">
            <text:p>6.624603</text:p>
          </table:table-cell>
          <table:table-cell office:value-type="float" office:value="6.7414878298" calcext:value-type="float">
            <text:p>6.7414878298</text:p>
          </table:table-cell>
          <table:table-cell table:formula="of:=POWER([.C1697]-6.75;2)" office:value-type="float" office:value="0.0000724570415137596" calcext:value-type="float">
            <text:p>0.000072457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41377" calcext:value-type="float">
            <text:p>6.41377</text:p>
          </table:table-cell>
          <table:table-cell office:value-type="float" office:value="6.7411001489" calcext:value-type="float">
            <text:p>6.7411001489</text:p>
          </table:table-cell>
          <table:table-cell table:formula="of:=POWER([.C1698]-6.75;2)" office:value-type="float" office:value="0.0000792073496021676" calcext:value-type="float">
            <text:p>7.92073496021676E-005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254777" calcext:value-type="float">
            <text:p>6.254777</text:p>
          </table:table-cell>
          <table:table-cell office:value-type="float" office:value="6.7487217021" calcext:value-type="float">
            <text:p>6.7487217021</text:p>
          </table:table-cell>
          <table:table-cell table:formula="of:=POWER([.C1699]-6.75;2)" office:value-type="float" office:value="0.00000163404552114413" calcext:value-type="float">
            <text:p>0.000001634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319128" calcext:value-type="float">
            <text:p>6.319128</text:p>
          </table:table-cell>
          <table:table-cell office:value-type="float" office:value="6.7630812128" calcext:value-type="float">
            <text:p>6.7630812128</text:p>
          </table:table-cell>
          <table:table-cell table:formula="of:=POWER([.C1700]-6.75;2)" office:value-type="float" office:value="0.000171118128318895" calcext:value-type="float">
            <text:p>0.000171118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550297" calcext:value-type="float">
            <text:p>6.550297</text:p>
          </table:table-cell>
          <table:table-cell office:value-type="float" office:value="6.7766401489" calcext:value-type="float">
            <text:p>6.7766401489</text:p>
          </table:table-cell>
          <table:table-cell table:formula="of:=POWER([.C1701]-6.75;2)" office:value-type="float" office:value="0.000709697533414189" calcext:value-type="float">
            <text:p>0.000709697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7056" calcext:value-type="float">
            <text:p>6.7056</text:p>
          </table:table-cell>
          <table:table-cell office:value-type="float" office:value="6.7817020426" calcext:value-type="float">
            <text:p>6.7817020426</text:p>
          </table:table-cell>
          <table:table-cell table:formula="of:=POWER([.C1702]-6.75;2)" office:value-type="float" office:value="0.00100501950501222" calcext:value-type="float">
            <text:p>0.0010050195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641754" calcext:value-type="float">
            <text:p>6.641754</text:p>
          </table:table-cell>
          <table:table-cell office:value-type="float" office:value="6.7775321915" calcext:value-type="float">
            <text:p>6.7775321915</text:p>
          </table:table-cell>
          <table:table-cell table:formula="of:=POWER([.C1703]-6.75;2)" office:value-type="float" office:value="0.000758021568792658" calcext:value-type="float">
            <text:p>0.0007580216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475738" calcext:value-type="float">
            <text:p>6.475738</text:p>
          </table:table-cell>
          <table:table-cell office:value-type="float" office:value="6.7707442128" calcext:value-type="float">
            <text:p>6.7707442128</text:p>
          </table:table-cell>
          <table:table-cell table:formula="of:=POWER([.C1704]-6.75;2)" office:value-type="float" office:value="0.0004303223646917" calcext:value-type="float">
            <text:p>0.0004303224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44583" calcext:value-type="float">
            <text:p>6.44583</text:p>
          </table:table-cell>
          <table:table-cell office:value-type="float" office:value="6.7684315532" calcext:value-type="float">
            <text:p>6.7684315532</text:p>
          </table:table-cell>
          <table:table-cell table:formula="of:=POWER([.C1705]-6.75;2)" office:value-type="float" office:value="0.000339722153364435" calcext:value-type="float">
            <text:p>0.0003397222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608648" calcext:value-type="float">
            <text:p>6.608648</text:p>
          </table:table-cell>
          <table:table-cell office:value-type="float" office:value="6.7712965106" calcext:value-type="float">
            <text:p>6.7712965106</text:p>
          </table:table-cell>
          <table:table-cell table:formula="of:=POWER([.C1706]-6.75;2)" office:value-type="float" office:value="0.000453541363735914" calcext:value-type="float">
            <text:p>0.0004535414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777418" calcext:value-type="float">
            <text:p>6.777418</text:p>
          </table:table-cell>
          <table:table-cell office:value-type="float" office:value="6.775610766" calcext:value-type="float">
            <text:p>6.775610766</text:p>
          </table:table-cell>
          <table:table-cell table:formula="of:=POWER([.C1707]-6.75;2)" office:value-type="float" office:value="0.000655911335106745" calcext:value-type="float">
            <text:p>0.0006559113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77853" calcext:value-type="float">
            <text:p>6.77853</text:p>
          </table:table-cell>
          <table:table-cell office:value-type="float" office:value="6.7799516596" calcext:value-type="float">
            <text:p>6.7799516596</text:p>
          </table:table-cell>
          <table:table-cell table:formula="of:=POWER([.C1708]-6.75;2)" office:value-type="float" office:value="0.000897101912794273" calcext:value-type="float">
            <text:p>0.0008971019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629803" calcext:value-type="float">
            <text:p>6.629803</text:p>
          </table:table-cell>
          <table:table-cell office:value-type="float" office:value="6.785984234" calcext:value-type="float">
            <text:p>6.785984234</text:p>
          </table:table-cell>
          <table:table-cell table:formula="of:=POWER([.C1709]-6.75;2)" office:value-type="float" office:value="0.00129486509656674" calcext:value-type="float">
            <text:p>0.0012948651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480229" calcext:value-type="float">
            <text:p>6.480229</text:p>
          </table:table-cell>
          <table:table-cell office:value-type="float" office:value="6.7935751489" calcext:value-type="float">
            <text:p>6.7935751489</text:p>
          </table:table-cell>
          <table:table-cell table:formula="of:=POWER([.C1710]-6.75;2)" office:value-type="float" office:value="0.00189879360165721" calcext:value-type="float">
            <text:p>0.0018987936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451628" calcext:value-type="float">
            <text:p>6.451628</text:p>
          </table:table-cell>
          <table:table-cell office:value-type="float" office:value="6.798253766" calcext:value-type="float">
            <text:p>6.798253766</text:p>
          </table:table-cell>
          <table:table-cell table:formula="of:=POWER([.C1711]-6.75;2)" office:value-type="float" office:value="0.00232842593318278" calcext:value-type="float">
            <text:p>0.0023284259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559504" calcext:value-type="float">
            <text:p>6.559504</text:p>
          </table:table-cell>
          <table:table-cell office:value-type="float" office:value="6.7948322128" calcext:value-type="float">
            <text:p>6.7948322128</text:p>
          </table:table-cell>
          <table:table-cell table:formula="of:=POWER([.C1712]-6.75;2)" office:value-type="float" office:value="0.00200992730454451" calcext:value-type="float">
            <text:p>0.0020099273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73757" calcext:value-type="float">
            <text:p>6.73757</text:p>
          </table:table-cell>
          <table:table-cell office:value-type="float" office:value="6.7828482979" calcext:value-type="float">
            <text:p>6.7828482979</text:p>
          </table:table-cell>
          <table:table-cell table:formula="of:=POWER([.C1713]-6.75;2)" office:value-type="float" office:value="0.00107901067492716" calcext:value-type="float">
            <text:p>0.001079010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883848" calcext:value-type="float">
            <text:p>6.883848</text:p>
          </table:table-cell>
          <table:table-cell office:value-type="float" office:value="6.7674218936" calcext:value-type="float">
            <text:p>6.7674218936</text:p>
          </table:table-cell>
          <table:table-cell table:formula="of:=POWER([.C1714]-6.75;2)" office:value-type="float" office:value="0.000303522376609718" calcext:value-type="float">
            <text:p>0.0003035224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918776" calcext:value-type="float">
            <text:p>6.918776</text:p>
          </table:table-cell>
          <table:table-cell office:value-type="float" office:value="6.7549236596" calcext:value-type="float">
            <text:p>6.7549236596</text:p>
          </table:table-cell>
          <table:table-cell table:formula="of:=POWER([.C1715]-6.75;2)" office:value-type="float" office:value="0.000024242423856674" calcext:value-type="float">
            <text:p>2.4242423856674E-005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843515" calcext:value-type="float">
            <text:p>6.843515</text:p>
          </table:table-cell>
          <table:table-cell office:value-type="float" office:value="6.7486128085" calcext:value-type="float">
            <text:p>6.7486128085</text:p>
          </table:table-cell>
          <table:table-cell table:formula="of:=POWER([.C1716]-6.75;2)" office:value-type="float" office:value="0.00000192430025767255" calcext:value-type="float">
            <text:p>1.92430025767255E-006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736312" calcext:value-type="float">
            <text:p>6.736312</text:p>
          </table:table-cell>
          <table:table-cell office:value-type="float" office:value="6.7472147447" calcext:value-type="float">
            <text:p>6.7472147447</text:p>
          </table:table-cell>
          <table:table-cell table:formula="of:=POWER([.C1717]-6.75;2)" office:value-type="float" office:value="0.00000775764708617846" calcext:value-type="float">
            <text:p>7.75764708617846E-006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683411" calcext:value-type="float">
            <text:p>6.683411</text:p>
          </table:table-cell>
          <table:table-cell office:value-type="float" office:value="6.7462028511" calcext:value-type="float">
            <text:p>6.7462028511</text:p>
          </table:table-cell>
          <table:table-cell table:formula="of:=POWER([.C1718]-6.75;2)" office:value-type="float" office:value="0.0000144183397687741" calcext:value-type="float">
            <text:p>1.44183397687741E-005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71116" calcext:value-type="float">
            <text:p>6.71116</text:p>
          </table:table-cell>
          <table:table-cell office:value-type="float" office:value="6.7412045532" calcext:value-type="float">
            <text:p>6.7412045532</text:p>
          </table:table-cell>
          <table:table-cell table:formula="of:=POWER([.C1719]-6.75;2)" office:value-type="float" office:value="0.0000773598844116262" calcext:value-type="float">
            <text:p>7.73598844116262E-005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778488" calcext:value-type="float">
            <text:p>6.778488</text:p>
          </table:table-cell>
          <table:table-cell office:value-type="float" office:value="6.731265383" calcext:value-type="float">
            <text:p>6.731265383</text:p>
          </table:table-cell>
          <table:table-cell table:formula="of:=POWER([.C1720]-6.75;2)" office:value-type="float" office:value="0.000350985874136681" calcext:value-type="float">
            <text:p>0.0003509859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829922" calcext:value-type="float">
            <text:p>6.829922</text:p>
          </table:table-cell>
          <table:table-cell office:value-type="float" office:value="6.7187365319" calcext:value-type="float">
            <text:p>6.7187365319</text:p>
          </table:table-cell>
          <table:table-cell table:formula="of:=POWER([.C1721]-6.75;2)" office:value-type="float" office:value="0.000977404437639698" calcext:value-type="float">
            <text:p>0.0009774044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846019" calcext:value-type="float">
            <text:p>6.846019</text:p>
          </table:table-cell>
          <table:table-cell office:value-type="float" office:value="6.706022" calcext:value-type="float">
            <text:p>6.706022</text:p>
          </table:table-cell>
          <table:table-cell table:formula="of:=POWER([.C1722]-6.75;2)" office:value-type="float" office:value="0.00193406448400001" calcext:value-type="float">
            <text:p>0.0019340645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835847" calcext:value-type="float">
            <text:p>6.835847</text:p>
          </table:table-cell>
          <table:table-cell office:value-type="float" office:value="6.6930345745" calcext:value-type="float">
            <text:p>6.6930345745</text:p>
          </table:table-cell>
          <table:table-cell table:formula="of:=POWER([.C1723]-6.75;2)" office:value-type="float" office:value="0.00324505970239601" calcext:value-type="float">
            <text:p>0.0032450597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809818" calcext:value-type="float">
            <text:p>6.809818</text:p>
          </table:table-cell>
          <table:table-cell office:value-type="float" office:value="6.6775563404" calcext:value-type="float">
            <text:p>6.6775563404</text:p>
          </table:table-cell>
          <table:table-cell table:formula="of:=POWER([.C1724]-6.75;2)" office:value-type="float" office:value="0.0052480838162407" calcext:value-type="float">
            <text:p>0.0052480838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792819" calcext:value-type="float">
            <text:p>6.792819</text:p>
          </table:table-cell>
          <table:table-cell office:value-type="float" office:value="6.6580024255" calcext:value-type="float">
            <text:p>6.6580024255</text:p>
          </table:table-cell>
          <table:table-cell table:formula="of:=POWER([.C1725]-6.75;2)" office:value-type="float" office:value="0.00846355371388299" calcext:value-type="float">
            <text:p>0.0084635537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820951" calcext:value-type="float">
            <text:p>6.820951</text:p>
          </table:table-cell>
          <table:table-cell office:value-type="float" office:value="6.637499" calcext:value-type="float">
            <text:p>6.637499</text:p>
          </table:table-cell>
          <table:table-cell table:formula="of:=POWER([.C1726]-6.75;2)" office:value-type="float" office:value="0.012656475001" calcext:value-type="float">
            <text:p>0.012656475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874453" calcext:value-type="float">
            <text:p>6.874453</text:p>
          </table:table-cell>
          <table:table-cell office:value-type="float" office:value="6.6253952979" calcext:value-type="float">
            <text:p>6.6253952979</text:p>
          </table:table-cell>
          <table:table-cell table:formula="of:=POWER([.C1727]-6.75;2)" office:value-type="float" office:value="0.0155263317854298" calcext:value-type="float">
            <text:p>0.0155263318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875666" calcext:value-type="float">
            <text:p>6.875666</text:p>
          </table:table-cell>
          <table:table-cell office:value-type="float" office:value="6.6290416596" calcext:value-type="float">
            <text:p>6.6290416596</text:p>
          </table:table-cell>
          <table:table-cell table:formula="of:=POWER([.C1728]-6.75;2)" office:value-type="float" office:value="0.0146309201123222" calcext:value-type="float">
            <text:p>0.0146309201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806403" calcext:value-type="float">
            <text:p>6.806403</text:p>
          </table:table-cell>
          <table:table-cell office:value-type="float" office:value="6.6437205319" calcext:value-type="float">
            <text:p>6.6437205319</text:p>
          </table:table-cell>
          <table:table-cell table:formula="of:=POWER([.C1729]-6.75;2)" office:value-type="float" office:value="0.011295325339619" calcext:value-type="float">
            <text:p>0.0112953253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757552" calcext:value-type="float">
            <text:p>6.757552</text:p>
          </table:table-cell>
          <table:table-cell office:value-type="float" office:value="6.6543644043" calcext:value-type="float">
            <text:p>6.6543644043</text:p>
          </table:table-cell>
          <table:table-cell table:formula="of:=POWER([.C1730]-6.75;2)" office:value-type="float" office:value="0.00914616716489388" calcext:value-type="float">
            <text:p>0.009146167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800724" calcext:value-type="float">
            <text:p>6.800724</text:p>
          </table:table-cell>
          <table:table-cell office:value-type="float" office:value="6.648272234" calcext:value-type="float">
            <text:p>6.648272234</text:p>
          </table:table-cell>
          <table:table-cell table:formula="of:=POWER([.C1731]-6.75;2)" office:value-type="float" office:value="0.0103485383753507" calcext:value-type="float">
            <text:p>0.0103485384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87523" calcext:value-type="float">
            <text:p>6.87523</text:p>
          </table:table-cell>
          <table:table-cell office:value-type="float" office:value="6.6296677447" calcext:value-type="float">
            <text:p>6.6296677447</text:p>
          </table:table-cell>
          <table:table-cell table:formula="of:=POWER([.C1732]-6.75;2)" office:value-type="float" office:value="0.0144798516655844" calcext:value-type="float">
            <text:p>0.0144798517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895088" calcext:value-type="float">
            <text:p>6.895088</text:p>
          </table:table-cell>
          <table:table-cell office:value-type="float" office:value="6.61344" calcext:value-type="float">
            <text:p>6.61344</text:p>
          </table:table-cell>
          <table:table-cell table:formula="of:=POWER([.C1733]-6.75;2)" office:value-type="float" office:value="0.0186486336000001" calcext:value-type="float">
            <text:p>0.0186486336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907502" calcext:value-type="float">
            <text:p>6.907502</text:p>
          </table:table-cell>
          <table:table-cell office:value-type="float" office:value="6.6014078936" calcext:value-type="float">
            <text:p>6.6014078936</text:p>
          </table:table-cell>
          <table:table-cell table:formula="of:=POWER([.C1734]-6.75;2)" office:value-type="float" office:value="0.0220796140843888" calcext:value-type="float">
            <text:p>0.0220796141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7.033035" calcext:value-type="float">
            <text:p>7.033035</text:p>
          </table:table-cell>
          <table:table-cell office:value-type="float" office:value="6.5811345745" calcext:value-type="float">
            <text:p>6.5811345745</text:p>
          </table:table-cell>
          <table:table-cell table:formula="of:=POWER([.C1735]-6.75;2)" office:value-type="float" office:value="0.028515531929296" calcext:value-type="float">
            <text:p>0.0285155319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.254227" calcext:value-type="float">
            <text:p>7.254227</text:p>
          </table:table-cell>
          <table:table-cell office:value-type="float" office:value="6.5424823617" calcext:value-type="float">
            <text:p>6.5424823617</text:p>
          </table:table-cell>
          <table:table-cell table:formula="of:=POWER([.C1736]-6.75;2)" office:value-type="float" office:value="0.0430635702056095" calcext:value-type="float">
            <text:p>0.0430635702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.388045" calcext:value-type="float">
            <text:p>7.388045</text:p>
          </table:table-cell>
          <table:table-cell office:value-type="float" office:value="6.4938334255" calcext:value-type="float">
            <text:p>6.4938334255</text:p>
          </table:table-cell>
          <table:table-cell table:formula="of:=POWER([.C1737]-6.75;2)" office:value-type="float" office:value="0.065621313891064" calcext:value-type="float">
            <text:p>0.0656213139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.286335" calcext:value-type="float">
            <text:p>7.286335</text:p>
          </table:table-cell>
          <table:table-cell office:value-type="float" office:value="6.4561417021" calcext:value-type="float">
            <text:p>6.4561417021</text:p>
          </table:table-cell>
          <table:table-cell table:formula="of:=POWER([.C1738]-6.75;2)" office:value-type="float" office:value="0.0863526992446851" calcext:value-type="float">
            <text:p>0.0863526992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988091" calcext:value-type="float">
            <text:p>6.988091</text:p>
          </table:table-cell>
          <table:table-cell office:value-type="float" office:value="6.4412430426" calcext:value-type="float">
            <text:p>6.4412430426</text:p>
          </table:table-cell>
          <table:table-cell table:formula="of:=POWER([.C1739]-6.75;2)" office:value-type="float" office:value="0.0953308587429054" calcext:value-type="float">
            <text:p>0.0953308587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678875" calcext:value-type="float">
            <text:p>6.678875</text:p>
          </table:table-cell>
          <table:table-cell office:value-type="float" office:value="6.4464488298" calcext:value-type="float">
            <text:p>6.4464488298</text:p>
          </table:table-cell>
          <table:table-cell table:formula="of:=POWER([.C1740]-6.75;2)" office:value-type="float" office:value="0.0921433129297896" calcext:value-type="float">
            <text:p>0.0921433129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507305" calcext:value-type="float">
            <text:p>6.507305</text:p>
          </table:table-cell>
          <table:table-cell office:value-type="float" office:value="6.4546344468" calcext:value-type="float">
            <text:p>6.4546344468</text:p>
          </table:table-cell>
          <table:table-cell table:formula="of:=POWER([.C1741]-6.75;2)" office:value-type="float" office:value="0.087240810017142" calcext:value-type="float">
            <text:p>0.08724081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469904" calcext:value-type="float">
            <text:p>6.469904</text:p>
          </table:table-cell>
          <table:table-cell office:value-type="float" office:value="6.427051383" calcext:value-type="float">
            <text:p>6.427051383</text:p>
          </table:table-cell>
          <table:table-cell table:formula="of:=POWER([.C1742]-6.75;2)" office:value-type="float" office:value="0.104295809222213" calcext:value-type="float">
            <text:p>0.1042958092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50578" calcext:value-type="float">
            <text:p>6.50578</text:p>
          </table:table-cell>
          <table:table-cell office:value-type="float" office:value="6.4002640851" calcext:value-type="float">
            <text:p>6.4002640851</text:p>
          </table:table-cell>
          <table:table-cell table:formula="of:=POWER([.C1743]-6.75;2)" office:value-type="float" office:value="0.12231521017094" calcext:value-type="float">
            <text:p>0.1223152102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606382" calcext:value-type="float">
            <text:p>6.606382</text:p>
          </table:table-cell>
          <table:table-cell office:value-type="float" office:value="6.3727134681" calcext:value-type="float">
            <text:p>6.3727134681</text:p>
          </table:table-cell>
          <table:table-cell table:formula="of:=POWER([.C1744]-6.75;2)" office:value-type="float" office:value="0.14234512715313" calcext:value-type="float">
            <text:p>0.1423451272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771983" calcext:value-type="float">
            <text:p>6.771983</text:p>
          </table:table-cell>
          <table:table-cell office:value-type="float" office:value="6.4324121489" calcext:value-type="float">
            <text:p>6.4324121489</text:p>
          </table:table-cell>
          <table:table-cell table:formula="of:=POWER([.C1745]-6.75;2)" office:value-type="float" office:value="0.100862043166316" calcext:value-type="float">
            <text:p>0.1008620432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929674" calcext:value-type="float">
            <text:p>6.929674</text:p>
          </table:table-cell>
          <table:table-cell office:value-type="float" office:value="6.4303517234" calcext:value-type="float">
            <text:p>6.4303517234</text:p>
          </table:table-cell>
          <table:table-cell table:formula="of:=POWER([.C1746]-6.75;2)" office:value-type="float" office:value="0.10217502073335" calcext:value-type="float">
            <text:p>0.1021750207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956398" calcext:value-type="float">
            <text:p>6.956398</text:p>
          </table:table-cell>
          <table:table-cell office:value-type="float" office:value="6.4097964468" calcext:value-type="float">
            <text:p>6.4097964468</text:p>
          </table:table-cell>
          <table:table-cell table:formula="of:=POWER([.C1747]-6.75;2)" office:value-type="float" office:value="0.115738457609905" calcext:value-type="float">
            <text:p>0.1157384576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788206" calcext:value-type="float">
            <text:p>6.788206</text:p>
          </table:table-cell>
          <table:table-cell office:value-type="float" office:value="6.3860769574" calcext:value-type="float">
            <text:p>6.3860769574</text:p>
          </table:table-cell>
          <table:table-cell table:formula="of:=POWER([.C1748]-6.75;2)" office:value-type="float" office:value="0.132439980935241" calcext:value-type="float">
            <text:p>0.1324399809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509617" calcext:value-type="float">
            <text:p>6.509617</text:p>
          </table:table-cell>
          <table:table-cell office:value-type="float" office:value="6.3670644043" calcext:value-type="float">
            <text:p>6.3670644043</text:p>
          </table:table-cell>
          <table:table-cell table:formula="of:=POWER([.C1749]-6.75;2)" office:value-type="float" office:value="0.146639670454114" calcext:value-type="float">
            <text:p>0.1466396705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322719" calcext:value-type="float">
            <text:p>6.322719</text:p>
          </table:table-cell>
          <table:table-cell office:value-type="float" office:value="6.359162617" calcext:value-type="float">
            <text:p>6.359162617</text:p>
          </table:table-cell>
          <table:table-cell table:formula="of:=POWER([.C1750]-6.75;2)" office:value-type="float" office:value="0.152753859950289" calcext:value-type="float">
            <text:p>0.15275386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367043" calcext:value-type="float">
            <text:p>6.367043</text:p>
          </table:table-cell>
          <table:table-cell office:value-type="float" office:value="6.3620588298" calcext:value-type="float">
            <text:p>6.3620588298</text:p>
          </table:table-cell>
          <table:table-cell table:formula="of:=POWER([.C1751]-6.75;2)" office:value-type="float" office:value="0.150498351536145" calcext:value-type="float">
            <text:p>0.1504983515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580483" calcext:value-type="float">
            <text:p>6.580483</text:p>
          </table:table-cell>
          <table:table-cell office:value-type="float" office:value="6.3672231277" calcext:value-type="float">
            <text:p>6.3672231277</text:p>
          </table:table-cell>
          <table:table-cell table:formula="of:=POWER([.C1752]-6.75;2)" office:value-type="float" office:value="0.146518133967771" calcext:value-type="float">
            <text:p>0.14651813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811418" calcext:value-type="float">
            <text:p>6.811418</text:p>
          </table:table-cell>
          <table:table-cell office:value-type="float" office:value="6.3650095957" calcext:value-type="float">
            <text:p>6.3650095957</text:p>
          </table:table-cell>
          <table:table-cell table:formula="of:=POWER([.C1753]-6.75;2)" office:value-type="float" office:value="0.148217611403077" calcext:value-type="float">
            <text:p>0.1482176114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98144" calcext:value-type="float">
            <text:p>6.98144</text:p>
          </table:table-cell>
          <table:table-cell office:value-type="float" office:value="6.3512283191" calcext:value-type="float">
            <text:p>6.3512283191</text:p>
          </table:table-cell>
          <table:table-cell table:formula="of:=POWER([.C1754]-6.75;2)" office:value-type="float" office:value="0.159018853487812" calcext:value-type="float">
            <text:p>0.1590188535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7.062061" calcext:value-type="float">
            <text:p>7.062061</text:p>
          </table:table-cell>
          <table:table-cell office:value-type="float" office:value="6.3286168723" calcext:value-type="float">
            <text:p>6.3286168723</text:p>
          </table:table-cell>
          <table:table-cell table:formula="of:=POWER([.C1755]-6.75;2)" office:value-type="float" office:value="0.177563740310235" calcext:value-type="float">
            <text:p>0.1775637403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986576" calcext:value-type="float">
            <text:p>6.986576</text:p>
          </table:table-cell>
          <table:table-cell office:value-type="float" office:value="6.3046370213" calcext:value-type="float">
            <text:p>6.3046370213</text:p>
          </table:table-cell>
          <table:table-cell table:formula="of:=POWER([.C1756]-6.75;2)" office:value-type="float" office:value="0.198348182796537" calcext:value-type="float">
            <text:p>0.1983481828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700124" calcext:value-type="float">
            <text:p>6.700124</text:p>
          </table:table-cell>
          <table:table-cell office:value-type="float" office:value="6.2865740851" calcext:value-type="float">
            <text:p>6.2865740851</text:p>
          </table:table-cell>
          <table:table-cell table:formula="of:=POWER([.C1757]-6.75;2)" office:value-type="float" office:value="0.214763578600902" calcext:value-type="float">
            <text:p>0.2147635786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290815" calcext:value-type="float">
            <text:p>6.290815</text:p>
          </table:table-cell>
          <table:table-cell office:value-type="float" office:value="6.2777782979" calcext:value-type="float">
            <text:p>6.2777782979</text:p>
          </table:table-cell>
          <table:table-cell table:formula="of:=POWER([.C1758]-6.75;2)" office:value-type="float" office:value="0.222993335934221" calcext:value-type="float">
            <text:p>0.2229933359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5.99626" calcext:value-type="float">
            <text:p>5.99626</text:p>
          </table:table-cell>
          <table:table-cell office:value-type="float" office:value="6.2779140638" calcext:value-type="float">
            <text:p>6.2779140638</text:p>
          </table:table-cell>
          <table:table-cell table:formula="of:=POWER([.C1759]-6.75;2)" office:value-type="float" office:value="0.22286513115783" calcext:value-type="float">
            <text:p>0.2228651312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012529" calcext:value-type="float">
            <text:p>6.012529</text:p>
          </table:table-cell>
          <table:table-cell office:value-type="float" office:value="6.2842421277" calcext:value-type="float">
            <text:p>6.2842421277</text:p>
          </table:table-cell>
          <table:table-cell table:formula="of:=POWER([.C1760]-6.75;2)" office:value-type="float" office:value="0.216930395609423" calcext:value-type="float">
            <text:p>0.216930395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296431" calcext:value-type="float">
            <text:p>6.296431</text:p>
          </table:table-cell>
          <table:table-cell office:value-type="float" office:value="6.2912874468" calcext:value-type="float">
            <text:p>6.2912874468</text:p>
          </table:table-cell>
          <table:table-cell table:formula="of:=POWER([.C1761]-6.75;2)" office:value-type="float" office:value="0.210417206463263" calcext:value-type="float">
            <text:p>0.2104172065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622166" calcext:value-type="float">
            <text:p>6.622166</text:p>
          </table:table-cell>
          <table:table-cell office:value-type="float" office:value="6.2921436809" calcext:value-type="float">
            <text:p>6.2921436809</text:p>
          </table:table-cell>
          <table:table-cell table:formula="of:=POWER([.C1762]-6.75;2)" office:value-type="float" office:value="0.209632408939801" calcext:value-type="float">
            <text:p>0.2096324089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777806" calcext:value-type="float">
            <text:p>6.777806</text:p>
          </table:table-cell>
          <table:table-cell office:value-type="float" office:value="6.2837805106" calcext:value-type="float">
            <text:p>6.2837805106</text:p>
          </table:table-cell>
          <table:table-cell table:formula="of:=POWER([.C1763]-6.75;2)" office:value-type="float" office:value="0.217360612296397" calcext:value-type="float">
            <text:p>0.2173606123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688753" calcext:value-type="float">
            <text:p>6.688753</text:p>
          </table:table-cell>
          <table:table-cell office:value-type="float" office:value="6.2709835319" calcext:value-type="float">
            <text:p>6.2709835319</text:p>
          </table:table-cell>
          <table:table-cell table:formula="of:=POWER([.C1764]-6.75;2)" office:value-type="float" office:value="0.229456776710998" calcext:value-type="float">
            <text:p>0.2294567767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448491" calcext:value-type="float">
            <text:p>6.448491</text:p>
          </table:table-cell>
          <table:table-cell office:value-type="float" office:value="6.2628200851" calcext:value-type="float">
            <text:p>6.2628200851</text:p>
          </table:table-cell>
          <table:table-cell table:formula="of:=POWER([.C1765]-6.75;2)" office:value-type="float" office:value="0.237344269481972" calcext:value-type="float">
            <text:p>0.237344269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244019" calcext:value-type="float">
            <text:p>6.244019</text:p>
          </table:table-cell>
          <table:table-cell office:value-type="float" office:value="6.2646600638" calcext:value-type="float">
            <text:p>6.2646600638</text:p>
          </table:table-cell>
          <table:table-cell table:formula="of:=POWER([.C1766]-6.75;2)" office:value-type="float" office:value="0.23555485367062" calcext:value-type="float">
            <text:p>0.2355548537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189632" calcext:value-type="float">
            <text:p>6.189632</text:p>
          </table:table-cell>
          <table:table-cell office:value-type="float" office:value="6.274602617" calcext:value-type="float">
            <text:p>6.274602617</text:p>
          </table:table-cell>
          <table:table-cell table:formula="of:=POWER([.C1767]-6.75;2)" office:value-type="float" office:value="0.226002671763248" calcext:value-type="float">
            <text:p>0.226002671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232339" calcext:value-type="float">
            <text:p>6.232339</text:p>
          </table:table-cell>
          <table:table-cell office:value-type="float" office:value="6.2860405532" calcext:value-type="float">
            <text:p>6.2860405532</text:p>
          </table:table-cell>
          <table:table-cell table:formula="of:=POWER([.C1768]-6.75;2)" office:value-type="float" office:value="0.215258368274962" calcext:value-type="float">
            <text:p>0.2152583683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23561" calcext:value-type="float">
            <text:p>6.23561</text:p>
          </table:table-cell>
          <table:table-cell office:value-type="float" office:value="6.2927425745" calcext:value-type="float">
            <text:p>6.2927425745</text:p>
          </table:table-cell>
          <table:table-cell table:formula="of:=POWER([.C1769]-6.75;2)" office:value-type="float" office:value="0.209084353174888" calcext:value-type="float">
            <text:p>0.2090843532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10837" calcext:value-type="float">
            <text:p>6.10837</text:p>
          </table:table-cell>
          <table:table-cell office:value-type="float" office:value="6.2936528085" calcext:value-type="float">
            <text:p>6.2936528085</text:p>
          </table:table-cell>
          <table:table-cell table:formula="of:=POWER([.C1770]-6.75;2)" office:value-type="float" office:value="0.208252759189938" calcext:value-type="float">
            <text:p>0.2082527592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.890784" calcext:value-type="float">
            <text:p>5.890784</text:p>
          </table:table-cell>
          <table:table-cell office:value-type="float" office:value="6.2947675532" calcext:value-type="float">
            <text:p>6.2947675532</text:p>
          </table:table-cell>
          <table:table-cell table:formula="of:=POWER([.C1771]-6.75;2)" office:value-type="float" office:value="0.207236580619515" calcext:value-type="float">
            <text:p>0.2072365806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5.829158" calcext:value-type="float">
            <text:p>5.829158</text:p>
          </table:table-cell>
          <table:table-cell office:value-type="float" office:value="6.304174383" calcext:value-type="float">
            <text:p>6.304174383</text:p>
          </table:table-cell>
          <table:table-cell table:formula="of:=POWER([.C1772]-6.75;2)" office:value-type="float" office:value="0.19876048077343" calcext:value-type="float">
            <text:p>0.1987604808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252077" calcext:value-type="float">
            <text:p>6.252077</text:p>
          </table:table-cell>
          <table:table-cell office:value-type="float" office:value="6.3217875532" calcext:value-type="float">
            <text:p>6.3217875532</text:p>
          </table:table-cell>
          <table:table-cell table:formula="of:=POWER([.C1773]-6.75;2)" office:value-type="float" office:value="0.183365899594443" calcext:value-type="float">
            <text:p>0.183365899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.045832" calcext:value-type="float">
            <text:p>7.045832</text:p>
          </table:table-cell>
          <table:table-cell office:value-type="float" office:value="6.335105383" calcext:value-type="float">
            <text:p>6.335105383</text:p>
          </table:table-cell>
          <table:table-cell table:formula="of:=POWER([.C1774]-6.75;2)" office:value-type="float" office:value="0.172137543215577" calcext:value-type="float">
            <text:p>0.1721375432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.565573" calcext:value-type="float">
            <text:p>7.565573</text:p>
          </table:table-cell>
          <table:table-cell office:value-type="float" office:value="6.3309784681" calcext:value-type="float">
            <text:p>6.3309784681</text:p>
          </table:table-cell>
          <table:table-cell table:formula="of:=POWER([.C1775]-6.75;2)" office:value-type="float" office:value="0.175579044195823" calcext:value-type="float">
            <text:p>0.1755790442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.306665" calcext:value-type="float">
            <text:p>7.306665</text:p>
          </table:table-cell>
          <table:table-cell office:value-type="float" office:value="6.3112181915" calcext:value-type="float">
            <text:p>6.3112181915</text:p>
          </table:table-cell>
          <table:table-cell table:formula="of:=POWER([.C1776]-6.75;2)" office:value-type="float" office:value="0.192529475470531" calcext:value-type="float">
            <text:p>0.1925294755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47122" calcext:value-type="float">
            <text:p>6.47122</text:p>
          </table:table-cell>
          <table:table-cell office:value-type="float" office:value="6.2926318511" calcext:value-type="float">
            <text:p>6.2926318511</text:p>
          </table:table-cell>
          <table:table-cell table:formula="of:=POWER([.C1777]-6.75;2)" office:value-type="float" office:value="0.209185623628212" calcext:value-type="float">
            <text:p>0.2091856236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5.926313" calcext:value-type="float">
            <text:p>5.926313</text:p>
          </table:table-cell>
          <table:table-cell office:value-type="float" office:value="6.2908103404" calcext:value-type="float">
            <text:p>6.2908103404</text:p>
          </table:table-cell>
          <table:table-cell table:formula="of:=POWER([.C1778]-6.75;2)" office:value-type="float" office:value="0.210855143483564" calcext:value-type="float">
            <text:p>0.2108551435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112526" calcext:value-type="float">
            <text:p>6.112526</text:p>
          </table:table-cell>
          <table:table-cell office:value-type="float" office:value="6.3019042553" calcext:value-type="float">
            <text:p>6.3019042553</text:p>
          </table:table-cell>
          <table:table-cell table:formula="of:=POWER([.C1779]-6.75;2)" office:value-type="float" office:value="0.200789796418247" calcext:value-type="float">
            <text:p>0.2007897964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329579" calcext:value-type="float">
            <text:p>6.329579</text:p>
          </table:table-cell>
          <table:table-cell office:value-type="float" office:value="6.3100740213" calcext:value-type="float">
            <text:p>6.3100740213</text:p>
          </table:table-cell>
          <table:table-cell table:formula="of:=POWER([.C1780]-6.75;2)" office:value-type="float" office:value="0.193534866735153" calcext:value-type="float">
            <text:p>0.1935348667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5.954656" calcext:value-type="float">
            <text:p>5.954656</text:p>
          </table:table-cell>
          <table:table-cell office:value-type="float" office:value="6.3140012128" calcext:value-type="float">
            <text:p>6.3140012128</text:p>
          </table:table-cell>
          <table:table-cell table:formula="of:=POWER([.C1781]-6.75;2)" office:value-type="float" office:value="0.190094942439871" calcext:value-type="float">
            <text:p>0.1900949424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5.216381" calcext:value-type="float">
            <text:p>5.216381</text:p>
          </table:table-cell>
          <table:table-cell office:value-type="float" office:value="6.3274791702" calcext:value-type="float">
            <text:p>6.3274791702</text:p>
          </table:table-cell>
          <table:table-cell table:formula="of:=POWER([.C1782]-6.75;2)" office:value-type="float" office:value="0.17852385161488" calcext:value-type="float">
            <text:p>0.1785238516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4.967727" calcext:value-type="float">
            <text:p>4.967727</text:p>
          </table:table-cell>
          <table:table-cell office:value-type="float" office:value="6.3603841915" calcext:value-type="float">
            <text:p>6.3603841915</text:p>
          </table:table-cell>
          <table:table-cell table:formula="of:=POWER([.C1783]-6.75;2)" office:value-type="float" office:value="0.151800478233109" calcext:value-type="float">
            <text:p>0.1518004782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5.616534" calcext:value-type="float">
            <text:p>5.616534</text:p>
          </table:table-cell>
          <table:table-cell office:value-type="float" office:value="6.4027327872" calcext:value-type="float">
            <text:p>6.4027327872</text:p>
          </table:table-cell>
          <table:table-cell table:formula="of:=POWER([.C1784]-6.75;2)" office:value-type="float" office:value="0.120594517085881" calcext:value-type="float">
            <text:p>0.1205945171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586098" calcext:value-type="float">
            <text:p>6.586098</text:p>
          </table:table-cell>
          <table:table-cell office:value-type="float" office:value="6.433179" calcext:value-type="float">
            <text:p>6.433179</text:p>
          </table:table-cell>
          <table:table-cell table:formula="of:=POWER([.C1785]-6.75;2)" office:value-type="float" office:value="0.100375546041" calcext:value-type="float">
            <text:p>0.10037554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.232763" calcext:value-type="float">
            <text:p>7.232763</text:p>
          </table:table-cell>
          <table:table-cell office:value-type="float" office:value="6.4415188298" calcext:value-type="float">
            <text:p>6.4415188298</text:p>
          </table:table-cell>
          <table:table-cell table:formula="of:=POWER([.C1786]-6.75;2)" office:value-type="float" office:value="0.0951606323679616" calcext:value-type="float">
            <text:p>0.0951606324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.063599" calcext:value-type="float">
            <text:p>7.063599</text:p>
          </table:table-cell>
          <table:table-cell office:value-type="float" office:value="6.4326889362" calcext:value-type="float">
            <text:p>6.4326889362</text:p>
          </table:table-cell>
          <table:table-cell table:formula="of:=POWER([.C1787]-6.75;2)" office:value-type="float" office:value="0.100686311209888" calcext:value-type="float">
            <text:p>0.1006863112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5.210901" calcext:value-type="float">
            <text:p>5.210901</text:p>
          </table:table-cell>
          <table:table-cell office:value-type="float" office:value="6.4250030638" calcext:value-type="float">
            <text:p>6.4250030638</text:p>
          </table:table-cell>
          <table:table-cell table:formula="of:=POWER([.C1788]-6.75;2)" office:value-type="float" office:value="0.105623008539387" calcext:value-type="float">
            <text:p>0.1056230085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5.210901" calcext:value-type="float">
            <text:p>5.210901</text:p>
          </table:table-cell>
          <table:table-cell office:value-type="float" office:value="6.4568866809" calcext:value-type="float">
            <text:p>6.4568866809</text:p>
          </table:table-cell>
          <table:table-cell table:formula="of:=POWER([.C1789]-6.75;2)" office:value-type="float" office:value="0.0859154178338183" calcext:value-type="float">
            <text:p>0.0859154178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5.210901" calcext:value-type="float">
            <text:p>5.210901</text:p>
          </table:table-cell>
          <table:table-cell office:value-type="float" office:value="6.4904764255" calcext:value-type="float">
            <text:p>6.4904764255</text:p>
          </table:table-cell>
          <table:table-cell table:formula="of:=POWER([.C1790]-6.75;2)" office:value-type="float" office:value="0.0673524857212571" calcext:value-type="float">
            <text:p>0.0673524857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.41222" calcext:value-type="float">
            <text:p>9.41222</text:p>
          </table:table-cell>
          <table:table-cell office:value-type="float" office:value="6.5251762766" calcext:value-type="float">
            <text:p>6.5251762766</text:p>
          </table:table-cell>
          <table:table-cell table:formula="of:=POWER([.C1791]-6.75;2)" office:value-type="float" office:value="0.0505457066034398" calcext:value-type="float">
            <text:p>0.0505457066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675143" calcext:value-type="float">
            <text:p>6.675143</text:p>
          </table:table-cell>
          <table:table-cell office:value-type="float" office:value="6.4699221489" calcext:value-type="float">
            <text:p>6.4699221489</text:p>
          </table:table-cell>
          <table:table-cell table:formula="of:=POWER([.C1792]-6.75;2)" office:value-type="float" office:value="0.0784436026767936" calcext:value-type="float">
            <text:p>0.0784436027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.963576" calcext:value-type="float">
            <text:p>5.963576</text:p>
          </table:table-cell>
          <table:table-cell office:value-type="float" office:value="6.4710945319" calcext:value-type="float">
            <text:p>6.4710945319</text:p>
          </table:table-cell>
          <table:table-cell table:formula="of:=POWER([.C1793]-6.75;2)" office:value-type="float" office:value="0.0777882601360799" calcext:value-type="float">
            <text:p>0.0777882601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5.841582" calcext:value-type="float">
            <text:p>5.841582</text:p>
          </table:table-cell>
          <table:table-cell office:value-type="float" office:value="6.4855567234" calcext:value-type="float">
            <text:p>6.4855567234</text:p>
          </table:table-cell>
          <table:table-cell table:formula="of:=POWER([.C1794]-6.75;2)" office:value-type="float" office:value="0.069930246538944" calcext:value-type="float">
            <text:p>0.0699302465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.894616" calcext:value-type="float">
            <text:p>5.894616</text:p>
          </table:table-cell>
          <table:table-cell office:value-type="float" office:value="6.501920383" calcext:value-type="float">
            <text:p>6.501920383</text:p>
          </table:table-cell>
          <table:table-cell table:formula="of:=POWER([.C1795]-6.75;2)" office:value-type="float" office:value="0.0615434963708668" calcext:value-type="float">
            <text:p>0.0615434964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138233" calcext:value-type="float">
            <text:p>6.138233</text:p>
          </table:table-cell>
          <table:table-cell office:value-type="float" office:value="6.5184051064" calcext:value-type="float">
            <text:p>6.5184051064</text:p>
          </table:table-cell>
          <table:table-cell table:formula="of:=POWER([.C1796]-6.75;2)" office:value-type="float" office:value="0.0536361947415952" calcext:value-type="float">
            <text:p>0.0536361947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458841" calcext:value-type="float">
            <text:p>6.458841</text:p>
          </table:table-cell>
          <table:table-cell office:value-type="float" office:value="6.5328651702" calcext:value-type="float">
            <text:p>6.5328651702</text:p>
          </table:table-cell>
          <table:table-cell table:formula="of:=POWER([.C1797]-6.75;2)" office:value-type="float" office:value="0.047147534312275" calcext:value-type="float">
            <text:p>0.0471475343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609765" calcext:value-type="float">
            <text:p>6.609765</text:p>
          </table:table-cell>
          <table:table-cell office:value-type="float" office:value="6.544147617" calcext:value-type="float">
            <text:p>6.544147617</text:p>
          </table:table-cell>
          <table:table-cell table:formula="of:=POWER([.C1798]-6.75;2)" office:value-type="float" office:value="0.0423752035867786" calcext:value-type="float">
            <text:p>0.0423752036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476447" calcext:value-type="float">
            <text:p>6.476447</text:p>
          </table:table-cell>
          <table:table-cell office:value-type="float" office:value="6.5541120851" calcext:value-type="float">
            <text:p>6.5541120851</text:p>
          </table:table-cell>
          <table:table-cell table:formula="of:=POWER([.C1799]-6.75;2)" office:value-type="float" office:value="0.0383720752038697" calcext:value-type="float">
            <text:p>0.038372075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163698" calcext:value-type="float">
            <text:p>6.163698</text:p>
          </table:table-cell>
          <table:table-cell office:value-type="float" office:value="6.5658835319" calcext:value-type="float">
            <text:p>6.5658835319</text:p>
          </table:table-cell>
          <table:table-cell table:formula="of:=POWER([.C1800]-6.75;2)" office:value-type="float" office:value="0.0338988738256183" calcext:value-type="float">
            <text:p>0.033898873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.918702" calcext:value-type="float">
            <text:p>5.918702</text:p>
          </table:table-cell>
          <table:table-cell office:value-type="float" office:value="6.5813955106" calcext:value-type="float">
            <text:p>6.5813955106</text:p>
          </table:table-cell>
          <table:table-cell table:formula="of:=POWER([.C1801]-6.75;2)" office:value-type="float" office:value="0.0284274738458347" calcext:value-type="float">
            <text:p>0.0284274738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5.935008" calcext:value-type="float">
            <text:p>5.935008</text:p>
          </table:table-cell>
          <table:table-cell office:value-type="float" office:value="6.5996844894" calcext:value-type="float">
            <text:p>6.5996844894</text:p>
          </table:table-cell>
          <table:table-cell table:formula="of:=POWER([.C1802]-6.75;2)" office:value-type="float" office:value="0.0225947527269386" calcext:value-type="float">
            <text:p>0.0225947527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137618" calcext:value-type="float">
            <text:p>6.137618</text:p>
          </table:table-cell>
          <table:table-cell office:value-type="float" office:value="6.6171792979" calcext:value-type="float">
            <text:p>6.6171792979</text:p>
          </table:table-cell>
          <table:table-cell table:formula="of:=POWER([.C1803]-6.75;2)" office:value-type="float" office:value="0.017641338906337" calcext:value-type="float">
            <text:p>0.0176413389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286722" calcext:value-type="float">
            <text:p>6.286722</text:p>
          </table:table-cell>
          <table:table-cell office:value-type="float" office:value="6.631346234" calcext:value-type="float">
            <text:p>6.631346234</text:p>
          </table:table-cell>
          <table:table-cell table:formula="of:=POWER([.C1804]-6.75;2)" office:value-type="float" office:value="0.0140787161859827" calcext:value-type="float">
            <text:p>0.0140787162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297196" calcext:value-type="float">
            <text:p>6.297196</text:p>
          </table:table-cell>
          <table:table-cell office:value-type="float" office:value="6.6431651277" calcext:value-type="float">
            <text:p>6.6431651277</text:p>
          </table:table-cell>
          <table:table-cell table:formula="of:=POWER([.C1805]-6.75;2)" office:value-type="float" office:value="0.0114136899393574" calcext:value-type="float">
            <text:p>0.011413689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293679" calcext:value-type="float">
            <text:p>6.293679</text:p>
          </table:table-cell>
          <table:table-cell office:value-type="float" office:value="6.6545388936" calcext:value-type="float">
            <text:p>6.6545388936</text:p>
          </table:table-cell>
          <table:table-cell table:formula="of:=POWER([.C1806]-6.75;2)" office:value-type="float" office:value="0.00911282283511215" calcext:value-type="float">
            <text:p>0.0091128228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343659" calcext:value-type="float">
            <text:p>6.343659</text:p>
          </table:table-cell>
          <table:table-cell office:value-type="float" office:value="6.6652464043" calcext:value-type="float">
            <text:p>6.6652464043</text:p>
          </table:table-cell>
          <table:table-cell table:formula="of:=POWER([.C1807]-6.75;2)" office:value-type="float" office:value="0.007183171984079" calcext:value-type="float">
            <text:p>0.007183172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336674" calcext:value-type="float">
            <text:p>6.336674</text:p>
          </table:table-cell>
          <table:table-cell office:value-type="float" office:value="6.6750005532" calcext:value-type="float">
            <text:p>6.6750005532</text:p>
          </table:table-cell>
          <table:table-cell table:formula="of:=POWER([.C1808]-6.75;2)" office:value-type="float" office:value="0.00562491702030599" calcext:value-type="float">
            <text:p>0.005624917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229097" calcext:value-type="float">
            <text:p>6.229097</text:p>
          </table:table-cell>
          <table:table-cell office:value-type="float" office:value="6.6863806809" calcext:value-type="float">
            <text:p>6.6863806809</text:p>
          </table:table-cell>
          <table:table-cell table:formula="of:=POWER([.C1809]-6.75;2)" office:value-type="float" office:value="0.00404741776274761" calcext:value-type="float">
            <text:p>0.0040474178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176348" calcext:value-type="float">
            <text:p>6.176348</text:p>
          </table:table-cell>
          <table:table-cell office:value-type="float" office:value="6.7014200213" calcext:value-type="float">
            <text:p>6.7014200213</text:p>
          </table:table-cell>
          <table:table-cell table:formula="of:=POWER([.C1810]-6.75;2)" office:value-type="float" office:value="0.00236001433049248" calcext:value-type="float">
            <text:p>0.0023600143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305071" calcext:value-type="float">
            <text:p>6.305071</text:p>
          </table:table-cell>
          <table:table-cell office:value-type="float" office:value="6.7169857447" calcext:value-type="float">
            <text:p>6.7169857447</text:p>
          </table:table-cell>
          <table:table-cell table:formula="of:=POWER([.C1811]-6.75;2)" office:value-type="float" office:value="0.0010899410530136" calcext:value-type="float">
            <text:p>0.0010899411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53497" calcext:value-type="float">
            <text:p>6.53497</text:p>
          </table:table-cell>
          <table:table-cell office:value-type="float" office:value="6.7276165532" calcext:value-type="float">
            <text:p>6.7276165532</text:p>
          </table:table-cell>
          <table:table-cell table:formula="of:=POWER([.C1812]-6.75;2)" office:value-type="float" office:value="0.000501018690648437" calcext:value-type="float">
            <text:p>0.0005010187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711319" calcext:value-type="float">
            <text:p>6.711319</text:p>
          </table:table-cell>
          <table:table-cell office:value-type="float" office:value="6.7318837234" calcext:value-type="float">
            <text:p>6.7318837234</text:p>
          </table:table-cell>
          <table:table-cell table:formula="of:=POWER([.C1813]-6.75;2)" office:value-type="float" office:value="0.000328199477847701" calcext:value-type="float">
            <text:p>0.0003281995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727215" calcext:value-type="float">
            <text:p>6.727215</text:p>
          </table:table-cell>
          <table:table-cell office:value-type="float" office:value="6.7328842766" calcext:value-type="float">
            <text:p>6.7328842766</text:p>
          </table:table-cell>
          <table:table-cell table:formula="of:=POWER([.C1814]-6.75;2)" office:value-type="float" office:value="0.000292947987505304" calcext:value-type="float">
            <text:p>0.000292948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547334" calcext:value-type="float">
            <text:p>6.547334</text:p>
          </table:table-cell>
          <table:table-cell office:value-type="float" office:value="6.7348137447" calcext:value-type="float">
            <text:p>6.7348137447</text:p>
          </table:table-cell>
          <table:table-cell table:formula="of:=POWER([.C1815]-6.75;2)" office:value-type="float" office:value="0.00023062235003677" calcext:value-type="float">
            <text:p>0.0002306224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278391" calcext:value-type="float">
            <text:p>6.278391</text:p>
          </table:table-cell>
          <table:table-cell office:value-type="float" office:value="6.7409905319" calcext:value-type="float">
            <text:p>6.7409905319</text:p>
          </table:table-cell>
          <table:table-cell table:formula="of:=POWER([.C1816]-6.75;2)" office:value-type="float" office:value="0.0000811705154449241" calcext:value-type="float">
            <text:p>8.11705154449241E-005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160763" calcext:value-type="float">
            <text:p>6.160763</text:p>
          </table:table-cell>
          <table:table-cell office:value-type="float" office:value="6.7521868085" calcext:value-type="float">
            <text:p>6.7521868085</text:p>
          </table:table-cell>
          <table:table-cell table:formula="of:=POWER([.C1817]-6.75;2)" office:value-type="float" office:value="0.00000478213141567358" calcext:value-type="float">
            <text:p>4.78213141567358E-006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332905" calcext:value-type="float">
            <text:p>6.332905</text:p>
          </table:table-cell>
          <table:table-cell office:value-type="float" office:value="6.7650489149" calcext:value-type="float">
            <text:p>6.7650489149</text:p>
          </table:table-cell>
          <table:table-cell table:formula="of:=POWER([.C1818]-6.75;2)" office:value-type="float" office:value="0.000226469839667453" calcext:value-type="float">
            <text:p>0.000226469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656977" calcext:value-type="float">
            <text:p>6.656977</text:p>
          </table:table-cell>
          <table:table-cell office:value-type="float" office:value="6.7741985106" calcext:value-type="float">
            <text:p>6.7741985106</text:p>
          </table:table-cell>
          <table:table-cell table:formula="of:=POWER([.C1819]-6.75;2)" office:value-type="float" office:value="0.000585567915258302" calcext:value-type="float">
            <text:p>0.0005855679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878015" calcext:value-type="float">
            <text:p>6.878015</text:p>
          </table:table-cell>
          <table:table-cell office:value-type="float" office:value="6.7767655319" calcext:value-type="float">
            <text:p>6.7767655319</text:p>
          </table:table-cell>
          <table:table-cell table:formula="of:=POWER([.C1820]-6.75;2)" office:value-type="float" office:value="0.000716393697889904" calcext:value-type="float">
            <text:p>0.0007163937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851867" calcext:value-type="float">
            <text:p>6.851867</text:p>
          </table:table-cell>
          <table:table-cell office:value-type="float" office:value="6.7741056596" calcext:value-type="float">
            <text:p>6.7741056596</text:p>
          </table:table-cell>
          <table:table-cell table:formula="of:=POWER([.C1821]-6.75;2)" office:value-type="float" office:value="0.000581082824751072" calcext:value-type="float">
            <text:p>0.0005810828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63684" calcext:value-type="float">
            <text:p>6.63684</text:p>
          </table:table-cell>
          <table:table-cell office:value-type="float" office:value="6.7704725319" calcext:value-type="float">
            <text:p>6.7704725319</text:p>
          </table:table-cell>
          <table:table-cell table:formula="of:=POWER([.C1822]-6.75;2)" office:value-type="float" office:value="0.00041912456239653" calcext:value-type="float">
            <text:p>0.0004191246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433107" calcext:value-type="float">
            <text:p>6.433107</text:p>
          </table:table-cell>
          <table:table-cell office:value-type="float" office:value="6.770127" calcext:value-type="float">
            <text:p>6.770127</text:p>
          </table:table-cell>
          <table:table-cell table:formula="of:=POWER([.C1823]-6.75;2)" office:value-type="float" office:value="0.000405096129000018" calcext:value-type="float">
            <text:p>0.0004050961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385609" calcext:value-type="float">
            <text:p>6.385609</text:p>
          </table:table-cell>
          <table:table-cell office:value-type="float" office:value="6.7742080213" calcext:value-type="float">
            <text:p>6.7742080213</text:p>
          </table:table-cell>
          <table:table-cell table:formula="of:=POWER([.C1824]-6.75;2)" office:value-type="float" office:value="0.000586028295261243" calcext:value-type="float">
            <text:p>0.0005860283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447727" calcext:value-type="float">
            <text:p>6.447727</text:p>
          </table:table-cell>
          <table:table-cell office:value-type="float" office:value="6.7804130851" calcext:value-type="float">
            <text:p>6.7804130851</text:p>
          </table:table-cell>
          <table:table-cell table:formula="of:=POWER([.C1825]-6.75;2)" office:value-type="float" office:value="0.000924955745299853" calcext:value-type="float">
            <text:p>0.0009249557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496505" calcext:value-type="float">
            <text:p>6.496505</text:p>
          </table:table-cell>
          <table:table-cell office:value-type="float" office:value="6.7861215957" calcext:value-type="float">
            <text:p>6.7861215957</text:p>
          </table:table-cell>
          <table:table-cell table:formula="of:=POWER([.C1826]-6.75;2)" office:value-type="float" office:value="0.00130476967591426" calcext:value-type="float">
            <text:p>0.0013047697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514157" calcext:value-type="float">
            <text:p>6.514157</text:p>
          </table:table-cell>
          <table:table-cell office:value-type="float" office:value="6.7905054468" calcext:value-type="float">
            <text:p>6.7905054468</text:p>
          </table:table-cell>
          <table:table-cell table:formula="of:=POWER([.C1827]-6.75;2)" office:value-type="float" office:value="0.00164069122046764" calcext:value-type="float">
            <text:p>0.0016406912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58812" calcext:value-type="float">
            <text:p>6.58812</text:p>
          </table:table-cell>
          <table:table-cell office:value-type="float" office:value="6.7928914043" calcext:value-type="float">
            <text:p>6.7928914043</text:p>
          </table:table-cell>
          <table:table-cell table:formula="of:=POWER([.C1828]-6.75;2)" office:value-type="float" office:value="0.00183967256282603" calcext:value-type="float">
            <text:p>0.0018396726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762917" calcext:value-type="float">
            <text:p>6.762917</text:p>
          </table:table-cell>
          <table:table-cell office:value-type="float" office:value="6.7906216809" calcext:value-type="float">
            <text:p>6.7906216809</text:p>
          </table:table-cell>
          <table:table-cell table:formula="of:=POWER([.C1829]-6.75;2)" office:value-type="float" office:value="0.00165012095914144" calcext:value-type="float">
            <text:p>0.001650121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958111" calcext:value-type="float">
            <text:p>6.958111</text:p>
          </table:table-cell>
          <table:table-cell office:value-type="float" office:value="6.7810767021" calcext:value-type="float">
            <text:p>6.7810767021</text:p>
          </table:table-cell>
          <table:table-cell table:formula="of:=POWER([.C1830]-6.75;2)" office:value-type="float" office:value="0.000965761413412146" calcext:value-type="float">
            <text:p>0.0009657614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.047506" calcext:value-type="float">
            <text:p>7.047506</text:p>
          </table:table-cell>
          <table:table-cell office:value-type="float" office:value="6.766123617" calcext:value-type="float">
            <text:p>6.766123617</text:p>
          </table:table-cell>
          <table:table-cell table:formula="of:=POWER([.C1831]-6.75;2)" office:value-type="float" office:value="0.000259971025162685" calcext:value-type="float">
            <text:p>0.00025997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97807" calcext:value-type="float">
            <text:p>6.97807</text:p>
          </table:table-cell>
          <table:table-cell office:value-type="float" office:value="6.7519048723" calcext:value-type="float">
            <text:p>6.7519048723</text:p>
          </table:table-cell>
          <table:table-cell table:formula="of:=POWER([.C1832]-6.75;2)" office:value-type="float" office:value="0.00000362853847930697" calcext:value-type="float">
            <text:p>3.62853847930697E-006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817758" calcext:value-type="float">
            <text:p>6.817758</text:p>
          </table:table-cell>
          <table:table-cell office:value-type="float" office:value="6.7431193191" calcext:value-type="float">
            <text:p>6.7431193191</text:p>
          </table:table-cell>
          <table:table-cell table:formula="of:=POWER([.C1833]-6.75;2)" office:value-type="float" office:value="0.000047343769647627" calcext:value-type="float">
            <text:p>4.7343769647627E-005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702363" calcext:value-type="float">
            <text:p>6.702363</text:p>
          </table:table-cell>
          <table:table-cell office:value-type="float" office:value="6.7392198723" calcext:value-type="float">
            <text:p>6.7392198723</text:p>
          </table:table-cell>
          <table:table-cell table:formula="of:=POWER([.C1834]-6.75;2)" office:value-type="float" office:value="0.000116211153228315" calcext:value-type="float">
            <text:p>0.0001162112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709431" calcext:value-type="float">
            <text:p>6.709431</text:p>
          </table:table-cell>
          <table:table-cell office:value-type="float" office:value="6.7361204894" calcext:value-type="float">
            <text:p>6.7361204894</text:p>
          </table:table-cell>
          <table:table-cell table:formula="of:=POWER([.C1835]-6.75;2)" office:value-type="float" office:value="0.000192640814495507" calcext:value-type="float">
            <text:p>0.0001926408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789619" calcext:value-type="float">
            <text:p>6.789619</text:p>
          </table:table-cell>
          <table:table-cell office:value-type="float" office:value="6.730171766" calcext:value-type="float">
            <text:p>6.730171766</text:p>
          </table:table-cell>
          <table:table-cell table:formula="of:=POWER([.C1836]-6.75;2)" office:value-type="float" office:value="0.000393158863558765" calcext:value-type="float">
            <text:p>0.0003931589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841794" calcext:value-type="float">
            <text:p>6.841794</text:p>
          </table:table-cell>
          <table:table-cell office:value-type="float" office:value="6.7208022979" calcext:value-type="float">
            <text:p>6.7208022979</text:p>
          </table:table-cell>
          <table:table-cell table:formula="of:=POWER([.C1837]-6.75;2)" office:value-type="float" office:value="0.000852505807920361" calcext:value-type="float">
            <text:p>0.0008525058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815276" calcext:value-type="float">
            <text:p>6.815276</text:p>
          </table:table-cell>
          <table:table-cell office:value-type="float" office:value="6.7108865745" calcext:value-type="float">
            <text:p>6.7108865745</text:p>
          </table:table-cell>
          <table:table-cell table:formula="of:=POWER([.C1838]-6.75;2)" office:value-type="float" office:value="0.00152986005434406" calcext:value-type="float">
            <text:p>0.0015298601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730245" calcext:value-type="float">
            <text:p>6.730245</text:p>
          </table:table-cell>
          <table:table-cell office:value-type="float" office:value="6.7042449362" calcext:value-type="float">
            <text:p>6.7042449362</text:p>
          </table:table-cell>
          <table:table-cell table:formula="of:=POWER([.C1839]-6.75;2)" office:value-type="float" office:value="0.00209352586334204" calcext:value-type="float">
            <text:p>0.0020935259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643299" calcext:value-type="float">
            <text:p>6.643299</text:p>
          </table:table-cell>
          <table:table-cell office:value-type="float" office:value="6.7013434255" calcext:value-type="float">
            <text:p>6.7013434255</text:p>
          </table:table-cell>
          <table:table-cell table:formula="of:=POWER([.C1840]-6.75;2)" office:value-type="float" office:value="0.00236746224207403" calcext:value-type="float">
            <text:p>0.0023674622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610674" calcext:value-type="float">
            <text:p>6.610674</text:p>
          </table:table-cell>
          <table:table-cell office:value-type="float" office:value="6.6988051702" calcext:value-type="float">
            <text:p>6.6988051702</text:p>
          </table:table-cell>
          <table:table-cell table:formula="of:=POWER([.C1841]-6.75;2)" office:value-type="float" office:value="0.00262091059825097" calcext:value-type="float">
            <text:p>0.0026209106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669398" calcext:value-type="float">
            <text:p>6.669398</text:p>
          </table:table-cell>
          <table:table-cell office:value-type="float" office:value="6.6940341915" calcext:value-type="float">
            <text:p>6.6940341915</text:p>
          </table:table-cell>
          <table:table-cell table:formula="of:=POWER([.C1842]-6.75;2)" office:value-type="float" office:value="0.00313217172105866" calcext:value-type="float">
            <text:p>0.0031321717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817856" calcext:value-type="float">
            <text:p>6.817856</text:p>
          </table:table-cell>
          <table:table-cell office:value-type="float" office:value="6.6874826383" calcext:value-type="float">
            <text:p>6.6874826383</text:p>
          </table:table-cell>
          <table:table-cell table:formula="of:=POWER([.C1843]-6.75;2)" office:value-type="float" office:value="0.00390842051392867" calcext:value-type="float">
            <text:p>0.0039084205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989116" calcext:value-type="float">
            <text:p>6.989116</text:p>
          </table:table-cell>
          <table:table-cell office:value-type="float" office:value="6.6787395532" calcext:value-type="float">
            <text:p>6.6787395532</text:p>
          </table:table-cell>
          <table:table-cell table:formula="of:=POWER([.C1844]-6.75;2)" office:value-type="float" office:value="0.00507805127813566" calcext:value-type="float">
            <text:p>0.0050780513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7.078095" calcext:value-type="float">
            <text:p>7.078095</text:p>
          </table:table-cell>
          <table:table-cell office:value-type="float" office:value="6.6648917872" calcext:value-type="float">
            <text:p>6.6648917872</text:p>
          </table:table-cell>
          <table:table-cell table:formula="of:=POWER([.C1845]-6.75;2)" office:value-type="float" office:value="0.00724340788601005" calcext:value-type="float">
            <text:p>0.0072434079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7.029705" calcext:value-type="float">
            <text:p>7.029705</text:p>
          </table:table-cell>
          <table:table-cell office:value-type="float" office:value="6.645155766" calcext:value-type="float">
            <text:p>6.645155766</text:p>
          </table:table-cell>
          <table:table-cell table:formula="of:=POWER([.C1846]-6.75;2)" office:value-type="float" office:value="0.0109923134030467" calcext:value-type="float">
            <text:p>0.0109923134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892761" calcext:value-type="float">
            <text:p>6.892761</text:p>
          </table:table-cell>
          <table:table-cell office:value-type="float" office:value="6.6238989362" calcext:value-type="float">
            <text:p>6.6238989362</text:p>
          </table:table-cell>
          <table:table-cell table:formula="of:=POWER([.C1847]-6.75;2)" office:value-type="float" office:value="0.0159014782914917" calcext:value-type="float">
            <text:p>0.0159014783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778284" calcext:value-type="float">
            <text:p>6.778284</text:p>
          </table:table-cell>
          <table:table-cell office:value-type="float" office:value="6.6065067872" calcext:value-type="float">
            <text:p>6.6065067872</text:p>
          </table:table-cell>
          <table:table-cell table:formula="of:=POWER([.C1848]-6.75;2)" office:value-type="float" office:value="0.0205903021196661" calcext:value-type="float">
            <text:p>0.0205903021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757264" calcext:value-type="float">
            <text:p>6.757264</text:p>
          </table:table-cell>
          <table:table-cell office:value-type="float" office:value="6.5930739787" calcext:value-type="float">
            <text:p>6.5930739787</text:p>
          </table:table-cell>
          <table:table-cell table:formula="of:=POWER([.C1849]-6.75;2)" office:value-type="float" office:value="0.0246257761610482" calcext:value-type="float">
            <text:p>0.0246257762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803464" calcext:value-type="float">
            <text:p>6.803464</text:p>
          </table:table-cell>
          <table:table-cell office:value-type="float" office:value="6.5783281702" calcext:value-type="float">
            <text:p>6.5783281702</text:p>
          </table:table-cell>
          <table:table-cell table:formula="of:=POWER([.C1850]-6.75;2)" office:value-type="float" office:value="0.0294712171468802" calcext:value-type="float">
            <text:p>0.0294712171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84221" calcext:value-type="float">
            <text:p>6.84221</text:p>
          </table:table-cell>
          <table:table-cell office:value-type="float" office:value="6.5584890213" calcext:value-type="float">
            <text:p>6.5584890213</text:p>
          </table:table-cell>
          <table:table-cell table:formula="of:=POWER([.C1851]-6.75;2)" office:value-type="float" office:value="0.0366764549626319" calcext:value-type="float">
            <text:p>0.036676455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831763" calcext:value-type="float">
            <text:p>6.831763</text:p>
          </table:table-cell>
          <table:table-cell office:value-type="float" office:value="6.5385599149" calcext:value-type="float">
            <text:p>6.5385599149</text:p>
          </table:table-cell>
          <table:table-cell table:formula="of:=POWER([.C1852]-6.75;2)" office:value-type="float" office:value="0.0447069095870951" calcext:value-type="float">
            <text:p>0.0447069096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796932" calcext:value-type="float">
            <text:p>6.796932</text:p>
          </table:table-cell>
          <table:table-cell office:value-type="float" office:value="6.5295368511" calcext:value-type="float">
            <text:p>6.5295368511</text:p>
          </table:table-cell>
          <table:table-cell table:formula="of:=POWER([.C1853]-6.75;2)" office:value-type="float" office:value="0.0486040000229038" calcext:value-type="float">
            <text:p>0.048604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802104" calcext:value-type="float">
            <text:p>6.802104</text:p>
          </table:table-cell>
          <table:table-cell office:value-type="float" office:value="6.5354131489" calcext:value-type="float">
            <text:p>6.5354131489</text:p>
          </table:table-cell>
          <table:table-cell table:formula="of:=POWER([.C1854]-6.75;2)" office:value-type="float" office:value="0.0460475166650136" calcext:value-type="float">
            <text:p>0.0460475167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87154" calcext:value-type="float">
            <text:p>6.87154</text:p>
          </table:table-cell>
          <table:table-cell office:value-type="float" office:value="6.5472855319" calcext:value-type="float">
            <text:p>6.5472855319</text:p>
          </table:table-cell>
          <table:table-cell table:formula="of:=POWER([.C1855]-6.75;2)" office:value-type="float" office:value="0.0410931555770659" calcext:value-type="float">
            <text:p>0.0410931556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935946" calcext:value-type="float">
            <text:p>6.935946</text:p>
          </table:table-cell>
          <table:table-cell office:value-type="float" office:value="6.5490564043" calcext:value-type="float">
            <text:p>6.5490564043</text:p>
          </table:table-cell>
          <table:table-cell table:formula="of:=POWER([.C1856]-6.75;2)" office:value-type="float" office:value="0.0403783286528451" calcext:value-type="float">
            <text:p>0.0403783287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907937" calcext:value-type="float">
            <text:p>6.907937</text:p>
          </table:table-cell>
          <table:table-cell office:value-type="float" office:value="6.5266802979" calcext:value-type="float">
            <text:p>6.5266802979</text:p>
          </table:table-cell>
          <table:table-cell table:formula="of:=POWER([.C1857]-6.75;2)" office:value-type="float" office:value="0.0498716893460325" calcext:value-type="float">
            <text:p>0.0498716893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804719" calcext:value-type="float">
            <text:p>6.804719</text:p>
          </table:table-cell>
          <table:table-cell office:value-type="float" office:value="6.475546" calcext:value-type="float">
            <text:p>6.475546</text:p>
          </table:table-cell>
          <table:table-cell table:formula="of:=POWER([.C1858]-6.75;2)" office:value-type="float" office:value="0.0753249981160002" calcext:value-type="float">
            <text:p>0.0753249981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735527" calcext:value-type="float">
            <text:p>6.735527</text:p>
          </table:table-cell>
          <table:table-cell office:value-type="float" office:value="6.4080538723" calcext:value-type="float">
            <text:p>6.4080538723</text:p>
          </table:table-cell>
          <table:table-cell table:formula="of:=POWER([.C1859]-6.75;2)" office:value-type="float" office:value="0.116927154249025" calcext:value-type="float">
            <text:p>0.1169271542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758345" calcext:value-type="float">
            <text:p>6.758345</text:p>
          </table:table-cell>
          <table:table-cell office:value-type="float" office:value="6.3619064255" calcext:value-type="float">
            <text:p>6.3619064255</text:p>
          </table:table-cell>
          <table:table-cell table:formula="of:=POWER([.C1860]-6.75;2)" office:value-type="float" office:value="0.150616622568187" calcext:value-type="float">
            <text:p>0.1506166226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8179" calcext:value-type="float">
            <text:p>6.8179</text:p>
          </table:table-cell>
          <table:table-cell office:value-type="float" office:value="6.4555310213" calcext:value-type="float">
            <text:p>6.4555310213</text:p>
          </table:table-cell>
          <table:table-cell table:formula="of:=POWER([.C1861]-6.75;2)" office:value-type="float" office:value="0.0867119794166212" calcext:value-type="float">
            <text:p>0.0867119794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837643" calcext:value-type="float">
            <text:p>6.837643</text:p>
          </table:table-cell>
          <table:table-cell office:value-type="float" office:value="6.5478884894" calcext:value-type="float">
            <text:p>6.5478884894</text:p>
          </table:table-cell>
          <table:table-cell table:formula="of:=POWER([.C1862]-6.75;2)" office:value-type="float" office:value="0.0408490627170139" calcext:value-type="float">
            <text:p>0.0408490627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804616" calcext:value-type="float">
            <text:p>6.804616</text:p>
          </table:table-cell>
          <table:table-cell office:value-type="float" office:value="6.477895766" calcext:value-type="float">
            <text:p>6.477895766</text:p>
          </table:table-cell>
          <table:table-cell table:formula="of:=POWER([.C1863]-6.75;2)" office:value-type="float" office:value="0.074040714160727" calcext:value-type="float">
            <text:p>0.074040714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765282" calcext:value-type="float">
            <text:p>6.765282</text:p>
          </table:table-cell>
          <table:table-cell office:value-type="float" office:value="6.4788451915" calcext:value-type="float">
            <text:p>6.4788451915</text:p>
          </table:table-cell>
          <table:table-cell table:formula="of:=POWER([.C1864]-6.75;2)" office:value-type="float" office:value="0.0735249301726719" calcext:value-type="float">
            <text:p>0.0735249302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762936" calcext:value-type="float">
            <text:p>6.762936</text:p>
          </table:table-cell>
          <table:table-cell office:value-type="float" office:value="6.4991839149" calcext:value-type="float">
            <text:p>6.4991839149</text:p>
          </table:table-cell>
          <table:table-cell table:formula="of:=POWER([.C1865]-6.75;2)" office:value-type="float" office:value="0.0629087085448906" calcext:value-type="float">
            <text:p>0.0629087085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777627" calcext:value-type="float">
            <text:p>6.777627</text:p>
          </table:table-cell>
          <table:table-cell office:value-type="float" office:value="6.5026929787" calcext:value-type="float">
            <text:p>6.5026929787</text:p>
          </table:table-cell>
          <table:table-cell table:formula="of:=POWER([.C1866]-6.75;2)" office:value-type="float" office:value="0.0611607627842787" calcext:value-type="float">
            <text:p>0.0611607628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753001" calcext:value-type="float">
            <text:p>6.753001</text:p>
          </table:table-cell>
          <table:table-cell office:value-type="float" office:value="6.4746017872" calcext:value-type="float">
            <text:p>6.4746017872</text:p>
          </table:table-cell>
          <table:table-cell table:formula="of:=POWER([.C1867]-6.75;2)" office:value-type="float" office:value="0.075844175613434" calcext:value-type="float">
            <text:p>0.0758441756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68111" calcext:value-type="float">
            <text:p>6.68111</text:p>
          </table:table-cell>
          <table:table-cell office:value-type="float" office:value="6.4343939362" calcext:value-type="float">
            <text:p>6.4343939362</text:p>
          </table:table-cell>
          <table:table-cell table:formula="of:=POWER([.C1868]-6.75;2)" office:value-type="float" office:value="0.0996071875073295" calcext:value-type="float">
            <text:p>0.0996071875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6206" calcext:value-type="float">
            <text:p>6.6206</text:p>
          </table:table-cell>
          <table:table-cell office:value-type="float" office:value="6.4075302766" calcext:value-type="float">
            <text:p>6.4075302766</text:p>
          </table:table-cell>
          <table:table-cell table:formula="of:=POWER([.C1869]-6.75;2)" office:value-type="float" office:value="0.117285511445672" calcext:value-type="float">
            <text:p>0.1172855114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624915" calcext:value-type="float">
            <text:p>6.624915</text:p>
          </table:table-cell>
          <table:table-cell office:value-type="float" office:value="6.3918456383" calcext:value-type="float">
            <text:p>6.3918456383</text:p>
          </table:table-cell>
          <table:table-cell table:formula="of:=POWER([.C1870]-6.75;2)" office:value-type="float" office:value="0.128274546804734" calcext:value-type="float">
            <text:p>0.1282745468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677247" calcext:value-type="float">
            <text:p>6.677247</text:p>
          </table:table-cell>
          <table:table-cell office:value-type="float" office:value="6.3751696809" calcext:value-type="float">
            <text:p>6.3751696809</text:p>
          </table:table-cell>
          <table:table-cell table:formula="of:=POWER([.C1871]-6.75;2)" office:value-type="float" office:value="0.140497768116608" calcext:value-type="float">
            <text:p>0.1404977681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716027" calcext:value-type="float">
            <text:p>6.716027</text:p>
          </table:table-cell>
          <table:table-cell office:value-type="float" office:value="6.3576441915" calcext:value-type="float">
            <text:p>6.3576441915</text:p>
          </table:table-cell>
          <table:table-cell table:formula="of:=POWER([.C1872]-6.75;2)" office:value-type="float" office:value="0.153943080463688" calcext:value-type="float">
            <text:p>0.1539430805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702546" calcext:value-type="float">
            <text:p>6.702546</text:p>
          </table:table-cell>
          <table:table-cell office:value-type="float" office:value="6.3520700426" calcext:value-type="float">
            <text:p>6.3520700426</text:p>
          </table:table-cell>
          <table:table-cell table:formula="of:=POWER([.C1873]-6.75;2)" office:value-type="float" office:value="0.158348250996366" calcext:value-type="float">
            <text:p>0.158348251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626297" calcext:value-type="float">
            <text:p>6.626297</text:p>
          </table:table-cell>
          <table:table-cell office:value-type="float" office:value="6.3641832766" calcext:value-type="float">
            <text:p>6.3641832766</text:p>
          </table:table-cell>
          <table:table-cell table:formula="of:=POWER([.C1874]-6.75;2)" office:value-type="float" office:value="0.148854544055112" calcext:value-type="float">
            <text:p>0.1488545441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481443" calcext:value-type="float">
            <text:p>6.481443</text:p>
          </table:table-cell>
          <table:table-cell office:value-type="float" office:value="6.3846608511" calcext:value-type="float">
            <text:p>6.3846608511</text:p>
          </table:table-cell>
          <table:table-cell table:formula="of:=POWER([.C1875]-6.75;2)" office:value-type="float" office:value="0.133472693718977" calcext:value-type="float">
            <text:p>0.133472693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314303" calcext:value-type="float">
            <text:p>6.314303</text:p>
          </table:table-cell>
          <table:table-cell office:value-type="float" office:value="6.3981743404" calcext:value-type="float">
            <text:p>6.3981743404</text:p>
          </table:table-cell>
          <table:table-cell table:formula="of:=POWER([.C1876]-6.75;2)" office:value-type="float" office:value="0.123781294752975" calcext:value-type="float">
            <text:p>0.1237812948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255316" calcext:value-type="float">
            <text:p>6.255316</text:p>
          </table:table-cell>
          <table:table-cell office:value-type="float" office:value="6.3956350426" calcext:value-type="float">
            <text:p>6.3956350426</text:p>
          </table:table-cell>
          <table:table-cell table:formula="of:=POWER([.C1877]-6.75;2)" office:value-type="float" office:value="0.125574523033104" calcext:value-type="float">
            <text:p>0.125574523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379225" calcext:value-type="float">
            <text:p>6.379225</text:p>
          </table:table-cell>
          <table:table-cell office:value-type="float" office:value="6.3815032766" calcext:value-type="float">
            <text:p>6.3815032766</text:p>
          </table:table-cell>
          <table:table-cell table:formula="of:=POWER([.C1878]-6.75;2)" office:value-type="float" office:value="0.135789835156536" calcext:value-type="float">
            <text:p>0.1357898352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565149" calcext:value-type="float">
            <text:p>6.565149</text:p>
          </table:table-cell>
          <table:table-cell office:value-type="float" office:value="6.3680909149" calcext:value-type="float">
            <text:p>6.3680909149</text:p>
          </table:table-cell>
          <table:table-cell table:formula="of:=POWER([.C1879]-6.75;2)" office:value-type="float" office:value="0.145854549281919" calcext:value-type="float">
            <text:p>0.1458545493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634484" calcext:value-type="float">
            <text:p>6.634484</text:p>
          </table:table-cell>
          <table:table-cell office:value-type="float" office:value="6.3610928723" calcext:value-type="float">
            <text:p>6.3610928723</text:p>
          </table:table-cell>
          <table:table-cell table:formula="of:=POWER([.C1880]-6.75;2)" office:value-type="float" office:value="0.151248753975864" calcext:value-type="float">
            <text:p>0.151248754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556692" calcext:value-type="float">
            <text:p>6.556692</text:p>
          </table:table-cell>
          <table:table-cell office:value-type="float" office:value="6.3580281277" calcext:value-type="float">
            <text:p>6.3580281277</text:p>
          </table:table-cell>
          <table:table-cell table:formula="of:=POWER([.C1881]-6.75;2)" office:value-type="float" office:value="0.153641948674368" calcext:value-type="float">
            <text:p>0.1536419487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429841" calcext:value-type="float">
            <text:p>6.429841</text:p>
          </table:table-cell>
          <table:table-cell office:value-type="float" office:value="6.3547092766" calcext:value-type="float">
            <text:p>6.3547092766</text:p>
          </table:table-cell>
          <table:table-cell table:formula="of:=POWER([.C1882]-6.75;2)" office:value-type="float" office:value="0.156254756006095" calcext:value-type="float">
            <text:p>0.156254756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349254" calcext:value-type="float">
            <text:p>6.349254</text:p>
          </table:table-cell>
          <table:table-cell office:value-type="float" office:value="6.349916" calcext:value-type="float">
            <text:p>6.349916</text:p>
          </table:table-cell>
          <table:table-cell table:formula="of:=POWER([.C1883]-6.75;2)" office:value-type="float" office:value="0.160067207056" calcext:value-type="float">
            <text:p>0.1600672071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375755" calcext:value-type="float">
            <text:p>6.375755</text:p>
          </table:table-cell>
          <table:table-cell office:value-type="float" office:value="6.3456358085" calcext:value-type="float">
            <text:p>6.3456358085</text:p>
          </table:table-cell>
          <table:table-cell table:formula="of:=POWER([.C1884]-6.75;2)" office:value-type="float" office:value="0.163510399367449" calcext:value-type="float">
            <text:p>0.1635103994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503119" calcext:value-type="float">
            <text:p>6.503119</text:p>
          </table:table-cell>
          <table:table-cell office:value-type="float" office:value="6.3431455319" calcext:value-type="float">
            <text:p>6.3431455319</text:p>
          </table:table-cell>
          <table:table-cell table:formula="of:=POWER([.C1885]-6.75;2)" office:value-type="float" office:value="0.165530558212934" calcext:value-type="float">
            <text:p>0.1655305582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593874" calcext:value-type="float">
            <text:p>6.593874</text:p>
          </table:table-cell>
          <table:table-cell office:value-type="float" office:value="6.3418660851" calcext:value-type="float">
            <text:p>6.3418660851</text:p>
          </table:table-cell>
          <table:table-cell table:formula="of:=POWER([.C1886]-6.75;2)" office:value-type="float" office:value="0.1665732924916" calcext:value-type="float">
            <text:p>0.1665732925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524001" calcext:value-type="float">
            <text:p>6.524001</text:p>
          </table:table-cell>
          <table:table-cell office:value-type="float" office:value="6.3428559362" calcext:value-type="float">
            <text:p>6.3428559362</text:p>
          </table:table-cell>
          <table:table-cell table:formula="of:=POWER([.C1887]-6.75;2)" office:value-type="float" office:value="0.165766288687578" calcext:value-type="float">
            <text:p>0.165766288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386438" calcext:value-type="float">
            <text:p>6.386438</text:p>
          </table:table-cell>
          <table:table-cell office:value-type="float" office:value="6.3486668085" calcext:value-type="float">
            <text:p>6.3486668085</text:p>
          </table:table-cell>
          <table:table-cell table:formula="of:=POWER([.C1888]-6.75;2)" office:value-type="float" office:value="0.161068330599576" calcext:value-type="float">
            <text:p>0.1610683306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361475" calcext:value-type="float">
            <text:p>6.361475</text:p>
          </table:table-cell>
          <table:table-cell office:value-type="float" office:value="6.3577540213" calcext:value-type="float">
            <text:p>6.3577540213</text:p>
          </table:table-cell>
          <table:table-cell table:formula="of:=POWER([.C1889]-6.75;2)" office:value-type="float" office:value="0.153856907806321" calcext:value-type="float">
            <text:p>0.1538569078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406931" calcext:value-type="float">
            <text:p>6.406931</text:p>
          </table:table-cell>
          <table:table-cell office:value-type="float" office:value="6.3633654894" calcext:value-type="float">
            <text:p>6.3633654894</text:p>
          </table:table-cell>
          <table:table-cell table:formula="of:=POWER([.C1890]-6.75;2)" office:value-type="float" office:value="0.149486244786902" calcext:value-type="float">
            <text:p>0.1494862448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338271" calcext:value-type="float">
            <text:p>6.338271</text:p>
          </table:table-cell>
          <table:table-cell office:value-type="float" office:value="6.3617398511" calcext:value-type="float">
            <text:p>6.3617398511</text:p>
          </table:table-cell>
          <table:table-cell table:formula="of:=POWER([.C1891]-6.75;2)" office:value-type="float" office:value="0.15074594322385" calcext:value-type="float">
            <text:p>0.1507459432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150502" calcext:value-type="float">
            <text:p>6.150502</text:p>
          </table:table-cell>
          <table:table-cell office:value-type="float" office:value="6.3580013191" calcext:value-type="float">
            <text:p>6.3580013191</text:p>
          </table:table-cell>
          <table:table-cell table:formula="of:=POWER([.C1892]-6.75;2)" office:value-type="float" office:value="0.15366296582734" calcext:value-type="float">
            <text:p>0.1536629658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030634" calcext:value-type="float">
            <text:p>6.030634</text:p>
          </table:table-cell>
          <table:table-cell office:value-type="float" office:value="6.3600835106" calcext:value-type="float">
            <text:p>6.3600835106</text:p>
          </table:table-cell>
          <table:table-cell table:formula="of:=POWER([.C1893]-6.75;2)" office:value-type="float" office:value="0.15203486870602" calcext:value-type="float">
            <text:p>0.1520348687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07533" calcext:value-type="float">
            <text:p>6.07533</text:p>
          </table:table-cell>
          <table:table-cell office:value-type="float" office:value="6.3694138085" calcext:value-type="float">
            <text:p>6.3694138085</text:p>
          </table:table-cell>
          <table:table-cell table:formula="of:=POWER([.C1894]-6.75;2)" office:value-type="float" office:value="0.144845849160475" calcext:value-type="float">
            <text:p>0.1448458492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146942" calcext:value-type="float">
            <text:p>6.146942</text:p>
          </table:table-cell>
          <table:table-cell office:value-type="float" office:value="6.381683383" calcext:value-type="float">
            <text:p>6.381683383</text:p>
          </table:table-cell>
          <table:table-cell table:formula="of:=POWER([.C1895]-6.75;2)" office:value-type="float" office:value="0.135657130358324" calcext:value-type="float">
            <text:p>0.1356571304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064211" calcext:value-type="float">
            <text:p>6.064211</text:p>
          </table:table-cell>
          <table:table-cell office:value-type="float" office:value="6.3945697234" calcext:value-type="float">
            <text:p>6.3945697234</text:p>
          </table:table-cell>
          <table:table-cell table:formula="of:=POWER([.C1896]-6.75;2)" office:value-type="float" office:value="0.126330681523952" calcext:value-type="float">
            <text:p>0.1263306815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5.871024" calcext:value-type="float">
            <text:p>5.871024</text:p>
          </table:table-cell>
          <table:table-cell office:value-type="float" office:value="6.4105668511" calcext:value-type="float">
            <text:p>6.4105668511</text:p>
          </table:table-cell>
          <table:table-cell table:formula="of:=POWER([.C1897]-6.75;2)" office:value-type="float" office:value="0.115214862572169" calcext:value-type="float">
            <text:p>0.115214862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.905542" calcext:value-type="float">
            <text:p>5.905542</text:p>
          </table:table-cell>
          <table:table-cell office:value-type="float" office:value="6.431901" calcext:value-type="float">
            <text:p>6.431901</text:p>
          </table:table-cell>
          <table:table-cell table:formula="of:=POWER([.C1898]-6.75;2)" office:value-type="float" office:value="0.101186973801" calcext:value-type="float">
            <text:p>0.1011869738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407679" calcext:value-type="float">
            <text:p>6.407679</text:p>
          </table:table-cell>
          <table:table-cell office:value-type="float" office:value="6.4532328298" calcext:value-type="float">
            <text:p>6.4532328298</text:p>
          </table:table-cell>
          <table:table-cell table:formula="of:=POWER([.C1899]-6.75;2)" office:value-type="float" office:value="0.0880707533085157" calcext:value-type="float">
            <text:p>0.0880707533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7.073118" calcext:value-type="float">
            <text:p>7.073118</text:p>
          </table:table-cell>
          <table:table-cell office:value-type="float" office:value="6.463085234" calcext:value-type="float">
            <text:p>6.463085234</text:p>
          </table:table-cell>
          <table:table-cell table:formula="of:=POWER([.C1900]-6.75;2)" office:value-type="float" office:value="0.0823200829488346" calcext:value-type="float">
            <text:p>0.0823200829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.360106" calcext:value-type="float">
            <text:p>7.360106</text:p>
          </table:table-cell>
          <table:table-cell office:value-type="float" office:value="6.4557004468" calcext:value-type="float">
            <text:p>6.4557004468</text:p>
          </table:table-cell>
          <table:table-cell table:formula="of:=POWER([.C1901]-6.75;2)" office:value-type="float" office:value="0.0866122270137197" calcext:value-type="float">
            <text:p>0.086612227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954771" calcext:value-type="float">
            <text:p>6.954771</text:p>
          </table:table-cell>
          <table:table-cell office:value-type="float" office:value="6.4375324255" calcext:value-type="float">
            <text:p>6.4375324255</text:p>
          </table:table-cell>
          <table:table-cell table:formula="of:=POWER([.C1902]-6.75;2)" office:value-type="float" office:value="0.0976359851139132" calcext:value-type="float">
            <text:p>0.0976359851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.884269" calcext:value-type="float">
            <text:p>5.884269</text:p>
          </table:table-cell>
          <table:table-cell office:value-type="float" office:value="6.424118766" calcext:value-type="float">
            <text:p>6.424118766</text:p>
          </table:table-cell>
          <table:table-cell table:formula="of:=POWER([.C1903]-6.75;2)" office:value-type="float" office:value="0.106198578673363" calcext:value-type="float">
            <text:p>0.1061985787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.504625" calcext:value-type="float">
            <text:p>4.504625</text:p>
          </table:table-cell>
          <table:table-cell office:value-type="float" office:value="6.4331824255" calcext:value-type="float">
            <text:p>6.4331824255</text:p>
          </table:table-cell>
          <table:table-cell table:formula="of:=POWER([.C1904]-6.75;2)" office:value-type="float" office:value="0.100373375512063" calcext:value-type="float">
            <text:p>0.1003733755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.632589" calcext:value-type="float">
            <text:p>3.632589</text:p>
          </table:table-cell>
          <table:table-cell office:value-type="float" office:value="6.4755896596" calcext:value-type="float">
            <text:p>6.4755896596</text:p>
          </table:table-cell>
          <table:table-cell table:formula="of:=POWER([.C1905]-6.75;2)" office:value-type="float" office:value="0.075301034918444" calcext:value-type="float">
            <text:p>0.0753010349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.566597" calcext:value-type="float">
            <text:p>4.566597</text:p>
          </table:table-cell>
          <table:table-cell office:value-type="float" office:value="6.5425612128" calcext:value-type="float">
            <text:p>6.5425612128</text:p>
          </table:table-cell>
          <table:table-cell table:formula="of:=POWER([.C1906]-6.75;2)" office:value-type="float" office:value="0.0430308504350069" calcext:value-type="float">
            <text:p>0.0430308504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.158701" calcext:value-type="float">
            <text:p>11.158701</text:p>
          </table:table-cell>
          <table:table-cell office:value-type="float" office:value="6.5946450426" calcext:value-type="float">
            <text:p>6.5946450426</text:p>
          </table:table-cell>
          <table:table-cell table:formula="of:=POWER([.C1907]-6.75;2)" office:value-type="float" office:value="0.0241351627887559" calcext:value-type="float">
            <text:p>0.0241351628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1.158701" calcext:value-type="float">
            <text:p>11.158701</text:p>
          </table:table-cell>
          <table:table-cell office:value-type="float" office:value="6.509052234" calcext:value-type="float">
            <text:p>6.509052234</text:p>
          </table:table-cell>
          <table:table-cell table:formula="of:=POWER([.C1908]-6.75;2)" office:value-type="float" office:value="0.0580558259403906" calcext:value-type="float">
            <text:p>0.0580558259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.547985" calcext:value-type="float">
            <text:p>3.547985</text:p>
          </table:table-cell>
          <table:table-cell office:value-type="float" office:value="6.4235344043" calcext:value-type="float">
            <text:p>6.4235344043</text:p>
          </table:table-cell>
          <table:table-cell table:formula="of:=POWER([.C1909]-6.75;2)" office:value-type="float" office:value="0.106579785175756" calcext:value-type="float">
            <text:p>0.1065797852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849239" calcext:value-type="float">
            <text:p>6.849239</text:p>
          </table:table-cell>
          <table:table-cell office:value-type="float" office:value="6.4973751702" calcext:value-type="float">
            <text:p>6.4973751702</text:p>
          </table:table-cell>
          <table:table-cell table:formula="of:=POWER([.C1910]-6.75;2)" office:value-type="float" office:value="0.0638193046314791" calcext:value-type="float">
            <text:p>0.0638193046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7.721202" calcext:value-type="float">
            <text:p>7.721202</text:p>
          </table:table-cell>
          <table:table-cell office:value-type="float" office:value="6.4964845532" calcext:value-type="float">
            <text:p>6.4964845532</text:p>
          </table:table-cell>
          <table:table-cell table:formula="of:=POWER([.C1911]-6.75;2)" office:value-type="float" office:value="0.0642700817662035" calcext:value-type="float">
            <text:p>0.0642700818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927862" calcext:value-type="float">
            <text:p>6.927862</text:p>
          </table:table-cell>
          <table:table-cell office:value-type="float" office:value="6.4733018936" calcext:value-type="float">
            <text:p>6.4733018936</text:p>
          </table:table-cell>
          <table:table-cell table:formula="of:=POWER([.C1912]-6.75;2)" office:value-type="float" office:value="0.0765618420853455" calcext:value-type="float">
            <text:p>0.076561842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5.457341" calcext:value-type="float">
            <text:p>5.457341</text:p>
          </table:table-cell>
          <table:table-cell office:value-type="float" office:value="6.4661754894" calcext:value-type="float">
            <text:p>6.4661754894</text:p>
          </table:table-cell>
          <table:table-cell table:formula="of:=POWER([.C1913]-6.75;2)" office:value-type="float" office:value="0.0805563528173293" calcext:value-type="float">
            <text:p>0.0805563528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.863232" calcext:value-type="float">
            <text:p>4.863232</text:p>
          </table:table-cell>
          <table:table-cell office:value-type="float" office:value="6.4913318936" calcext:value-type="float">
            <text:p>6.4913318936</text:p>
          </table:table-cell>
          <table:table-cell table:formula="of:=POWER([.C1914]-6.75;2)" office:value-type="float" office:value="0.0669091892685617" calcext:value-type="float">
            <text:p>0.0669091893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5.418518" calcext:value-type="float">
            <text:p>5.418518</text:p>
          </table:table-cell>
          <table:table-cell office:value-type="float" office:value="6.5298621064" calcext:value-type="float">
            <text:p>6.5298621064</text:p>
          </table:table-cell>
          <table:table-cell table:formula="of:=POWER([.C1915]-6.75;2)" office:value-type="float" office:value="0.0484606921986451" calcext:value-type="float">
            <text:p>0.048460692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.883422" calcext:value-type="float">
            <text:p>5.883422</text:p>
          </table:table-cell>
          <table:table-cell office:value-type="float" office:value="6.5572430851" calcext:value-type="float">
            <text:p>6.5572430851</text:p>
          </table:table-cell>
          <table:table-cell table:formula="of:=POWER([.C1916]-6.75;2)" office:value-type="float" office:value="0.037155228241766" calcext:value-type="float">
            <text:p>0.0371552282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.841145" calcext:value-type="float">
            <text:p>5.841145</text:p>
          </table:table-cell>
          <table:table-cell office:value-type="float" office:value="6.5767392553" calcext:value-type="float">
            <text:p>6.5767392553</text:p>
          </table:table-cell>
          <table:table-cell table:formula="of:=POWER([.C1917]-6.75;2)" office:value-type="float" office:value="0.0300192856539987" calcext:value-type="float">
            <text:p>0.0300192857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.853549" calcext:value-type="float">
            <text:p>5.853549</text:p>
          </table:table-cell>
          <table:table-cell office:value-type="float" office:value="6.6003689787" calcext:value-type="float">
            <text:p>6.6003689787</text:p>
          </table:table-cell>
          <table:table-cell table:formula="of:=POWER([.C1918]-6.75;2)" office:value-type="float" office:value="0.0223894425352811" calcext:value-type="float">
            <text:p>0.0223894425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454042" calcext:value-type="float">
            <text:p>6.454042</text:p>
          </table:table-cell>
          <table:table-cell office:value-type="float" office:value="6.6263225745" calcext:value-type="float">
            <text:p>6.6263225745</text:p>
          </table:table-cell>
          <table:table-cell table:formula="of:=POWER([.C1919]-6.75;2)" office:value-type="float" office:value="0.0152961055783081" calcext:value-type="float">
            <text:p>0.0152961056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7.271868" calcext:value-type="float">
            <text:p>7.271868</text:p>
          </table:table-cell>
          <table:table-cell office:value-type="float" office:value="6.6396090638" calcext:value-type="float">
            <text:p>6.6396090638</text:p>
          </table:table-cell>
          <table:table-cell table:formula="of:=POWER([.C1920]-6.75;2)" office:value-type="float" office:value="0.0121861587951125" calcext:value-type="float">
            <text:p>0.0121861588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.588743" calcext:value-type="float">
            <text:p>7.588743</text:p>
          </table:table-cell>
          <table:table-cell office:value-type="float" office:value="6.6330016596" calcext:value-type="float">
            <text:p>6.6330016596</text:p>
          </table:table-cell>
          <table:table-cell table:formula="of:=POWER([.C1921]-6.75;2)" office:value-type="float" office:value="0.0136886116563544" calcext:value-type="float">
            <text:p>0.0136886117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.116577" calcext:value-type="float">
            <text:p>7.116577</text:p>
          </table:table-cell>
          <table:table-cell office:value-type="float" office:value="6.616389766" calcext:value-type="float">
            <text:p>6.616389766</text:p>
          </table:table-cell>
          <table:table-cell table:formula="of:=POWER([.C1922]-6.75;2)" office:value-type="float" office:value="0.0178516946295347" calcext:value-type="float">
            <text:p>0.0178516946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194956" calcext:value-type="float">
            <text:p>6.194956</text:p>
          </table:table-cell>
          <table:table-cell office:value-type="float" office:value="6.6080124681" calcext:value-type="float">
            <text:p>6.6080124681</text:p>
          </table:table-cell>
          <table:table-cell table:formula="of:=POWER([.C1923]-6.75;2)" office:value-type="float" office:value="0.0201604592150535" calcext:value-type="float">
            <text:p>0.0201604592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.591123" calcext:value-type="float">
            <text:p>5.591123</text:p>
          </table:table-cell>
          <table:table-cell office:value-type="float" office:value="6.619743" calcext:value-type="float">
            <text:p>6.619743</text:p>
          </table:table-cell>
          <table:table-cell table:formula="of:=POWER([.C1924]-6.75;2)" office:value-type="float" office:value="0.0169668860490001" calcext:value-type="float">
            <text:p>0.016966886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.748844" calcext:value-type="float">
            <text:p>5.748844</text:p>
          </table:table-cell>
          <table:table-cell office:value-type="float" office:value="6.6464909149" calcext:value-type="float">
            <text:p>6.6464909149</text:p>
          </table:table-cell>
          <table:table-cell table:formula="of:=POWER([.C1925]-6.75;2)" office:value-type="float" office:value="0.010714130698239" calcext:value-type="float">
            <text:p>0.010714130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236241" calcext:value-type="float">
            <text:p>6.236241</text:p>
          </table:table-cell>
          <table:table-cell office:value-type="float" office:value="6.6721135319" calcext:value-type="float">
            <text:p>6.6721135319</text:p>
          </table:table-cell>
          <table:table-cell table:formula="of:=POWER([.C1926]-6.75;2)" office:value-type="float" office:value="0.00606630191309232" calcext:value-type="float">
            <text:p>0.0060663019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490441" calcext:value-type="float">
            <text:p>6.490441</text:p>
          </table:table-cell>
          <table:table-cell office:value-type="float" office:value="6.6876622766" calcext:value-type="float">
            <text:p>6.6876622766</text:p>
          </table:table-cell>
          <table:table-cell table:formula="of:=POWER([.C1927]-6.75;2)" office:value-type="float" office:value="0.00388599175869488" calcext:value-type="float">
            <text:p>0.0038859918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400706" calcext:value-type="float">
            <text:p>6.400706</text:p>
          </table:table-cell>
          <table:table-cell office:value-type="float" office:value="6.6953675957" calcext:value-type="float">
            <text:p>6.6953675957</text:p>
          </table:table-cell>
          <table:table-cell table:formula="of:=POWER([.C1928]-6.75;2)" office:value-type="float" office:value="0.0029846995995986" calcext:value-type="float">
            <text:p>0.0029846996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204557" calcext:value-type="float">
            <text:p>6.204557</text:p>
          </table:table-cell>
          <table:table-cell office:value-type="float" office:value="6.7015183191" calcext:value-type="float">
            <text:p>6.7015183191</text:p>
          </table:table-cell>
          <table:table-cell table:formula="of:=POWER([.C1929]-6.75;2)" office:value-type="float" office:value="0.00235047338288944" calcext:value-type="float">
            <text:p>0.0023504734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148085" calcext:value-type="float">
            <text:p>6.148085</text:p>
          </table:table-cell>
          <table:table-cell office:value-type="float" office:value="6.7100207021" calcext:value-type="float">
            <text:p>6.7100207021</text:p>
          </table:table-cell>
          <table:table-cell table:formula="of:=POWER([.C1930]-6.75;2)" office:value-type="float" office:value="0.00159834426057698" calcext:value-type="float">
            <text:p>0.0015983443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258712" calcext:value-type="float">
            <text:p>6.258712</text:p>
          </table:table-cell>
          <table:table-cell office:value-type="float" office:value="6.7200878723" calcext:value-type="float">
            <text:p>6.7200878723</text:p>
          </table:table-cell>
          <table:table-cell table:formula="of:=POWER([.C1931]-6.75;2)" office:value-type="float" office:value="0.000894735383541125" calcext:value-type="float">
            <text:p>0.0008947354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442985" calcext:value-type="float">
            <text:p>6.442985</text:p>
          </table:table-cell>
          <table:table-cell office:value-type="float" office:value="6.7288258936" calcext:value-type="float">
            <text:p>6.7288258936</text:p>
          </table:table-cell>
          <table:table-cell table:formula="of:=POWER([.C1932]-6.75;2)" office:value-type="float" office:value="0.000448342781838528" calcext:value-type="float">
            <text:p>0.0004483428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640397" calcext:value-type="float">
            <text:p>6.640397</text:p>
          </table:table-cell>
          <table:table-cell office:value-type="float" office:value="6.7346626596" calcext:value-type="float">
            <text:p>6.7346626596</text:p>
          </table:table-cell>
          <table:table-cell table:formula="of:=POWER([.C1933]-6.75;2)" office:value-type="float" office:value="0.000235234010545483" calcext:value-type="float">
            <text:p>0.000235234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797112" calcext:value-type="float">
            <text:p>6.797112</text:p>
          </table:table-cell>
          <table:table-cell office:value-type="float" office:value="6.7380224255" calcext:value-type="float">
            <text:p>6.7380224255</text:p>
          </table:table-cell>
          <table:table-cell table:formula="of:=POWER([.C1934]-6.75;2)" office:value-type="float" office:value="0.000143462290903038" calcext:value-type="float">
            <text:p>0.0001434623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813537" calcext:value-type="float">
            <text:p>6.813537</text:p>
          </table:table-cell>
          <table:table-cell office:value-type="float" office:value="6.7401521064" calcext:value-type="float">
            <text:p>6.7401521064</text:p>
          </table:table-cell>
          <table:table-cell table:formula="of:=POWER([.C1935]-6.75;2)" office:value-type="float" office:value="0.0000969810083569197" calcext:value-type="float">
            <text:p>0.000096981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625214" calcext:value-type="float">
            <text:p>6.625214</text:p>
          </table:table-cell>
          <table:table-cell office:value-type="float" office:value="6.7425352766" calcext:value-type="float">
            <text:p>6.7425352766</text:p>
          </table:table-cell>
          <table:table-cell table:formula="of:=POWER([.C1936]-6.75;2)" office:value-type="float" office:value="0.0000557220954385081" calcext:value-type="float">
            <text:p>5.57220954385081E-005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330526" calcext:value-type="float">
            <text:p>6.330526</text:p>
          </table:table-cell>
          <table:table-cell office:value-type="float" office:value="6.7471216383" calcext:value-type="float">
            <text:p>6.7471216383</text:p>
          </table:table-cell>
          <table:table-cell table:formula="of:=POWER([.C1937]-6.75;2)" office:value-type="float" office:value="0.00000828496607602496" calcext:value-type="float">
            <text:p>0.000008285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16256" calcext:value-type="float">
            <text:p>6.16256</text:p>
          </table:table-cell>
          <table:table-cell office:value-type="float" office:value="6.7551155745" calcext:value-type="float">
            <text:p>6.7551155745</text:p>
          </table:table-cell>
          <table:table-cell table:formula="of:=POWER([.C1938]-6.75;2)" office:value-type="float" office:value="0.0000261691024650457" calcext:value-type="float">
            <text:p>2.61691024650457E-005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248365" calcext:value-type="float">
            <text:p>6.248365</text:p>
          </table:table-cell>
          <table:table-cell office:value-type="float" office:value="6.7646672128" calcext:value-type="float">
            <text:p>6.7646672128</text:p>
          </table:table-cell>
          <table:table-cell table:formula="of:=POWER([.C1939]-6.75;2)" office:value-type="float" office:value="0.000215127131320485" calcext:value-type="float">
            <text:p>0.0002151271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469158" calcext:value-type="float">
            <text:p>6.469158</text:p>
          </table:table-cell>
          <table:table-cell office:value-type="float" office:value="6.7720754468" calcext:value-type="float">
            <text:p>6.7720754468</text:p>
          </table:table-cell>
          <table:table-cell table:formula="of:=POWER([.C1940]-6.75;2)" office:value-type="float" office:value="0.000487325351419618" calcext:value-type="float">
            <text:p>0.0004873254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652" calcext:value-type="float">
            <text:p>6.652</text:p>
          </table:table-cell>
          <table:table-cell office:value-type="float" office:value="6.7761666596" calcext:value-type="float">
            <text:p>6.7761666596</text:p>
          </table:table-cell>
          <table:table-cell table:formula="of:=POWER([.C1941]-6.75;2)" office:value-type="float" office:value="0.000684694074622288" calcext:value-type="float">
            <text:p>0.0006846941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7526" calcext:value-type="float">
            <text:p>6.7526</text:p>
          </table:table-cell>
          <table:table-cell office:value-type="float" office:value="6.7787735106" calcext:value-type="float">
            <text:p>6.7787735106</text:p>
          </table:table-cell>
          <table:table-cell table:formula="of:=POWER([.C1942]-6.75;2)" office:value-type="float" office:value="0.000827914912248299" calcext:value-type="float">
            <text:p>0.0008279149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816076" calcext:value-type="float">
            <text:p>6.816076</text:p>
          </table:table-cell>
          <table:table-cell office:value-type="float" office:value="6.7810323404" calcext:value-type="float">
            <text:p>6.7810323404</text:p>
          </table:table-cell>
          <table:table-cell table:formula="of:=POWER([.C1943]-6.75;2)" office:value-type="float" office:value="0.000963006150701494" calcext:value-type="float">
            <text:p>0.0009630062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873729" calcext:value-type="float">
            <text:p>6.873729</text:p>
          </table:table-cell>
          <table:table-cell office:value-type="float" office:value="6.7811508298" calcext:value-type="float">
            <text:p>6.7811508298</text:p>
          </table:table-cell>
          <table:table-cell table:formula="of:=POWER([.C1944]-6.75;2)" office:value-type="float" office:value="0.000970374197228544" calcext:value-type="float">
            <text:p>0.0009703742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908138" calcext:value-type="float">
            <text:p>6.908138</text:p>
          </table:table-cell>
          <table:table-cell office:value-type="float" office:value="6.7759751489" calcext:value-type="float">
            <text:p>6.7759751489</text:p>
          </table:table-cell>
          <table:table-cell table:formula="of:=POWER([.C1945]-6.75;2)" office:value-type="float" office:value="0.000674708360377158" calcext:value-type="float">
            <text:p>0.0006747084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870742" calcext:value-type="float">
            <text:p>6.870742</text:p>
          </table:table-cell>
          <table:table-cell office:value-type="float" office:value="6.7646801064" calcext:value-type="float">
            <text:p>6.7646801064</text:p>
          </table:table-cell>
          <table:table-cell table:formula="of:=POWER([.C1946]-6.75;2)" office:value-type="float" office:value="0.000215505523915326" calcext:value-type="float">
            <text:p>0.0002155055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726033" calcext:value-type="float">
            <text:p>6.726033</text:p>
          </table:table-cell>
          <table:table-cell office:value-type="float" office:value="6.7514448936" calcext:value-type="float">
            <text:p>6.7514448936</text:p>
          </table:table-cell>
          <table:table-cell table:formula="of:=POWER([.C1947]-6.75;2)" office:value-type="float" office:value="0.00000208771751532223" calcext:value-type="float">
            <text:p>2.08771751532223E-006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506209" calcext:value-type="float">
            <text:p>6.506209</text:p>
          </table:table-cell>
          <table:table-cell office:value-type="float" office:value="6.7433472128" calcext:value-type="float">
            <text:p>6.7433472128</text:p>
          </table:table-cell>
          <table:table-cell table:formula="of:=POWER([.C1948]-6.75;2)" office:value-type="float" office:value="0.0000442595775284862" calcext:value-type="float">
            <text:p>4.42595775284862E-005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324329" calcext:value-type="float">
            <text:p>6.324329</text:p>
          </table:table-cell>
          <table:table-cell office:value-type="float" office:value="6.7438481489" calcext:value-type="float">
            <text:p>6.7438481489</text:p>
          </table:table-cell>
          <table:table-cell table:formula="of:=POWER([.C1949]-6.75;2)" office:value-type="float" office:value="0.0000378452719565746" calcext:value-type="float">
            <text:p>3.78452719565746E-005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310261" calcext:value-type="float">
            <text:p>6.310261</text:p>
          </table:table-cell>
          <table:table-cell office:value-type="float" office:value="6.7489577021" calcext:value-type="float">
            <text:p>6.7489577021</text:p>
          </table:table-cell>
          <table:table-cell table:formula="of:=POWER([.C1950]-6.75;2)" office:value-type="float" office:value="0.00000108638491234392" calcext:value-type="float">
            <text:p>1.08638491234392E-006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497765" calcext:value-type="float">
            <text:p>6.497765</text:p>
          </table:table-cell>
          <table:table-cell office:value-type="float" office:value="6.7506429149" calcext:value-type="float">
            <text:p>6.7506429149</text:p>
          </table:table-cell>
          <table:table-cell table:formula="of:=POWER([.C1951]-6.75;2)" office:value-type="float" office:value="0.000000413339568642313" calcext:value-type="float">
            <text:p>4.13339568642313E-007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780252" calcext:value-type="float">
            <text:p>6.780252</text:p>
          </table:table-cell>
          <table:table-cell office:value-type="float" office:value="6.7444549574" calcext:value-type="float">
            <text:p>6.7444549574</text:p>
          </table:table-cell>
          <table:table-cell table:formula="of:=POWER([.C1952]-6.75;2)" office:value-type="float" office:value="0.000030747497435811" calcext:value-type="float">
            <text:p>3.0747497435811E-005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7.014537" calcext:value-type="float">
            <text:p>7.014537</text:p>
          </table:table-cell>
          <table:table-cell office:value-type="float" office:value="6.7333073191" calcext:value-type="float">
            <text:p>6.7333073191</text:p>
          </table:table-cell>
          <table:table-cell table:formula="of:=POWER([.C1953]-6.75;2)" office:value-type="float" office:value="0.000278645595629235" calcext:value-type="float">
            <text:p>0.0002786456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7.135839" calcext:value-type="float">
            <text:p>7.135839</text:p>
          </table:table-cell>
          <table:table-cell office:value-type="float" office:value="6.7224205532" calcext:value-type="float">
            <text:p>6.7224205532</text:p>
          </table:table-cell>
          <table:table-cell table:formula="of:=POWER([.C1954]-6.75;2)" office:value-type="float" office:value="0.000760625885794025" calcext:value-type="float">
            <text:p>0.0007606259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7.139363" calcext:value-type="float">
            <text:p>7.139363</text:p>
          </table:table-cell>
          <table:table-cell office:value-type="float" office:value="6.7134331957" calcext:value-type="float">
            <text:p>6.7134331957</text:p>
          </table:table-cell>
          <table:table-cell table:formula="of:=POWER([.C1955]-6.75;2)" office:value-type="float" office:value="0.00133713117671447" calcext:value-type="float">
            <text:p>0.0013371312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7.018501" calcext:value-type="float">
            <text:p>7.018501</text:p>
          </table:table-cell>
          <table:table-cell office:value-type="float" office:value="6.7039680889" calcext:value-type="float">
            <text:p>6.7039680889</text:p>
          </table:table-cell>
          <table:table-cell table:formula="of:=POWER([.C1956]-6.75;2)" office:value-type="float" office:value="0.00211893683951831" calcext:value-type="float">
            <text:p>0.0021189368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80738" calcext:value-type="float">
            <text:p>6.80738</text:p>
          </table:table-cell>
          <table:table-cell office:value-type="float" office:value="6.6968196136" calcext:value-type="float">
            <text:p>6.6968196136</text:p>
          </table:table-cell>
          <table:table-cell table:formula="of:=POWER([.C1957]-6.75;2)" office:value-type="float" office:value="0.00282815349765333" calcext:value-type="float">
            <text:p>0.0028281535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631617" calcext:value-type="float">
            <text:p>6.631617</text:p>
          </table:table-cell>
          <table:table-cell office:value-type="float" office:value="6.6942484419" calcext:value-type="float">
            <text:p>6.6942484419</text:p>
          </table:table-cell>
          <table:table-cell table:formula="of:=POWER([.C1958]-6.75;2)" office:value-type="float" office:value="0.00310823623057766" calcext:value-type="float">
            <text:p>0.0031082362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592921" calcext:value-type="float">
            <text:p>6.592921</text:p>
          </table:table-cell>
          <table:table-cell office:value-type="float" office:value="6.6957396667" calcext:value-type="float">
            <text:p>6.6957396667</text:p>
          </table:table-cell>
          <table:table-cell table:formula="of:=POWER([.C1959]-6.75;2)" office:value-type="float" office:value="0.00294418376982712" calcext:value-type="float">
            <text:p>0.0029441838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639692" calcext:value-type="float">
            <text:p>6.639692</text:p>
          </table:table-cell>
          <table:table-cell office:value-type="float" office:value="6.698247439" calcext:value-type="float">
            <text:p>6.698247439</text:p>
          </table:table-cell>
          <table:table-cell table:formula="of:=POWER([.C1960]-6.75;2)" office:value-type="float" office:value="0.0026783275700587" calcext:value-type="float">
            <text:p>0.0026783276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674152" calcext:value-type="float">
            <text:p>6.674152</text:p>
          </table:table-cell>
          <table:table-cell office:value-type="float" office:value="6.699711325" calcext:value-type="float">
            <text:p>6.699711325</text:p>
          </table:table-cell>
          <table:table-cell table:formula="of:=POWER([.C1961]-6.75;2)" office:value-type="float" office:value="0.00252895083325563" calcext:value-type="float">
            <text:p>0.0025289508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705424" calcext:value-type="float">
            <text:p>6.705424</text:p>
          </table:table-cell>
          <table:table-cell office:value-type="float" office:value="6.7003666923" calcext:value-type="float">
            <text:p>6.7003666923</text:p>
          </table:table-cell>
          <table:table-cell table:formula="of:=POWER([.C1962]-6.75;2)" office:value-type="float" office:value="0.00246346523324285" calcext:value-type="float">
            <text:p>0.0024634652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799742" calcext:value-type="float">
            <text:p>6.799742</text:p>
          </table:table-cell>
          <table:table-cell office:value-type="float" office:value="6.7002336053" calcext:value-type="float">
            <text:p>6.7002336053</text:p>
          </table:table-cell>
          <table:table-cell table:formula="of:=POWER([.C1963]-6.75;2)" office:value-type="float" office:value="0.00247669404143617" calcext:value-type="float">
            <text:p>0.002476694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951742" calcext:value-type="float">
            <text:p>6.951742</text:p>
          </table:table-cell>
          <table:table-cell office:value-type="float" office:value="6.6975441892" calcext:value-type="float">
            <text:p>6.6975441892</text:p>
          </table:table-cell>
          <table:table-cell table:formula="of:=POWER([.C1964]-6.75;2)" office:value-type="float" office:value="0.00275161208668537" calcext:value-type="float">
            <text:p>0.002751612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.073368" calcext:value-type="float">
            <text:p>7.073368</text:p>
          </table:table-cell>
          <table:table-cell office:value-type="float" office:value="6.6904831389" calcext:value-type="float">
            <text:p>6.6904831389</text:p>
          </table:table-cell>
          <table:table-cell table:formula="of:=POWER([.C1965]-6.75;2)" office:value-type="float" office:value="0.00354225675519665" calcext:value-type="float">
            <text:p>0.0035422568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.078507" calcext:value-type="float">
            <text:p>7.078507</text:p>
          </table:table-cell>
          <table:table-cell office:value-type="float" office:value="6.6795435714" calcext:value-type="float">
            <text:p>6.6795435714</text:p>
          </table:table-cell>
          <table:table-cell table:formula="of:=POWER([.C1966]-6.75;2)" office:value-type="float" office:value="0.0049641083310669" calcext:value-type="float">
            <text:p>0.0049641083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96132" calcext:value-type="float">
            <text:p>6.96132</text:p>
          </table:table-cell>
          <table:table-cell office:value-type="float" office:value="6.6678093529" calcext:value-type="float">
            <text:p>6.6678093529</text:p>
          </table:table-cell>
          <table:table-cell table:formula="of:=POWER([.C1967]-6.75;2)" office:value-type="float" office:value="0.00675530247071674" calcext:value-type="float">
            <text:p>0.0067553025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807984" calcext:value-type="float">
            <text:p>6.807984</text:p>
          </table:table-cell>
          <table:table-cell office:value-type="float" office:value="6.6589150909" calcext:value-type="float">
            <text:p>6.6589150909</text:p>
          </table:table-cell>
          <table:table-cell table:formula="of:=POWER([.C1968]-6.75;2)" office:value-type="float" office:value="0.00829646066575528" calcext:value-type="float">
            <text:p>0.0082964607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722844" calcext:value-type="float">
            <text:p>6.722844</text:p>
          </table:table-cell>
          <table:table-cell office:value-type="float" office:value="6.6542566875" calcext:value-type="float">
            <text:p>6.6542566875</text:p>
          </table:table-cell>
          <table:table-cell table:formula="of:=POWER([.C1969]-6.75;2)" office:value-type="float" office:value="0.00916678188847262" calcext:value-type="float">
            <text:p>0.0091667819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746291" calcext:value-type="float">
            <text:p>6.746291</text:p>
          </table:table-cell>
          <table:table-cell office:value-type="float" office:value="6.6520441935" calcext:value-type="float">
            <text:p>6.6520441935</text:p>
          </table:table-cell>
          <table:table-cell table:formula="of:=POWER([.C1970]-6.75;2)" office:value-type="float" office:value="0.00959534002706542" calcext:value-type="float">
            <text:p>0.00959534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848275" calcext:value-type="float">
            <text:p>6.848275</text:p>
          </table:table-cell>
          <table:table-cell office:value-type="float" office:value="6.6489026333" calcext:value-type="float">
            <text:p>6.6489026333</text:p>
          </table:table-cell>
          <table:table-cell table:formula="of:=POWER([.C1971]-6.75;2)" office:value-type="float" office:value="0.0102206775536743" calcext:value-type="float">
            <text:p>0.0102206776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953107" calcext:value-type="float">
            <text:p>6.953107</text:p>
          </table:table-cell>
          <table:table-cell office:value-type="float" office:value="6.6420277241" calcext:value-type="float">
            <text:p>6.6420277241</text:p>
          </table:table-cell>
          <table:table-cell table:formula="of:=POWER([.C1972]-6.75;2)" office:value-type="float" office:value="0.0116580123630257" calcext:value-type="float">
            <text:p>0.0116580124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967032" calcext:value-type="float">
            <text:p>6.967032</text:p>
          </table:table-cell>
          <table:table-cell office:value-type="float" office:value="6.63091775" calcext:value-type="float">
            <text:p>6.63091775</text:p>
          </table:table-cell>
          <table:table-cell table:formula="of:=POWER([.C1973]-6.75;2)" office:value-type="float" office:value="0.0141805822650625" calcext:value-type="float">
            <text:p>0.014180582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852591" calcext:value-type="float">
            <text:p>6.852591</text:p>
          </table:table-cell>
          <table:table-cell office:value-type="float" office:value="6.6184690741" calcext:value-type="float">
            <text:p>6.6184690741</text:p>
          </table:table-cell>
          <table:table-cell table:formula="of:=POWER([.C1974]-6.75;2)" office:value-type="float" office:value="0.0173003844681113" calcext:value-type="float">
            <text:p>0.0173003845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68979" calcext:value-type="float">
            <text:p>6.68979</text:p>
          </table:table-cell>
          <table:table-cell office:value-type="float" office:value="6.6094643846" calcext:value-type="float">
            <text:p>6.6094643846</text:p>
          </table:table-cell>
          <table:table-cell table:formula="of:=POWER([.C1975]-6.75;2)" office:value-type="float" office:value="0.0197502591958568" calcext:value-type="float">
            <text:p>0.0197502592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604169" calcext:value-type="float">
            <text:p>6.604169</text:p>
          </table:table-cell>
          <table:table-cell office:value-type="float" office:value="6.60625136" calcext:value-type="float">
            <text:p>6.60625136</text:p>
          </table:table-cell>
          <table:table-cell table:formula="of:=POWER([.C1976]-6.75;2)" office:value-type="float" office:value="0.0206636715018496" calcext:value-type="float">
            <text:p>0.0206636715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621242" calcext:value-type="float">
            <text:p>6.621242</text:p>
          </table:table-cell>
          <table:table-cell office:value-type="float" office:value="6.606338125" calcext:value-type="float">
            <text:p>6.606338125</text:p>
          </table:table-cell>
          <table:table-cell table:formula="of:=POWER([.C1977]-6.75;2)" office:value-type="float" office:value="0.0206387343285157" calcext:value-type="float">
            <text:p>0.020638734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669399" calcext:value-type="float">
            <text:p>6.669399</text:p>
          </table:table-cell>
          <table:table-cell office:value-type="float" office:value="6.6056901304" calcext:value-type="float">
            <text:p>6.6056901304</text:p>
          </table:table-cell>
          <table:table-cell table:formula="of:=POWER([.C1978]-6.75;2)" office:value-type="float" office:value="0.0208253384639689" calcext:value-type="float">
            <text:p>0.0208253385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717313" calcext:value-type="float">
            <text:p>6.717313</text:p>
          </table:table-cell>
          <table:table-cell office:value-type="float" office:value="6.6027942727" calcext:value-type="float">
            <text:p>6.6027942727</text:p>
          </table:table-cell>
          <table:table-cell table:formula="of:=POWER([.C1979]-6.75;2)" office:value-type="float" office:value="0.021669526149922" calcext:value-type="float">
            <text:p>0.0216695261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798306" calcext:value-type="float">
            <text:p>6.798306</text:p>
          </table:table-cell>
          <table:table-cell office:value-type="float" office:value="6.597341" calcext:value-type="float">
            <text:p>6.597341</text:p>
          </table:table-cell>
          <table:table-cell table:formula="of:=POWER([.C1980]-6.75;2)" office:value-type="float" office:value="0.023304770281" calcext:value-type="float">
            <text:p>0.023304770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897207" calcext:value-type="float">
            <text:p>6.897207</text:p>
          </table:table-cell>
          <table:table-cell office:value-type="float" office:value="6.58729275" calcext:value-type="float">
            <text:p>6.58729275</text:p>
          </table:table-cell>
          <table:table-cell table:formula="of:=POWER([.C1981]-6.75;2)" office:value-type="float" office:value="0.0264736492025626" calcext:value-type="float">
            <text:p>0.0264736492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925546" calcext:value-type="float">
            <text:p>6.925546</text:p>
          </table:table-cell>
          <table:table-cell office:value-type="float" office:value="6.5709814737" calcext:value-type="float">
            <text:p>6.5709814737</text:p>
          </table:table-cell>
          <table:table-cell table:formula="of:=POWER([.C1982]-6.75;2)" office:value-type="float" office:value="0.0320476327586238" calcext:value-type="float">
            <text:p>0.0320476328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840773" calcext:value-type="float">
            <text:p>6.840773</text:p>
          </table:table-cell>
          <table:table-cell office:value-type="float" office:value="6.5512834444" calcext:value-type="float">
            <text:p>6.5512834444</text:p>
          </table:table-cell>
          <table:table-cell table:formula="of:=POWER([.C1983]-6.75;2)" office:value-type="float" office:value="0.0394882694695279" calcext:value-type="float">
            <text:p>0.0394882695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706241" calcext:value-type="float">
            <text:p>6.706241</text:p>
          </table:table-cell>
          <table:table-cell office:value-type="float" office:value="6.5342546471" calcext:value-type="float">
            <text:p>6.5342546471</text:p>
          </table:table-cell>
          <table:table-cell table:formula="of:=POWER([.C1984]-6.75;2)" office:value-type="float" office:value="0.0465460572979455" calcext:value-type="float">
            <text:p>0.046546057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611487" calcext:value-type="float">
            <text:p>6.611487</text:p>
          </table:table-cell>
          <table:table-cell office:value-type="float" office:value="6.5235055" calcext:value-type="float">
            <text:p>6.5235055</text:p>
          </table:table-cell>
          <table:table-cell table:formula="of:=POWER([.C1985]-6.75;2)" office:value-type="float" office:value="0.0512997585302501" calcext:value-type="float">
            <text:p>0.0512997585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596552" calcext:value-type="float">
            <text:p>6.596552</text:p>
          </table:table-cell>
          <table:table-cell office:value-type="float" office:value="6.5176400667" calcext:value-type="float">
            <text:p>6.5176400667</text:p>
          </table:table-cell>
          <table:table-cell table:formula="of:=POWER([.C1986]-6.75;2)" office:value-type="float" office:value="0.0539911386031803" calcext:value-type="float">
            <text:p>0.0539911386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661445" calcext:value-type="float">
            <text:p>6.661445</text:p>
          </table:table-cell>
          <table:table-cell office:value-type="float" office:value="6.5120035" calcext:value-type="float">
            <text:p>6.5120035</text:p>
          </table:table-cell>
          <table:table-cell table:formula="of:=POWER([.C1987]-6.75;2)" office:value-type="float" office:value="0.0566423340122502" calcext:value-type="float">
            <text:p>0.056642334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774522" calcext:value-type="float">
            <text:p>6.774522</text:p>
          </table:table-cell>
          <table:table-cell office:value-type="float" office:value="6.500508" calcext:value-type="float">
            <text:p>6.500508</text:p>
          </table:table-cell>
          <table:table-cell table:formula="of:=POWER([.C1988]-6.75;2)" office:value-type="float" office:value="0.062246258064" calcext:value-type="float">
            <text:p>0.062246258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858765" calcext:value-type="float">
            <text:p>6.858765</text:p>
          </table:table-cell>
          <table:table-cell office:value-type="float" office:value="6.4776735" calcext:value-type="float">
            <text:p>6.4776735</text:p>
          </table:table-cell>
          <table:table-cell table:formula="of:=POWER([.C1989]-6.75;2)" office:value-type="float" office:value="0.0741617226022501" calcext:value-type="float">
            <text:p>0.0741617226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821645" calcext:value-type="float">
            <text:p>6.821645</text:p>
          </table:table-cell>
          <table:table-cell office:value-type="float" office:value="6.4430288182" calcext:value-type="float">
            <text:p>6.4430288182</text:p>
          </table:table-cell>
          <table:table-cell table:formula="of:=POWER([.C1990]-6.75;2)" office:value-type="float" office:value="0.0942313064556885" calcext:value-type="float">
            <text:p>0.0942313065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630472" calcext:value-type="float">
            <text:p>6.630472</text:p>
          </table:table-cell>
          <table:table-cell office:value-type="float" office:value="6.4051672" calcext:value-type="float">
            <text:p>6.4051672</text:p>
          </table:table-cell>
          <table:table-cell table:formula="of:=POWER([.C1991]-6.75;2)" office:value-type="float" office:value="0.11890965995584" calcext:value-type="float">
            <text:p>0.11890966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377271" calcext:value-type="float">
            <text:p>6.377271</text:p>
          </table:table-cell>
          <table:table-cell office:value-type="float" office:value="6.3801333333" calcext:value-type="float">
            <text:p>6.3801333333</text:p>
          </table:table-cell>
          <table:table-cell table:formula="of:=POWER([.C1992]-6.75;2)" office:value-type="float" office:value="0.136801351135769" calcext:value-type="float">
            <text:p>0.136801351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248687" calcext:value-type="float">
            <text:p>6.248687</text:p>
          </table:table-cell>
          <table:table-cell office:value-type="float" office:value="6.380491125" calcext:value-type="float">
            <text:p>6.380491125</text:p>
          </table:table-cell>
          <table:table-cell table:formula="of:=POWER([.C1993]-6.75;2)" office:value-type="float" office:value="0.136536808703766" calcext:value-type="float">
            <text:p>0.136536808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345442" calcext:value-type="float">
            <text:p>6.345442</text:p>
          </table:table-cell>
          <table:table-cell office:value-type="float" office:value="6.3993202857" calcext:value-type="float">
            <text:p>6.3993202857</text:p>
          </table:table-cell>
          <table:table-cell table:formula="of:=POWER([.C1994]-6.75;2)" office:value-type="float" office:value="0.12297626202153" calcext:value-type="float">
            <text:p>0.12297626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529753" calcext:value-type="float">
            <text:p>6.529753</text:p>
          </table:table-cell>
          <table:table-cell office:value-type="float" office:value="6.4083" calcext:value-type="float">
            <text:p>6.4083</text:p>
          </table:table-cell>
          <table:table-cell table:formula="of:=POWER([.C1995]-6.75;2)" office:value-type="float" office:value="0.11675889" calcext:value-type="float">
            <text:p>0.11675889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564478" calcext:value-type="float">
            <text:p>6.564478</text:p>
          </table:table-cell>
          <table:table-cell office:value-type="float" office:value="6.3840094" calcext:value-type="float">
            <text:p>6.3840094</text:p>
          </table:table-cell>
          <table:table-cell table:formula="of:=POWER([.C1996]-6.75;2)" office:value-type="float" office:value="0.13394911928836" calcext:value-type="float">
            <text:p>0.133949119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389466" calcext:value-type="float">
            <text:p>6.389466</text:p>
          </table:table-cell>
          <table:table-cell office:value-type="float" office:value="6.33889225" calcext:value-type="float">
            <text:p>6.33889225</text:p>
          </table:table-cell>
          <table:table-cell table:formula="of:=POWER([.C1997]-6.75;2)" office:value-type="float" office:value="0.169009582110063" calcext:value-type="float">
            <text:p>0.169009582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206931" calcext:value-type="float">
            <text:p>6.206931</text:p>
          </table:table-cell>
          <table:table-cell office:value-type="float" office:value="6.3220343333" calcext:value-type="float">
            <text:p>6.3220343333</text:p>
          </table:table-cell>
          <table:table-cell table:formula="of:=POWER([.C1998]-6.75;2)" office:value-type="float" office:value="0.183154611873975" calcext:value-type="float">
            <text:p>0.183154611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256313" calcext:value-type="float">
            <text:p>6.256313</text:p>
          </table:table-cell>
          <table:table-cell office:value-type="float" office:value="6.379586" calcext:value-type="float">
            <text:p>6.379586</text:p>
          </table:table-cell>
          <table:table-cell table:formula="of:=POWER([.C1999]-6.75;2)" office:value-type="float" office:value="0.137206531396" calcext:value-type="float">
            <text:p>0.137206531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502859" calcext:value-type="float">
            <text:p>6.502859</text:p>
          </table:table-cell>
          <table:table-cell table:formula="of:=POWER([.C2000]-6.75;2)" office:value-type="float" office:value="0.061078673881" calcext:value-type="float">
            <text:p>0.06107867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35:21.199041615</dc:date>
    <meta:document-statistic meta:table-count="1" meta:cell-count="7954" meta:object-count="0"/>
    <meta:generator>LibreOffice/4.2.7.2$Linux_X86_64 LibreOffice_project/420m0$Build-2</meta:generator>
  </office:meta>
</office:document-meta>
</file>